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Allgemeines" style:family="table" style:master-page-name="bl_5f_PageFirst">
      <style:table-properties style:width="11.7cm" style:page-number="auto" table:align="margins"/>
    </style:style>
    <style:style style:name="Allgemeines.A" style:family="table-column">
      <style:table-column-properties style:column-width="3.05cm" style:rel-column-width="17082*"/>
    </style:style>
    <style:style style:name="Allgemeines.B" style:family="table-column">
      <style:table-column-properties style:column-width="8.65cm" style:rel-column-width="48453*"/>
    </style:style>
    <style:style style:name="Allgemeines.1" style:family="table-row">
      <style:table-row-properties fo:keep-together="always"/>
    </style:style>
    <style:style style:name="Allgemeines.A1" style:family="table-cell">
      <style:table-cell-properties fo:padding-left="0.101cm" fo:padding-right="0.101cm" fo:padding-top="0cm" fo:padding-bottom="0cm" fo:border="none"/>
    </style:style>
    <style:style style:name="Allgemeines.B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erd" style:family="table">
      <style:table-properties style:width="11.7cm" table:align="margins"/>
    </style:style>
    <style:style style:name="PAberd.A" style:family="table-column">
      <style:table-column-properties style:column-width="1.499cm" style:rel-column-width="8398*"/>
    </style:style>
    <style:style style:name="PAberd.B" style:family="table-column">
      <style:table-column-properties style:column-width="1.55cm" style:rel-column-width="8684*"/>
    </style:style>
    <style:style style:name="PAberd.C" style:family="table-column">
      <style:table-column-properties style:column-width="8.65cm" style:rel-column-width="48453*"/>
    </style:style>
    <style:style style:name="PAberd.1" style:family="table-row">
      <style:table-row-properties fo:keep-together="always"/>
    </style:style>
    <style:style style:name="PAberd.A1" style:family="table-cell">
      <style:table-cell-properties fo:padding-left="0.101cm" fo:padding-right="0.101cm" fo:padding-top="0cm" fo:padding-bottom="0cm" fo:border="none"/>
    </style:style>
    <style:style style:name="P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inn" style:family="table">
      <style:table-properties style:width="11.7cm" table:align="margins"/>
    </style:style>
    <style:style style:name="PAbinn.A" style:family="table-column">
      <style:table-column-properties style:column-width="1.499cm" style:rel-column-width="8398*"/>
    </style:style>
    <style:style style:name="PAbinn.B" style:family="table-column">
      <style:table-column-properties style:column-width="1.55cm" style:rel-column-width="8684*"/>
    </style:style>
    <style:style style:name="PAbinn.C" style:family="table-column">
      <style:table-column-properties style:column-width="8.65cm" style:rel-column-width="48453*"/>
    </style:style>
    <style:style style:name="PAbinn.1" style:family="table-row">
      <style:table-row-properties fo:keep-together="always"/>
    </style:style>
    <style:style style:name="PAbinn.A1" style:family="table-cell">
      <style:table-cell-properties fo:padding-left="0.101cm" fo:padding-right="0.101cm" fo:padding-top="0cm" fo:padding-bottom="0cm" fo:border="none"/>
    </style:style>
    <style:style style:name="PAbin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chmm" style:family="table">
      <style:table-properties style:width="11.7cm" table:align="margins"/>
    </style:style>
    <style:style style:name="PAchmm.A" style:family="table-column">
      <style:table-column-properties style:column-width="1.499cm" style:rel-column-width="8398*"/>
    </style:style>
    <style:style style:name="PAchmm.B" style:family="table-column">
      <style:table-column-properties style:column-width="1.55cm" style:rel-column-width="8684*"/>
    </style:style>
    <style:style style:name="PAchmm.C" style:family="table-column">
      <style:table-column-properties style:column-width="8.65cm" style:rel-column-width="48453*"/>
    </style:style>
    <style:style style:name="PAchmm.1" style:family="table-row">
      <style:table-row-properties fo:keep-together="always"/>
    </style:style>
    <style:style style:name="PAchmm.A1" style:family="table-cell">
      <style:table-cell-properties fo:padding-left="0.101cm" fo:padding-right="0.101cm" fo:padding-top="0cm" fo:padding-bottom="0cm" fo:border="none"/>
    </style:style>
    <style:style style:name="PAchm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dler" style:family="table">
      <style:table-properties style:width="11.7cm" table:align="margins"/>
    </style:style>
    <style:style style:name="PAdler.A" style:family="table-column">
      <style:table-column-properties style:column-width="1.499cm" style:rel-column-width="8398*"/>
    </style:style>
    <style:style style:name="PAdler.B" style:family="table-column">
      <style:table-column-properties style:column-width="1.55cm" style:rel-column-width="8684*"/>
    </style:style>
    <style:style style:name="PAdler.C" style:family="table-column">
      <style:table-column-properties style:column-width="8.65cm" style:rel-column-width="48453*"/>
    </style:style>
    <style:style style:name="PAdler.1" style:family="table-row">
      <style:table-row-properties fo:keep-together="always"/>
    </style:style>
    <style:style style:name="PAdler.A1" style:family="table-cell">
      <style:table-cell-properties fo:padding-left="0.101cm" fo:padding-right="0.101cm" fo:padding-top="0cm" fo:padding-bottom="0cm" fo:border="none"/>
    </style:style>
    <style:style style:name="PAd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" style:family="table">
      <style:table-properties style:width="11.7cm" table:align="margins"/>
    </style:style>
    <style:style style:name="PAlex.A" style:family="table-column">
      <style:table-column-properties style:column-width="1.328cm" style:rel-column-width="7439*"/>
    </style:style>
    <style:style style:name="PAlex.B" style:family="table-column">
      <style:table-column-properties style:column-width="1.782cm" style:rel-column-width="9978*"/>
    </style:style>
    <style:style style:name="PAlex.C" style:family="table-column">
      <style:table-column-properties style:column-width="0.921cm" style:rel-column-width="5157*"/>
    </style:style>
    <style:style style:name="PAlex.D" style:family="table-column">
      <style:table-column-properties style:column-width="7.669cm" style:rel-column-width="42961*"/>
    </style:style>
    <style:style style:name="PAlex.1" style:family="table-row">
      <style:table-row-properties fo:keep-together="always"/>
    </style:style>
    <style:style style:name="PAlex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Alex.B1" style:family="table-cell">
      <style:table-cell-properties fo:padding-left="0.101cm" fo:padding-right="0.101cm" fo:padding-top="0cm" fo:padding-bottom="0cm" fo:border="none"/>
    </style:style>
    <style:style style:name="PAlex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Giss" style:family="table">
      <style:table-properties style:width="11.7cm" table:align="margins"/>
    </style:style>
    <style:style style:name="PAlexGiss.A" style:family="table-column">
      <style:table-column-properties style:column-width="1.499cm" style:rel-column-width="8398*"/>
    </style:style>
    <style:style style:name="PAlexGiss.B" style:family="table-column">
      <style:table-column-properties style:column-width="1.55cm" style:rel-column-width="8684*"/>
    </style:style>
    <style:style style:name="PAlexGiss.C" style:family="table-column">
      <style:table-column-properties style:column-width="8.65cm" style:rel-column-width="48453*"/>
    </style:style>
    <style:style style:name="PAlexGiss.1" style:family="table-row">
      <style:table-row-properties fo:keep-together="always"/>
    </style:style>
    <style:style style:name="PAlexGiss.A1" style:family="table-cell">
      <style:table-cell-properties fo:padding-left="0.101cm" fo:padding-right="0.101cm" fo:padding-top="0cm" fo:padding-bottom="0cm" fo:border="none"/>
    </style:style>
    <style:style style:name="PAlex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hII" style:family="table">
      <style:table-properties style:width="11.7cm" table:align="margins"/>
    </style:style>
    <style:style style:name="PAmhII.A" style:family="table-column">
      <style:table-column-properties style:column-width="1.499cm" style:rel-column-width="8398*"/>
    </style:style>
    <style:style style:name="PAmhII.B" style:family="table-column">
      <style:table-column-properties style:column-width="1.55cm" style:rel-column-width="8684*"/>
    </style:style>
    <style:style style:name="PAmhII.C" style:family="table-column">
      <style:table-column-properties style:column-width="8.65cm" style:rel-column-width="48453*"/>
    </style:style>
    <style:style style:name="PAmhII.1" style:family="table-row">
      <style:table-row-properties fo:keep-together="always"/>
    </style:style>
    <style:style style:name="PAmhII.A1" style:family="table-cell">
      <style:table-cell-properties fo:padding-left="0.101cm" fo:padding-right="0.101cm" fo:padding-top="0cm" fo:padding-bottom="0cm" fo:border="none"/>
    </style:style>
    <style:style style:name="PAm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mon" style:family="table">
      <style:table-properties style:width="11.7cm" table:align="margins"/>
    </style:style>
    <style:style style:name="PAmmon.A" style:family="table-column">
      <style:table-column-properties style:column-width="1.499cm" style:rel-column-width="8398*"/>
    </style:style>
    <style:style style:name="PAmmon.B" style:family="table-column">
      <style:table-column-properties style:column-width="1.55cm" style:rel-column-width="8684*"/>
    </style:style>
    <style:style style:name="PAmmon.C" style:family="table-column">
      <style:table-column-properties style:column-width="8.65cm" style:rel-column-width="48453*"/>
    </style:style>
    <style:style style:name="PAmmon.1" style:family="table-row">
      <style:table-row-properties fo:keep-together="always"/>
    </style:style>
    <style:style style:name="PAmmon.A1" style:family="table-cell">
      <style:table-cell-properties fo:padding-left="0.101cm" fo:padding-right="0.101cm" fo:padding-top="0cm" fo:padding-bottom="0cm" fo:border="none"/>
    </style:style>
    <style:style style:name="PAmm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stI" style:family="table">
      <style:table-properties style:width="11.7cm" table:align="margins"/>
    </style:style>
    <style:style style:name="PAmstI.A" style:family="table-column">
      <style:table-column-properties style:column-width="1.499cm" style:rel-column-width="8398*"/>
    </style:style>
    <style:style style:name="PAmstI.B" style:family="table-column">
      <style:table-column-properties style:column-width="1.55cm" style:rel-column-width="8684*"/>
    </style:style>
    <style:style style:name="PAmstI.C" style:family="table-column">
      <style:table-column-properties style:column-width="8.65cm" style:rel-column-width="48453*"/>
    </style:style>
    <style:style style:name="PAmstI.1" style:family="table-row">
      <style:table-row-properties fo:keep-together="always"/>
    </style:style>
    <style:style style:name="PAmstI.A1" style:family="table-cell">
      <style:table-cell-properties fo:padding-left="0.101cm" fo:padding-right="0.101cm" fo:padding-top="0cm" fo:padding-bottom="0cm" fo:border="none"/>
    </style:style>
    <style:style style:name="PAms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" style:family="table">
      <style:table-properties style:width="11.7cm" table:align="margins"/>
    </style:style>
    <style:style style:name="PAntinI.A" style:family="table-column">
      <style:table-column-properties style:column-width="1.499cm" style:rel-column-width="8398*"/>
    </style:style>
    <style:style style:name="PAntinI.B" style:family="table-column">
      <style:table-column-properties style:column-width="1.55cm" style:rel-column-width="8684*"/>
    </style:style>
    <style:style style:name="PAntinI.C" style:family="table-column">
      <style:table-column-properties style:column-width="8.65cm" style:rel-column-width="48453*"/>
    </style:style>
    <style:style style:name="PAntinI.1" style:family="table-row">
      <style:table-row-properties fo:keep-together="always"/>
    </style:style>
    <style:style style:name="PAntinI.A1" style:family="table-cell">
      <style:table-cell-properties fo:padding-left="0.101cm" fo:padding-right="0.101cm" fo:padding-top="0cm" fo:padding-bottom="0cm" fo:border="none"/>
    </style:style>
    <style:style style:name="PAnt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" style:family="table">
      <style:table-properties style:width="11.7cm" table:align="margins"/>
    </style:style>
    <style:style style:name="PAntinII.A" style:family="table-column">
      <style:table-column-properties style:column-width="1.499cm" style:rel-column-width="8398*"/>
    </style:style>
    <style:style style:name="PAntinII.B" style:family="table-column">
      <style:table-column-properties style:column-width="1.55cm" style:rel-column-width="8684*"/>
    </style:style>
    <style:style style:name="PAntinII.C" style:family="table-column">
      <style:table-column-properties style:column-width="8.65cm" style:rel-column-width="48453*"/>
    </style:style>
    <style:style style:name="PAntinII.1" style:family="table-row">
      <style:table-row-properties fo:keep-together="always"/>
    </style:style>
    <style:style style:name="PAntinII.A1" style:family="table-cell">
      <style:table-cell-properties fo:padding-left="0.101cm" fo:padding-right="0.101cm" fo:padding-top="0cm" fo:padding-bottom="0cm" fo:border="none"/>
    </style:style>
    <style:style style:name="PAnt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I" style:family="table">
      <style:table-properties style:width="11.7cm" table:align="margins"/>
    </style:style>
    <style:style style:name="PAntinIII.A" style:family="table-column">
      <style:table-column-properties style:column-width="1.499cm" style:rel-column-width="8398*"/>
    </style:style>
    <style:style style:name="PAntinIII.B" style:family="table-column">
      <style:table-column-properties style:column-width="1.55cm" style:rel-column-width="8684*"/>
    </style:style>
    <style:style style:name="PAntinIII.C" style:family="table-column">
      <style:table-column-properties style:column-width="8.65cm" style:rel-column-width="48453*"/>
    </style:style>
    <style:style style:name="PAntinIII.1" style:family="table-row">
      <style:table-row-properties fo:keep-together="always"/>
    </style:style>
    <style:style style:name="PAntinIII.A1" style:family="table-cell">
      <style:table-cell-properties fo:padding-left="0.101cm" fo:padding-right="0.101cm" fo:padding-top="0cm" fo:padding-bottom="0cm" fo:border="none"/>
    </style:style>
    <style:style style:name="PAnti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I" style:family="table">
      <style:table-properties style:width="11.7cm" table:align="margins"/>
    </style:style>
    <style:style style:name="PBadenII.A" style:family="table-column">
      <style:table-column-properties style:column-width="1.499cm" style:rel-column-width="8398*"/>
    </style:style>
    <style:style style:name="PBadenII.B" style:family="table-column">
      <style:table-column-properties style:column-width="1.55cm" style:rel-column-width="8684*"/>
    </style:style>
    <style:style style:name="PBadenII.C" style:family="table-column">
      <style:table-column-properties style:column-width="8.65cm" style:rel-column-width="48453*"/>
    </style:style>
    <style:style style:name="PBadenII.1" style:family="table-row">
      <style:table-row-properties fo:keep-together="always"/>
    </style:style>
    <style:style style:name="PBadenII.A1" style:family="table-cell">
      <style:table-cell-properties fo:padding-left="0.101cm" fo:padding-right="0.101cm" fo:padding-top="0cm" fo:padding-bottom="0cm" fo:border="none"/>
    </style:style>
    <style:style style:name="PBad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V" style:family="table">
      <style:table-properties style:width="11.7cm" table:align="margins"/>
    </style:style>
    <style:style style:name="PBadenIV.A" style:family="table-column">
      <style:table-column-properties style:column-width="1.499cm" style:rel-column-width="8398*"/>
    </style:style>
    <style:style style:name="PBadenIV.B" style:family="table-column">
      <style:table-column-properties style:column-width="1.55cm" style:rel-column-width="8684*"/>
    </style:style>
    <style:style style:name="PBadenIV.C" style:family="table-column">
      <style:table-column-properties style:column-width="8.65cm" style:rel-column-width="48453*"/>
    </style:style>
    <style:style style:name="PBadenIV.1" style:family="table-row">
      <style:table-row-properties fo:keep-together="always"/>
    </style:style>
    <style:style style:name="PBadenIV.A1" style:family="table-cell">
      <style:table-cell-properties fo:padding-left="0.101cm" fo:padding-right="0.101cm" fo:padding-top="0cm" fo:padding-bottom="0cm" fo:border="none"/>
    </style:style>
    <style:style style:name="PBad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VI" style:family="table">
      <style:table-properties style:width="11.7cm" table:align="margins"/>
    </style:style>
    <style:style style:name="PBadenVI.A" style:family="table-column">
      <style:table-column-properties style:column-width="1.499cm" style:rel-column-width="8398*"/>
    </style:style>
    <style:style style:name="PBadenVI.B" style:family="table-column">
      <style:table-column-properties style:column-width="1.55cm" style:rel-column-width="8684*"/>
    </style:style>
    <style:style style:name="PBadenVI.C" style:family="table-column">
      <style:table-column-properties style:column-width="8.65cm" style:rel-column-width="48453*"/>
    </style:style>
    <style:style style:name="PBadenVI.1" style:family="table-row">
      <style:table-row-properties fo:keep-together="always"/>
    </style:style>
    <style:style style:name="PBadenVI.A1" style:family="table-cell">
      <style:table-cell-properties fo:padding-left="0.101cm" fo:padding-right="0.101cm" fo:padding-top="0cm" fo:padding-bottom="0cm" fo:border="none"/>
    </style:style>
    <style:style style:name="PBade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laizahII" style:family="table">
      <style:table-properties style:width="11.7cm" table:align="margins"/>
    </style:style>
    <style:style style:name="PBalaizahII.A" style:family="table-column">
      <style:table-column-properties style:column-width="1.499cm" style:rel-column-width="8398*"/>
    </style:style>
    <style:style style:name="PBalaizahII.B" style:family="table-column">
      <style:table-column-properties style:column-width="1.55cm" style:rel-column-width="8684*"/>
    </style:style>
    <style:style style:name="PBalaizahII.C" style:family="table-column">
      <style:table-column-properties style:column-width="8.65cm" style:rel-column-width="48453*"/>
    </style:style>
    <style:style style:name="PBalaizahII.1" style:family="table-row">
      <style:table-row-properties fo:keep-together="always"/>
    </style:style>
    <style:style style:name="PBalaizahII.A1" style:family="table-cell">
      <style:table-cell-properties fo:padding-left="0.101cm" fo:padding-right="0.101cm" fo:padding-top="0cm" fo:padding-bottom="0cm" fo:border="none"/>
    </style:style>
    <style:style style:name="PBalaiza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attyPanop" style:family="table">
      <style:table-properties style:width="11.7cm" table:align="margins"/>
    </style:style>
    <style:style style:name="PBeattyPanop.A" style:family="table-column">
      <style:table-column-properties style:column-width="1.499cm" style:rel-column-width="8398*"/>
    </style:style>
    <style:style style:name="PBeattyPanop.B" style:family="table-column">
      <style:table-column-properties style:column-width="1.55cm" style:rel-column-width="8684*"/>
    </style:style>
    <style:style style:name="PBeattyPanop.C" style:family="table-column">
      <style:table-column-properties style:column-width="8.65cm" style:rel-column-width="48453*"/>
    </style:style>
    <style:style style:name="PBeattyPanop.1" style:family="table-row">
      <style:table-row-properties fo:keep-together="always"/>
    </style:style>
    <style:style style:name="PBeattyPanop.A1" style:family="table-cell">
      <style:table-cell-properties fo:padding-left="0.101cm" fo:padding-right="0.101cm" fo:padding-top="0cm" fo:padding-bottom="0cm" fo:border="none"/>
    </style:style>
    <style:style style:name="PBeatty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" style:family="table">
      <style:table-properties style:width="11.7cm" table:align="margins"/>
    </style:style>
    <style:style style:name="BGUI.A" style:family="table-column">
      <style:table-column-properties style:column-width="1.499cm" style:rel-column-width="8398*"/>
    </style:style>
    <style:style style:name="BGUI.B" style:family="table-column">
      <style:table-column-properties style:column-width="1.55cm" style:rel-column-width="8684*"/>
    </style:style>
    <style:style style:name="BGUI.C" style:family="table-column">
      <style:table-column-properties style:column-width="8.65cm" style:rel-column-width="48453*"/>
    </style:style>
    <style:style style:name="BGUI.1" style:family="table-row">
      <style:table-row-properties fo:keep-together="always"/>
    </style:style>
    <style:style style:name="BGUI.A1" style:family="table-cell">
      <style:table-cell-properties fo:padding-left="0.101cm" fo:padding-right="0.101cm" fo:padding-top="0cm" fo:padding-bottom="0cm" fo:border="none"/>
    </style:style>
    <style:style style:name="BG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" style:family="table">
      <style:table-properties style:width="11.7cm" table:align="margins"/>
    </style:style>
    <style:style style:name="BGUII.A" style:family="table-column">
      <style:table-column-properties style:column-width="1.499cm" style:rel-column-width="8398*"/>
    </style:style>
    <style:style style:name="BGUII.B" style:family="table-column">
      <style:table-column-properties style:column-width="1.55cm" style:rel-column-width="8684*"/>
    </style:style>
    <style:style style:name="BGUII.C" style:family="table-column">
      <style:table-column-properties style:column-width="8.65cm" style:rel-column-width="48453*"/>
    </style:style>
    <style:style style:name="BGUII.1" style:family="table-row">
      <style:table-row-properties fo:keep-together="always"/>
    </style:style>
    <style:style style:name="BGUII.A1" style:family="table-cell">
      <style:table-cell-properties fo:padding-left="0.101cm" fo:padding-right="0.101cm" fo:padding-top="0cm" fo:padding-bottom="0cm" fo:border="none"/>
    </style:style>
    <style:style style:name="BG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I" style:family="table">
      <style:table-properties style:width="11.7cm" table:align="margins"/>
    </style:style>
    <style:style style:name="BGUIII.A" style:family="table-column">
      <style:table-column-properties style:column-width="1.499cm" style:rel-column-width="8398*"/>
    </style:style>
    <style:style style:name="BGUIII.B" style:family="table-column">
      <style:table-column-properties style:column-width="1.55cm" style:rel-column-width="8684*"/>
    </style:style>
    <style:style style:name="BGUIII.C" style:family="table-column">
      <style:table-column-properties style:column-width="8.65cm" style:rel-column-width="48453*"/>
    </style:style>
    <style:style style:name="BGUIII.1" style:family="table-row">
      <style:table-row-properties fo:keep-together="always"/>
    </style:style>
    <style:style style:name="BGUIII.A1" style:family="table-cell">
      <style:table-cell-properties fo:padding-left="0.101cm" fo:padding-right="0.101cm" fo:padding-top="0cm" fo:padding-bottom="0cm" fo:border="none"/>
    </style:style>
    <style:style style:name="BG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V" style:family="table">
      <style:table-properties style:width="11.7cm" table:align="margins"/>
    </style:style>
    <style:style style:name="BGUIV.A" style:family="table-column">
      <style:table-column-properties style:column-width="1.499cm" style:rel-column-width="8398*"/>
    </style:style>
    <style:style style:name="BGUIV.B" style:family="table-column">
      <style:table-column-properties style:column-width="1.55cm" style:rel-column-width="8684*"/>
    </style:style>
    <style:style style:name="BGUIV.C" style:family="table-column">
      <style:table-column-properties style:column-width="8.65cm" style:rel-column-width="48453*"/>
    </style:style>
    <style:style style:name="BGUIV.1" style:family="table-row">
      <style:table-row-properties fo:keep-together="always"/>
    </style:style>
    <style:style style:name="BGUIV.A1" style:family="table-cell">
      <style:table-cell-properties fo:padding-left="0.101cm" fo:padding-right="0.101cm" fo:padding-top="0cm" fo:padding-bottom="0cm" fo:border="none"/>
    </style:style>
    <style:style style:name="BGU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" style:family="table">
      <style:table-properties style:width="11.7cm" table:align="margins"/>
    </style:style>
    <style:style style:name="BGUV.A" style:family="table-column">
      <style:table-column-properties style:column-width="1.499cm" style:rel-column-width="8398*"/>
    </style:style>
    <style:style style:name="BGUV.B" style:family="table-column">
      <style:table-column-properties style:column-width="1.55cm" style:rel-column-width="8684*"/>
    </style:style>
    <style:style style:name="BGUV.C" style:family="table-column">
      <style:table-column-properties style:column-width="8.65cm" style:rel-column-width="48453*"/>
    </style:style>
    <style:style style:name="BGUV.1" style:family="table-row">
      <style:table-row-properties fo:keep-together="always"/>
    </style:style>
    <style:style style:name="BGUV.A1" style:family="table-cell">
      <style:table-cell-properties fo:padding-left="0.101cm" fo:padding-right="0.101cm" fo:padding-top="0cm" fo:padding-bottom="0cm" fo:border="none"/>
    </style:style>
    <style:style style:name="BGU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" style:family="table">
      <style:table-properties style:width="11.7cm" table:align="margins"/>
    </style:style>
    <style:style style:name="BGUVI.A" style:family="table-column">
      <style:table-column-properties style:column-width="1.499cm" style:rel-column-width="8398*"/>
    </style:style>
    <style:style style:name="BGUVI.B" style:family="table-column">
      <style:table-column-properties style:column-width="1.55cm" style:rel-column-width="8684*"/>
    </style:style>
    <style:style style:name="BGUVI.C" style:family="table-column">
      <style:table-column-properties style:column-width="8.65cm" style:rel-column-width="48453*"/>
    </style:style>
    <style:style style:name="BGUVI.1" style:family="table-row">
      <style:table-row-properties fo:keep-together="always"/>
    </style:style>
    <style:style style:name="BGUVI.A1" style:family="table-cell">
      <style:table-cell-properties fo:padding-left="0.101cm" fo:padding-right="0.101cm" fo:padding-top="0cm" fo:padding-bottom="0cm" fo:border="none"/>
    </style:style>
    <style:style style:name="BGU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" style:family="table">
      <style:table-properties style:width="11.7cm" table:align="margins"/>
    </style:style>
    <style:style style:name="BGUVII.A" style:family="table-column">
      <style:table-column-properties style:column-width="1.499cm" style:rel-column-width="8398*"/>
    </style:style>
    <style:style style:name="BGUVII.B" style:family="table-column">
      <style:table-column-properties style:column-width="1.55cm" style:rel-column-width="8684*"/>
    </style:style>
    <style:style style:name="BGUVII.C" style:family="table-column">
      <style:table-column-properties style:column-width="8.65cm" style:rel-column-width="48453*"/>
    </style:style>
    <style:style style:name="BGUVII.1" style:family="table-row">
      <style:table-row-properties fo:keep-together="always"/>
    </style:style>
    <style:style style:name="BGUVII.A1" style:family="table-cell">
      <style:table-cell-properties fo:padding-left="0.101cm" fo:padding-right="0.101cm" fo:padding-top="0cm" fo:padding-bottom="0cm" fo:border="none"/>
    </style:style>
    <style:style style:name="BGU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I" style:family="table">
      <style:table-properties style:width="11.7cm" table:align="margins"/>
    </style:style>
    <style:style style:name="BGUVIII.A" style:family="table-column">
      <style:table-column-properties style:column-width="1.499cm" style:rel-column-width="8398*"/>
    </style:style>
    <style:style style:name="BGUVIII.B" style:family="table-column">
      <style:table-column-properties style:column-width="1.55cm" style:rel-column-width="8684*"/>
    </style:style>
    <style:style style:name="BGUVIII.C" style:family="table-column">
      <style:table-column-properties style:column-width="8.65cm" style:rel-column-width="48453*"/>
    </style:style>
    <style:style style:name="BGUVIII.1" style:family="table-row">
      <style:table-row-properties fo:keep-together="always"/>
    </style:style>
    <style:style style:name="BGUVIII.A1" style:family="table-cell">
      <style:table-cell-properties fo:padding-left="0.101cm" fo:padding-right="0.101cm" fo:padding-top="0cm" fo:padding-bottom="0cm" fo:border="none"/>
    </style:style>
    <style:style style:name="BGU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X" style:family="table">
      <style:table-properties style:width="11.7cm" table:align="margins"/>
    </style:style>
    <style:style style:name="BGUIX.A" style:family="table-column">
      <style:table-column-properties style:column-width="1.499cm" style:rel-column-width="8398*"/>
    </style:style>
    <style:style style:name="BGUIX.B" style:family="table-column">
      <style:table-column-properties style:column-width="1.55cm" style:rel-column-width="8684*"/>
    </style:style>
    <style:style style:name="BGUIX.C" style:family="table-column">
      <style:table-column-properties style:column-width="8.65cm" style:rel-column-width="48453*"/>
    </style:style>
    <style:style style:name="BGUIX.1" style:family="table-row">
      <style:table-row-properties fo:keep-together="always"/>
    </style:style>
    <style:style style:name="BGUIX.A1" style:family="table-cell">
      <style:table-cell-properties fo:padding-left="0.101cm" fo:padding-right="0.101cm" fo:padding-top="0cm" fo:padding-bottom="0cm" fo:border="none"/>
    </style:style>
    <style:style style:name="BGU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" style:family="table">
      <style:table-properties style:width="11.7cm" table:align="margins"/>
    </style:style>
    <style:style style:name="BGUX.A" style:family="table-column">
      <style:table-column-properties style:column-width="1.499cm" style:rel-column-width="8398*"/>
    </style:style>
    <style:style style:name="BGUX.B" style:family="table-column">
      <style:table-column-properties style:column-width="1.55cm" style:rel-column-width="8684*"/>
    </style:style>
    <style:style style:name="BGUX.C" style:family="table-column">
      <style:table-column-properties style:column-width="8.65cm" style:rel-column-width="48453*"/>
    </style:style>
    <style:style style:name="BGUX.1" style:family="table-row">
      <style:table-row-properties fo:keep-together="always"/>
    </style:style>
    <style:style style:name="BGUX.A1" style:family="table-cell">
      <style:table-cell-properties fo:padding-left="0.101cm" fo:padding-right="0.101cm" fo:padding-top="0cm" fo:padding-bottom="0cm" fo:border="none"/>
    </style:style>
    <style:style style:name="BGU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" style:family="table">
      <style:table-properties style:width="11.7cm" table:align="margins"/>
    </style:style>
    <style:style style:name="BGUXI.A" style:family="table-column">
      <style:table-column-properties style:column-width="1.499cm" style:rel-column-width="8398*"/>
    </style:style>
    <style:style style:name="BGUXI.B" style:family="table-column">
      <style:table-column-properties style:column-width="1.55cm" style:rel-column-width="8684*"/>
    </style:style>
    <style:style style:name="BGUXI.C" style:family="table-column">
      <style:table-column-properties style:column-width="8.65cm" style:rel-column-width="48453*"/>
    </style:style>
    <style:style style:name="BGUXI.1" style:family="table-row">
      <style:table-row-properties fo:keep-together="always"/>
    </style:style>
    <style:style style:name="BGUXI.A1" style:family="table-cell">
      <style:table-cell-properties fo:padding-left="0.101cm" fo:padding-right="0.101cm" fo:padding-top="0cm" fo:padding-bottom="0cm" fo:border="none"/>
    </style:style>
    <style:style style:name="BGU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" style:family="table">
      <style:table-properties style:width="11.7cm" table:align="margins"/>
    </style:style>
    <style:style style:name="BGUXII.A" style:family="table-column">
      <style:table-column-properties style:column-width="1.499cm" style:rel-column-width="8398*"/>
    </style:style>
    <style:style style:name="BGUXII.B" style:family="table-column">
      <style:table-column-properties style:column-width="1.55cm" style:rel-column-width="8684*"/>
    </style:style>
    <style:style style:name="BGUXII.C" style:family="table-column">
      <style:table-column-properties style:column-width="8.65cm" style:rel-column-width="48453*"/>
    </style:style>
    <style:style style:name="BGUXII.1" style:family="table-row">
      <style:table-row-properties fo:keep-together="always"/>
    </style:style>
    <style:style style:name="BGUXII.A1" style:family="table-cell">
      <style:table-cell-properties fo:padding-left="0.101cm" fo:padding-right="0.101cm" fo:padding-top="0cm" fo:padding-bottom="0cm" fo:border="none"/>
    </style:style>
    <style:style style:name="BGU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I" style:family="table">
      <style:table-properties style:width="11.7cm" table:align="margins"/>
    </style:style>
    <style:style style:name="BGUXIII.A" style:family="table-column">
      <style:table-column-properties style:column-width="1.499cm" style:rel-column-width="8398*"/>
    </style:style>
    <style:style style:name="BGUXIII.B" style:family="table-column">
      <style:table-column-properties style:column-width="1.55cm" style:rel-column-width="8684*"/>
    </style:style>
    <style:style style:name="BGUXIII.C" style:family="table-column">
      <style:table-column-properties style:column-width="8.65cm" style:rel-column-width="48453*"/>
    </style:style>
    <style:style style:name="BGUXIII.1" style:family="table-row">
      <style:table-row-properties fo:keep-together="always"/>
    </style:style>
    <style:style style:name="BGUXIII.A1" style:family="table-cell">
      <style:table-cell-properties fo:padding-left="0.101cm" fo:padding-right="0.101cm" fo:padding-top="0cm" fo:padding-bottom="0cm" fo:border="none"/>
    </style:style>
    <style:style style:name="BG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V" style:family="table">
      <style:table-properties style:width="11.7cm" table:align="margins"/>
    </style:style>
    <style:style style:name="BGUXIV.A" style:family="table-column">
      <style:table-column-properties style:column-width="1.499cm" style:rel-column-width="8398*"/>
    </style:style>
    <style:style style:name="BGUXIV.B" style:family="table-column">
      <style:table-column-properties style:column-width="1.55cm" style:rel-column-width="8684*"/>
    </style:style>
    <style:style style:name="BGUXIV.C" style:family="table-column">
      <style:table-column-properties style:column-width="8.65cm" style:rel-column-width="48453*"/>
    </style:style>
    <style:style style:name="BGUXIV.1" style:family="table-row">
      <style:table-row-properties fo:keep-together="always"/>
    </style:style>
    <style:style style:name="BGUXIV.A1" style:family="table-cell">
      <style:table-cell-properties fo:padding-left="0.101cm" fo:padding-right="0.101cm" fo:padding-top="0cm" fo:padding-bottom="0cm" fo:border="none"/>
    </style:style>
    <style:style style:name="BGU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" style:family="table">
      <style:table-properties style:width="11.7cm" table:align="margins"/>
    </style:style>
    <style:style style:name="BGUXV.A" style:family="table-column">
      <style:table-column-properties style:column-width="1.499cm" style:rel-column-width="8398*"/>
    </style:style>
    <style:style style:name="BGUXV.B" style:family="table-column">
      <style:table-column-properties style:column-width="1.55cm" style:rel-column-width="8684*"/>
    </style:style>
    <style:style style:name="BGUXV.C" style:family="table-column">
      <style:table-column-properties style:column-width="8.65cm" style:rel-column-width="48453*"/>
    </style:style>
    <style:style style:name="BGUXV.1" style:family="table-row">
      <style:table-row-properties fo:keep-together="always"/>
    </style:style>
    <style:style style:name="BGUXV.A1" style:family="table-cell">
      <style:table-cell-properties fo:padding-left="0.101cm" fo:padding-right="0.101cm" fo:padding-top="0cm" fo:padding-bottom="0cm" fo:border="none"/>
    </style:style>
    <style:style style:name="BGU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" style:family="table">
      <style:table-properties style:width="11.7cm" table:align="margins"/>
    </style:style>
    <style:style style:name="BGUXVI.A" style:family="table-column">
      <style:table-column-properties style:column-width="1.499cm" style:rel-column-width="8398*"/>
    </style:style>
    <style:style style:name="BGUXVI.B" style:family="table-column">
      <style:table-column-properties style:column-width="1.55cm" style:rel-column-width="8684*"/>
    </style:style>
    <style:style style:name="BGUXVI.C" style:family="table-column">
      <style:table-column-properties style:column-width="8.65cm" style:rel-column-width="48453*"/>
    </style:style>
    <style:style style:name="BGUXVI.1" style:family="table-row">
      <style:table-row-properties fo:keep-together="always"/>
    </style:style>
    <style:style style:name="BGUXVI.A1" style:family="table-cell">
      <style:table-cell-properties fo:padding-left="0.101cm" fo:padding-right="0.101cm" fo:padding-top="0cm" fo:padding-bottom="0cm" fo:border="none"/>
    </style:style>
    <style:style style:name="BGU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" style:family="table">
      <style:table-properties style:width="11.7cm" table:align="margins"/>
    </style:style>
    <style:style style:name="BGUXVII.A" style:family="table-column">
      <style:table-column-properties style:column-width="1.499cm" style:rel-column-width="8398*"/>
    </style:style>
    <style:style style:name="BGUXVII.B" style:family="table-column">
      <style:table-column-properties style:column-width="1.55cm" style:rel-column-width="8684*"/>
    </style:style>
    <style:style style:name="BGUXVII.C" style:family="table-column">
      <style:table-column-properties style:column-width="8.65cm" style:rel-column-width="48453*"/>
    </style:style>
    <style:style style:name="BGUXVII.1" style:family="table-row">
      <style:table-row-properties fo:keep-together="always"/>
    </style:style>
    <style:style style:name="BGUXVII.A1" style:family="table-cell">
      <style:table-cell-properties fo:padding-left="0.101cm" fo:padding-right="0.101cm" fo:padding-top="0cm" fo:padding-bottom="0cm" fo:border="none"/>
    </style:style>
    <style:style style:name="BGU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I" style:family="table">
      <style:table-properties style:width="11.7cm" table:align="margins"/>
    </style:style>
    <style:style style:name="BGUXVIII.A" style:family="table-column">
      <style:table-column-properties style:column-width="1.499cm" style:rel-column-width="8398*"/>
    </style:style>
    <style:style style:name="BGUXVIII.B" style:family="table-column">
      <style:table-column-properties style:column-width="1.55cm" style:rel-column-width="8684*"/>
    </style:style>
    <style:style style:name="BGUXVIII.C" style:family="table-column">
      <style:table-column-properties style:column-width="8.65cm" style:rel-column-width="48453*"/>
    </style:style>
    <style:style style:name="BGUXVIII.1" style:family="table-row">
      <style:table-row-properties fo:keep-together="always"/>
    </style:style>
    <style:style style:name="BGUXVIII.A1" style:family="table-cell">
      <style:table-cell-properties fo:padding-left="0.101cm" fo:padding-right="0.101cm" fo:padding-top="0cm" fo:padding-bottom="0cm" fo:border="none"/>
    </style:style>
    <style:style style:name="BGU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X" style:family="table">
      <style:table-properties style:width="11.7cm" table:align="margins"/>
    </style:style>
    <style:style style:name="BGUXIX.A" style:family="table-column">
      <style:table-column-properties style:column-width="1.499cm" style:rel-column-width="8398*"/>
    </style:style>
    <style:style style:name="BGUXIX.B" style:family="table-column">
      <style:table-column-properties style:column-width="1.55cm" style:rel-column-width="8684*"/>
    </style:style>
    <style:style style:name="BGUXIX.C" style:family="table-column">
      <style:table-column-properties style:column-width="8.65cm" style:rel-column-width="48453*"/>
    </style:style>
    <style:style style:name="BGUXIX.1" style:family="table-row">
      <style:table-row-properties fo:keep-together="always"/>
    </style:style>
    <style:style style:name="BGUXIX.A1" style:family="table-cell">
      <style:table-cell-properties fo:padding-left="0.101cm" fo:padding-right="0.101cm" fo:padding-top="0cm" fo:padding-bottom="0cm" fo:border="none"/>
    </style:style>
    <style:style style:name="BGU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Frisk" style:family="table">
      <style:table-properties style:width="11.7cm" table:align="margins"/>
    </style:style>
    <style:style style:name="PBerlFrisk.A" style:family="table-column">
      <style:table-column-properties style:column-width="1.499cm" style:rel-column-width="8398*"/>
    </style:style>
    <style:style style:name="PBerlFrisk.B" style:family="table-column">
      <style:table-column-properties style:column-width="1.55cm" style:rel-column-width="8684*"/>
    </style:style>
    <style:style style:name="PBerlFrisk.C" style:family="table-column">
      <style:table-column-properties style:column-width="8.65cm" style:rel-column-width="48453*"/>
    </style:style>
    <style:style style:name="PBerlFrisk.1" style:family="table-row">
      <style:table-row-properties fo:keep-together="always"/>
    </style:style>
    <style:style style:name="PBerlFrisk.A1" style:family="table-cell">
      <style:table-cell-properties fo:padding-left="0.101cm" fo:padding-right="0.101cm" fo:padding-top="0cm" fo:padding-bottom="0cm" fo:border="none"/>
    </style:style>
    <style:style style:name="PBerlFri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" style:family="table">
      <style:table-properties style:width="11.7cm" table:align="margins"/>
    </style:style>
    <style:style style:name="PBerlLeihgI.A" style:family="table-column">
      <style:table-column-properties style:column-width="1.499cm" style:rel-column-width="8398*"/>
    </style:style>
    <style:style style:name="PBerlLeihgI.B" style:family="table-column">
      <style:table-column-properties style:column-width="1.55cm" style:rel-column-width="8684*"/>
    </style:style>
    <style:style style:name="PBerlLeihgI.C" style:family="table-column">
      <style:table-column-properties style:column-width="8.65cm" style:rel-column-width="48453*"/>
    </style:style>
    <style:style style:name="PBerlLeihgI.1" style:family="table-row">
      <style:table-row-properties fo:keep-together="always"/>
    </style:style>
    <style:style style:name="PBerlLeihgI.A1" style:family="table-cell">
      <style:table-cell-properties fo:padding-left="0.101cm" fo:padding-right="0.101cm" fo:padding-top="0cm" fo:padding-bottom="0cm" fo:border="none"/>
    </style:style>
    <style:style style:name="PBerlLeih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I" style:family="table">
      <style:table-properties style:width="11.7cm" table:align="margins"/>
    </style:style>
    <style:style style:name="PBerlLeihgII.A" style:family="table-column">
      <style:table-column-properties style:column-width="1.499cm" style:rel-column-width="8398*"/>
    </style:style>
    <style:style style:name="PBerlLeihgII.B" style:family="table-column">
      <style:table-column-properties style:column-width="1.55cm" style:rel-column-width="8684*"/>
    </style:style>
    <style:style style:name="PBerlLeihgII.C" style:family="table-column">
      <style:table-column-properties style:column-width="8.65cm" style:rel-column-width="48453*"/>
    </style:style>
    <style:style style:name="PBerlLeihgII.1" style:family="table-row">
      <style:table-row-properties fo:keep-together="always"/>
    </style:style>
    <style:style style:name="PBerlLeihgII.A1" style:family="table-cell">
      <style:table-cell-properties fo:padding-left="0.101cm" fo:padding-right="0.101cm" fo:padding-top="0cm" fo:padding-bottom="0cm" fo:border="none"/>
    </style:style>
    <style:style style:name="PBerlLeih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Mller" style:family="table">
      <style:table-properties style:width="11.7cm" table:align="margins"/>
    </style:style>
    <style:style style:name="PBerlMller.A" style:family="table-column">
      <style:table-column-properties style:column-width="1.499cm" style:rel-column-width="8398*"/>
    </style:style>
    <style:style style:name="PBerlMller.B" style:family="table-column">
      <style:table-column-properties style:column-width="1.55cm" style:rel-column-width="8684*"/>
    </style:style>
    <style:style style:name="PBerlMller.C" style:family="table-column">
      <style:table-column-properties style:column-width="8.65cm" style:rel-column-width="48453*"/>
    </style:style>
    <style:style style:name="PBerlMller.1" style:family="table-row">
      <style:table-row-properties fo:keep-together="always"/>
    </style:style>
    <style:style style:name="PBerlMller.A1" style:family="table-cell">
      <style:table-cell-properties fo:padding-left="0.101cm" fo:padding-right="0.101cm" fo:padding-top="0cm" fo:padding-bottom="0cm" fo:border="none"/>
    </style:style>
    <style:style style:name="PBerlMl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Salmen" style:family="table">
      <style:table-properties style:width="11.7cm" table:align="margins"/>
    </style:style>
    <style:style style:name="PBerlSalmen.A" style:family="table-column">
      <style:table-column-properties style:column-width="1.499cm" style:rel-column-width="8398*"/>
    </style:style>
    <style:style style:name="PBerlSalmen.B" style:family="table-column">
      <style:table-column-properties style:column-width="1.55cm" style:rel-column-width="8684*"/>
    </style:style>
    <style:style style:name="PBerlSalmen.C" style:family="table-column">
      <style:table-column-properties style:column-width="8.65cm" style:rel-column-width="48453*"/>
    </style:style>
    <style:style style:name="PBerlSalmen.1" style:family="table-row">
      <style:table-row-properties fo:keep-together="always"/>
    </style:style>
    <style:style style:name="PBerlSalmen.A1" style:family="table-cell">
      <style:table-cell-properties fo:padding-left="0.101cm" fo:padding-right="0.101cm" fo:padding-top="0cm" fo:padding-bottom="0cm" fo:border="none"/>
    </style:style>
    <style:style style:name="PBerlSalm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Zilliacus" style:family="table">
      <style:table-properties style:width="11.7cm" table:align="margins"/>
    </style:style>
    <style:style style:name="PBerlZilliacus.A" style:family="table-column">
      <style:table-column-properties style:column-width="1.499cm" style:rel-column-width="8398*"/>
    </style:style>
    <style:style style:name="PBerlZilliacus.B" style:family="table-column">
      <style:table-column-properties style:column-width="1.55cm" style:rel-column-width="8684*"/>
    </style:style>
    <style:style style:name="PBerlZilliacus.C" style:family="table-column">
      <style:table-column-properties style:column-width="8.65cm" style:rel-column-width="48453*"/>
    </style:style>
    <style:style style:name="PBerlZilliacus.1" style:family="table-row">
      <style:table-row-properties fo:keep-together="always"/>
    </style:style>
    <style:style style:name="PBerlZilliacus.A1" style:family="table-cell">
      <style:table-cell-properties fo:padding-left="0.101cm" fo:padding-right="0.101cm" fo:padding-top="0cm" fo:padding-bottom="0cm" fo:border="none"/>
    </style:style>
    <style:style style:name="PBerlZilliacu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ingen" style:family="table">
      <style:table-properties style:width="11.7cm" table:align="margins"/>
    </style:style>
    <style:style style:name="PBingen.A" style:family="table-column">
      <style:table-column-properties style:column-width="1.499cm" style:rel-column-width="8398*"/>
    </style:style>
    <style:style style:name="PBingen.B" style:family="table-column">
      <style:table-column-properties style:column-width="1.55cm" style:rel-column-width="8684*"/>
    </style:style>
    <style:style style:name="PBingen.C" style:family="table-column">
      <style:table-column-properties style:column-width="8.65cm" style:rel-column-width="48453*"/>
    </style:style>
    <style:style style:name="PBingen.1" style:family="table-row">
      <style:table-row-properties fo:keep-together="always"/>
    </style:style>
    <style:style style:name="PBingen.A1" style:family="table-cell">
      <style:table-cell-properties fo:padding-left="0.101cm" fo:padding-right="0.101cm" fo:padding-top="0cm" fo:padding-bottom="0cm" fo:border="none"/>
    </style:style>
    <style:style style:name="PBi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dlI" style:family="table">
      <style:table-properties style:width="11.7cm" table:align="margins"/>
    </style:style>
    <style:style style:name="PBodlI.A" style:family="table-column">
      <style:table-column-properties style:column-width="1.499cm" style:rel-column-width="8398*"/>
    </style:style>
    <style:style style:name="PBodlI.B" style:family="table-column">
      <style:table-column-properties style:column-width="1.55cm" style:rel-column-width="8684*"/>
    </style:style>
    <style:style style:name="PBodlI.C" style:family="table-column">
      <style:table-column-properties style:column-width="8.65cm" style:rel-column-width="48453*"/>
    </style:style>
    <style:style style:name="PBodlI.1" style:family="table-row">
      <style:table-row-properties fo:keep-together="always"/>
    </style:style>
    <style:style style:name="PBodlI.A1" style:family="table-cell">
      <style:table-cell-properties fo:padding-left="0.101cm" fo:padding-right="0.101cm" fo:padding-top="0cm" fo:padding-bottom="0cm" fo:border="none"/>
    </style:style>
    <style:style style:name="PBod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n" style:family="table">
      <style:table-properties style:width="11.7cm" table:align="margins"/>
    </style:style>
    <style:style style:name="PBon.A" style:family="table-column">
      <style:table-column-properties style:column-width="1.499cm" style:rel-column-width="8398*"/>
    </style:style>
    <style:style style:name="PBon.B" style:family="table-column">
      <style:table-column-properties style:column-width="1.55cm" style:rel-column-width="8684*"/>
    </style:style>
    <style:style style:name="PBon.C" style:family="table-column">
      <style:table-column-properties style:column-width="8.65cm" style:rel-column-width="48453*"/>
    </style:style>
    <style:style style:name="PBon.1" style:family="table-row">
      <style:table-row-properties fo:keep-together="always"/>
    </style:style>
    <style:style style:name="PBon.A1" style:family="table-cell">
      <style:table-cell-properties fo:padding-left="0.101cm" fo:padding-right="0.101cm" fo:padding-top="0cm" fo:padding-bottom="0cm" fo:border="none"/>
    </style:style>
    <style:style style:name="PB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uriant" style:family="table">
      <style:table-properties style:width="11.7cm" table:align="margins"/>
    </style:style>
    <style:style style:name="PBouriant.A" style:family="table-column">
      <style:table-column-properties style:column-width="1.499cm" style:rel-column-width="8398*"/>
    </style:style>
    <style:style style:name="PBouriant.B" style:family="table-column">
      <style:table-column-properties style:column-width="1.55cm" style:rel-column-width="8684*"/>
    </style:style>
    <style:style style:name="PBouriant.C" style:family="table-column">
      <style:table-column-properties style:column-width="8.65cm" style:rel-column-width="48453*"/>
    </style:style>
    <style:style style:name="PBouriant.1" style:family="table-row">
      <style:table-row-properties fo:keep-together="always"/>
    </style:style>
    <style:style style:name="PBouriant.A1" style:family="table-cell">
      <style:table-cell-properties fo:padding-left="0.101cm" fo:padding-right="0.101cm" fo:padding-top="0cm" fo:padding-bottom="0cm" fo:border="none"/>
    </style:style>
    <style:style style:name="PBouria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em" style:family="table">
      <style:table-properties style:width="11.7cm" table:align="margins"/>
    </style:style>
    <style:style style:name="PBrem.A" style:family="table-column">
      <style:table-column-properties style:column-width="1.499cm" style:rel-column-width="8398*"/>
    </style:style>
    <style:style style:name="PBrem.B" style:family="table-column">
      <style:table-column-properties style:column-width="1.55cm" style:rel-column-width="8684*"/>
    </style:style>
    <style:style style:name="PBrem.C" style:family="table-column">
      <style:table-column-properties style:column-width="8.65cm" style:rel-column-width="48453*"/>
    </style:style>
    <style:style style:name="PBrem.1" style:family="table-row">
      <style:table-row-properties fo:keep-together="always"/>
    </style:style>
    <style:style style:name="PBrem.A1" style:family="table-cell">
      <style:table-cell-properties fo:padding-left="0.101cm" fo:padding-right="0.101cm" fo:padding-top="0cm" fo:padding-bottom="0cm" fo:border="none"/>
    </style:style>
    <style:style style:name="PBr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ooklyn" style:family="table">
      <style:table-properties style:width="11.7cm" table:align="margins"/>
    </style:style>
    <style:style style:name="PBrooklyn.A" style:family="table-column">
      <style:table-column-properties style:column-width="1.499cm" style:rel-column-width="8398*"/>
    </style:style>
    <style:style style:name="PBrooklyn.B" style:family="table-column">
      <style:table-column-properties style:column-width="1.55cm" style:rel-column-width="8684*"/>
    </style:style>
    <style:style style:name="PBrooklyn.C" style:family="table-column">
      <style:table-column-properties style:column-width="8.65cm" style:rel-column-width="48453*"/>
    </style:style>
    <style:style style:name="PBrooklyn.1" style:family="table-row">
      <style:table-row-properties fo:keep-together="always"/>
    </style:style>
    <style:style style:name="PBrooklyn.A1" style:family="table-cell">
      <style:table-cell-properties fo:padding-left="0.101cm" fo:padding-right="0.101cm" fo:padding-top="0cm" fo:padding-bottom="0cm" fo:border="none"/>
    </style:style>
    <style:style style:name="PBrookly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ubII" style:family="table">
      <style:table-properties style:width="11.7cm" table:align="margins"/>
    </style:style>
    <style:style style:name="PBubII.A" style:family="table-column">
      <style:table-column-properties style:column-width="1.499cm" style:rel-column-width="8398*"/>
    </style:style>
    <style:style style:name="PBubII.B" style:family="table-column">
      <style:table-column-properties style:column-width="1.55cm" style:rel-column-width="8684*"/>
    </style:style>
    <style:style style:name="PBubII.C" style:family="table-column">
      <style:table-column-properties style:column-width="8.65cm" style:rel-column-width="48453*"/>
    </style:style>
    <style:style style:name="PBubII.1" style:family="table-row">
      <style:table-row-properties fo:keep-together="always"/>
    </style:style>
    <style:style style:name="PBubII.A1" style:family="table-cell">
      <style:table-cell-properties fo:padding-left="0.101cm" fo:padding-right="0.101cm" fo:padding-top="0cm" fo:padding-bottom="0cm" fo:border="none"/>
    </style:style>
    <style:style style:name="PBu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Goodspeed" style:family="table">
      <style:table-properties style:width="11.7cm" table:align="margins"/>
    </style:style>
    <style:style style:name="PCairoGoodspeed.A" style:family="table-column">
      <style:table-column-properties style:column-width="1.499cm" style:rel-column-width="8398*"/>
    </style:style>
    <style:style style:name="PCairoGoodspeed.B" style:family="table-column">
      <style:table-column-properties style:column-width="1.55cm" style:rel-column-width="8684*"/>
    </style:style>
    <style:style style:name="PCairoGoodspeed.C" style:family="table-column">
      <style:table-column-properties style:column-width="8.65cm" style:rel-column-width="48453*"/>
    </style:style>
    <style:style style:name="PCairoGoodspeed.1" style:family="table-row">
      <style:table-row-properties fo:keep-together="always"/>
    </style:style>
    <style:style style:name="PCairoGoodspeed.A1" style:family="table-cell">
      <style:table-cell-properties fo:padding-left="0.101cm" fo:padding-right="0.101cm" fo:padding-top="0cm" fo:padding-bottom="0cm" fo:border="none"/>
    </style:style>
    <style:style style:name="PCairoGoodspee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" style:family="table">
      <style:table-properties style:width="11.7cm" table:align="margins"/>
    </style:style>
    <style:style style:name="PCairoMaspI.A" style:family="table-column">
      <style:table-column-properties style:column-width="1.499cm" style:rel-column-width="8398*"/>
    </style:style>
    <style:style style:name="PCairoMaspI.B" style:family="table-column">
      <style:table-column-properties style:column-width="1.55cm" style:rel-column-width="8684*"/>
    </style:style>
    <style:style style:name="PCairoMaspI.C" style:family="table-column">
      <style:table-column-properties style:column-width="8.65cm" style:rel-column-width="48453*"/>
    </style:style>
    <style:style style:name="PCairoMaspI.1" style:family="table-row">
      <style:table-row-properties fo:keep-together="always"/>
    </style:style>
    <style:style style:name="PCairoMaspI.A1" style:family="table-cell">
      <style:table-cell-properties fo:padding-left="0.101cm" fo:padding-right="0.101cm" fo:padding-top="0cm" fo:padding-bottom="0cm" fo:border="none"/>
    </style:style>
    <style:style style:name="PCairoMasp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" style:family="table">
      <style:table-properties style:width="11.7cm" table:align="margins"/>
    </style:style>
    <style:style style:name="PCairoMaspII.A" style:family="table-column">
      <style:table-column-properties style:column-width="1.499cm" style:rel-column-width="8398*"/>
    </style:style>
    <style:style style:name="PCairoMaspII.B" style:family="table-column">
      <style:table-column-properties style:column-width="1.55cm" style:rel-column-width="8684*"/>
    </style:style>
    <style:style style:name="PCairoMaspII.C" style:family="table-column">
      <style:table-column-properties style:column-width="8.65cm" style:rel-column-width="48453*"/>
    </style:style>
    <style:style style:name="PCairoMaspII.1" style:family="table-row">
      <style:table-row-properties fo:keep-together="always"/>
    </style:style>
    <style:style style:name="PCairoMaspII.A1" style:family="table-cell">
      <style:table-cell-properties fo:padding-left="0.101cm" fo:padding-right="0.101cm" fo:padding-top="0cm" fo:padding-bottom="0cm" fo:border="none"/>
    </style:style>
    <style:style style:name="PCairoMasp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I" style:family="table">
      <style:table-properties style:width="11.7cm" table:align="margins"/>
    </style:style>
    <style:style style:name="PCairoMaspIII.A" style:family="table-column">
      <style:table-column-properties style:column-width="1.499cm" style:rel-column-width="8398*"/>
    </style:style>
    <style:style style:name="PCairoMaspIII.B" style:family="table-column">
      <style:table-column-properties style:column-width="1.55cm" style:rel-column-width="8684*"/>
    </style:style>
    <style:style style:name="PCairoMaspIII.C" style:family="table-column">
      <style:table-column-properties style:column-width="8.65cm" style:rel-column-width="48453*"/>
    </style:style>
    <style:style style:name="PCairoMaspIII.1" style:family="table-row">
      <style:table-row-properties fo:keep-together="always"/>
    </style:style>
    <style:style style:name="PCairoMaspIII.A1" style:family="table-cell">
      <style:table-cell-properties fo:padding-left="0.101cm" fo:padding-right="0.101cm" fo:padding-top="0cm" fo:padding-bottom="0cm" fo:border="none"/>
    </style:style>
    <style:style style:name="PCairoMasp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Preis" style:family="table">
      <style:table-properties style:width="11.7cm" table:align="margins"/>
    </style:style>
    <style:style style:name="PCairoPreis.A" style:family="table-column">
      <style:table-column-properties style:column-width="1.499cm" style:rel-column-width="8398*"/>
    </style:style>
    <style:style style:name="PCairoPreis.B" style:family="table-column">
      <style:table-column-properties style:column-width="1.55cm" style:rel-column-width="8684*"/>
    </style:style>
    <style:style style:name="PCairoPreis.C" style:family="table-column">
      <style:table-column-properties style:column-width="8.65cm" style:rel-column-width="48453*"/>
    </style:style>
    <style:style style:name="PCairoPreis.1" style:family="table-row">
      <style:table-row-properties fo:keep-together="always"/>
    </style:style>
    <style:style style:name="PCairoPreis.A1" style:family="table-cell">
      <style:table-cell-properties fo:padding-left="0.101cm" fo:padding-right="0.101cm" fo:padding-top="0cm" fo:padding-bottom="0cm" fo:border="none"/>
    </style:style>
    <style:style style:name="PCairoPr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Salem" style:family="table">
      <style:table-properties style:width="11.7cm" table:align="margins"/>
    </style:style>
    <style:style style:name="PCairoSalem.A" style:family="table-column">
      <style:table-column-properties style:column-width="1.499cm" style:rel-column-width="8398*"/>
    </style:style>
    <style:style style:name="PCairoSalem.B" style:family="table-column">
      <style:table-column-properties style:column-width="1.55cm" style:rel-column-width="8684*"/>
    </style:style>
    <style:style style:name="PCairoSalem.C" style:family="table-column">
      <style:table-column-properties style:column-width="8.65cm" style:rel-column-width="48453*"/>
    </style:style>
    <style:style style:name="PCairoSalem.1" style:family="table-row">
      <style:table-row-properties fo:keep-together="always"/>
    </style:style>
    <style:style style:name="PCairoSalem.A1" style:family="table-cell">
      <style:table-cell-properties fo:padding-left="0.101cm" fo:padding-right="0.101cm" fo:padding-top="0cm" fo:padding-bottom="0cm" fo:border="none"/>
    </style:style>
    <style:style style:name="PCairoSal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" style:family="table">
      <style:table-properties style:width="11.7cm" table:align="margins"/>
    </style:style>
    <style:style style:name="PCairoZenI.A" style:family="table-column">
      <style:table-column-properties style:column-width="1.499cm" style:rel-column-width="8398*"/>
    </style:style>
    <style:style style:name="PCairoZenI.B" style:family="table-column">
      <style:table-column-properties style:column-width="1.55cm" style:rel-column-width="8684*"/>
    </style:style>
    <style:style style:name="PCairoZenI.C" style:family="table-column">
      <style:table-column-properties style:column-width="8.65cm" style:rel-column-width="48453*"/>
    </style:style>
    <style:style style:name="PCairoZenI.1" style:family="table-row">
      <style:table-row-properties fo:keep-together="always"/>
    </style:style>
    <style:style style:name="PCairoZenI.A1" style:family="table-cell">
      <style:table-cell-properties fo:padding-left="0.101cm" fo:padding-right="0.101cm" fo:padding-top="0cm" fo:padding-bottom="0cm" fo:border="none"/>
    </style:style>
    <style:style style:name="PCairo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" style:family="table">
      <style:table-properties style:width="11.7cm" table:align="margins"/>
    </style:style>
    <style:style style:name="PCairoZenII.A" style:family="table-column">
      <style:table-column-properties style:column-width="1.499cm" style:rel-column-width="8398*"/>
    </style:style>
    <style:style style:name="PCairoZenII.B" style:family="table-column">
      <style:table-column-properties style:column-width="1.55cm" style:rel-column-width="8684*"/>
    </style:style>
    <style:style style:name="PCairoZenII.C" style:family="table-column">
      <style:table-column-properties style:column-width="8.65cm" style:rel-column-width="48453*"/>
    </style:style>
    <style:style style:name="PCairoZenII.1" style:family="table-row">
      <style:table-row-properties fo:keep-together="always"/>
    </style:style>
    <style:style style:name="PCairoZenII.A1" style:family="table-cell">
      <style:table-cell-properties fo:padding-left="0.101cm" fo:padding-right="0.101cm" fo:padding-top="0cm" fo:padding-bottom="0cm" fo:border="none"/>
    </style:style>
    <style:style style:name="PCairo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I" style:family="table">
      <style:table-properties style:width="11.7cm" table:align="margins"/>
    </style:style>
    <style:style style:name="PCairoZenIII.A" style:family="table-column">
      <style:table-column-properties style:column-width="1.499cm" style:rel-column-width="8398*"/>
    </style:style>
    <style:style style:name="PCairoZenIII.B" style:family="table-column">
      <style:table-column-properties style:column-width="1.55cm" style:rel-column-width="8684*"/>
    </style:style>
    <style:style style:name="PCairoZenIII.C" style:family="table-column">
      <style:table-column-properties style:column-width="8.65cm" style:rel-column-width="48453*"/>
    </style:style>
    <style:style style:name="PCairoZenIII.1" style:family="table-row">
      <style:table-row-properties fo:keep-together="always"/>
    </style:style>
    <style:style style:name="PCairoZenIII.A1" style:family="table-cell">
      <style:table-cell-properties fo:padding-left="0.101cm" fo:padding-right="0.101cm" fo:padding-top="0cm" fo:padding-bottom="0cm" fo:border="none"/>
    </style:style>
    <style:style style:name="PCairoZe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V" style:family="table">
      <style:table-properties style:width="11.7cm" table:align="margins"/>
    </style:style>
    <style:style style:name="PCairoZenIV.A" style:family="table-column">
      <style:table-column-properties style:column-width="1.499cm" style:rel-column-width="8398*"/>
    </style:style>
    <style:style style:name="PCairoZenIV.B" style:family="table-column">
      <style:table-column-properties style:column-width="1.55cm" style:rel-column-width="8684*"/>
    </style:style>
    <style:style style:name="PCairoZenIV.C" style:family="table-column">
      <style:table-column-properties style:column-width="8.65cm" style:rel-column-width="48453*"/>
    </style:style>
    <style:style style:name="PCairoZenIV.1" style:family="table-row">
      <style:table-row-properties fo:keep-together="always"/>
    </style:style>
    <style:style style:name="PCairoZenIV.A1" style:family="table-cell">
      <style:table-cell-properties fo:padding-left="0.101cm" fo:padding-right="0.101cm" fo:padding-top="0cm" fo:padding-bottom="0cm" fo:border="none"/>
    </style:style>
    <style:style style:name="PCairoZ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V" style:family="table">
      <style:table-properties style:width="11.7cm" table:align="margins"/>
    </style:style>
    <style:style style:name="PCairoZenV.A" style:family="table-column">
      <style:table-column-properties style:column-width="1.499cm" style:rel-column-width="8398*"/>
    </style:style>
    <style:style style:name="PCairoZenV.B" style:family="table-column">
      <style:table-column-properties style:column-width="1.55cm" style:rel-column-width="8684*"/>
    </style:style>
    <style:style style:name="PCairoZenV.C" style:family="table-column">
      <style:table-column-properties style:column-width="8.65cm" style:rel-column-width="48453*"/>
    </style:style>
    <style:style style:name="PCairoZenV.1" style:family="table-row">
      <style:table-row-properties fo:keep-together="always"/>
    </style:style>
    <style:style style:name="PCairoZenV.A1" style:family="table-cell">
      <style:table-cell-properties fo:padding-left="0.101cm" fo:padding-right="0.101cm" fo:padding-top="0cm" fo:padding-bottom="0cm" fo:border="none"/>
    </style:style>
    <style:style style:name="PCairoZe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hartaeLatinaeXII" style:family="table">
      <style:table-properties style:width="11.7cm" table:align="margins"/>
    </style:style>
    <style:style style:name="ChartaeLatinaeXII.A" style:family="table-column">
      <style:table-column-properties style:column-width="1.499cm" style:rel-column-width="8398*"/>
    </style:style>
    <style:style style:name="ChartaeLatinaeXII.B" style:family="table-column">
      <style:table-column-properties style:column-width="1.55cm" style:rel-column-width="8684*"/>
    </style:style>
    <style:style style:name="ChartaeLatinaeXII.C" style:family="table-column">
      <style:table-column-properties style:column-width="8.65cm" style:rel-column-width="48453*"/>
    </style:style>
    <style:style style:name="ChartaeLatinaeXII.1" style:family="table-row">
      <style:table-row-properties fo:keep-together="always"/>
    </style:style>
    <style:style style:name="ChartaeLatinaeXII.A1" style:family="table-cell">
      <style:table-cell-properties fo:padding-left="0.101cm" fo:padding-right="0.101cm" fo:padding-top="0cm" fo:padding-bottom="0cm" fo:border="none"/>
    </style:style>
    <style:style style:name="ChartaeLatinae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" style:family="table">
      <style:table-properties style:width="11.7cm" table:align="margins"/>
    </style:style>
    <style:style style:name="PCollYoutieI.A" style:family="table-column">
      <style:table-column-properties style:column-width="1.499cm" style:rel-column-width="8398*"/>
    </style:style>
    <style:style style:name="PCollYoutieI.B" style:family="table-column">
      <style:table-column-properties style:column-width="1.55cm" style:rel-column-width="8684*"/>
    </style:style>
    <style:style style:name="PCollYoutieI.C" style:family="table-column">
      <style:table-column-properties style:column-width="8.65cm" style:rel-column-width="48453*"/>
    </style:style>
    <style:style style:name="PCollYoutieI.1" style:family="table-row">
      <style:table-row-properties fo:keep-together="always"/>
    </style:style>
    <style:style style:name="PCollYoutieI.A1" style:family="table-cell">
      <style:table-cell-properties fo:padding-left="0.101cm" fo:padding-right="0.101cm" fo:padding-top="0cm" fo:padding-bottom="0cm" fo:border="none"/>
    </style:style>
    <style:style style:name="PCollYouti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I" style:family="table">
      <style:table-properties style:width="11.7cm" table:align="margins"/>
    </style:style>
    <style:style style:name="PCollYoutieII.A" style:family="table-column">
      <style:table-column-properties style:column-width="1.499cm" style:rel-column-width="8398*"/>
    </style:style>
    <style:style style:name="PCollYoutieII.B" style:family="table-column">
      <style:table-column-properties style:column-width="1.55cm" style:rel-column-width="8684*"/>
    </style:style>
    <style:style style:name="PCollYoutieII.C" style:family="table-column">
      <style:table-column-properties style:column-width="8.65cm" style:rel-column-width="48453*"/>
    </style:style>
    <style:style style:name="PCollYoutieII.1" style:family="table-row">
      <style:table-row-properties fo:keep-together="always"/>
    </style:style>
    <style:style style:name="PCollYoutieII.A1" style:family="table-cell">
      <style:table-cell-properties fo:padding-left="0.101cm" fo:padding-right="0.101cm" fo:padding-top="0cm" fo:padding-bottom="0cm" fo:border="none"/>
    </style:style>
    <style:style style:name="PCollYouti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tNessIII" style:family="table">
      <style:table-properties style:width="11.7cm" table:align="margins"/>
    </style:style>
    <style:style style:name="PColtNessIII.A" style:family="table-column">
      <style:table-column-properties style:column-width="1.499cm" style:rel-column-width="8398*"/>
    </style:style>
    <style:style style:name="PColtNessIII.B" style:family="table-column">
      <style:table-column-properties style:column-width="1.55cm" style:rel-column-width="8684*"/>
    </style:style>
    <style:style style:name="PColtNessIII.C" style:family="table-column">
      <style:table-column-properties style:column-width="8.65cm" style:rel-column-width="48453*"/>
    </style:style>
    <style:style style:name="PColtNessIII.1" style:family="table-row">
      <style:table-row-properties fo:keep-together="always"/>
    </style:style>
    <style:style style:name="PColtNessIII.A1" style:family="table-cell">
      <style:table-cell-properties fo:padding-left="0.101cm" fo:padding-right="0.101cm" fo:padding-top="0cm" fo:padding-bottom="0cm" fo:border="none"/>
    </style:style>
    <style:style style:name="PColtNess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" style:family="table">
      <style:table-properties style:width="11.7cm" table:align="margins"/>
    </style:style>
    <style:style style:name="PColI.A" style:family="table-column">
      <style:table-column-properties style:column-width="1.499cm" style:rel-column-width="8398*"/>
    </style:style>
    <style:style style:name="PColI.B" style:family="table-column">
      <style:table-column-properties style:column-width="1.55cm" style:rel-column-width="8684*"/>
    </style:style>
    <style:style style:name="PColI.C" style:family="table-column">
      <style:table-column-properties style:column-width="8.65cm" style:rel-column-width="48453*"/>
    </style:style>
    <style:style style:name="PColI.1" style:family="table-row">
      <style:table-row-properties fo:keep-together="always"/>
    </style:style>
    <style:style style:name="PColI.A1" style:family="table-cell">
      <style:table-cell-properties fo:padding-left="0.101cm" fo:padding-right="0.101cm" fo:padding-top="0cm" fo:padding-bottom="0cm" fo:border="none"/>
    </style:style>
    <style:style style:name="PCo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I" style:family="table">
      <style:table-properties style:width="11.7cm" table:align="margins"/>
    </style:style>
    <style:style style:name="PColII.A" style:family="table-column">
      <style:table-column-properties style:column-width="1.499cm" style:rel-column-width="8398*"/>
    </style:style>
    <style:style style:name="PColII.B" style:family="table-column">
      <style:table-column-properties style:column-width="1.55cm" style:rel-column-width="8684*"/>
    </style:style>
    <style:style style:name="PColII.C" style:family="table-column">
      <style:table-column-properties style:column-width="8.65cm" style:rel-column-width="48453*"/>
    </style:style>
    <style:style style:name="PColII.1" style:family="table-row">
      <style:table-row-properties fo:keep-together="always"/>
    </style:style>
    <style:style style:name="PColII.A1" style:family="table-cell">
      <style:table-cell-properties fo:padding-left="0.101cm" fo:padding-right="0.101cm" fo:padding-top="0cm" fo:padding-bottom="0cm" fo:border="none"/>
    </style:style>
    <style:style style:name="PCo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" style:family="table">
      <style:table-properties style:width="11.7cm" table:align="margins"/>
    </style:style>
    <style:style style:name="PColV.A" style:family="table-column">
      <style:table-column-properties style:column-width="1.499cm" style:rel-column-width="8398*"/>
    </style:style>
    <style:style style:name="PColV.B" style:family="table-column">
      <style:table-column-properties style:column-width="1.55cm" style:rel-column-width="8684*"/>
    </style:style>
    <style:style style:name="PColV.C" style:family="table-column">
      <style:table-column-properties style:column-width="8.65cm" style:rel-column-width="48453*"/>
    </style:style>
    <style:style style:name="PColV.1" style:family="table-row">
      <style:table-row-properties fo:keep-together="always"/>
    </style:style>
    <style:style style:name="PColV.A1" style:family="table-cell">
      <style:table-cell-properties fo:padding-left="0.101cm" fo:padding-right="0.101cm" fo:padding-top="0cm" fo:padding-bottom="0cm" fo:border="none"/>
    </style:style>
    <style:style style:name="PCo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" style:family="table">
      <style:table-properties style:width="11.7cm" table:align="margins"/>
    </style:style>
    <style:style style:name="PColVI.A" style:family="table-column">
      <style:table-column-properties style:column-width="1.499cm" style:rel-column-width="8398*"/>
    </style:style>
    <style:style style:name="PColVI.B" style:family="table-column">
      <style:table-column-properties style:column-width="1.55cm" style:rel-column-width="8684*"/>
    </style:style>
    <style:style style:name="PColVI.C" style:family="table-column">
      <style:table-column-properties style:column-width="8.65cm" style:rel-column-width="48453*"/>
    </style:style>
    <style:style style:name="PColVI.1" style:family="table-row">
      <style:table-row-properties fo:keep-together="always"/>
    </style:style>
    <style:style style:name="PColVI.A1" style:family="table-cell">
      <style:table-cell-properties fo:padding-left="0.101cm" fo:padding-right="0.101cm" fo:padding-top="0cm" fo:padding-bottom="0cm" fo:border="none"/>
    </style:style>
    <style:style style:name="PCo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II" style:family="table">
      <style:table-properties style:width="11.7cm" table:align="margins"/>
    </style:style>
    <style:style style:name="PColVIII.A" style:family="table-column">
      <style:table-column-properties style:column-width="1.499cm" style:rel-column-width="8398*"/>
    </style:style>
    <style:style style:name="PColVIII.B" style:family="table-column">
      <style:table-column-properties style:column-width="1.55cm" style:rel-column-width="8684*"/>
    </style:style>
    <style:style style:name="PColVIII.C" style:family="table-column">
      <style:table-column-properties style:column-width="8.65cm" style:rel-column-width="48453*"/>
    </style:style>
    <style:style style:name="PColVIII.1" style:family="table-row">
      <style:table-row-properties fo:keep-together="always"/>
    </style:style>
    <style:style style:name="PColVIII.A1" style:family="table-cell">
      <style:table-cell-properties fo:padding-left="0.101cm" fo:padding-right="0.101cm" fo:padding-top="0cm" fo:padding-bottom="0cm" fo:border="none"/>
    </style:style>
    <style:style style:name="PCo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X" style:family="table">
      <style:table-properties style:width="11.7cm" table:align="margins"/>
    </style:style>
    <style:style style:name="PColX.A" style:family="table-column">
      <style:table-column-properties style:column-width="1.499cm" style:rel-column-width="8398*"/>
    </style:style>
    <style:style style:name="PColX.B" style:family="table-column">
      <style:table-column-properties style:column-width="1.55cm" style:rel-column-width="8684*"/>
    </style:style>
    <style:style style:name="PColX.C" style:family="table-column">
      <style:table-column-properties style:column-width="8.65cm" style:rel-column-width="48453*"/>
    </style:style>
    <style:style style:name="PColX.1" style:family="table-row">
      <style:table-row-properties fo:keep-together="always"/>
    </style:style>
    <style:style style:name="PColX.A1" style:family="table-cell">
      <style:table-cell-properties fo:padding-left="0.101cm" fo:padding-right="0.101cm" fo:padding-top="0cm" fo:padding-bottom="0cm" fo:border="none"/>
    </style:style>
    <style:style style:name="PCo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" style:family="table">
      <style:table-properties style:width="11.7cm" table:align="margins"/>
    </style:style>
    <style:style style:name="PColZenI.A" style:family="table-column">
      <style:table-column-properties style:column-width="1.499cm" style:rel-column-width="8398*"/>
    </style:style>
    <style:style style:name="PColZenI.B" style:family="table-column">
      <style:table-column-properties style:column-width="1.55cm" style:rel-column-width="8684*"/>
    </style:style>
    <style:style style:name="PColZenI.C" style:family="table-column">
      <style:table-column-properties style:column-width="8.65cm" style:rel-column-width="48453*"/>
    </style:style>
    <style:style style:name="PColZenI.1" style:family="table-row">
      <style:table-row-properties fo:keep-together="always"/>
    </style:style>
    <style:style style:name="PColZenI.A1" style:family="table-cell">
      <style:table-cell-properties fo:padding-left="0.101cm" fo:padding-right="0.101cm" fo:padding-top="0cm" fo:padding-bottom="0cm" fo:border="none"/>
    </style:style>
    <style:style style:name="PCol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I" style:family="table">
      <style:table-properties style:width="11.7cm" table:align="margins"/>
    </style:style>
    <style:style style:name="PColZenII.A" style:family="table-column">
      <style:table-column-properties style:column-width="1.499cm" style:rel-column-width="8398*"/>
    </style:style>
    <style:style style:name="PColZenII.B" style:family="table-column">
      <style:table-column-properties style:column-width="1.55cm" style:rel-column-width="8684*"/>
    </style:style>
    <style:style style:name="PColZenII.C" style:family="table-column">
      <style:table-column-properties style:column-width="8.65cm" style:rel-column-width="48453*"/>
    </style:style>
    <style:style style:name="PColZenII.1" style:family="table-row">
      <style:table-row-properties fo:keep-together="always"/>
    </style:style>
    <style:style style:name="PColZenII.A1" style:family="table-cell">
      <style:table-cell-properties fo:padding-left="0.101cm" fo:padding-right="0.101cm" fo:padding-top="0cm" fo:padding-bottom="0cm" fo:border="none"/>
    </style:style>
    <style:style style:name="PCol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rnell" style:family="table">
      <style:table-properties style:width="11.7cm" table:align="margins"/>
    </style:style>
    <style:style style:name="PCornell.A" style:family="table-column">
      <style:table-column-properties style:column-width="1.499cm" style:rel-column-width="8398*"/>
    </style:style>
    <style:style style:name="PCornell.B" style:family="table-column">
      <style:table-column-properties style:column-width="1.55cm" style:rel-column-width="8684*"/>
    </style:style>
    <style:style style:name="PCornell.C" style:family="table-column">
      <style:table-column-properties style:column-width="8.65cm" style:rel-column-width="48453*"/>
    </style:style>
    <style:style style:name="PCornell.1" style:family="table-row">
      <style:table-row-properties fo:keep-together="always"/>
    </style:style>
    <style:style style:name="PCornell.A1" style:family="table-cell">
      <style:table-cell-properties fo:padding-left="0.101cm" fo:padding-right="0.101cm" fo:padding-top="0cm" fo:padding-bottom="0cm" fo:border="none"/>
    </style:style>
    <style:style style:name="PCorne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EML" style:family="table">
      <style:table-properties style:width="11.7cm" table:align="margins"/>
    </style:style>
    <style:style style:name="CEML.A" style:family="table-column">
      <style:table-column-properties style:column-width="1.499cm" style:rel-column-width="8398*"/>
    </style:style>
    <style:style style:name="CEML.B" style:family="table-column">
      <style:table-column-properties style:column-width="1.55cm" style:rel-column-width="8684*"/>
    </style:style>
    <style:style style:name="CEML.C" style:family="table-column">
      <style:table-column-properties style:column-width="8.65cm" style:rel-column-width="48453*"/>
    </style:style>
    <style:style style:name="CEML.1" style:family="table-row">
      <style:table-row-properties fo:keep-together="always"/>
    </style:style>
    <style:style style:name="CEML.A1" style:family="table-cell">
      <style:table-cell-properties fo:padding-left="0.101cm" fo:padding-right="0.101cm" fo:padding-top="0cm" fo:padding-bottom="0cm" fo:border="none"/>
    </style:style>
    <style:style style:name="CEM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OrdPtol" style:family="table">
      <style:table-properties style:width="11.7cm" table:align="margins"/>
    </style:style>
    <style:style style:name="COrdPtol.A" style:family="table-column">
      <style:table-column-properties style:column-width="1.499cm" style:rel-column-width="8398*"/>
    </style:style>
    <style:style style:name="COrdPtol.B" style:family="table-column">
      <style:table-column-properties style:column-width="1.55cm" style:rel-column-width="8684*"/>
    </style:style>
    <style:style style:name="COrdPtol.C" style:family="table-column">
      <style:table-column-properties style:column-width="8.65cm" style:rel-column-width="48453*"/>
    </style:style>
    <style:style style:name="COrdPtol.1" style:family="table-row">
      <style:table-row-properties fo:keep-together="always"/>
    </style:style>
    <style:style style:name="COrdPtol.A1" style:family="table-cell">
      <style:table-cell-properties fo:padding-left="0.101cm" fo:padding-right="0.101cm" fo:padding-top="0cm" fo:padding-bottom="0cm" fo:border="none"/>
    </style:style>
    <style:style style:name="COrdPto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JII" style:family="table">
      <style:table-properties style:width="11.7cm" table:align="margins"/>
    </style:style>
    <style:style style:name="CPJII.A" style:family="table-column">
      <style:table-column-properties style:column-width="1.499cm" style:rel-column-width="8398*"/>
    </style:style>
    <style:style style:name="CPJII.B" style:family="table-column">
      <style:table-column-properties style:column-width="1.55cm" style:rel-column-width="8684*"/>
    </style:style>
    <style:style style:name="CPJII.C" style:family="table-column">
      <style:table-column-properties style:column-width="8.65cm" style:rel-column-width="48453*"/>
    </style:style>
    <style:style style:name="CPJII.1" style:family="table-row">
      <style:table-row-properties fo:keep-together="always"/>
    </style:style>
    <style:style style:name="CPJII.A1" style:family="table-cell">
      <style:table-cell-properties fo:padding-left="0.101cm" fo:padding-right="0.101cm" fo:padding-top="0cm" fo:padding-bottom="0cm" fo:border="none"/>
    </style:style>
    <style:style style:name="CPJ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" style:family="table">
      <style:table-properties style:width="11.7cm" table:align="margins"/>
    </style:style>
    <style:style style:name="CPRI.A" style:family="table-column">
      <style:table-column-properties style:column-width="1.499cm" style:rel-column-width="8398*"/>
    </style:style>
    <style:style style:name="CPRI.B" style:family="table-column">
      <style:table-column-properties style:column-width="1.55cm" style:rel-column-width="8684*"/>
    </style:style>
    <style:style style:name="CPRI.C" style:family="table-column">
      <style:table-column-properties style:column-width="8.65cm" style:rel-column-width="48453*"/>
    </style:style>
    <style:style style:name="CPRI.1" style:family="table-row">
      <style:table-row-properties fo:keep-together="always"/>
    </style:style>
    <style:style style:name="CPRI.A1" style:family="table-cell">
      <style:table-cell-properties fo:padding-left="0.101cm" fo:padding-right="0.101cm" fo:padding-top="0cm" fo:padding-bottom="0cm" fo:border="none"/>
    </style:style>
    <style:style style:name="CP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" style:family="table">
      <style:table-properties style:width="11.7cm" table:align="margins"/>
    </style:style>
    <style:style style:name="CPRV.A" style:family="table-column">
      <style:table-column-properties style:column-width="1.499cm" style:rel-column-width="8398*"/>
    </style:style>
    <style:style style:name="CPRV.B" style:family="table-column">
      <style:table-column-properties style:column-width="1.55cm" style:rel-column-width="8684*"/>
    </style:style>
    <style:style style:name="CPRV.C" style:family="table-column">
      <style:table-column-properties style:column-width="8.65cm" style:rel-column-width="48453*"/>
    </style:style>
    <style:style style:name="CPRV.1" style:family="table-row">
      <style:table-row-properties fo:keep-together="always"/>
    </style:style>
    <style:style style:name="CPRV.A1" style:family="table-cell">
      <style:table-cell-properties fo:padding-left="0.101cm" fo:padding-right="0.101cm" fo:padding-top="0cm" fo:padding-bottom="0cm" fo:border="none"/>
    </style:style>
    <style:style style:name="CPR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" style:family="table">
      <style:table-properties style:width="11.7cm" table:align="margins"/>
    </style:style>
    <style:style style:name="CPRVI.A" style:family="table-column">
      <style:table-column-properties style:column-width="1.499cm" style:rel-column-width="8398*"/>
    </style:style>
    <style:style style:name="CPRVI.B" style:family="table-column">
      <style:table-column-properties style:column-width="1.55cm" style:rel-column-width="8684*"/>
    </style:style>
    <style:style style:name="CPRVI.C" style:family="table-column">
      <style:table-column-properties style:column-width="8.65cm" style:rel-column-width="48453*"/>
    </style:style>
    <style:style style:name="CPRVI.1" style:family="table-row">
      <style:table-row-properties fo:keep-together="always"/>
    </style:style>
    <style:style style:name="CPRVI.A1" style:family="table-cell">
      <style:table-cell-properties fo:padding-left="0.101cm" fo:padding-right="0.101cm" fo:padding-top="0cm" fo:padding-bottom="0cm" fo:border="none"/>
    </style:style>
    <style:style style:name="CPR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" style:family="table">
      <style:table-properties style:width="11.7cm" table:align="margins"/>
    </style:style>
    <style:style style:name="CPRVII.A" style:family="table-column">
      <style:table-column-properties style:column-width="1.499cm" style:rel-column-width="8398*"/>
    </style:style>
    <style:style style:name="CPRVII.B" style:family="table-column">
      <style:table-column-properties style:column-width="1.55cm" style:rel-column-width="8684*"/>
    </style:style>
    <style:style style:name="CPRVII.C" style:family="table-column">
      <style:table-column-properties style:column-width="8.65cm" style:rel-column-width="48453*"/>
    </style:style>
    <style:style style:name="CPRVII.1" style:family="table-row">
      <style:table-row-properties fo:keep-together="always"/>
    </style:style>
    <style:style style:name="CPRVII.A1" style:family="table-cell">
      <style:table-cell-properties fo:padding-left="0.101cm" fo:padding-right="0.101cm" fo:padding-top="0cm" fo:padding-bottom="0cm" fo:border="none"/>
    </style:style>
    <style:style style:name="CPR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I" style:family="table">
      <style:table-properties style:width="11.7cm" table:align="margins"/>
    </style:style>
    <style:style style:name="CPRVIII.A" style:family="table-column">
      <style:table-column-properties style:column-width="1.499cm" style:rel-column-width="8398*"/>
    </style:style>
    <style:style style:name="CPRVIII.B" style:family="table-column">
      <style:table-column-properties style:column-width="1.55cm" style:rel-column-width="8684*"/>
    </style:style>
    <style:style style:name="CPRVIII.C" style:family="table-column">
      <style:table-column-properties style:column-width="8.65cm" style:rel-column-width="48453*"/>
    </style:style>
    <style:style style:name="CPRVIII.1" style:family="table-row">
      <style:table-row-properties fo:keep-together="always"/>
    </style:style>
    <style:style style:name="CPRVIII.A1" style:family="table-cell">
      <style:table-cell-properties fo:padding-left="0.101cm" fo:padding-right="0.101cm" fo:padding-top="0cm" fo:padding-bottom="0cm" fo:border="none"/>
    </style:style>
    <style:style style:name="CPR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X" style:family="table">
      <style:table-properties style:width="11.7cm" table:align="margins"/>
    </style:style>
    <style:style style:name="CPRIX.A" style:family="table-column">
      <style:table-column-properties style:column-width="1.499cm" style:rel-column-width="8398*"/>
    </style:style>
    <style:style style:name="CPRIX.B" style:family="table-column">
      <style:table-column-properties style:column-width="1.55cm" style:rel-column-width="8684*"/>
    </style:style>
    <style:style style:name="CPRIX.C" style:family="table-column">
      <style:table-column-properties style:column-width="8.65cm" style:rel-column-width="48453*"/>
    </style:style>
    <style:style style:name="CPRIX.1" style:family="table-row">
      <style:table-row-properties fo:keep-together="always"/>
    </style:style>
    <style:style style:name="CPRIX.A1" style:family="table-cell">
      <style:table-cell-properties fo:padding-left="0.101cm" fo:padding-right="0.101cm" fo:padding-top="0cm" fo:padding-bottom="0cm" fo:border="none"/>
    </style:style>
    <style:style style:name="CPR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" style:family="table">
      <style:table-properties style:width="11.7cm" table:align="margins"/>
    </style:style>
    <style:style style:name="CPRX.A" style:family="table-column">
      <style:table-column-properties style:column-width="1.499cm" style:rel-column-width="8398*"/>
    </style:style>
    <style:style style:name="CPRX.B" style:family="table-column">
      <style:table-column-properties style:column-width="1.55cm" style:rel-column-width="8684*"/>
    </style:style>
    <style:style style:name="CPRX.C" style:family="table-column">
      <style:table-column-properties style:column-width="8.65cm" style:rel-column-width="48453*"/>
    </style:style>
    <style:style style:name="CPRX.1" style:family="table-row">
      <style:table-row-properties fo:keep-together="always"/>
    </style:style>
    <style:style style:name="CPRX.A1" style:family="table-cell">
      <style:table-cell-properties fo:padding-left="0.101cm" fo:padding-right="0.101cm" fo:padding-top="0cm" fo:padding-bottom="0cm" fo:border="none"/>
    </style:style>
    <style:style style:name="CPR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II" style:family="table">
      <style:table-properties style:width="11.7cm" table:align="margins"/>
    </style:style>
    <style:style style:name="CPRXIII.A" style:family="table-column">
      <style:table-column-properties style:column-width="1.499cm" style:rel-column-width="8398*"/>
    </style:style>
    <style:style style:name="CPRXIII.B" style:family="table-column">
      <style:table-column-properties style:column-width="1.55cm" style:rel-column-width="8684*"/>
    </style:style>
    <style:style style:name="CPRXIII.C" style:family="table-column">
      <style:table-column-properties style:column-width="8.65cm" style:rel-column-width="48453*"/>
    </style:style>
    <style:style style:name="CPRXIII.1" style:family="table-row">
      <style:table-row-properties fo:keep-together="always"/>
    </style:style>
    <style:style style:name="CPRXIII.A1" style:family="table-cell">
      <style:table-cell-properties fo:padding-left="0.101cm" fo:padding-right="0.101cm" fo:padding-top="0cm" fo:padding-bottom="0cm" fo:border="none"/>
    </style:style>
    <style:style style:name="CP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V" style:family="table">
      <style:table-properties style:width="11.7cm" table:align="margins"/>
    </style:style>
    <style:style style:name="CPRXIV.A" style:family="table-column">
      <style:table-column-properties style:column-width="1.499cm" style:rel-column-width="8398*"/>
    </style:style>
    <style:style style:name="CPRXIV.B" style:family="table-column">
      <style:table-column-properties style:column-width="1.55cm" style:rel-column-width="8684*"/>
    </style:style>
    <style:style style:name="CPRXIV.C" style:family="table-column">
      <style:table-column-properties style:column-width="8.65cm" style:rel-column-width="48453*"/>
    </style:style>
    <style:style style:name="CPRXIV.1" style:family="table-row">
      <style:table-row-properties fo:keep-together="always"/>
    </style:style>
    <style:style style:name="CPRXIV.A1" style:family="table-cell">
      <style:table-cell-properties fo:padding-left="0.101cm" fo:padding-right="0.101cm" fo:padding-top="0cm" fo:padding-bottom="0cm" fo:border="none"/>
    </style:style>
    <style:style style:name="CPR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" style:family="table">
      <style:table-properties style:width="11.7cm" table:align="margins"/>
    </style:style>
    <style:style style:name="CPRXV.A" style:family="table-column">
      <style:table-column-properties style:column-width="1.499cm" style:rel-column-width="8398*"/>
    </style:style>
    <style:style style:name="CPRXV.B" style:family="table-column">
      <style:table-column-properties style:column-width="1.55cm" style:rel-column-width="8684*"/>
    </style:style>
    <style:style style:name="CPRXV.C" style:family="table-column">
      <style:table-column-properties style:column-width="8.65cm" style:rel-column-width="48453*"/>
    </style:style>
    <style:style style:name="CPRXV.1" style:family="table-row">
      <style:table-row-properties fo:keep-together="always"/>
    </style:style>
    <style:style style:name="CPRXV.A1" style:family="table-cell">
      <style:table-cell-properties fo:padding-left="0.101cm" fo:padding-right="0.101cm" fo:padding-top="0cm" fo:padding-bottom="0cm" fo:border="none"/>
    </style:style>
    <style:style style:name="CP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A" style:family="table">
      <style:table-properties style:width="11.7cm" table:align="margins"/>
    </style:style>
    <style:style style:name="CPRXVIIA.A" style:family="table-column">
      <style:table-column-properties style:column-width="1.499cm" style:rel-column-width="8398*"/>
    </style:style>
    <style:style style:name="CPRXVIIA.B" style:family="table-column">
      <style:table-column-properties style:column-width="1.55cm" style:rel-column-width="8684*"/>
    </style:style>
    <style:style style:name="CPRXVIIA.C" style:family="table-column">
      <style:table-column-properties style:column-width="8.65cm" style:rel-column-width="48453*"/>
    </style:style>
    <style:style style:name="CPRXVIIA.1" style:family="table-row">
      <style:table-row-properties fo:keep-together="always"/>
    </style:style>
    <style:style style:name="CPRXVIIA.A1" style:family="table-cell">
      <style:table-cell-properties fo:padding-left="0.101cm" fo:padding-right="0.101cm" fo:padding-top="0cm" fo:padding-bottom="0cm" fo:border="none"/>
    </style:style>
    <style:style style:name="CPRXVII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I" style:family="table">
      <style:table-properties style:width="11.7cm" table:align="margins"/>
    </style:style>
    <style:style style:name="CPRXVIII.A" style:family="table-column">
      <style:table-column-properties style:column-width="1.499cm" style:rel-column-width="8398*"/>
    </style:style>
    <style:style style:name="CPRXVIII.B" style:family="table-column">
      <style:table-column-properties style:column-width="1.55cm" style:rel-column-width="8684*"/>
    </style:style>
    <style:style style:name="CPRXVIII.C" style:family="table-column">
      <style:table-column-properties style:column-width="8.65cm" style:rel-column-width="48453*"/>
    </style:style>
    <style:style style:name="CPRXVIII.1" style:family="table-row">
      <style:table-row-properties fo:keep-together="always"/>
    </style:style>
    <style:style style:name="CPRXVIII.A1" style:family="table-cell">
      <style:table-cell-properties fo:padding-left="0.101cm" fo:padding-right="0.101cm" fo:padding-top="0cm" fo:padding-bottom="0cm" fo:border="none"/>
    </style:style>
    <style:style style:name="CPR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X" style:family="table">
      <style:table-properties style:width="11.7cm" table:align="margins"/>
    </style:style>
    <style:style style:name="CPRXIX.A" style:family="table-column">
      <style:table-column-properties style:column-width="1.499cm" style:rel-column-width="8398*"/>
    </style:style>
    <style:style style:name="CPRXIX.B" style:family="table-column">
      <style:table-column-properties style:column-width="1.55cm" style:rel-column-width="8684*"/>
    </style:style>
    <style:style style:name="CPRXIX.C" style:family="table-column">
      <style:table-column-properties style:column-width="8.65cm" style:rel-column-width="48453*"/>
    </style:style>
    <style:style style:name="CPRXIX.1" style:family="table-row">
      <style:table-row-properties fo:keep-together="always"/>
    </style:style>
    <style:style style:name="CPRXIX.A1" style:family="table-cell">
      <style:table-cell-properties fo:padding-left="0.101cm" fo:padding-right="0.101cm" fo:padding-top="0cm" fo:padding-bottom="0cm" fo:border="none"/>
    </style:style>
    <style:style style:name="CPR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" style:family="table">
      <style:table-properties style:width="11.7cm" table:align="margins"/>
    </style:style>
    <style:style style:name="CPRXX.A" style:family="table-column">
      <style:table-column-properties style:column-width="1.499cm" style:rel-column-width="8398*"/>
    </style:style>
    <style:style style:name="CPRXX.B" style:family="table-column">
      <style:table-column-properties style:column-width="1.55cm" style:rel-column-width="8684*"/>
    </style:style>
    <style:style style:name="CPRXX.C" style:family="table-column">
      <style:table-column-properties style:column-width="8.65cm" style:rel-column-width="48453*"/>
    </style:style>
    <style:style style:name="CPRXX.1" style:family="table-row">
      <style:table-row-properties fo:keep-together="always"/>
    </style:style>
    <style:style style:name="CPRXX.A1" style:family="table-cell">
      <style:table-cell-properties fo:padding-left="0.101cm" fo:padding-right="0.101cm" fo:padding-top="0cm" fo:padding-bottom="0cm" fo:border="none"/>
    </style:style>
    <style:style style:name="CPR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" style:family="table">
      <style:table-properties style:width="11.7cm" table:align="margins"/>
    </style:style>
    <style:style style:name="CPRXXII.A" style:family="table-column">
      <style:table-column-properties style:column-width="1.499cm" style:rel-column-width="8398*"/>
    </style:style>
    <style:style style:name="CPRXXII.B" style:family="table-column">
      <style:table-column-properties style:column-width="1.55cm" style:rel-column-width="8684*"/>
    </style:style>
    <style:style style:name="CPRXXII.C" style:family="table-column">
      <style:table-column-properties style:column-width="8.65cm" style:rel-column-width="48453*"/>
    </style:style>
    <style:style style:name="CPRXXII.1" style:family="table-row">
      <style:table-row-properties fo:keep-together="always"/>
    </style:style>
    <style:style style:name="CPRXXII.A1" style:family="table-cell">
      <style:table-cell-properties fo:padding-left="0.101cm" fo:padding-right="0.101cm" fo:padding-top="0cm" fo:padding-bottom="0cm" fo:border="none"/>
    </style:style>
    <style:style style:name="CPR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I" style:family="table">
      <style:table-properties style:width="11.7cm" table:align="margins"/>
    </style:style>
    <style:style style:name="CPRXXIII.A" style:family="table-column">
      <style:table-column-properties style:column-width="1.499cm" style:rel-column-width="8398*"/>
    </style:style>
    <style:style style:name="CPRXXIII.B" style:family="table-column">
      <style:table-column-properties style:column-width="1.55cm" style:rel-column-width="8684*"/>
    </style:style>
    <style:style style:name="CPRXXIII.C" style:family="table-column">
      <style:table-column-properties style:column-width="8.65cm" style:rel-column-width="48453*"/>
    </style:style>
    <style:style style:name="CPRXXIII.1" style:family="table-row">
      <style:table-row-properties fo:keep-together="always"/>
    </style:style>
    <style:style style:name="CPRXXIII.A1" style:family="table-cell">
      <style:table-cell-properties fo:padding-left="0.101cm" fo:padding-right="0.101cm" fo:padding-top="0cm" fo:padding-bottom="0cm" fo:border="none"/>
    </style:style>
    <style:style style:name="CPR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V" style:family="table">
      <style:table-properties style:width="11.7cm" table:align="margins"/>
    </style:style>
    <style:style style:name="CPRXXIV.A" style:family="table-column">
      <style:table-column-properties style:column-width="1.499cm" style:rel-column-width="8398*"/>
    </style:style>
    <style:style style:name="CPRXXIV.B" style:family="table-column">
      <style:table-column-properties style:column-width="1.55cm" style:rel-column-width="8684*"/>
    </style:style>
    <style:style style:name="CPRXXIV.C" style:family="table-column">
      <style:table-column-properties style:column-width="8.65cm" style:rel-column-width="48453*"/>
    </style:style>
    <style:style style:name="CPRXXIV.1" style:family="table-row">
      <style:table-row-properties fo:keep-together="always"/>
    </style:style>
    <style:style style:name="CPRXXIV.A1" style:family="table-cell">
      <style:table-cell-properties fo:padding-left="0.101cm" fo:padding-right="0.101cm" fo:padding-top="0cm" fo:padding-bottom="0cm" fo:border="none"/>
    </style:style>
    <style:style style:name="CPR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unt" style:family="table">
      <style:table-properties style:width="11.7cm" table:align="margins"/>
    </style:style>
    <style:style style:name="PCount.A" style:family="table-column">
      <style:table-column-properties style:column-width="1.499cm" style:rel-column-width="8398*"/>
    </style:style>
    <style:style style:name="PCount.B" style:family="table-column">
      <style:table-column-properties style:column-width="1.55cm" style:rel-column-width="8684*"/>
    </style:style>
    <style:style style:name="PCount.C" style:family="table-column">
      <style:table-column-properties style:column-width="8.65cm" style:rel-column-width="48453*"/>
    </style:style>
    <style:style style:name="PCount.1" style:family="table-row">
      <style:table-row-properties fo:keep-together="always"/>
    </style:style>
    <style:style style:name="PCount.A1" style:family="table-cell">
      <style:table-cell-properties fo:padding-left="0.101cm" fo:padding-right="0.101cm" fo:padding-top="0cm" fo:padding-bottom="0cm" fo:border="none"/>
    </style:style>
    <style:style style:name="PCou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ustoms" style:family="table">
      <style:table-properties style:width="11.7cm" table:align="margins"/>
    </style:style>
    <style:style style:name="PCustoms.A" style:family="table-column">
      <style:table-column-properties style:column-width="1.499cm" style:rel-column-width="8398*"/>
    </style:style>
    <style:style style:name="PCustoms.B" style:family="table-column">
      <style:table-column-properties style:column-width="1.55cm" style:rel-column-width="8684*"/>
    </style:style>
    <style:style style:name="PCustoms.C" style:family="table-column">
      <style:table-column-properties style:column-width="8.65cm" style:rel-column-width="48453*"/>
    </style:style>
    <style:style style:name="PCustoms.1" style:family="table-row">
      <style:table-row-properties fo:keep-together="always"/>
    </style:style>
    <style:style style:name="PCustoms.A1" style:family="table-cell">
      <style:table-cell-properties fo:padding-left="0.101cm" fo:padding-right="0.101cm" fo:padding-top="0cm" fo:padding-bottom="0cm" fo:border="none"/>
    </style:style>
    <style:style style:name="PCustom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g" style:family="table">
      <style:table-properties style:width="11.7cm" table:align="margins"/>
    </style:style>
    <style:style style:name="PDiog.A" style:family="table-column">
      <style:table-column-properties style:column-width="1.499cm" style:rel-column-width="8398*"/>
    </style:style>
    <style:style style:name="PDiog.B" style:family="table-column">
      <style:table-column-properties style:column-width="1.55cm" style:rel-column-width="8684*"/>
    </style:style>
    <style:style style:name="PDiog.C" style:family="table-column">
      <style:table-column-properties style:column-width="8.65cm" style:rel-column-width="48453*"/>
    </style:style>
    <style:style style:name="PDiog.1" style:family="table-row">
      <style:table-row-properties fo:keep-together="always"/>
    </style:style>
    <style:style style:name="PDiog.A1" style:family="table-cell">
      <style:table-cell-properties fo:padding-left="0.101cm" fo:padding-right="0.101cm" fo:padding-top="0cm" fo:padding-bottom="0cm" fo:border="none"/>
    </style:style>
    <style:style style:name="PDiog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sk" style:family="table">
      <style:table-properties style:width="11.7cm" table:align="margins"/>
    </style:style>
    <style:style style:name="PDiosk.A" style:family="table-column">
      <style:table-column-properties style:column-width="1.499cm" style:rel-column-width="8398*"/>
    </style:style>
    <style:style style:name="PDiosk.B" style:family="table-column">
      <style:table-column-properties style:column-width="1.55cm" style:rel-column-width="8684*"/>
    </style:style>
    <style:style style:name="PDiosk.C" style:family="table-column">
      <style:table-column-properties style:column-width="8.65cm" style:rel-column-width="48453*"/>
    </style:style>
    <style:style style:name="PDiosk.1" style:family="table-row">
      <style:table-row-properties fo:keep-together="always"/>
    </style:style>
    <style:style style:name="PDiosk.A1" style:family="table-cell">
      <style:table-cell-properties fo:padding-left="0.101cm" fo:padding-right="0.101cm" fo:padding-top="0cm" fo:padding-bottom="0cm" fo:border="none"/>
    </style:style>
    <style:style style:name="PDio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ryton" style:family="table">
      <style:table-properties style:width="11.7cm" table:align="margins"/>
    </style:style>
    <style:style style:name="PDryton.A" style:family="table-column">
      <style:table-column-properties style:column-width="1.499cm" style:rel-column-width="8398*"/>
    </style:style>
    <style:style style:name="PDryton.B" style:family="table-column">
      <style:table-column-properties style:column-width="1.55cm" style:rel-column-width="8684*"/>
    </style:style>
    <style:style style:name="PDryton.C" style:family="table-column">
      <style:table-column-properties style:column-width="8.65cm" style:rel-column-width="48453*"/>
    </style:style>
    <style:style style:name="PDryton.1" style:family="table-row">
      <style:table-row-properties fo:keep-together="always"/>
    </style:style>
    <style:style style:name="PDryton.A1" style:family="table-cell">
      <style:table-cell-properties fo:padding-left="0.101cm" fo:padding-right="0.101cm" fo:padding-top="0cm" fo:padding-bottom="0cm" fo:border="none"/>
    </style:style>
    <style:style style:name="PDry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b" style:family="table">
      <style:table-properties style:width="11.7cm" table:align="margins"/>
    </style:style>
    <style:style style:name="PDub.A" style:family="table-column">
      <style:table-column-properties style:column-width="1.499cm" style:rel-column-width="8398*"/>
    </style:style>
    <style:style style:name="PDub.B" style:family="table-column">
      <style:table-column-properties style:column-width="1.55cm" style:rel-column-width="8684*"/>
    </style:style>
    <style:style style:name="PDub.C" style:family="table-column">
      <style:table-column-properties style:column-width="8.65cm" style:rel-column-width="48453*"/>
    </style:style>
    <style:style style:name="PDub.1" style:family="table-row">
      <style:table-row-properties fo:keep-together="always"/>
    </style:style>
    <style:style style:name="PDub.A1" style:family="table-cell">
      <style:table-cell-properties fo:padding-left="0.101cm" fo:padding-right="0.101cm" fo:padding-top="0cm" fo:padding-bottom="0cm" fo:border="none"/>
    </style:style>
    <style:style style:name="PDu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ra" style:family="table">
      <style:table-properties style:width="11.7cm" table:align="margins"/>
    </style:style>
    <style:style style:name="PDura.A" style:family="table-column">
      <style:table-column-properties style:column-width="1.499cm" style:rel-column-width="8398*"/>
    </style:style>
    <style:style style:name="PDura.B" style:family="table-column">
      <style:table-column-properties style:column-width="1.55cm" style:rel-column-width="8684*"/>
    </style:style>
    <style:style style:name="PDura.C" style:family="table-column">
      <style:table-column-properties style:column-width="8.65cm" style:rel-column-width="48453*"/>
    </style:style>
    <style:style style:name="PDura.1" style:family="table-row">
      <style:table-row-properties fo:keep-together="always"/>
    </style:style>
    <style:style style:name="PDura.A1" style:family="table-cell">
      <style:table-cell-properties fo:padding-left="0.101cm" fo:padding-right="0.101cm" fo:padding-top="0cm" fo:padding-bottom="0cm" fo:border="none"/>
    </style:style>
    <style:style style:name="PDur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dfouI" style:family="table">
      <style:table-properties style:width="11.7cm" table:align="margins"/>
    </style:style>
    <style:style style:name="PEdfouI.A" style:family="table-column">
      <style:table-column-properties style:column-width="1.499cm" style:rel-column-width="8398*"/>
    </style:style>
    <style:style style:name="PEdfouI.B" style:family="table-column">
      <style:table-column-properties style:column-width="1.55cm" style:rel-column-width="8684*"/>
    </style:style>
    <style:style style:name="PEdfouI.C" style:family="table-column">
      <style:table-column-properties style:column-width="8.65cm" style:rel-column-width="48453*"/>
    </style:style>
    <style:style style:name="PEdfouI.1" style:family="table-row">
      <style:table-row-properties fo:keep-together="always"/>
    </style:style>
    <style:style style:name="PEdfouI.A1" style:family="table-cell">
      <style:table-cell-properties fo:padding-left="0.101cm" fo:padding-right="0.101cm" fo:padding-top="0cm" fo:padding-bottom="0cm" fo:border="none"/>
    </style:style>
    <style:style style:name="P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ireneII" style:family="table">
      <style:table-properties style:width="11.7cm" table:align="margins"/>
    </style:style>
    <style:style style:name="PEireneII.A" style:family="table-column">
      <style:table-column-properties style:column-width="1.499cm" style:rel-column-width="8398*"/>
    </style:style>
    <style:style style:name="PEireneII.B" style:family="table-column">
      <style:table-column-properties style:column-width="1.55cm" style:rel-column-width="8684*"/>
    </style:style>
    <style:style style:name="PEireneII.C" style:family="table-column">
      <style:table-column-properties style:column-width="8.65cm" style:rel-column-width="48453*"/>
    </style:style>
    <style:style style:name="PEireneII.1" style:family="table-row">
      <style:table-row-properties fo:keep-together="always"/>
    </style:style>
    <style:style style:name="PEireneII.A1" style:family="table-cell">
      <style:table-cell-properties fo:padding-left="0.101cm" fo:padding-right="0.101cm" fo:padding-top="0cm" fo:padding-bottom="0cm" fo:border="none"/>
    </style:style>
    <style:style style:name="PEiren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" style:family="table">
      <style:table-properties style:width="11.7cm" table:align="margins"/>
    </style:style>
    <style:style style:name="PEleph.A" style:family="table-column">
      <style:table-column-properties style:column-width="1.499cm" style:rel-column-width="8398*"/>
    </style:style>
    <style:style style:name="PEleph.B" style:family="table-column">
      <style:table-column-properties style:column-width="1.55cm" style:rel-column-width="8684*"/>
    </style:style>
    <style:style style:name="PEleph.C" style:family="table-column">
      <style:table-column-properties style:column-width="8.65cm" style:rel-column-width="48453*"/>
    </style:style>
    <style:style style:name="PEleph.1" style:family="table-row">
      <style:table-row-properties fo:keep-together="always"/>
    </style:style>
    <style:style style:name="PEleph.A1" style:family="table-cell">
      <style:table-cell-properties fo:padding-left="0.101cm" fo:padding-right="0.101cm" fo:padding-top="0cm" fo:padding-bottom="0cm" fo:border="none"/>
    </style:style>
    <style:style style:name="PEl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DAIK" style:family="table">
      <style:table-properties style:width="11.7cm" table:align="margins"/>
    </style:style>
    <style:style style:name="PElephDAIK.A" style:family="table-column">
      <style:table-column-properties style:column-width="1.499cm" style:rel-column-width="8398*"/>
    </style:style>
    <style:style style:name="PElephDAIK.B" style:family="table-column">
      <style:table-column-properties style:column-width="1.55cm" style:rel-column-width="8684*"/>
    </style:style>
    <style:style style:name="PElephDAIK.C" style:family="table-column">
      <style:table-column-properties style:column-width="8.65cm" style:rel-column-width="48453*"/>
    </style:style>
    <style:style style:name="PElephDAIK.1" style:family="table-row">
      <style:table-row-properties fo:keep-together="always"/>
    </style:style>
    <style:style style:name="PElephDAIK.A1" style:family="table-cell">
      <style:table-cell-properties fo:padding-left="0.101cm" fo:padding-right="0.101cm" fo:padding-top="0cm" fo:padding-bottom="0cm" fo:border="none"/>
    </style:style>
    <style:style style:name="P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nteuxeis" style:family="table">
      <style:table-properties style:width="11.7cm" table:align="margins"/>
    </style:style>
    <style:style style:name="PEnteuxeis.A" style:family="table-column">
      <style:table-column-properties style:column-width="1.499cm" style:rel-column-width="8398*"/>
    </style:style>
    <style:style style:name="PEnteuxeis.B" style:family="table-column">
      <style:table-column-properties style:column-width="1.55cm" style:rel-column-width="8684*"/>
    </style:style>
    <style:style style:name="PEnteuxeis.C" style:family="table-column">
      <style:table-column-properties style:column-width="8.65cm" style:rel-column-width="48453*"/>
    </style:style>
    <style:style style:name="PEnteuxeis.1" style:family="table-row">
      <style:table-row-properties fo:keep-together="always"/>
    </style:style>
    <style:style style:name="PEnteuxeis.A1" style:family="table-cell">
      <style:table-cell-properties fo:padding-left="0.101cm" fo:padding-right="0.101cm" fo:padding-top="0cm" fo:padding-bottom="0cm" fo:border="none"/>
    </style:style>
    <style:style style:name="PEnteux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asmI" style:family="table">
      <style:table-properties style:width="11.7cm" table:align="margins"/>
    </style:style>
    <style:style style:name="PErasmI.A" style:family="table-column">
      <style:table-column-properties style:column-width="1.499cm" style:rel-column-width="8398*"/>
    </style:style>
    <style:style style:name="PErasmI.B" style:family="table-column">
      <style:table-column-properties style:column-width="1.55cm" style:rel-column-width="8684*"/>
    </style:style>
    <style:style style:name="PErasmI.C" style:family="table-column">
      <style:table-column-properties style:column-width="8.65cm" style:rel-column-width="48453*"/>
    </style:style>
    <style:style style:name="PErasmI.1" style:family="table-row">
      <style:table-row-properties fo:keep-together="always"/>
    </style:style>
    <style:style style:name="PErasmI.A1" style:family="table-cell">
      <style:table-cell-properties fo:padding-left="0.101cm" fo:padding-right="0.101cm" fo:padding-top="0cm" fo:padding-bottom="0cm" fo:border="none"/>
    </style:style>
    <style:style style:name="PErasm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angen" style:family="table">
      <style:table-properties style:width="11.7cm" table:align="margins"/>
    </style:style>
    <style:style style:name="PErlangen.A" style:family="table-column">
      <style:table-column-properties style:column-width="1.499cm" style:rel-column-width="8398*"/>
    </style:style>
    <style:style style:name="PErlangen.B" style:family="table-column">
      <style:table-column-properties style:column-width="1.55cm" style:rel-column-width="8684*"/>
    </style:style>
    <style:style style:name="PErlangen.C" style:family="table-column">
      <style:table-column-properties style:column-width="8.65cm" style:rel-column-width="48453*"/>
    </style:style>
    <style:style style:name="PErlangen.1" style:family="table-row">
      <style:table-row-properties fo:keep-together="always"/>
    </style:style>
    <style:style style:name="PErlangen.A1" style:family="table-cell">
      <style:table-cell-properties fo:padding-left="0.101cm" fo:padding-right="0.101cm" fo:padding-top="0cm" fo:padding-bottom="0cm" fo:border="none"/>
    </style:style>
    <style:style style:name="PErla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Diosp" style:family="table">
      <style:table-properties style:width="11.7cm" table:align="margins"/>
    </style:style>
    <style:style style:name="PErlDiosp.A" style:family="table-column">
      <style:table-column-properties style:column-width="1.499cm" style:rel-column-width="8398*"/>
    </style:style>
    <style:style style:name="PErlDiosp.B" style:family="table-column">
      <style:table-column-properties style:column-width="1.55cm" style:rel-column-width="8684*"/>
    </style:style>
    <style:style style:name="PErlDiosp.C" style:family="table-column">
      <style:table-column-properties style:column-width="8.65cm" style:rel-column-width="48453*"/>
    </style:style>
    <style:style style:name="PErlDiosp.1" style:family="table-row">
      <style:table-row-properties fo:keep-together="always"/>
    </style:style>
    <style:style style:name="PErlDiosp.A1" style:family="table-cell">
      <style:table-cell-properties fo:padding-left="0.101cm" fo:padding-right="0.101cm" fo:padding-top="0cm" fo:padding-bottom="0cm" fo:border="none"/>
    </style:style>
    <style:style style:name="PErlDios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ay" style:family="table">
      <style:table-properties style:width="11.7cm" table:align="margins"/>
    </style:style>
    <style:style style:name="PFay.A" style:family="table-column">
      <style:table-column-properties style:column-width="1.499cm" style:rel-column-width="8398*"/>
    </style:style>
    <style:style style:name="PFay.B" style:family="table-column">
      <style:table-column-properties style:column-width="1.55cm" style:rel-column-width="8684*"/>
    </style:style>
    <style:style style:name="PFay.C" style:family="table-column">
      <style:table-column-properties style:column-width="8.65cm" style:rel-column-width="48453*"/>
    </style:style>
    <style:style style:name="PFay.1" style:family="table-row">
      <style:table-row-properties fo:keep-together="always"/>
    </style:style>
    <style:style style:name="PFay.A1" style:family="table-cell">
      <style:table-cell-properties fo:padding-left="0.101cm" fo:padding-right="0.101cm" fo:padding-top="0cm" fo:padding-bottom="0cm" fo:border="none"/>
    </style:style>
    <style:style style:name="P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" style:family="table">
      <style:table-properties style:width="11.7cm" table:align="margins"/>
    </style:style>
    <style:style style:name="PFlorI.A" style:family="table-column">
      <style:table-column-properties style:column-width="1.499cm" style:rel-column-width="8398*"/>
    </style:style>
    <style:style style:name="PFlorI.B" style:family="table-column">
      <style:table-column-properties style:column-width="1.55cm" style:rel-column-width="8684*"/>
    </style:style>
    <style:style style:name="PFlorI.C" style:family="table-column">
      <style:table-column-properties style:column-width="8.65cm" style:rel-column-width="48453*"/>
    </style:style>
    <style:style style:name="PFlorI.1" style:family="table-row">
      <style:table-row-properties fo:keep-together="always"/>
    </style:style>
    <style:style style:name="PFlorI.A1" style:family="table-cell">
      <style:table-cell-properties fo:padding-left="0.101cm" fo:padding-right="0.101cm" fo:padding-top="0cm" fo:padding-bottom="0cm" fo:border="none"/>
    </style:style>
    <style:style style:name="PFlo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" style:family="table">
      <style:table-properties style:width="11.7cm" table:align="margins"/>
    </style:style>
    <style:style style:name="PFlorII.A" style:family="table-column">
      <style:table-column-properties style:column-width="1.499cm" style:rel-column-width="8398*"/>
    </style:style>
    <style:style style:name="PFlorII.B" style:family="table-column">
      <style:table-column-properties style:column-width="1.55cm" style:rel-column-width="8684*"/>
    </style:style>
    <style:style style:name="PFlorII.C" style:family="table-column">
      <style:table-column-properties style:column-width="8.65cm" style:rel-column-width="48453*"/>
    </style:style>
    <style:style style:name="PFlorII.1" style:family="table-row">
      <style:table-row-properties fo:keep-together="always"/>
    </style:style>
    <style:style style:name="PFlorII.A1" style:family="table-cell">
      <style:table-cell-properties fo:padding-left="0.101cm" fo:padding-right="0.101cm" fo:padding-top="0cm" fo:padding-bottom="0cm" fo:border="none"/>
    </style:style>
    <style:style style:name="PFlo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I" style:family="table">
      <style:table-properties style:width="11.7cm" table:align="margins"/>
    </style:style>
    <style:style style:name="PFlorIII.A" style:family="table-column">
      <style:table-column-properties style:column-width="1.499cm" style:rel-column-width="8398*"/>
    </style:style>
    <style:style style:name="PFlorIII.B" style:family="table-column">
      <style:table-column-properties style:column-width="1.55cm" style:rel-column-width="8684*"/>
    </style:style>
    <style:style style:name="PFlorIII.C" style:family="table-column">
      <style:table-column-properties style:column-width="8.65cm" style:rel-column-width="48453*"/>
    </style:style>
    <style:style style:name="PFlorIII.1" style:family="table-row">
      <style:table-row-properties fo:keep-together="always"/>
    </style:style>
    <style:style style:name="PFlorIII.A1" style:family="table-cell">
      <style:table-cell-properties fo:padding-left="0.101cm" fo:padding-right="0.101cm" fo:padding-top="0cm" fo:padding-bottom="0cm" fo:border="none"/>
    </style:style>
    <style:style style:name="PFlo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" style:family="table">
      <style:table-properties style:width="11.7cm" table:align="margins"/>
    </style:style>
    <style:style style:name="PFouad.A" style:family="table-column">
      <style:table-column-properties style:column-width="1.499cm" style:rel-column-width="8398*"/>
    </style:style>
    <style:style style:name="PFouad.B" style:family="table-column">
      <style:table-column-properties style:column-width="1.55cm" style:rel-column-width="8684*"/>
    </style:style>
    <style:style style:name="PFouad.C" style:family="table-column">
      <style:table-column-properties style:column-width="8.65cm" style:rel-column-width="48453*"/>
    </style:style>
    <style:style style:name="PFouad.1" style:family="table-row">
      <style:table-row-properties fo:keep-together="always"/>
    </style:style>
    <style:style style:name="PFouad.A1" style:family="table-cell">
      <style:table-cell-properties fo:padding-left="0.101cm" fo:padding-right="0.101cm" fo:padding-top="0cm" fo:padding-bottom="0cm" fo:border="none"/>
    </style:style>
    <style:style style:name="PFou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Crawford" style:family="table">
      <style:table-properties style:width="11.7cm" table:align="margins"/>
    </style:style>
    <style:style style:name="PFouadCrawford.A" style:family="table-column">
      <style:table-column-properties style:column-width="1.499cm" style:rel-column-width="8398*"/>
    </style:style>
    <style:style style:name="PFouadCrawford.B" style:family="table-column">
      <style:table-column-properties style:column-width="1.55cm" style:rel-column-width="8684*"/>
    </style:style>
    <style:style style:name="PFouadCrawford.C" style:family="table-column">
      <style:table-column-properties style:column-width="8.65cm" style:rel-column-width="48453*"/>
    </style:style>
    <style:style style:name="PFouadCrawford.1" style:family="table-row">
      <style:table-row-properties fo:keep-together="always"/>
    </style:style>
    <style:style style:name="PFouadCrawford.A1" style:family="table-cell">
      <style:table-cell-properties fo:padding-left="0.101cm" fo:padding-right="0.101cm" fo:padding-top="0cm" fo:padding-bottom="0cm" fo:border="none"/>
    </style:style>
    <style:style style:name="PFouadCrawfo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ankf" style:family="table">
      <style:table-properties style:width="11.7cm" table:align="margins"/>
    </style:style>
    <style:style style:name="PFrankf.A" style:family="table-column">
      <style:table-column-properties style:column-width="1.499cm" style:rel-column-width="8398*"/>
    </style:style>
    <style:style style:name="PFrankf.B" style:family="table-column">
      <style:table-column-properties style:column-width="1.55cm" style:rel-column-width="8684*"/>
    </style:style>
    <style:style style:name="PFrankf.C" style:family="table-column">
      <style:table-column-properties style:column-width="8.65cm" style:rel-column-width="48453*"/>
    </style:style>
    <style:style style:name="PFrankf.1" style:family="table-row">
      <style:table-row-properties fo:keep-together="always"/>
    </style:style>
    <style:style style:name="PFrankf.A1" style:family="table-cell">
      <style:table-cell-properties fo:padding-left="0.101cm" fo:padding-right="0.101cm" fo:padding-top="0cm" fo:padding-bottom="0cm" fo:border="none"/>
    </style:style>
    <style:style style:name="PFrankf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II" style:family="table">
      <style:table-properties style:width="11.7cm" table:align="margins"/>
    </style:style>
    <style:style style:name="PFreibIII.A" style:family="table-column">
      <style:table-column-properties style:column-width="1.499cm" style:rel-column-width="8398*"/>
    </style:style>
    <style:style style:name="PFreibIII.B" style:family="table-column">
      <style:table-column-properties style:column-width="1.55cm" style:rel-column-width="8684*"/>
    </style:style>
    <style:style style:name="PFreibIII.C" style:family="table-column">
      <style:table-column-properties style:column-width="8.65cm" style:rel-column-width="48453*"/>
    </style:style>
    <style:style style:name="PFreibIII.1" style:family="table-row">
      <style:table-row-properties fo:keep-together="always"/>
    </style:style>
    <style:style style:name="PFreibIII.A1" style:family="table-cell">
      <style:table-cell-properties fo:padding-left="0.101cm" fo:padding-right="0.101cm" fo:padding-top="0cm" fo:padding-bottom="0cm" fo:border="none"/>
    </style:style>
    <style:style style:name="PFrei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V" style:family="table">
      <style:table-properties style:width="11.7cm" table:align="margins"/>
    </style:style>
    <style:style style:name="PFreibIV.A" style:family="table-column">
      <style:table-column-properties style:column-width="1.499cm" style:rel-column-width="8398*"/>
    </style:style>
    <style:style style:name="PFreibIV.B" style:family="table-column">
      <style:table-column-properties style:column-width="1.55cm" style:rel-column-width="8684*"/>
    </style:style>
    <style:style style:name="PFreibIV.C" style:family="table-column">
      <style:table-column-properties style:column-width="8.65cm" style:rel-column-width="48453*"/>
    </style:style>
    <style:style style:name="PFreibIV.1" style:family="table-row">
      <style:table-row-properties fo:keep-together="always"/>
    </style:style>
    <style:style style:name="PFreibIV.A1" style:family="table-cell">
      <style:table-cell-properties fo:padding-left="0.101cm" fo:padding-right="0.101cm" fo:padding-top="0cm" fo:padding-bottom="0cm" fo:border="none"/>
    </style:style>
    <style:style style:name="PFrei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IAufl" style:family="table">
      <style:table-properties style:width="11.7cm" table:align="margins"/>
    </style:style>
    <style:style style:name="PGenfIIIAufl.A" style:family="table-column">
      <style:table-column-properties style:column-width="1.499cm" style:rel-column-width="8398*"/>
    </style:style>
    <style:style style:name="PGenfIIIAufl.B" style:family="table-column">
      <style:table-column-properties style:column-width="1.55cm" style:rel-column-width="8684*"/>
    </style:style>
    <style:style style:name="PGenfIIIAufl.C" style:family="table-column">
      <style:table-column-properties style:column-width="8.65cm" style:rel-column-width="48453*"/>
    </style:style>
    <style:style style:name="PGenfIIIAufl.1" style:family="table-row">
      <style:table-row-properties fo:keep-together="always"/>
    </style:style>
    <style:style style:name="PGenfIIIAufl.A1" style:family="table-cell">
      <style:table-cell-properties fo:padding-left="0.101cm" fo:padding-right="0.101cm" fo:padding-top="0cm" fo:padding-bottom="0cm" fo:border="none"/>
    </style:style>
    <style:style style:name="PGenf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" style:family="table">
      <style:table-properties style:width="11.7cm" table:align="margins"/>
    </style:style>
    <style:style style:name="PGenfII.A" style:family="table-column">
      <style:table-column-properties style:column-width="1.499cm" style:rel-column-width="8398*"/>
    </style:style>
    <style:style style:name="PGenfII.B" style:family="table-column">
      <style:table-column-properties style:column-width="1.55cm" style:rel-column-width="8684*"/>
    </style:style>
    <style:style style:name="PGenfII.C" style:family="table-column">
      <style:table-column-properties style:column-width="8.65cm" style:rel-column-width="48453*"/>
    </style:style>
    <style:style style:name="PGenfII.1" style:family="table-row">
      <style:table-row-properties fo:keep-together="always"/>
    </style:style>
    <style:style style:name="PGenfII.A1" style:family="table-cell">
      <style:table-cell-properties fo:padding-left="0.101cm" fo:padding-right="0.101cm" fo:padding-top="0cm" fo:padding-bottom="0cm" fo:border="none"/>
    </style:style>
    <style:style style:name="PG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V" style:family="table">
      <style:table-properties style:width="11.7cm" table:align="margins"/>
    </style:style>
    <style:style style:name="PGenfIV.A" style:family="table-column">
      <style:table-column-properties style:column-width="1.499cm" style:rel-column-width="8398*"/>
    </style:style>
    <style:style style:name="PGenfIV.B" style:family="table-column">
      <style:table-column-properties style:column-width="1.55cm" style:rel-column-width="8684*"/>
    </style:style>
    <style:style style:name="PGenfIV.C" style:family="table-column">
      <style:table-column-properties style:column-width="8.65cm" style:rel-column-width="48453*"/>
    </style:style>
    <style:style style:name="PGenfIV.1" style:family="table-row">
      <style:table-row-properties fo:keep-together="always"/>
    </style:style>
    <style:style style:name="PGenfIV.A1" style:family="table-cell">
      <style:table-cell-properties fo:padding-left="0.101cm" fo:padding-right="0.101cm" fo:padding-top="0cm" fo:padding-bottom="0cm" fo:border="none"/>
    </style:style>
    <style:style style:name="PGenf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" style:family="table">
      <style:table-properties style:width="11.7cm" table:align="margins"/>
    </style:style>
    <style:style style:name="PGiss.A" style:family="table-column">
      <style:table-column-properties style:column-width="1.499cm" style:rel-column-width="8398*"/>
    </style:style>
    <style:style style:name="PGiss.B" style:family="table-column">
      <style:table-column-properties style:column-width="1.55cm" style:rel-column-width="8684*"/>
    </style:style>
    <style:style style:name="PGiss.C" style:family="table-column">
      <style:table-column-properties style:column-width="8.65cm" style:rel-column-width="48453*"/>
    </style:style>
    <style:style style:name="PGiss.1" style:family="table-row">
      <style:table-row-properties fo:keep-together="always"/>
    </style:style>
    <style:style style:name="PGiss.A1" style:family="table-cell">
      <style:table-cell-properties fo:padding-left="0.101cm" fo:padding-right="0.101cm" fo:padding-top="0cm" fo:padding-bottom="0cm" fo:border="none"/>
    </style:style>
    <style:style style:name="P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Apoll" style:family="table">
      <style:table-properties style:width="11.7cm" table:align="margins"/>
    </style:style>
    <style:style style:name="PGissApoll.A" style:family="table-column">
      <style:table-column-properties style:column-width="1.499cm" style:rel-column-width="8398*"/>
    </style:style>
    <style:style style:name="PGissApoll.B" style:family="table-column">
      <style:table-column-properties style:column-width="1.55cm" style:rel-column-width="8684*"/>
    </style:style>
    <style:style style:name="PGissApoll.C" style:family="table-column">
      <style:table-column-properties style:column-width="8.65cm" style:rel-column-width="48453*"/>
    </style:style>
    <style:style style:name="PGissApoll.1" style:family="table-row">
      <style:table-row-properties fo:keep-together="always"/>
    </style:style>
    <style:style style:name="PGissApoll.A1" style:family="table-cell">
      <style:table-cell-properties fo:padding-left="0.101cm" fo:padding-right="0.101cm" fo:padding-top="0cm" fo:padding-bottom="0cm" fo:border="none"/>
    </style:style>
    <style:style style:name="PGissApo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ot" style:family="table">
      <style:table-properties style:width="11.7cm" table:align="margins"/>
    </style:style>
    <style:style style:name="PGot.A" style:family="table-column">
      <style:table-column-properties style:column-width="1.499cm" style:rel-column-width="8398*"/>
    </style:style>
    <style:style style:name="PGot.B" style:family="table-column">
      <style:table-column-properties style:column-width="1.55cm" style:rel-column-width="8684*"/>
    </style:style>
    <style:style style:name="PGot.C" style:family="table-column">
      <style:table-column-properties style:column-width="8.65cm" style:rel-column-width="48453*"/>
    </style:style>
    <style:style style:name="PGot.1" style:family="table-row">
      <style:table-row-properties fo:keep-together="always"/>
    </style:style>
    <style:style style:name="PGot.A1" style:family="table-cell">
      <style:table-cell-properties fo:padding-left="0.101cm" fo:padding-right="0.101cm" fo:padding-top="0cm" fo:padding-bottom="0cm" fo:border="none"/>
    </style:style>
    <style:style style:name="PGo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d" style:family="table">
      <style:table-properties style:width="11.7cm" table:align="margins"/>
    </style:style>
    <style:style style:name="PGrad.A" style:family="table-column">
      <style:table-column-properties style:column-width="1.499cm" style:rel-column-width="8398*"/>
    </style:style>
    <style:style style:name="PGrad.B" style:family="table-column">
      <style:table-column-properties style:column-width="1.55cm" style:rel-column-width="8684*"/>
    </style:style>
    <style:style style:name="PGrad.C" style:family="table-column">
      <style:table-column-properties style:column-width="8.65cm" style:rel-column-width="48453*"/>
    </style:style>
    <style:style style:name="PGrad.1" style:family="table-row">
      <style:table-row-properties fo:keep-together="always"/>
    </style:style>
    <style:style style:name="PGrad.A1" style:family="table-cell">
      <style:table-cell-properties fo:padding-left="0.101cm" fo:padding-right="0.101cm" fo:padding-top="0cm" fo:padding-bottom="0cm" fo:border="none"/>
    </style:style>
    <style:style style:name="PGr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uxIII" style:family="table">
      <style:table-properties style:width="11.7cm" table:align="margins"/>
    </style:style>
    <style:style style:name="PGrauxIII.A" style:family="table-column">
      <style:table-column-properties style:column-width="1.499cm" style:rel-column-width="8398*"/>
    </style:style>
    <style:style style:name="PGrauxIII.B" style:family="table-column">
      <style:table-column-properties style:column-width="1.55cm" style:rel-column-width="8684*"/>
    </style:style>
    <style:style style:name="PGrauxIII.C" style:family="table-column">
      <style:table-column-properties style:column-width="8.65cm" style:rel-column-width="48453*"/>
    </style:style>
    <style:style style:name="PGrauxIII.1" style:family="table-row">
      <style:table-row-properties fo:keep-together="always"/>
    </style:style>
    <style:style style:name="PGrauxIII.A1" style:family="table-cell">
      <style:table-cell-properties fo:padding-left="0.101cm" fo:padding-right="0.101cm" fo:padding-top="0cm" fo:padding-bottom="0cm" fo:border="none"/>
    </style:style>
    <style:style style:name="PGra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" style:family="table">
      <style:table-properties style:width="11.7cm" table:align="margins"/>
    </style:style>
    <style:style style:name="PGrenfI.A" style:family="table-column">
      <style:table-column-properties style:column-width="1.499cm" style:rel-column-width="8398*"/>
    </style:style>
    <style:style style:name="PGrenfI.B" style:family="table-column">
      <style:table-column-properties style:column-width="1.55cm" style:rel-column-width="8684*"/>
    </style:style>
    <style:style style:name="PGrenfI.C" style:family="table-column">
      <style:table-column-properties style:column-width="8.65cm" style:rel-column-width="48453*"/>
    </style:style>
    <style:style style:name="PGrenfI.1" style:family="table-row">
      <style:table-row-properties fo:keep-together="always"/>
    </style:style>
    <style:style style:name="PGrenfI.A1" style:family="table-cell">
      <style:table-cell-properties fo:padding-left="0.101cm" fo:padding-right="0.101cm" fo:padding-top="0cm" fo:padding-bottom="0cm" fo:border="none"/>
    </style:style>
    <style:style style:name="PGrenf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I" style:family="table">
      <style:table-properties style:width="11.7cm" table:align="margins"/>
    </style:style>
    <style:style style:name="PGrenfII.A" style:family="table-column">
      <style:table-column-properties style:column-width="1.499cm" style:rel-column-width="8398*"/>
    </style:style>
    <style:style style:name="PGrenfII.B" style:family="table-column">
      <style:table-column-properties style:column-width="1.55cm" style:rel-column-width="8684*"/>
    </style:style>
    <style:style style:name="PGrenfII.C" style:family="table-column">
      <style:table-column-properties style:column-width="8.65cm" style:rel-column-width="48453*"/>
    </style:style>
    <style:style style:name="PGrenfII.1" style:family="table-row">
      <style:table-row-properties fo:keep-together="always"/>
    </style:style>
    <style:style style:name="PGrenfII.A1" style:family="table-cell">
      <style:table-cell-properties fo:padding-left="0.101cm" fo:padding-right="0.101cm" fo:padding-top="0cm" fo:padding-bottom="0cm" fo:border="none"/>
    </style:style>
    <style:style style:name="PGr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on" style:family="table">
      <style:table-properties style:width="11.7cm" table:align="margins"/>
    </style:style>
    <style:style style:name="PGron.A" style:family="table-column">
      <style:table-column-properties style:column-width="1.499cm" style:rel-column-width="8398*"/>
    </style:style>
    <style:style style:name="PGron.B" style:family="table-column">
      <style:table-column-properties style:column-width="1.55cm" style:rel-column-width="8684*"/>
    </style:style>
    <style:style style:name="PGron.C" style:family="table-column">
      <style:table-column-properties style:column-width="8.65cm" style:rel-column-width="48453*"/>
    </style:style>
    <style:style style:name="PGron.1" style:family="table-row">
      <style:table-row-properties fo:keep-together="always"/>
    </style:style>
    <style:style style:name="PGron.A1" style:family="table-cell">
      <style:table-cell-properties fo:padding-left="0.101cm" fo:padding-right="0.101cm" fo:padding-top="0cm" fo:padding-bottom="0cm" fo:border="none"/>
    </style:style>
    <style:style style:name="PGr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l" style:family="table">
      <style:table-properties style:width="11.7cm" table:align="margins"/>
    </style:style>
    <style:style style:name="PHal.A" style:family="table-column">
      <style:table-column-properties style:column-width="1.499cm" style:rel-column-width="8398*"/>
    </style:style>
    <style:style style:name="PHal.B" style:family="table-column">
      <style:table-column-properties style:column-width="1.55cm" style:rel-column-width="8684*"/>
    </style:style>
    <style:style style:name="PHal.C" style:family="table-column">
      <style:table-column-properties style:column-width="8.65cm" style:rel-column-width="48453*"/>
    </style:style>
    <style:style style:name="PHal.1" style:family="table-row">
      <style:table-row-properties fo:keep-together="always"/>
    </style:style>
    <style:style style:name="PHal.A1" style:family="table-cell">
      <style:table-cell-properties fo:padding-left="0.101cm" fo:padding-right="0.101cm" fo:padding-top="0cm" fo:padding-bottom="0cm" fo:border="none"/>
    </style:style>
    <style:style style:name="PHa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" style:family="table">
      <style:table-properties style:width="11.7cm" table:align="margins"/>
    </style:style>
    <style:style style:name="PHambI.A" style:family="table-column">
      <style:table-column-properties style:column-width="1.499cm" style:rel-column-width="8398*"/>
    </style:style>
    <style:style style:name="PHambI.B" style:family="table-column">
      <style:table-column-properties style:column-width="1.55cm" style:rel-column-width="8684*"/>
    </style:style>
    <style:style style:name="PHambI.C" style:family="table-column">
      <style:table-column-properties style:column-width="8.65cm" style:rel-column-width="48453*"/>
    </style:style>
    <style:style style:name="PHambI.1" style:family="table-row">
      <style:table-row-properties fo:keep-together="always"/>
    </style:style>
    <style:style style:name="PHambI.A1" style:family="table-cell">
      <style:table-cell-properties fo:padding-left="0.101cm" fo:padding-right="0.101cm" fo:padding-top="0cm" fo:padding-bottom="0cm" fo:border="none"/>
    </style:style>
    <style:style style:name="PHam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" style:family="table">
      <style:table-properties style:width="11.7cm" table:align="margins"/>
    </style:style>
    <style:style style:name="PHambII.A" style:family="table-column">
      <style:table-column-properties style:column-width="1.499cm" style:rel-column-width="8398*"/>
    </style:style>
    <style:style style:name="PHambII.B" style:family="table-column">
      <style:table-column-properties style:column-width="1.55cm" style:rel-column-width="8684*"/>
    </style:style>
    <style:style style:name="PHambII.C" style:family="table-column">
      <style:table-column-properties style:column-width="8.65cm" style:rel-column-width="48453*"/>
    </style:style>
    <style:style style:name="PHambII.1" style:family="table-row">
      <style:table-row-properties fo:keep-together="always"/>
    </style:style>
    <style:style style:name="PHambII.A1" style:family="table-cell">
      <style:table-cell-properties fo:padding-left="0.101cm" fo:padding-right="0.101cm" fo:padding-top="0cm" fo:padding-bottom="0cm" fo:border="none"/>
    </style:style>
    <style:style style:name="PHam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I" style:family="table">
      <style:table-properties style:width="11.7cm" table:align="margins"/>
    </style:style>
    <style:style style:name="PHambIII.A" style:family="table-column">
      <style:table-column-properties style:column-width="1.499cm" style:rel-column-width="8398*"/>
    </style:style>
    <style:style style:name="PHambIII.B" style:family="table-column">
      <style:table-column-properties style:column-width="1.55cm" style:rel-column-width="8684*"/>
    </style:style>
    <style:style style:name="PHambIII.C" style:family="table-column">
      <style:table-column-properties style:column-width="8.65cm" style:rel-column-width="48453*"/>
    </style:style>
    <style:style style:name="PHambIII.1" style:family="table-row">
      <style:table-row-properties fo:keep-together="always"/>
    </style:style>
    <style:style style:name="PHambIII.A1" style:family="table-cell">
      <style:table-cell-properties fo:padding-left="0.101cm" fo:padding-right="0.101cm" fo:padding-top="0cm" fo:padding-bottom="0cm" fo:border="none"/>
    </style:style>
    <style:style style:name="PHam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V" style:family="table">
      <style:table-properties style:width="11.7cm" table:align="margins"/>
    </style:style>
    <style:style style:name="PHambIV.A" style:family="table-column">
      <style:table-column-properties style:column-width="1.499cm" style:rel-column-width="8398*"/>
    </style:style>
    <style:style style:name="PHambIV.B" style:family="table-column">
      <style:table-column-properties style:column-width="1.55cm" style:rel-column-width="8684*"/>
    </style:style>
    <style:style style:name="PHambIV.C" style:family="table-column">
      <style:table-column-properties style:column-width="8.65cm" style:rel-column-width="48453*"/>
    </style:style>
    <style:style style:name="PHambIV.1" style:family="table-row">
      <style:table-row-properties fo:keep-together="always"/>
    </style:style>
    <style:style style:name="PHambIV.A1" style:family="table-cell">
      <style:table-cell-properties fo:padding-left="0.101cm" fo:padding-right="0.101cm" fo:padding-top="0cm" fo:padding-bottom="0cm" fo:border="none"/>
    </style:style>
    <style:style style:name="PHam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auer" style:family="table">
      <style:table-properties style:width="11.7cm" table:align="margins"/>
    </style:style>
    <style:style style:name="PHarrauer.A" style:family="table-column">
      <style:table-column-properties style:column-width="1.499cm" style:rel-column-width="8398*"/>
    </style:style>
    <style:style style:name="PHarrauer.B" style:family="table-column">
      <style:table-column-properties style:column-width="1.55cm" style:rel-column-width="8684*"/>
    </style:style>
    <style:style style:name="PHarrauer.C" style:family="table-column">
      <style:table-column-properties style:column-width="8.65cm" style:rel-column-width="48453*"/>
    </style:style>
    <style:style style:name="PHarrauer.1" style:family="table-row">
      <style:table-row-properties fo:keep-together="always"/>
    </style:style>
    <style:style style:name="PHarrauer.A1" style:family="table-cell">
      <style:table-cell-properties fo:padding-left="0.101cm" fo:padding-right="0.101cm" fo:padding-top="0cm" fo:padding-bottom="0cm" fo:border="none"/>
    </style:style>
    <style:style style:name="PHarrau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" style:family="table">
      <style:table-properties style:width="11.7cm" table:align="margins"/>
    </style:style>
    <style:style style:name="PHarrI.A" style:family="table-column">
      <style:table-column-properties style:column-width="1.499cm" style:rel-column-width="8398*"/>
    </style:style>
    <style:style style:name="PHarrI.B" style:family="table-column">
      <style:table-column-properties style:column-width="1.55cm" style:rel-column-width="8684*"/>
    </style:style>
    <style:style style:name="PHarrI.C" style:family="table-column">
      <style:table-column-properties style:column-width="8.65cm" style:rel-column-width="48453*"/>
    </style:style>
    <style:style style:name="PHarrI.1" style:family="table-row">
      <style:table-row-properties fo:keep-together="always"/>
    </style:style>
    <style:style style:name="PHarrI.A1" style:family="table-cell">
      <style:table-cell-properties fo:padding-left="0.101cm" fo:padding-right="0.101cm" fo:padding-top="0cm" fo:padding-bottom="0cm" fo:border="none"/>
    </style:style>
    <style:style style:name="PHar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I" style:family="table">
      <style:table-properties style:width="11.7cm" table:align="margins"/>
    </style:style>
    <style:style style:name="PHarrII.A" style:family="table-column">
      <style:table-column-properties style:column-width="1.499cm" style:rel-column-width="8398*"/>
    </style:style>
    <style:style style:name="PHarrII.B" style:family="table-column">
      <style:table-column-properties style:column-width="1.55cm" style:rel-column-width="8684*"/>
    </style:style>
    <style:style style:name="PHarrII.C" style:family="table-column">
      <style:table-column-properties style:column-width="8.65cm" style:rel-column-width="48453*"/>
    </style:style>
    <style:style style:name="PHarrII.1" style:family="table-row">
      <style:table-row-properties fo:keep-together="always"/>
    </style:style>
    <style:style style:name="PHarrII.A1" style:family="table-cell">
      <style:table-cell-properties fo:padding-left="0.101cm" fo:padding-right="0.101cm" fo:padding-top="0cm" fo:padding-bottom="0cm" fo:border="none"/>
    </style:style>
    <style:style style:name="PHar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" style:family="table">
      <style:table-properties style:width="11.7cm" table:align="margins"/>
    </style:style>
    <style:style style:name="PHaunII.A" style:family="table-column">
      <style:table-column-properties style:column-width="1.499cm" style:rel-column-width="8398*"/>
    </style:style>
    <style:style style:name="PHaunII.B" style:family="table-column">
      <style:table-column-properties style:column-width="1.55cm" style:rel-column-width="8684*"/>
    </style:style>
    <style:style style:name="PHaunII.C" style:family="table-column">
      <style:table-column-properties style:column-width="8.65cm" style:rel-column-width="48453*"/>
    </style:style>
    <style:style style:name="PHaunII.1" style:family="table-row">
      <style:table-row-properties fo:keep-together="always"/>
    </style:style>
    <style:style style:name="PHaunII.A1" style:family="table-cell">
      <style:table-cell-properties fo:padding-left="0.101cm" fo:padding-right="0.101cm" fo:padding-top="0cm" fo:padding-bottom="0cm" fo:border="none"/>
    </style:style>
    <style:style style:name="PHau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I" style:family="table">
      <style:table-properties style:width="11.7cm" table:align="margins"/>
    </style:style>
    <style:style style:name="PHaunIII.A" style:family="table-column">
      <style:table-column-properties style:column-width="1.499cm" style:rel-column-width="8398*"/>
    </style:style>
    <style:style style:name="PHaunIII.B" style:family="table-column">
      <style:table-column-properties style:column-width="1.55cm" style:rel-column-width="8684*"/>
    </style:style>
    <style:style style:name="PHaunIII.C" style:family="table-column">
      <style:table-column-properties style:column-width="8.65cm" style:rel-column-width="48453*"/>
    </style:style>
    <style:style style:name="PHaunIII.1" style:family="table-row">
      <style:table-row-properties fo:keep-together="always"/>
    </style:style>
    <style:style style:name="PHaunIII.A1" style:family="table-cell">
      <style:table-cell-properties fo:padding-left="0.101cm" fo:padding-right="0.101cm" fo:padding-top="0cm" fo:padding-bottom="0cm" fo:border="none"/>
    </style:style>
    <style:style style:name="PHau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IV" style:family="table">
      <style:table-properties style:width="11.7cm" table:align="margins"/>
    </style:style>
    <style:style style:name="PHeidIV.A" style:family="table-column">
      <style:table-column-properties style:column-width="1.499cm" style:rel-column-width="8398*"/>
    </style:style>
    <style:style style:name="PHeidIV.B" style:family="table-column">
      <style:table-column-properties style:column-width="1.55cm" style:rel-column-width="8684*"/>
    </style:style>
    <style:style style:name="PHeidIV.C" style:family="table-column">
      <style:table-column-properties style:column-width="8.65cm" style:rel-column-width="48453*"/>
    </style:style>
    <style:style style:name="PHeidIV.1" style:family="table-row">
      <style:table-row-properties fo:keep-together="always"/>
    </style:style>
    <style:style style:name="PHeidIV.A1" style:family="table-cell">
      <style:table-cell-properties fo:padding-left="0.101cm" fo:padding-right="0.101cm" fo:padding-top="0cm" fo:padding-bottom="0cm" fo:border="none"/>
    </style:style>
    <style:style style:name="PHei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" style:family="table">
      <style:table-properties style:width="11.7cm" table:align="margins"/>
    </style:style>
    <style:style style:name="PHeidV.A" style:family="table-column">
      <style:table-column-properties style:column-width="1.499cm" style:rel-column-width="8398*"/>
    </style:style>
    <style:style style:name="PHeidV.B" style:family="table-column">
      <style:table-column-properties style:column-width="1.55cm" style:rel-column-width="8684*"/>
    </style:style>
    <style:style style:name="PHeidV.C" style:family="table-column">
      <style:table-column-properties style:column-width="8.65cm" style:rel-column-width="48453*"/>
    </style:style>
    <style:style style:name="PHeidV.1" style:family="table-row">
      <style:table-row-properties fo:keep-together="always"/>
    </style:style>
    <style:style style:name="PHeidV.A1" style:family="table-cell">
      <style:table-cell-properties fo:padding-left="0.101cm" fo:padding-right="0.101cm" fo:padding-top="0cm" fo:padding-bottom="0cm" fo:border="none"/>
    </style:style>
    <style:style style:name="PHei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" style:family="table">
      <style:table-properties style:width="11.7cm" table:align="margins"/>
    </style:style>
    <style:style style:name="PHeidVI.A" style:family="table-column">
      <style:table-column-properties style:column-width="1.499cm" style:rel-column-width="8398*"/>
    </style:style>
    <style:style style:name="PHeidVI.B" style:family="table-column">
      <style:table-column-properties style:column-width="1.55cm" style:rel-column-width="8684*"/>
    </style:style>
    <style:style style:name="PHeidVI.C" style:family="table-column">
      <style:table-column-properties style:column-width="8.65cm" style:rel-column-width="48453*"/>
    </style:style>
    <style:style style:name="PHeidVI.1" style:family="table-row">
      <style:table-row-properties fo:keep-together="always"/>
    </style:style>
    <style:style style:name="PHeidVI.A1" style:family="table-cell">
      <style:table-cell-properties fo:padding-left="0.101cm" fo:padding-right="0.101cm" fo:padding-top="0cm" fo:padding-bottom="0cm" fo:border="none"/>
    </style:style>
    <style:style style:name="PHei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I" style:family="table">
      <style:table-properties style:width="11.7cm" table:align="margins"/>
    </style:style>
    <style:style style:name="PHeidVII.A" style:family="table-column">
      <style:table-column-properties style:column-width="1.499cm" style:rel-column-width="8398*"/>
    </style:style>
    <style:style style:name="PHeidVII.B" style:family="table-column">
      <style:table-column-properties style:column-width="1.55cm" style:rel-column-width="8684*"/>
    </style:style>
    <style:style style:name="PHeidVII.C" style:family="table-column">
      <style:table-column-properties style:column-width="8.65cm" style:rel-column-width="48453*"/>
    </style:style>
    <style:style style:name="PHeidVII.1" style:family="table-row">
      <style:table-row-properties fo:keep-together="always"/>
    </style:style>
    <style:style style:name="PHeidVII.A1" style:family="table-cell">
      <style:table-cell-properties fo:padding-left="0.101cm" fo:padding-right="0.101cm" fo:padding-top="0cm" fo:padding-bottom="0cm" fo:border="none"/>
    </style:style>
    <style:style style:name="PHei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lsI" style:family="table">
      <style:table-properties style:width="11.7cm" table:align="margins"/>
    </style:style>
    <style:style style:name="PHelsI.A" style:family="table-column">
      <style:table-column-properties style:column-width="1.499cm" style:rel-column-width="8398*"/>
    </style:style>
    <style:style style:name="PHelsI.B" style:family="table-column">
      <style:table-column-properties style:column-width="1.55cm" style:rel-column-width="8684*"/>
    </style:style>
    <style:style style:name="PHelsI.C" style:family="table-column">
      <style:table-column-properties style:column-width="8.65cm" style:rel-column-width="48453*"/>
    </style:style>
    <style:style style:name="PHelsI.1" style:family="table-row">
      <style:table-row-properties fo:keep-together="always"/>
    </style:style>
    <style:style style:name="PHelsI.A1" style:family="table-cell">
      <style:table-cell-properties fo:padding-left="0.101cm" fo:padding-right="0.101cm" fo:padding-top="0cm" fo:padding-bottom="0cm" fo:border="none"/>
    </style:style>
    <style:style style:name="PHel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rmRees" style:family="table">
      <style:table-properties style:width="11.7cm" table:align="margins"/>
    </style:style>
    <style:style style:name="PHermRees.A" style:family="table-column">
      <style:table-column-properties style:column-width="1.499cm" style:rel-column-width="8398*"/>
    </style:style>
    <style:style style:name="PHermRees.B" style:family="table-column">
      <style:table-column-properties style:column-width="1.55cm" style:rel-column-width="8684*"/>
    </style:style>
    <style:style style:name="PHermRees.C" style:family="table-column">
      <style:table-column-properties style:column-width="8.65cm" style:rel-column-width="48453*"/>
    </style:style>
    <style:style style:name="PHermRees.1" style:family="table-row">
      <style:table-row-properties fo:keep-together="always"/>
    </style:style>
    <style:style style:name="PHermRees.A1" style:family="table-cell">
      <style:table-cell-properties fo:padding-left="0.101cm" fo:padding-right="0.101cm" fo:padding-top="0cm" fo:padding-bottom="0cm" fo:border="none"/>
    </style:style>
    <style:style style:name="PHermRee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" style:family="table">
      <style:table-properties style:width="11.7cm" table:align="margins"/>
    </style:style>
    <style:style style:name="PHibI.A" style:family="table-column">
      <style:table-column-properties style:column-width="1.499cm" style:rel-column-width="8398*"/>
    </style:style>
    <style:style style:name="PHibI.B" style:family="table-column">
      <style:table-column-properties style:column-width="1.55cm" style:rel-column-width="8684*"/>
    </style:style>
    <style:style style:name="PHibI.C" style:family="table-column">
      <style:table-column-properties style:column-width="8.65cm" style:rel-column-width="48453*"/>
    </style:style>
    <style:style style:name="PHibI.1" style:family="table-row">
      <style:table-row-properties fo:keep-together="always"/>
    </style:style>
    <style:style style:name="PHibI.A1" style:family="table-cell">
      <style:table-cell-properties fo:padding-left="0.101cm" fo:padding-right="0.101cm" fo:padding-top="0cm" fo:padding-bottom="0cm" fo:border="none"/>
    </style:style>
    <style:style style:name="PHi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I" style:family="table">
      <style:table-properties style:width="11.7cm" table:align="margins"/>
    </style:style>
    <style:style style:name="PHibII.A" style:family="table-column">
      <style:table-column-properties style:column-width="1.499cm" style:rel-column-width="8398*"/>
    </style:style>
    <style:style style:name="PHibII.B" style:family="table-column">
      <style:table-column-properties style:column-width="1.55cm" style:rel-column-width="8684*"/>
    </style:style>
    <style:style style:name="PHibII.C" style:family="table-column">
      <style:table-column-properties style:column-width="8.65cm" style:rel-column-width="48453*"/>
    </style:style>
    <style:style style:name="PHibII.1" style:family="table-row">
      <style:table-row-properties fo:keep-together="always"/>
    </style:style>
    <style:style style:name="PHibII.A1" style:family="table-cell">
      <style:table-cell-properties fo:padding-left="0.101cm" fo:padding-right="0.101cm" fo:padding-top="0cm" fo:padding-bottom="0cm" fo:border="none"/>
    </style:style>
    <style:style style:name="PHi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orak" style:family="table">
      <style:table-properties style:width="11.7cm" table:align="margins"/>
    </style:style>
    <style:style style:name="PHorak.A" style:family="table-column">
      <style:table-column-properties style:column-width="1.499cm" style:rel-column-width="8398*"/>
    </style:style>
    <style:style style:name="PHorak.B" style:family="table-column">
      <style:table-column-properties style:column-width="1.55cm" style:rel-column-width="8684*"/>
    </style:style>
    <style:style style:name="PHorak.C" style:family="table-column">
      <style:table-column-properties style:column-width="8.65cm" style:rel-column-width="48453*"/>
    </style:style>
    <style:style style:name="PHorak.1" style:family="table-row">
      <style:table-row-properties fo:keep-together="always"/>
    </style:style>
    <style:style style:name="PHorak.A1" style:family="table-cell">
      <style:table-cell-properties fo:padding-left="0.101cm" fo:padding-right="0.101cm" fo:padding-top="0cm" fo:padding-bottom="0cm" fo:border="none"/>
    </style:style>
    <style:style style:name="PHora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IFAOIII" style:family="table">
      <style:table-properties style:width="11.7cm" table:align="margins"/>
    </style:style>
    <style:style style:name="PIFAOIII.A" style:family="table-column">
      <style:table-column-properties style:column-width="1.499cm" style:rel-column-width="8398*"/>
    </style:style>
    <style:style style:name="PIFAOIII.B" style:family="table-column">
      <style:table-column-properties style:column-width="1.55cm" style:rel-column-width="8684*"/>
    </style:style>
    <style:style style:name="PIFAOIII.C" style:family="table-column">
      <style:table-column-properties style:column-width="8.65cm" style:rel-column-width="48453*"/>
    </style:style>
    <style:style style:name="PIFAOIII.1" style:family="table-row">
      <style:table-row-properties fo:keep-together="always"/>
    </style:style>
    <style:style style:name="PIFAOIII.A1" style:family="table-cell">
      <style:table-cell-properties fo:padding-left="0.101cm" fo:padding-right="0.101cm" fo:padding-top="0cm" fo:padding-bottom="0cm" fo:border="none"/>
    </style:style>
    <style:style style:name="PIFA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" style:family="table">
      <style:table-properties style:width="11.7cm" table:align="margins"/>
    </style:style>
    <style:style style:name="PJandII.A" style:family="table-column">
      <style:table-column-properties style:column-width="1.499cm" style:rel-column-width="8398*"/>
    </style:style>
    <style:style style:name="PJandII.B" style:family="table-column">
      <style:table-column-properties style:column-width="1.55cm" style:rel-column-width="8684*"/>
    </style:style>
    <style:style style:name="PJandII.C" style:family="table-column">
      <style:table-column-properties style:column-width="8.65cm" style:rel-column-width="48453*"/>
    </style:style>
    <style:style style:name="PJandII.1" style:family="table-row">
      <style:table-row-properties fo:keep-together="always"/>
    </style:style>
    <style:style style:name="PJandII.A1" style:family="table-cell">
      <style:table-cell-properties fo:padding-left="0.101cm" fo:padding-right="0.101cm" fo:padding-top="0cm" fo:padding-bottom="0cm" fo:border="none"/>
    </style:style>
    <style:style style:name="PJa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I" style:family="table">
      <style:table-properties style:width="11.7cm" table:align="margins"/>
    </style:style>
    <style:style style:name="PJandIII.A" style:family="table-column">
      <style:table-column-properties style:column-width="1.499cm" style:rel-column-width="8398*"/>
    </style:style>
    <style:style style:name="PJandIII.B" style:family="table-column">
      <style:table-column-properties style:column-width="1.55cm" style:rel-column-width="8684*"/>
    </style:style>
    <style:style style:name="PJandIII.C" style:family="table-column">
      <style:table-column-properties style:column-width="8.65cm" style:rel-column-width="48453*"/>
    </style:style>
    <style:style style:name="PJandIII.1" style:family="table-row">
      <style:table-row-properties fo:keep-together="always"/>
    </style:style>
    <style:style style:name="PJandIII.A1" style:family="table-cell">
      <style:table-cell-properties fo:padding-left="0.101cm" fo:padding-right="0.101cm" fo:padding-top="0cm" fo:padding-bottom="0cm" fo:border="none"/>
    </style:style>
    <style:style style:name="PJan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" style:family="table">
      <style:table-properties style:width="11.7cm" table:align="margins"/>
    </style:style>
    <style:style style:name="PJandVI.A" style:family="table-column">
      <style:table-column-properties style:column-width="1.499cm" style:rel-column-width="8398*"/>
    </style:style>
    <style:style style:name="PJandVI.B" style:family="table-column">
      <style:table-column-properties style:column-width="1.55cm" style:rel-column-width="8684*"/>
    </style:style>
    <style:style style:name="PJandVI.C" style:family="table-column">
      <style:table-column-properties style:column-width="8.65cm" style:rel-column-width="48453*"/>
    </style:style>
    <style:style style:name="PJandVI.1" style:family="table-row">
      <style:table-row-properties fo:keep-together="always"/>
    </style:style>
    <style:style style:name="PJandVI.A1" style:family="table-cell">
      <style:table-cell-properties fo:padding-left="0.101cm" fo:padding-right="0.101cm" fo:padding-top="0cm" fo:padding-bottom="0cm" fo:border="none"/>
    </style:style>
    <style:style style:name="PJa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II" style:family="table">
      <style:table-properties style:width="11.7cm" table:align="margins"/>
    </style:style>
    <style:style style:name="PJandVIII.A" style:family="table-column">
      <style:table-column-properties style:column-width="1.499cm" style:rel-column-width="8398*"/>
    </style:style>
    <style:style style:name="PJandVIII.B" style:family="table-column">
      <style:table-column-properties style:column-width="1.55cm" style:rel-column-width="8684*"/>
    </style:style>
    <style:style style:name="PJandVIII.C" style:family="table-column">
      <style:table-column-properties style:column-width="8.65cm" style:rel-column-width="48453*"/>
    </style:style>
    <style:style style:name="PJandVIII.1" style:family="table-row">
      <style:table-row-properties fo:keep-together="always"/>
    </style:style>
    <style:style style:name="PJandVIII.A1" style:family="table-cell">
      <style:table-cell-properties fo:padding-left="0.101cm" fo:padding-right="0.101cm" fo:padding-top="0cm" fo:padding-bottom="0cm" fo:border="none"/>
    </style:style>
    <style:style style:name="PJand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" style:family="table">
      <style:table-properties style:width="11.7cm" table:align="margins"/>
    </style:style>
    <style:style style:name="PKellisI.A" style:family="table-column">
      <style:table-column-properties style:column-width="1.499cm" style:rel-column-width="8398*"/>
    </style:style>
    <style:style style:name="PKellisI.B" style:family="table-column">
      <style:table-column-properties style:column-width="1.55cm" style:rel-column-width="8684*"/>
    </style:style>
    <style:style style:name="PKellisI.C" style:family="table-column">
      <style:table-column-properties style:column-width="8.65cm" style:rel-column-width="48453*"/>
    </style:style>
    <style:style style:name="PKellisI.1" style:family="table-row">
      <style:table-row-properties fo:keep-together="always"/>
    </style:style>
    <style:style style:name="PKellisI.A1" style:family="table-cell">
      <style:table-cell-properties fo:padding-left="0.101cm" fo:padding-right="0.101cm" fo:padding-top="0cm" fo:padding-bottom="0cm" fo:border="none"/>
    </style:style>
    <style:style style:name="PKell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VGrXCVI" style:family="table">
      <style:table-properties style:width="11.7cm" table:align="margins"/>
    </style:style>
    <style:style style:name="PKellisIVGrXCVI.A" style:family="table-column">
      <style:table-column-properties style:column-width="1.499cm" style:rel-column-width="8398*"/>
    </style:style>
    <style:style style:name="PKellisIVGrXCVI.B" style:family="table-column">
      <style:table-column-properties style:column-width="1.55cm" style:rel-column-width="8684*"/>
    </style:style>
    <style:style style:name="PKellisIVGrXCVI.C" style:family="table-column">
      <style:table-column-properties style:column-width="8.65cm" style:rel-column-width="48453*"/>
    </style:style>
    <style:style style:name="PKellisIVGrXCVI.1" style:family="table-row">
      <style:table-row-properties fo:keep-together="always"/>
    </style:style>
    <style:style style:name="PKellisIVGrXCVI.A1" style:family="table-cell">
      <style:table-cell-properties fo:padding-left="0.101cm" fo:padding-right="0.101cm" fo:padding-top="0cm" fo:padding-bottom="0cm" fo:border="none"/>
    </style:style>
    <style:style style:name="PKellisIVGrX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" style:family="table">
      <style:table-properties style:width="11.7cm" table:align="margins"/>
    </style:style>
    <style:style style:name="PKlnI.A" style:family="table-column">
      <style:table-column-properties style:column-width="1.499cm" style:rel-column-width="8398*"/>
    </style:style>
    <style:style style:name="PKlnI.B" style:family="table-column">
      <style:table-column-properties style:column-width="1.55cm" style:rel-column-width="8684*"/>
    </style:style>
    <style:style style:name="PKlnI.C" style:family="table-column">
      <style:table-column-properties style:column-width="8.65cm" style:rel-column-width="48453*"/>
    </style:style>
    <style:style style:name="PKlnI.1" style:family="table-row">
      <style:table-row-properties fo:keep-together="always"/>
    </style:style>
    <style:style style:name="PKlnI.A1" style:family="table-cell">
      <style:table-cell-properties fo:padding-left="0.101cm" fo:padding-right="0.101cm" fo:padding-top="0cm" fo:padding-bottom="0cm" fo:border="none"/>
    </style:style>
    <style:style style:name="PKl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" style:family="table">
      <style:table-properties style:width="11.7cm" table:align="margins"/>
    </style:style>
    <style:style style:name="PKlnII.A" style:family="table-column">
      <style:table-column-properties style:column-width="1.499cm" style:rel-column-width="8398*"/>
    </style:style>
    <style:style style:name="PKlnII.B" style:family="table-column">
      <style:table-column-properties style:column-width="1.55cm" style:rel-column-width="8684*"/>
    </style:style>
    <style:style style:name="PKlnII.C" style:family="table-column">
      <style:table-column-properties style:column-width="8.65cm" style:rel-column-width="48453*"/>
    </style:style>
    <style:style style:name="PKlnII.1" style:family="table-row">
      <style:table-row-properties fo:keep-together="always"/>
    </style:style>
    <style:style style:name="PKlnII.A1" style:family="table-cell">
      <style:table-cell-properties fo:padding-left="0.101cm" fo:padding-right="0.101cm" fo:padding-top="0cm" fo:padding-bottom="0cm" fo:border="none"/>
    </style:style>
    <style:style style:name="PKl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I" style:family="table">
      <style:table-properties style:width="11.7cm" table:align="margins"/>
    </style:style>
    <style:style style:name="PKlnIII.A" style:family="table-column">
      <style:table-column-properties style:column-width="1.499cm" style:rel-column-width="8398*"/>
    </style:style>
    <style:style style:name="PKlnIII.B" style:family="table-column">
      <style:table-column-properties style:column-width="1.55cm" style:rel-column-width="8684*"/>
    </style:style>
    <style:style style:name="PKlnIII.C" style:family="table-column">
      <style:table-column-properties style:column-width="8.65cm" style:rel-column-width="48453*"/>
    </style:style>
    <style:style style:name="PKlnIII.1" style:family="table-row">
      <style:table-row-properties fo:keep-together="always"/>
    </style:style>
    <style:style style:name="PKlnIII.A1" style:family="table-cell">
      <style:table-cell-properties fo:padding-left="0.101cm" fo:padding-right="0.101cm" fo:padding-top="0cm" fo:padding-bottom="0cm" fo:border="none"/>
    </style:style>
    <style:style style:name="PKl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V" style:family="table">
      <style:table-properties style:width="11.7cm" table:align="margins"/>
    </style:style>
    <style:style style:name="PKlnIV.A" style:family="table-column">
      <style:table-column-properties style:column-width="1.499cm" style:rel-column-width="8398*"/>
    </style:style>
    <style:style style:name="PKlnIV.B" style:family="table-column">
      <style:table-column-properties style:column-width="1.55cm" style:rel-column-width="8684*"/>
    </style:style>
    <style:style style:name="PKlnIV.C" style:family="table-column">
      <style:table-column-properties style:column-width="8.65cm" style:rel-column-width="48453*"/>
    </style:style>
    <style:style style:name="PKlnIV.1" style:family="table-row">
      <style:table-row-properties fo:keep-together="always"/>
    </style:style>
    <style:style style:name="PKlnIV.A1" style:family="table-cell">
      <style:table-cell-properties fo:padding-left="0.101cm" fo:padding-right="0.101cm" fo:padding-top="0cm" fo:padding-bottom="0cm" fo:border="none"/>
    </style:style>
    <style:style style:name="PKl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" style:family="table">
      <style:table-properties style:width="11.7cm" table:align="margins"/>
    </style:style>
    <style:style style:name="PKlnV.A" style:family="table-column">
      <style:table-column-properties style:column-width="1.499cm" style:rel-column-width="8398*"/>
    </style:style>
    <style:style style:name="PKlnV.B" style:family="table-column">
      <style:table-column-properties style:column-width="1.55cm" style:rel-column-width="8684*"/>
    </style:style>
    <style:style style:name="PKlnV.C" style:family="table-column">
      <style:table-column-properties style:column-width="8.65cm" style:rel-column-width="48453*"/>
    </style:style>
    <style:style style:name="PKlnV.1" style:family="table-row">
      <style:table-row-properties fo:keep-together="always"/>
    </style:style>
    <style:style style:name="PKlnV.A1" style:family="table-cell">
      <style:table-cell-properties fo:padding-left="0.101cm" fo:padding-right="0.101cm" fo:padding-top="0cm" fo:padding-bottom="0cm" fo:border="none"/>
    </style:style>
    <style:style style:name="PKl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" style:family="table">
      <style:table-properties style:width="11.7cm" table:align="margins"/>
    </style:style>
    <style:style style:name="PKlnVI.A" style:family="table-column">
      <style:table-column-properties style:column-width="1.499cm" style:rel-column-width="8398*"/>
    </style:style>
    <style:style style:name="PKlnVI.B" style:family="table-column">
      <style:table-column-properties style:column-width="1.55cm" style:rel-column-width="8684*"/>
    </style:style>
    <style:style style:name="PKlnVI.C" style:family="table-column">
      <style:table-column-properties style:column-width="8.65cm" style:rel-column-width="48453*"/>
    </style:style>
    <style:style style:name="PKlnVI.1" style:family="table-row">
      <style:table-row-properties fo:keep-together="always"/>
    </style:style>
    <style:style style:name="PKlnVI.A1" style:family="table-cell">
      <style:table-cell-properties fo:padding-left="0.101cm" fo:padding-right="0.101cm" fo:padding-top="0cm" fo:padding-bottom="0cm" fo:border="none"/>
    </style:style>
    <style:style style:name="PKl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II" style:family="table">
      <style:table-properties style:width="11.7cm" table:align="margins"/>
    </style:style>
    <style:style style:name="PKlnVIII.A" style:family="table-column">
      <style:table-column-properties style:column-width="1.499cm" style:rel-column-width="8398*"/>
    </style:style>
    <style:style style:name="PKlnVIII.B" style:family="table-column">
      <style:table-column-properties style:column-width="1.55cm" style:rel-column-width="8684*"/>
    </style:style>
    <style:style style:name="PKlnVIII.C" style:family="table-column">
      <style:table-column-properties style:column-width="8.65cm" style:rel-column-width="48453*"/>
    </style:style>
    <style:style style:name="PKlnVIII.1" style:family="table-row">
      <style:table-row-properties fo:keep-together="always"/>
    </style:style>
    <style:style style:name="PKlnVIII.A1" style:family="table-cell">
      <style:table-cell-properties fo:padding-left="0.101cm" fo:padding-right="0.101cm" fo:padding-top="0cm" fo:padding-bottom="0cm" fo:border="none"/>
    </style:style>
    <style:style style:name="PKln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X" style:family="table">
      <style:table-properties style:width="11.7cm" table:align="margins"/>
    </style:style>
    <style:style style:name="PKlnIX.A" style:family="table-column">
      <style:table-column-properties style:column-width="1.499cm" style:rel-column-width="8398*"/>
    </style:style>
    <style:style style:name="PKlnIX.B" style:family="table-column">
      <style:table-column-properties style:column-width="1.55cm" style:rel-column-width="8684*"/>
    </style:style>
    <style:style style:name="PKlnIX.C" style:family="table-column">
      <style:table-column-properties style:column-width="8.65cm" style:rel-column-width="48453*"/>
    </style:style>
    <style:style style:name="PKlnIX.1" style:family="table-row">
      <style:table-row-properties fo:keep-together="always"/>
    </style:style>
    <style:style style:name="PKlnIX.A1" style:family="table-cell">
      <style:table-cell-properties fo:padding-left="0.101cm" fo:padding-right="0.101cm" fo:padding-top="0cm" fo:padding-bottom="0cm" fo:border="none"/>
    </style:style>
    <style:style style:name="PKln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X" style:family="table">
      <style:table-properties style:width="11.7cm" table:align="margins"/>
    </style:style>
    <style:style style:name="PKlnX.A" style:family="table-column">
      <style:table-column-properties style:column-width="1.499cm" style:rel-column-width="8398*"/>
    </style:style>
    <style:style style:name="PKlnX.B" style:family="table-column">
      <style:table-column-properties style:column-width="1.55cm" style:rel-column-width="8684*"/>
    </style:style>
    <style:style style:name="PKlnX.C" style:family="table-column">
      <style:table-column-properties style:column-width="8.65cm" style:rel-column-width="48453*"/>
    </style:style>
    <style:style style:name="PKlnX.1" style:family="table-row">
      <style:table-row-properties fo:keep-together="always"/>
    </style:style>
    <style:style style:name="PKlnX.A1" style:family="table-cell">
      <style:table-cell-properties fo:padding-left="0.101cm" fo:padding-right="0.101cm" fo:padding-top="0cm" fo:padding-bottom="0cm" fo:border="none"/>
    </style:style>
    <style:style style:name="PKln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ndlisten" style:family="table">
      <style:table-properties style:width="11.7cm" table:align="margins"/>
    </style:style>
    <style:style style:name="PLandlisten.A" style:family="table-column">
      <style:table-column-properties style:column-width="1.499cm" style:rel-column-width="8398*"/>
    </style:style>
    <style:style style:name="PLandlisten.B" style:family="table-column">
      <style:table-column-properties style:column-width="1.55cm" style:rel-column-width="8684*"/>
    </style:style>
    <style:style style:name="PLandlisten.C" style:family="table-column">
      <style:table-column-properties style:column-width="8.65cm" style:rel-column-width="48453*"/>
    </style:style>
    <style:style style:name="PLandlisten.1" style:family="table-row">
      <style:table-row-properties fo:keep-together="always"/>
    </style:style>
    <style:style style:name="PLandlisten.A1" style:family="table-cell">
      <style:table-cell-properties fo:padding-left="0.101cm" fo:padding-right="0.101cm" fo:padding-top="0cm" fo:padding-bottom="0cm" fo:border="none"/>
    </style:style>
    <style:style style:name="PLandlist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" style:family="table">
      <style:table-properties style:width="11.7cm" table:align="margins"/>
    </style:style>
    <style:style style:name="PLaurII.A" style:family="table-column">
      <style:table-column-properties style:column-width="1.499cm" style:rel-column-width="8398*"/>
    </style:style>
    <style:style style:name="PLaurII.B" style:family="table-column">
      <style:table-column-properties style:column-width="1.55cm" style:rel-column-width="8684*"/>
    </style:style>
    <style:style style:name="PLaurII.C" style:family="table-column">
      <style:table-column-properties style:column-width="8.65cm" style:rel-column-width="48453*"/>
    </style:style>
    <style:style style:name="PLaurII.1" style:family="table-row">
      <style:table-row-properties fo:keep-together="always"/>
    </style:style>
    <style:style style:name="PLaurII.A1" style:family="table-cell">
      <style:table-cell-properties fo:padding-left="0.101cm" fo:padding-right="0.101cm" fo:padding-top="0cm" fo:padding-bottom="0cm" fo:border="none"/>
    </style:style>
    <style:style style:name="PLau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I" style:family="table">
      <style:table-properties style:width="11.7cm" table:align="margins"/>
    </style:style>
    <style:style style:name="PLaurIII.A" style:family="table-column">
      <style:table-column-properties style:column-width="1.499cm" style:rel-column-width="8398*"/>
    </style:style>
    <style:style style:name="PLaurIII.B" style:family="table-column">
      <style:table-column-properties style:column-width="1.55cm" style:rel-column-width="8684*"/>
    </style:style>
    <style:style style:name="PLaurIII.C" style:family="table-column">
      <style:table-column-properties style:column-width="8.65cm" style:rel-column-width="48453*"/>
    </style:style>
    <style:style style:name="PLaurIII.1" style:family="table-row">
      <style:table-row-properties fo:keep-together="always"/>
    </style:style>
    <style:style style:name="PLaurIII.A1" style:family="table-cell">
      <style:table-cell-properties fo:padding-left="0.101cm" fo:padding-right="0.101cm" fo:padding-top="0cm" fo:padding-bottom="0cm" fo:border="none"/>
    </style:style>
    <style:style style:name="PLau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V" style:family="table">
      <style:table-properties style:width="11.7cm" table:align="margins"/>
    </style:style>
    <style:style style:name="PLaurIV.A" style:family="table-column">
      <style:table-column-properties style:column-width="1.499cm" style:rel-column-width="8398*"/>
    </style:style>
    <style:style style:name="PLaurIV.B" style:family="table-column">
      <style:table-column-properties style:column-width="1.55cm" style:rel-column-width="8684*"/>
    </style:style>
    <style:style style:name="PLaurIV.C" style:family="table-column">
      <style:table-column-properties style:column-width="8.65cm" style:rel-column-width="48453*"/>
    </style:style>
    <style:style style:name="PLaurIV.1" style:family="table-row">
      <style:table-row-properties fo:keep-together="always"/>
    </style:style>
    <style:style style:name="PLaurIV.A1" style:family="table-cell">
      <style:table-cell-properties fo:padding-left="0.101cm" fo:padding-right="0.101cm" fo:padding-top="0cm" fo:padding-bottom="0cm" fo:border="none"/>
    </style:style>
    <style:style style:name="PLaur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" style:family="table">
      <style:table-properties style:width="11.7cm" table:align="margins"/>
    </style:style>
    <style:style style:name="PLilleI.A" style:family="table-column">
      <style:table-column-properties style:column-width="1.499cm" style:rel-column-width="8398*"/>
    </style:style>
    <style:style style:name="PLilleI.B" style:family="table-column">
      <style:table-column-properties style:column-width="1.55cm" style:rel-column-width="8684*"/>
    </style:style>
    <style:style style:name="PLilleI.C" style:family="table-column">
      <style:table-column-properties style:column-width="8.65cm" style:rel-column-width="48453*"/>
    </style:style>
    <style:style style:name="PLilleI.1" style:family="table-row">
      <style:table-row-properties fo:keep-together="always"/>
    </style:style>
    <style:style style:name="PLilleI.A1" style:family="table-cell">
      <style:table-cell-properties fo:padding-left="0.101cm" fo:padding-right="0.101cm" fo:padding-top="0cm" fo:padding-bottom="0cm" fo:border="none"/>
    </style:style>
    <style:style style:name="PLil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I" style:family="table">
      <style:table-properties style:width="11.7cm" table:align="margins"/>
    </style:style>
    <style:style style:name="PLilleII.A" style:family="table-column">
      <style:table-column-properties style:column-width="1.499cm" style:rel-column-width="8398*"/>
    </style:style>
    <style:style style:name="PLilleII.B" style:family="table-column">
      <style:table-column-properties style:column-width="1.55cm" style:rel-column-width="8684*"/>
    </style:style>
    <style:style style:name="PLilleII.C" style:family="table-column">
      <style:table-column-properties style:column-width="8.65cm" style:rel-column-width="48453*"/>
    </style:style>
    <style:style style:name="PLilleII.1" style:family="table-row">
      <style:table-row-properties fo:keep-together="always"/>
    </style:style>
    <style:style style:name="PLilleII.A1" style:family="table-cell">
      <style:table-cell-properties fo:padding-left="0.101cm" fo:padding-right="0.101cm" fo:padding-top="0cm" fo:padding-bottom="0cm" fo:border="none"/>
    </style:style>
    <style:style style:name="PLill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" style:family="table">
      <style:table-properties style:width="11.7cm" table:align="margins"/>
    </style:style>
    <style:style style:name="PLipsI.A" style:family="table-column">
      <style:table-column-properties style:column-width="1.499cm" style:rel-column-width="8398*"/>
    </style:style>
    <style:style style:name="PLipsI.B" style:family="table-column">
      <style:table-column-properties style:column-width="1.55cm" style:rel-column-width="8684*"/>
    </style:style>
    <style:style style:name="PLipsI.C" style:family="table-column">
      <style:table-column-properties style:column-width="8.65cm" style:rel-column-width="48453*"/>
    </style:style>
    <style:style style:name="PLipsI.1" style:family="table-row">
      <style:table-row-properties fo:keep-together="always"/>
    </style:style>
    <style:style style:name="PLipsI.A1" style:family="table-cell">
      <style:table-cell-properties fo:padding-left="0.101cm" fo:padding-right="0.101cm" fo:padding-top="0cm" fo:padding-bottom="0cm" fo:border="none"/>
    </style:style>
    <style:style style:name="PLip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I" style:family="table">
      <style:table-properties style:width="11.7cm" table:align="margins"/>
    </style:style>
    <style:style style:name="PLipsII.A" style:family="table-column">
      <style:table-column-properties style:column-width="1.499cm" style:rel-column-width="8398*"/>
    </style:style>
    <style:style style:name="PLipsII.B" style:family="table-column">
      <style:table-column-properties style:column-width="1.55cm" style:rel-column-width="8684*"/>
    </style:style>
    <style:style style:name="PLipsII.C" style:family="table-column">
      <style:table-column-properties style:column-width="8.65cm" style:rel-column-width="48453*"/>
    </style:style>
    <style:style style:name="PLipsII.1" style:family="table-row">
      <style:table-row-properties fo:keep-together="always"/>
    </style:style>
    <style:style style:name="PLipsII.A1" style:family="table-cell">
      <style:table-cell-properties fo:padding-left="0.101cm" fo:padding-right="0.101cm" fo:padding-top="0cm" fo:padding-bottom="0cm" fo:border="none"/>
    </style:style>
    <style:style style:name="PLip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" style:family="table">
      <style:table-properties style:width="11.7cm" table:align="margins"/>
    </style:style>
    <style:style style:name="PLondI.A" style:family="table-column">
      <style:table-column-properties style:column-width="1.328cm" style:rel-column-width="7439*"/>
    </style:style>
    <style:style style:name="PLondI.B" style:family="table-column">
      <style:table-column-properties style:column-width="1.782cm" style:rel-column-width="9978*"/>
    </style:style>
    <style:style style:name="PLondI.C" style:family="table-column">
      <style:table-column-properties style:column-width="0.921cm" style:rel-column-width="5157*"/>
    </style:style>
    <style:style style:name="PLondI.D" style:family="table-column">
      <style:table-column-properties style:column-width="7.669cm" style:rel-column-width="42961*"/>
    </style:style>
    <style:style style:name="PLondI.1" style:family="table-row">
      <style:table-row-properties fo:keep-together="always"/>
    </style:style>
    <style:style style:name="PLond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.B1" style:family="table-cell">
      <style:table-cell-properties fo:padding-left="0.101cm" fo:padding-right="0.101cm" fo:padding-top="0cm" fo:padding-bottom="0cm" fo:border="none"/>
    </style:style>
    <style:style style:name="PLond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" style:family="table">
      <style:table-properties style:width="11.7cm" table:align="margins"/>
    </style:style>
    <style:style style:name="PLondII.A" style:family="table-column">
      <style:table-column-properties style:column-width="1.328cm" style:rel-column-width="7439*"/>
    </style:style>
    <style:style style:name="PLondII.B" style:family="table-column">
      <style:table-column-properties style:column-width="1.782cm" style:rel-column-width="9978*"/>
    </style:style>
    <style:style style:name="PLondII.C" style:family="table-column">
      <style:table-column-properties style:column-width="0.921cm" style:rel-column-width="5157*"/>
    </style:style>
    <style:style style:name="PLondII.D" style:family="table-column">
      <style:table-column-properties style:column-width="7.669cm" style:rel-column-width="42961*"/>
    </style:style>
    <style:style style:name="PLondII.1" style:family="table-row">
      <style:table-row-properties fo:keep-together="always"/>
    </style:style>
    <style:style style:name="PLond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.B1" style:family="table-cell">
      <style:table-cell-properties fo:padding-left="0.101cm" fo:padding-right="0.101cm" fo:padding-top="0cm" fo:padding-bottom="0cm" fo:border="none"/>
    </style:style>
    <style:style style:name="PLond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I" style:family="table">
      <style:table-properties style:width="11.7cm" table:align="margins"/>
    </style:style>
    <style:style style:name="PLondIII.A" style:family="table-column">
      <style:table-column-properties style:column-width="1.328cm" style:rel-column-width="7439*"/>
    </style:style>
    <style:style style:name="PLondIII.B" style:family="table-column">
      <style:table-column-properties style:column-width="1.782cm" style:rel-column-width="9978*"/>
    </style:style>
    <style:style style:name="PLondIII.C" style:family="table-column">
      <style:table-column-properties style:column-width="0.921cm" style:rel-column-width="5157*"/>
    </style:style>
    <style:style style:name="PLondIII.D" style:family="table-column">
      <style:table-column-properties style:column-width="7.669cm" style:rel-column-width="42961*"/>
    </style:style>
    <style:style style:name="PLondIII.1" style:family="table-row">
      <style:table-row-properties fo:keep-together="always"/>
    </style:style>
    <style:style style:name="PLondI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I.B1" style:family="table-cell">
      <style:table-cell-properties fo:padding-left="0.101cm" fo:padding-right="0.101cm" fo:padding-top="0cm" fo:padding-bottom="0cm" fo:border="none"/>
    </style:style>
    <style:style style:name="PLondI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V" style:family="table">
      <style:table-properties style:width="11.7cm" table:align="margins"/>
    </style:style>
    <style:style style:name="PLondIV.A" style:family="table-column">
      <style:table-column-properties style:column-width="1.499cm" style:rel-column-width="8398*"/>
    </style:style>
    <style:style style:name="PLondIV.B" style:family="table-column">
      <style:table-column-properties style:column-width="1.55cm" style:rel-column-width="8684*"/>
    </style:style>
    <style:style style:name="PLondIV.C" style:family="table-column">
      <style:table-column-properties style:column-width="8.65cm" style:rel-column-width="48453*"/>
    </style:style>
    <style:style style:name="PLondIV.1" style:family="table-row">
      <style:table-row-properties fo:keep-together="always"/>
    </style:style>
    <style:style style:name="PLondIV.A1" style:family="table-cell">
      <style:table-cell-properties fo:padding-left="0.101cm" fo:padding-right="0.101cm" fo:padding-top="0cm" fo:padding-bottom="0cm" fo:border="none"/>
    </style:style>
    <style:style style:name="PLo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" style:family="table">
      <style:table-properties style:width="11.7cm" table:align="margins"/>
    </style:style>
    <style:style style:name="PLondV.A" style:family="table-column">
      <style:table-column-properties style:column-width="1.499cm" style:rel-column-width="8398*"/>
    </style:style>
    <style:style style:name="PLondV.B" style:family="table-column">
      <style:table-column-properties style:column-width="1.55cm" style:rel-column-width="8684*"/>
    </style:style>
    <style:style style:name="PLondV.C" style:family="table-column">
      <style:table-column-properties style:column-width="8.65cm" style:rel-column-width="48453*"/>
    </style:style>
    <style:style style:name="PLondV.1" style:family="table-row">
      <style:table-row-properties fo:keep-together="always"/>
    </style:style>
    <style:style style:name="PLondV.A1" style:family="table-cell">
      <style:table-cell-properties fo:padding-left="0.101cm" fo:padding-right="0.101cm" fo:padding-top="0cm" fo:padding-bottom="0cm" fo:border="none"/>
    </style:style>
    <style:style style:name="PLon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" style:family="table">
      <style:table-properties style:width="11.7cm" table:align="margins"/>
    </style:style>
    <style:style style:name="PLondVI.A" style:family="table-column">
      <style:table-column-properties style:column-width="1.499cm" style:rel-column-width="8398*"/>
    </style:style>
    <style:style style:name="PLondVI.B" style:family="table-column">
      <style:table-column-properties style:column-width="1.55cm" style:rel-column-width="8684*"/>
    </style:style>
    <style:style style:name="PLondVI.C" style:family="table-column">
      <style:table-column-properties style:column-width="8.65cm" style:rel-column-width="48453*"/>
    </style:style>
    <style:style style:name="PLondVI.1" style:family="table-row">
      <style:table-row-properties fo:keep-together="always"/>
    </style:style>
    <style:style style:name="PLondVI.A1" style:family="table-cell">
      <style:table-cell-properties fo:padding-left="0.101cm" fo:padding-right="0.101cm" fo:padding-top="0cm" fo:padding-bottom="0cm" fo:border="none"/>
    </style:style>
    <style:style style:name="PLo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I" style:family="table">
      <style:table-properties style:width="11.7cm" table:align="margins"/>
    </style:style>
    <style:style style:name="PLondVII.A" style:family="table-column">
      <style:table-column-properties style:column-width="1.499cm" style:rel-column-width="8398*"/>
    </style:style>
    <style:style style:name="PLondVII.B" style:family="table-column">
      <style:table-column-properties style:column-width="1.55cm" style:rel-column-width="8684*"/>
    </style:style>
    <style:style style:name="PLondVII.C" style:family="table-column">
      <style:table-column-properties style:column-width="8.65cm" style:rel-column-width="48453*"/>
    </style:style>
    <style:style style:name="PLondVII.1" style:family="table-row">
      <style:table-row-properties fo:keep-together="always"/>
    </style:style>
    <style:style style:name="PLondVII.A1" style:family="table-cell">
      <style:table-cell-properties fo:padding-left="0.101cm" fo:padding-right="0.101cm" fo:padding-top="0cm" fo:padding-bottom="0cm" fo:border="none"/>
    </style:style>
    <style:style style:name="PLon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" style:family="table">
      <style:table-properties style:width="11.7cm" table:align="margins"/>
    </style:style>
    <style:style style:name="PLouvreI.A" style:family="table-column">
      <style:table-column-properties style:column-width="1.499cm" style:rel-column-width="8398*"/>
    </style:style>
    <style:style style:name="PLouvreI.B" style:family="table-column">
      <style:table-column-properties style:column-width="1.55cm" style:rel-column-width="8684*"/>
    </style:style>
    <style:style style:name="PLouvreI.C" style:family="table-column">
      <style:table-column-properties style:column-width="8.65cm" style:rel-column-width="48453*"/>
    </style:style>
    <style:style style:name="PLouvreI.1" style:family="table-row">
      <style:table-row-properties fo:keep-together="always"/>
    </style:style>
    <style:style style:name="PLouvreI.A1" style:family="table-cell">
      <style:table-cell-properties fo:padding-left="0.101cm" fo:padding-right="0.101cm" fo:padding-top="0cm" fo:padding-bottom="0cm" fo:border="none"/>
    </style:style>
    <style:style style:name="PLouvr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I" style:family="table">
      <style:table-properties style:width="11.7cm" table:align="margins"/>
    </style:style>
    <style:style style:name="PLouvreII.A" style:family="table-column">
      <style:table-column-properties style:column-width="1.499cm" style:rel-column-width="8398*"/>
    </style:style>
    <style:style style:name="PLouvreII.B" style:family="table-column">
      <style:table-column-properties style:column-width="1.55cm" style:rel-column-width="8684*"/>
    </style:style>
    <style:style style:name="PLouvreII.C" style:family="table-column">
      <style:table-column-properties style:column-width="8.65cm" style:rel-column-width="48453*"/>
    </style:style>
    <style:style style:name="PLouvreII.1" style:family="table-row">
      <style:table-row-properties fo:keep-together="always"/>
    </style:style>
    <style:style style:name="PLouvreII.A1" style:family="table-cell">
      <style:table-cell-properties fo:padding-left="0.101cm" fo:padding-right="0.101cm" fo:padding-top="0cm" fo:padding-bottom="0cm" fo:border="none"/>
    </style:style>
    <style:style style:name="PLouvr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" style:family="table">
      <style:table-properties style:width="11.7cm" table:align="margins"/>
    </style:style>
    <style:style style:name="PLBatI.A" style:family="table-column">
      <style:table-column-properties style:column-width="1.499cm" style:rel-column-width="8398*"/>
    </style:style>
    <style:style style:name="PLBatI.B" style:family="table-column">
      <style:table-column-properties style:column-width="1.55cm" style:rel-column-width="8684*"/>
    </style:style>
    <style:style style:name="PLBatI.C" style:family="table-column">
      <style:table-column-properties style:column-width="8.65cm" style:rel-column-width="48453*"/>
    </style:style>
    <style:style style:name="PLBatI.1" style:family="table-row">
      <style:table-row-properties fo:keep-together="always"/>
    </style:style>
    <style:style style:name="PLBatI.A1" style:family="table-cell">
      <style:table-cell-properties fo:padding-left="0.101cm" fo:padding-right="0.101cm" fo:padding-top="0cm" fo:padding-bottom="0cm" fo:border="none"/>
    </style:style>
    <style:style style:name="PLBa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" style:family="table">
      <style:table-properties style:width="11.7cm" table:align="margins"/>
    </style:style>
    <style:style style:name="PLBatII.A" style:family="table-column">
      <style:table-column-properties style:column-width="1.499cm" style:rel-column-width="8398*"/>
    </style:style>
    <style:style style:name="PLBatII.B" style:family="table-column">
      <style:table-column-properties style:column-width="1.55cm" style:rel-column-width="8684*"/>
    </style:style>
    <style:style style:name="PLBatII.C" style:family="table-column">
      <style:table-column-properties style:column-width="8.65cm" style:rel-column-width="48453*"/>
    </style:style>
    <style:style style:name="PLBatII.1" style:family="table-row">
      <style:table-row-properties fo:keep-together="always"/>
    </style:style>
    <style:style style:name="PLBatII.A1" style:family="table-cell">
      <style:table-cell-properties fo:padding-left="0.101cm" fo:padding-right="0.101cm" fo:padding-top="0cm" fo:padding-bottom="0cm" fo:border="none"/>
    </style:style>
    <style:style style:name="PLBa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I" style:family="table">
      <style:table-properties style:width="11.7cm" table:align="margins"/>
    </style:style>
    <style:style style:name="PLBatIII.A" style:family="table-column">
      <style:table-column-properties style:column-width="1.499cm" style:rel-column-width="8398*"/>
    </style:style>
    <style:style style:name="PLBatIII.B" style:family="table-column">
      <style:table-column-properties style:column-width="1.55cm" style:rel-column-width="8684*"/>
    </style:style>
    <style:style style:name="PLBatIII.C" style:family="table-column">
      <style:table-column-properties style:column-width="8.65cm" style:rel-column-width="48453*"/>
    </style:style>
    <style:style style:name="PLBatIII.1" style:family="table-row">
      <style:table-row-properties fo:keep-together="always"/>
    </style:style>
    <style:style style:name="PLBatIII.A1" style:family="table-cell">
      <style:table-cell-properties fo:padding-left="0.101cm" fo:padding-right="0.101cm" fo:padding-top="0cm" fo:padding-bottom="0cm" fo:border="none"/>
    </style:style>
    <style:style style:name="PLBa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VI" style:family="table">
      <style:table-properties style:width="11.7cm" table:align="margins"/>
    </style:style>
    <style:style style:name="PLBatVI.A" style:family="table-column">
      <style:table-column-properties style:column-width="1.499cm" style:rel-column-width="8398*"/>
    </style:style>
    <style:style style:name="PLBatVI.B" style:family="table-column">
      <style:table-column-properties style:column-width="1.55cm" style:rel-column-width="8684*"/>
    </style:style>
    <style:style style:name="PLBatVI.C" style:family="table-column">
      <style:table-column-properties style:column-width="8.65cm" style:rel-column-width="48453*"/>
    </style:style>
    <style:style style:name="PLBatVI.1" style:family="table-row">
      <style:table-row-properties fo:keep-together="always"/>
    </style:style>
    <style:style style:name="PLBatVI.A1" style:family="table-cell">
      <style:table-cell-properties fo:padding-left="0.101cm" fo:padding-right="0.101cm" fo:padding-top="0cm" fo:padding-bottom="0cm" fo:border="none"/>
    </style:style>
    <style:style style:name="PLBat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" style:family="table">
      <style:table-properties style:width="11.7cm" table:align="margins"/>
    </style:style>
    <style:style style:name="PLBatXI.A" style:family="table-column">
      <style:table-column-properties style:column-width="1.499cm" style:rel-column-width="8398*"/>
    </style:style>
    <style:style style:name="PLBatXI.B" style:family="table-column">
      <style:table-column-properties style:column-width="1.55cm" style:rel-column-width="8684*"/>
    </style:style>
    <style:style style:name="PLBatXI.C" style:family="table-column">
      <style:table-column-properties style:column-width="8.65cm" style:rel-column-width="48453*"/>
    </style:style>
    <style:style style:name="PLBatXI.1" style:family="table-row">
      <style:table-row-properties fo:keep-together="always"/>
    </style:style>
    <style:style style:name="PLBatXI.A1" style:family="table-cell">
      <style:table-cell-properties fo:padding-left="0.101cm" fo:padding-right="0.101cm" fo:padding-top="0cm" fo:padding-bottom="0cm" fo:border="none"/>
    </style:style>
    <style:style style:name="PLBat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II" style:family="table">
      <style:table-properties style:width="11.7cm" table:align="margins"/>
    </style:style>
    <style:style style:name="PLBatXIII.A" style:family="table-column">
      <style:table-column-properties style:column-width="1.499cm" style:rel-column-width="8398*"/>
    </style:style>
    <style:style style:name="PLBatXIII.B" style:family="table-column">
      <style:table-column-properties style:column-width="1.55cm" style:rel-column-width="8684*"/>
    </style:style>
    <style:style style:name="PLBatXIII.C" style:family="table-column">
      <style:table-column-properties style:column-width="8.65cm" style:rel-column-width="48453*"/>
    </style:style>
    <style:style style:name="PLBatXIII.1" style:family="table-row">
      <style:table-row-properties fo:keep-together="always"/>
    </style:style>
    <style:style style:name="PLBatXIII.A1" style:family="table-cell">
      <style:table-cell-properties fo:padding-left="0.101cm" fo:padding-right="0.101cm" fo:padding-top="0cm" fo:padding-bottom="0cm" fo:border="none"/>
    </style:style>
    <style:style style:name="PLBat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" style:family="table">
      <style:table-properties style:width="11.7cm" table:align="margins"/>
    </style:style>
    <style:style style:name="PLBatXVI.A" style:family="table-column">
      <style:table-column-properties style:column-width="1.499cm" style:rel-column-width="8398*"/>
    </style:style>
    <style:style style:name="PLBatXVI.B" style:family="table-column">
      <style:table-column-properties style:column-width="1.55cm" style:rel-column-width="8684*"/>
    </style:style>
    <style:style style:name="PLBatXVI.C" style:family="table-column">
      <style:table-column-properties style:column-width="8.65cm" style:rel-column-width="48453*"/>
    </style:style>
    <style:style style:name="PLBatXVI.1" style:family="table-row">
      <style:table-row-properties fo:keep-together="always"/>
    </style:style>
    <style:style style:name="PLBatXVI.A1" style:family="table-cell">
      <style:table-cell-properties fo:padding-left="0.101cm" fo:padding-right="0.101cm" fo:padding-top="0cm" fo:padding-bottom="0cm" fo:border="none"/>
    </style:style>
    <style:style style:name="PLBat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I" style:family="table">
      <style:table-properties style:width="11.7cm" table:align="margins"/>
    </style:style>
    <style:style style:name="PLBatXVII.A" style:family="table-column">
      <style:table-column-properties style:column-width="1.499cm" style:rel-column-width="8398*"/>
    </style:style>
    <style:style style:name="PLBatXVII.B" style:family="table-column">
      <style:table-column-properties style:column-width="1.55cm" style:rel-column-width="8684*"/>
    </style:style>
    <style:style style:name="PLBatXVII.C" style:family="table-column">
      <style:table-column-properties style:column-width="8.65cm" style:rel-column-width="48453*"/>
    </style:style>
    <style:style style:name="PLBatXVII.1" style:family="table-row">
      <style:table-row-properties fo:keep-together="always"/>
    </style:style>
    <style:style style:name="PLBatXVII.A1" style:family="table-cell">
      <style:table-cell-properties fo:padding-left="0.101cm" fo:padding-right="0.101cm" fo:padding-top="0cm" fo:padding-bottom="0cm" fo:border="none"/>
    </style:style>
    <style:style style:name="PLBat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X" style:family="table">
      <style:table-properties style:width="11.7cm" table:align="margins"/>
    </style:style>
    <style:style style:name="PLBatXIX.A" style:family="table-column">
      <style:table-column-properties style:column-width="1.499cm" style:rel-column-width="8398*"/>
    </style:style>
    <style:style style:name="PLBatXIX.B" style:family="table-column">
      <style:table-column-properties style:column-width="1.55cm" style:rel-column-width="8684*"/>
    </style:style>
    <style:style style:name="PLBatXIX.C" style:family="table-column">
      <style:table-column-properties style:column-width="8.65cm" style:rel-column-width="48453*"/>
    </style:style>
    <style:style style:name="PLBatXIX.1" style:family="table-row">
      <style:table-row-properties fo:keep-together="always"/>
    </style:style>
    <style:style style:name="PLBatXIX.A1" style:family="table-cell">
      <style:table-cell-properties fo:padding-left="0.101cm" fo:padding-right="0.101cm" fo:padding-top="0cm" fo:padding-bottom="0cm" fo:border="none"/>
    </style:style>
    <style:style style:name="PLBat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" style:family="table">
      <style:table-properties style:width="11.7cm" table:align="margins"/>
    </style:style>
    <style:style style:name="PLBatXX.A" style:family="table-column">
      <style:table-column-properties style:column-width="1.499cm" style:rel-column-width="8398*"/>
    </style:style>
    <style:style style:name="PLBatXX.B" style:family="table-column">
      <style:table-column-properties style:column-width="1.55cm" style:rel-column-width="8684*"/>
    </style:style>
    <style:style style:name="PLBatXX.C" style:family="table-column">
      <style:table-column-properties style:column-width="8.65cm" style:rel-column-width="48453*"/>
    </style:style>
    <style:style style:name="PLBatXX.1" style:family="table-row">
      <style:table-row-properties fo:keep-together="always"/>
    </style:style>
    <style:style style:name="PLBatXX.A1" style:family="table-cell">
      <style:table-cell-properties fo:padding-left="0.101cm" fo:padding-right="0.101cm" fo:padding-top="0cm" fo:padding-bottom="0cm" fo:border="none"/>
    </style:style>
    <style:style style:name="PLBat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II" style:family="table">
      <style:table-properties style:width="11.7cm" table:align="margins"/>
    </style:style>
    <style:style style:name="PLBatXXII.A" style:family="table-column">
      <style:table-column-properties style:column-width="1.499cm" style:rel-column-width="8398*"/>
    </style:style>
    <style:style style:name="PLBatXXII.B" style:family="table-column">
      <style:table-column-properties style:column-width="1.55cm" style:rel-column-width="8684*"/>
    </style:style>
    <style:style style:name="PLBatXXII.C" style:family="table-column">
      <style:table-column-properties style:column-width="8.65cm" style:rel-column-width="48453*"/>
    </style:style>
    <style:style style:name="PLBatXXII.1" style:family="table-row">
      <style:table-row-properties fo:keep-together="always"/>
    </style:style>
    <style:style style:name="PLBatXXII.A1" style:family="table-cell">
      <style:table-cell-properties fo:padding-left="0.101cm" fo:padding-right="0.101cm" fo:padding-top="0cm" fo:padding-bottom="0cm" fo:border="none"/>
    </style:style>
    <style:style style:name="PLBat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V" style:family="table">
      <style:table-properties style:width="11.7cm" table:align="margins"/>
    </style:style>
    <style:style style:name="PLBatXXV.A" style:family="table-column">
      <style:table-column-properties style:column-width="1.499cm" style:rel-column-width="8398*"/>
    </style:style>
    <style:style style:name="PLBatXXV.B" style:family="table-column">
      <style:table-column-properties style:column-width="1.55cm" style:rel-column-width="8684*"/>
    </style:style>
    <style:style style:name="PLBatXXV.C" style:family="table-column">
      <style:table-column-properties style:column-width="8.65cm" style:rel-column-width="48453*"/>
    </style:style>
    <style:style style:name="PLBatXXV.1" style:family="table-row">
      <style:table-row-properties fo:keep-together="always"/>
    </style:style>
    <style:style style:name="PLBatXXV.A1" style:family="table-cell">
      <style:table-cell-properties fo:padding-left="0.101cm" fo:padding-right="0.101cm" fo:padding-top="0cm" fo:padding-bottom="0cm" fo:border="none"/>
    </style:style>
    <style:style style:name="PLBatX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XII" style:family="table">
      <style:table-properties style:width="11.7cm" table:align="margins"/>
    </style:style>
    <style:style style:name="PLBatXXXII.A" style:family="table-column">
      <style:table-column-properties style:column-width="1.499cm" style:rel-column-width="8398*"/>
    </style:style>
    <style:style style:name="PLBatXXXII.B" style:family="table-column">
      <style:table-column-properties style:column-width="1.55cm" style:rel-column-width="8684*"/>
    </style:style>
    <style:style style:name="PLBatXXXII.C" style:family="table-column">
      <style:table-column-properties style:column-width="8.65cm" style:rel-column-width="48453*"/>
    </style:style>
    <style:style style:name="PLBatXXXII.1" style:family="table-row">
      <style:table-row-properties fo:keep-together="always"/>
    </style:style>
    <style:style style:name="PLBatXXXII.A1" style:family="table-cell">
      <style:table-cell-properties fo:padding-left="0.101cm" fo:padding-right="0.101cm" fo:padding-top="0cm" fo:padding-bottom="0cm" fo:border="none"/>
    </style:style>
    <style:style style:name="PLBatX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I" style:family="table">
      <style:table-properties style:width="11.7cm" table:align="margins"/>
    </style:style>
    <style:style style:name="PLundII.A" style:family="table-column">
      <style:table-column-properties style:column-width="1.499cm" style:rel-column-width="8398*"/>
    </style:style>
    <style:style style:name="PLundII.B" style:family="table-column">
      <style:table-column-properties style:column-width="1.55cm" style:rel-column-width="8684*"/>
    </style:style>
    <style:style style:name="PLundII.C" style:family="table-column">
      <style:table-column-properties style:column-width="8.65cm" style:rel-column-width="48453*"/>
    </style:style>
    <style:style style:name="PLundII.1" style:family="table-row">
      <style:table-row-properties fo:keep-together="always"/>
    </style:style>
    <style:style style:name="PLundII.A1" style:family="table-cell">
      <style:table-cell-properties fo:padding-left="0.101cm" fo:padding-right="0.101cm" fo:padding-top="0cm" fo:padding-bottom="0cm" fo:border="none"/>
    </style:style>
    <style:style style:name="PLu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V" style:family="table">
      <style:table-properties style:width="11.7cm" table:align="margins"/>
    </style:style>
    <style:style style:name="PLundIV.A" style:family="table-column">
      <style:table-column-properties style:column-width="1.499cm" style:rel-column-width="8398*"/>
    </style:style>
    <style:style style:name="PLundIV.B" style:family="table-column">
      <style:table-column-properties style:column-width="1.55cm" style:rel-column-width="8684*"/>
    </style:style>
    <style:style style:name="PLundIV.C" style:family="table-column">
      <style:table-column-properties style:column-width="8.65cm" style:rel-column-width="48453*"/>
    </style:style>
    <style:style style:name="PLundIV.1" style:family="table-row">
      <style:table-row-properties fo:keep-together="always"/>
    </style:style>
    <style:style style:name="PLundIV.A1" style:family="table-cell">
      <style:table-cell-properties fo:padding-left="0.101cm" fo:padding-right="0.101cm" fo:padding-top="0cm" fo:padding-bottom="0cm" fo:border="none"/>
    </style:style>
    <style:style style:name="PLu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VI" style:family="table">
      <style:table-properties style:width="11.7cm" table:align="margins"/>
    </style:style>
    <style:style style:name="PLundVI.A" style:family="table-column">
      <style:table-column-properties style:column-width="1.499cm" style:rel-column-width="8398*"/>
    </style:style>
    <style:style style:name="PLundVI.B" style:family="table-column">
      <style:table-column-properties style:column-width="1.55cm" style:rel-column-width="8684*"/>
    </style:style>
    <style:style style:name="PLundVI.C" style:family="table-column">
      <style:table-column-properties style:column-width="8.65cm" style:rel-column-width="48453*"/>
    </style:style>
    <style:style style:name="PLundVI.1" style:family="table-row">
      <style:table-row-properties fo:keep-together="always"/>
    </style:style>
    <style:style style:name="PLundVI.A1" style:family="table-cell">
      <style:table-cell-properties fo:padding-left="0.101cm" fo:padding-right="0.101cm" fo:padding-top="0cm" fo:padding-bottom="0cm" fo:border="none"/>
    </style:style>
    <style:style style:name="PLu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dIAuflII" style:family="table">
      <style:table-properties style:width="11.7cm" table:align="margins"/>
    </style:style>
    <style:style style:name="PMedIAuflII.A" style:family="table-column">
      <style:table-column-properties style:column-width="1.499cm" style:rel-column-width="8398*"/>
    </style:style>
    <style:style style:name="PMedIAuflII.B" style:family="table-column">
      <style:table-column-properties style:column-width="1.55cm" style:rel-column-width="8684*"/>
    </style:style>
    <style:style style:name="PMedIAuflII.C" style:family="table-column">
      <style:table-column-properties style:column-width="8.65cm" style:rel-column-width="48453*"/>
    </style:style>
    <style:style style:name="PMedIAuflII.1" style:family="table-row">
      <style:table-row-properties fo:keep-together="always"/>
    </style:style>
    <style:style style:name="PMedIAuflII.A1" style:family="table-cell">
      <style:table-cell-properties fo:padding-left="0.101cm" fo:padding-right="0.101cm" fo:padding-top="0cm" fo:padding-bottom="0cm" fo:border="none"/>
    </style:style>
    <style:style style:name="PMedIAuf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" style:family="table">
      <style:table-properties style:width="11.7cm" table:align="margins"/>
    </style:style>
    <style:style style:name="PMertonI.A" style:family="table-column">
      <style:table-column-properties style:column-width="1.499cm" style:rel-column-width="8398*"/>
    </style:style>
    <style:style style:name="PMertonI.B" style:family="table-column">
      <style:table-column-properties style:column-width="1.55cm" style:rel-column-width="8684*"/>
    </style:style>
    <style:style style:name="PMertonI.C" style:family="table-column">
      <style:table-column-properties style:column-width="8.65cm" style:rel-column-width="48453*"/>
    </style:style>
    <style:style style:name="PMertonI.1" style:family="table-row">
      <style:table-row-properties fo:keep-together="always"/>
    </style:style>
    <style:style style:name="PMertonI.A1" style:family="table-cell">
      <style:table-cell-properties fo:padding-left="0.101cm" fo:padding-right="0.101cm" fo:padding-top="0cm" fo:padding-bottom="0cm" fo:border="none"/>
    </style:style>
    <style:style style:name="PMerto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I" style:family="table">
      <style:table-properties style:width="11.7cm" table:align="margins"/>
    </style:style>
    <style:style style:name="PMertonII.A" style:family="table-column">
      <style:table-column-properties style:column-width="1.499cm" style:rel-column-width="8398*"/>
    </style:style>
    <style:style style:name="PMertonII.B" style:family="table-column">
      <style:table-column-properties style:column-width="1.55cm" style:rel-column-width="8684*"/>
    </style:style>
    <style:style style:name="PMertonII.C" style:family="table-column">
      <style:table-column-properties style:column-width="8.65cm" style:rel-column-width="48453*"/>
    </style:style>
    <style:style style:name="PMertonII.1" style:family="table-row">
      <style:table-row-properties fo:keep-together="always"/>
    </style:style>
    <style:style style:name="PMertonII.A1" style:family="table-cell">
      <style:table-cell-properties fo:padding-left="0.101cm" fo:padding-right="0.101cm" fo:padding-top="0cm" fo:padding-bottom="0cm" fo:border="none"/>
    </style:style>
    <style:style style:name="PMerto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ael" style:family="table">
      <style:table-properties style:width="11.7cm" table:align="margins"/>
    </style:style>
    <style:style style:name="PMichael.A" style:family="table-column">
      <style:table-column-properties style:column-width="1.499cm" style:rel-column-width="8398*"/>
    </style:style>
    <style:style style:name="PMichael.B" style:family="table-column">
      <style:table-column-properties style:column-width="1.55cm" style:rel-column-width="8684*"/>
    </style:style>
    <style:style style:name="PMichael.C" style:family="table-column">
      <style:table-column-properties style:column-width="8.65cm" style:rel-column-width="48453*"/>
    </style:style>
    <style:style style:name="PMichael.1" style:family="table-row">
      <style:table-row-properties fo:keep-together="always"/>
    </style:style>
    <style:style style:name="PMichael.A1" style:family="table-cell">
      <style:table-cell-properties fo:padding-left="0.101cm" fo:padding-right="0.101cm" fo:padding-top="0cm" fo:padding-bottom="0cm" fo:border="none"/>
    </style:style>
    <style:style style:name="PMichae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" style:family="table">
      <style:table-properties style:width="11.7cm" table:align="margins"/>
    </style:style>
    <style:style style:name="PMichII.A" style:family="table-column">
      <style:table-column-properties style:column-width="1.499cm" style:rel-column-width="8398*"/>
    </style:style>
    <style:style style:name="PMichII.B" style:family="table-column">
      <style:table-column-properties style:column-width="1.55cm" style:rel-column-width="8684*"/>
    </style:style>
    <style:style style:name="PMichII.C" style:family="table-column">
      <style:table-column-properties style:column-width="8.65cm" style:rel-column-width="48453*"/>
    </style:style>
    <style:style style:name="PMichII.1" style:family="table-row">
      <style:table-row-properties fo:keep-together="always"/>
    </style:style>
    <style:style style:name="PMichII.A1" style:family="table-cell">
      <style:table-cell-properties fo:padding-left="0.101cm" fo:padding-right="0.101cm" fo:padding-top="0cm" fo:padding-bottom="0cm" fo:border="none"/>
    </style:style>
    <style:style style:name="PMic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I" style:family="table">
      <style:table-properties style:width="11.7cm" table:align="margins"/>
    </style:style>
    <style:style style:name="PMichIII.A" style:family="table-column">
      <style:table-column-properties style:column-width="1.499cm" style:rel-column-width="8398*"/>
    </style:style>
    <style:style style:name="PMichIII.B" style:family="table-column">
      <style:table-column-properties style:column-width="1.55cm" style:rel-column-width="8684*"/>
    </style:style>
    <style:style style:name="PMichIII.C" style:family="table-column">
      <style:table-column-properties style:column-width="8.65cm" style:rel-column-width="48453*"/>
    </style:style>
    <style:style style:name="PMichIII.1" style:family="table-row">
      <style:table-row-properties fo:keep-together="always"/>
    </style:style>
    <style:style style:name="PMichIII.A1" style:family="table-cell">
      <style:table-cell-properties fo:padding-left="0.101cm" fo:padding-right="0.101cm" fo:padding-top="0cm" fo:padding-bottom="0cm" fo:border="none"/>
    </style:style>
    <style:style style:name="PMich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VTeilI" style:family="table">
      <style:table-properties style:width="11.7cm" table:align="margins"/>
    </style:style>
    <style:style style:name="PMichIVTeilI.A" style:family="table-column">
      <style:table-column-properties style:column-width="1.499cm" style:rel-column-width="8398*"/>
    </style:style>
    <style:style style:name="PMichIVTeilI.B" style:family="table-column">
      <style:table-column-properties style:column-width="1.55cm" style:rel-column-width="8684*"/>
    </style:style>
    <style:style style:name="PMichIVTeilI.C" style:family="table-column">
      <style:table-column-properties style:column-width="8.65cm" style:rel-column-width="48453*"/>
    </style:style>
    <style:style style:name="PMichIVTeilI.1" style:family="table-row">
      <style:table-row-properties fo:keep-together="always"/>
    </style:style>
    <style:style style:name="PMichIVTeilI.A1" style:family="table-cell">
      <style:table-cell-properties fo:padding-left="0.101cm" fo:padding-right="0.101cm" fo:padding-top="0cm" fo:padding-bottom="0cm" fo:border="none"/>
    </style:style>
    <style:style style:name="PMichIV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" style:family="table">
      <style:table-properties style:width="11.7cm" table:align="margins"/>
    </style:style>
    <style:style style:name="PMichV.A" style:family="table-column">
      <style:table-column-properties style:column-width="1.499cm" style:rel-column-width="8398*"/>
    </style:style>
    <style:style style:name="PMichV.B" style:family="table-column">
      <style:table-column-properties style:column-width="1.55cm" style:rel-column-width="8684*"/>
    </style:style>
    <style:style style:name="PMichV.C" style:family="table-column">
      <style:table-column-properties style:column-width="8.65cm" style:rel-column-width="48453*"/>
    </style:style>
    <style:style style:name="PMichV.1" style:family="table-row">
      <style:table-row-properties fo:keep-together="always"/>
    </style:style>
    <style:style style:name="PMichV.A1" style:family="table-cell">
      <style:table-cell-properties fo:padding-left="0.101cm" fo:padding-right="0.101cm" fo:padding-top="0cm" fo:padding-bottom="0cm" fo:border="none"/>
    </style:style>
    <style:style style:name="PMi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" style:family="table">
      <style:table-properties style:width="11.7cm" table:align="margins"/>
    </style:style>
    <style:style style:name="PMichVI.A" style:family="table-column">
      <style:table-column-properties style:column-width="1.499cm" style:rel-column-width="8398*"/>
    </style:style>
    <style:style style:name="PMichVI.B" style:family="table-column">
      <style:table-column-properties style:column-width="1.55cm" style:rel-column-width="8684*"/>
    </style:style>
    <style:style style:name="PMichVI.C" style:family="table-column">
      <style:table-column-properties style:column-width="8.65cm" style:rel-column-width="48453*"/>
    </style:style>
    <style:style style:name="PMichVI.1" style:family="table-row">
      <style:table-row-properties fo:keep-together="always"/>
    </style:style>
    <style:style style:name="PMichVI.A1" style:family="table-cell">
      <style:table-cell-properties fo:padding-left="0.101cm" fo:padding-right="0.101cm" fo:padding-top="0cm" fo:padding-bottom="0cm" fo:border="none"/>
    </style:style>
    <style:style style:name="PMich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" style:family="table">
      <style:table-properties style:width="11.7cm" table:align="margins"/>
    </style:style>
    <style:style style:name="PMichVII.A" style:family="table-column">
      <style:table-column-properties style:column-width="1.499cm" style:rel-column-width="8398*"/>
    </style:style>
    <style:style style:name="PMichVII.B" style:family="table-column">
      <style:table-column-properties style:column-width="1.55cm" style:rel-column-width="8684*"/>
    </style:style>
    <style:style style:name="PMichVII.C" style:family="table-column">
      <style:table-column-properties style:column-width="8.65cm" style:rel-column-width="48453*"/>
    </style:style>
    <style:style style:name="PMichVII.1" style:family="table-row">
      <style:table-row-properties fo:keep-together="always"/>
    </style:style>
    <style:style style:name="PMichVII.A1" style:family="table-cell">
      <style:table-cell-properties fo:padding-left="0.101cm" fo:padding-right="0.101cm" fo:padding-top="0cm" fo:padding-bottom="0cm" fo:border="none"/>
    </style:style>
    <style:style style:name="PMich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I" style:family="table">
      <style:table-properties style:width="11.7cm" table:align="margins"/>
    </style:style>
    <style:style style:name="PMichVIII.A" style:family="table-column">
      <style:table-column-properties style:column-width="1.499cm" style:rel-column-width="8398*"/>
    </style:style>
    <style:style style:name="PMichVIII.B" style:family="table-column">
      <style:table-column-properties style:column-width="1.55cm" style:rel-column-width="8684*"/>
    </style:style>
    <style:style style:name="PMichVIII.C" style:family="table-column">
      <style:table-column-properties style:column-width="8.65cm" style:rel-column-width="48453*"/>
    </style:style>
    <style:style style:name="PMichVIII.1" style:family="table-row">
      <style:table-row-properties fo:keep-together="always"/>
    </style:style>
    <style:style style:name="PMichVIII.A1" style:family="table-cell">
      <style:table-cell-properties fo:padding-left="0.101cm" fo:padding-right="0.101cm" fo:padding-top="0cm" fo:padding-bottom="0cm" fo:border="none"/>
    </style:style>
    <style:style style:name="PMich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X" style:family="table">
      <style:table-properties style:width="11.7cm" table:align="margins"/>
    </style:style>
    <style:style style:name="PMichIX.A" style:family="table-column">
      <style:table-column-properties style:column-width="1.499cm" style:rel-column-width="8398*"/>
    </style:style>
    <style:style style:name="PMichIX.B" style:family="table-column">
      <style:table-column-properties style:column-width="1.55cm" style:rel-column-width="8684*"/>
    </style:style>
    <style:style style:name="PMichIX.C" style:family="table-column">
      <style:table-column-properties style:column-width="8.65cm" style:rel-column-width="48453*"/>
    </style:style>
    <style:style style:name="PMichIX.1" style:family="table-row">
      <style:table-row-properties fo:keep-together="always"/>
    </style:style>
    <style:style style:name="PMichIX.A1" style:family="table-cell">
      <style:table-cell-properties fo:padding-left="0.101cm" fo:padding-right="0.101cm" fo:padding-top="0cm" fo:padding-bottom="0cm" fo:border="none"/>
    </style:style>
    <style:style style:name="PMich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" style:family="table">
      <style:table-properties style:width="11.7cm" table:align="margins"/>
    </style:style>
    <style:style style:name="PMichX.A" style:family="table-column">
      <style:table-column-properties style:column-width="1.499cm" style:rel-column-width="8398*"/>
    </style:style>
    <style:style style:name="PMichX.B" style:family="table-column">
      <style:table-column-properties style:column-width="1.55cm" style:rel-column-width="8684*"/>
    </style:style>
    <style:style style:name="PMichX.C" style:family="table-column">
      <style:table-column-properties style:column-width="8.65cm" style:rel-column-width="48453*"/>
    </style:style>
    <style:style style:name="PMichX.1" style:family="table-row">
      <style:table-row-properties fo:keep-together="always"/>
    </style:style>
    <style:style style:name="PMichX.A1" style:family="table-cell">
      <style:table-cell-properties fo:padding-left="0.101cm" fo:padding-right="0.101cm" fo:padding-top="0cm" fo:padding-bottom="0cm" fo:border="none"/>
    </style:style>
    <style:style style:name="PMich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" style:family="table">
      <style:table-properties style:width="11.7cm" table:align="margins"/>
    </style:style>
    <style:style style:name="PMichXI.A" style:family="table-column">
      <style:table-column-properties style:column-width="1.499cm" style:rel-column-width="8398*"/>
    </style:style>
    <style:style style:name="PMichXI.B" style:family="table-column">
      <style:table-column-properties style:column-width="1.55cm" style:rel-column-width="8684*"/>
    </style:style>
    <style:style style:name="PMichXI.C" style:family="table-column">
      <style:table-column-properties style:column-width="8.65cm" style:rel-column-width="48453*"/>
    </style:style>
    <style:style style:name="PMichXI.1" style:family="table-row">
      <style:table-row-properties fo:keep-together="always"/>
    </style:style>
    <style:style style:name="PMichXI.A1" style:family="table-cell">
      <style:table-cell-properties fo:padding-left="0.101cm" fo:padding-right="0.101cm" fo:padding-top="0cm" fo:padding-bottom="0cm" fo:border="none"/>
    </style:style>
    <style:style style:name="PMich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II" style:family="table">
      <style:table-properties style:width="11.7cm" table:align="margins"/>
    </style:style>
    <style:style style:name="PMichXIII.A" style:family="table-column">
      <style:table-column-properties style:column-width="1.499cm" style:rel-column-width="8398*"/>
    </style:style>
    <style:style style:name="PMichXIII.B" style:family="table-column">
      <style:table-column-properties style:column-width="1.55cm" style:rel-column-width="8684*"/>
    </style:style>
    <style:style style:name="PMichXIII.C" style:family="table-column">
      <style:table-column-properties style:column-width="8.65cm" style:rel-column-width="48453*"/>
    </style:style>
    <style:style style:name="PMichXIII.1" style:family="table-row">
      <style:table-row-properties fo:keep-together="always"/>
    </style:style>
    <style:style style:name="PMichXIII.A1" style:family="table-cell">
      <style:table-cell-properties fo:padding-left="0.101cm" fo:padding-right="0.101cm" fo:padding-top="0cm" fo:padding-bottom="0cm" fo:border="none"/>
    </style:style>
    <style:style style:name="PMich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" style:family="table">
      <style:table-properties style:width="11.7cm" table:align="margins"/>
    </style:style>
    <style:style style:name="PMichXV.A" style:family="table-column">
      <style:table-column-properties style:column-width="1.499cm" style:rel-column-width="8398*"/>
    </style:style>
    <style:style style:name="PMichXV.B" style:family="table-column">
      <style:table-column-properties style:column-width="1.55cm" style:rel-column-width="8684*"/>
    </style:style>
    <style:style style:name="PMichXV.C" style:family="table-column">
      <style:table-column-properties style:column-width="8.65cm" style:rel-column-width="48453*"/>
    </style:style>
    <style:style style:name="PMichXV.1" style:family="table-row">
      <style:table-row-properties fo:keep-together="always"/>
    </style:style>
    <style:style style:name="PMichXV.A1" style:family="table-cell">
      <style:table-cell-properties fo:padding-left="0.101cm" fo:padding-right="0.101cm" fo:padding-top="0cm" fo:padding-bottom="0cm" fo:border="none"/>
    </style:style>
    <style:style style:name="PMich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III" style:family="table">
      <style:table-properties style:width="11.7cm" table:align="margins"/>
    </style:style>
    <style:style style:name="PMichXVIII.A" style:family="table-column">
      <style:table-column-properties style:column-width="1.499cm" style:rel-column-width="8398*"/>
    </style:style>
    <style:style style:name="PMichXVIII.B" style:family="table-column">
      <style:table-column-properties style:column-width="1.55cm" style:rel-column-width="8684*"/>
    </style:style>
    <style:style style:name="PMichXVIII.C" style:family="table-column">
      <style:table-column-properties style:column-width="8.65cm" style:rel-column-width="48453*"/>
    </style:style>
    <style:style style:name="PMichXVIII.1" style:family="table-row">
      <style:table-row-properties fo:keep-together="always"/>
    </style:style>
    <style:style style:name="PMichXVIII.A1" style:family="table-cell">
      <style:table-cell-properties fo:padding-left="0.101cm" fo:padding-right="0.101cm" fo:padding-top="0cm" fo:padding-bottom="0cm" fo:border="none"/>
    </style:style>
    <style:style style:name="PMich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Zen" style:family="table">
      <style:table-properties style:width="11.7cm" table:align="margins"/>
    </style:style>
    <style:style style:name="PMichZen.A" style:family="table-column">
      <style:table-column-properties style:column-width="1.499cm" style:rel-column-width="8398*"/>
    </style:style>
    <style:style style:name="PMichZen.B" style:family="table-column">
      <style:table-column-properties style:column-width="1.55cm" style:rel-column-width="8684*"/>
    </style:style>
    <style:style style:name="PMichZen.C" style:family="table-column">
      <style:table-column-properties style:column-width="8.65cm" style:rel-column-width="48453*"/>
    </style:style>
    <style:style style:name="PMichZen.1" style:family="table-row">
      <style:table-row-properties fo:keep-together="always"/>
    </style:style>
    <style:style style:name="PMichZen.A1" style:family="table-cell">
      <style:table-cell-properties fo:padding-left="0.101cm" fo:padding-right="0.101cm" fo:padding-top="0cm" fo:padding-bottom="0cm" fo:border="none"/>
    </style:style>
    <style:style style:name="PMichZ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" style:family="table">
      <style:table-properties style:width="11.7cm" table:align="margins"/>
    </style:style>
    <style:style style:name="PMilVoglI.A" style:family="table-column">
      <style:table-column-properties style:column-width="1.499cm" style:rel-column-width="8398*"/>
    </style:style>
    <style:style style:name="PMilVoglI.B" style:family="table-column">
      <style:table-column-properties style:column-width="1.55cm" style:rel-column-width="8684*"/>
    </style:style>
    <style:style style:name="PMilVoglI.C" style:family="table-column">
      <style:table-column-properties style:column-width="8.65cm" style:rel-column-width="48453*"/>
    </style:style>
    <style:style style:name="PMilVoglI.1" style:family="table-row">
      <style:table-row-properties fo:keep-together="always"/>
    </style:style>
    <style:style style:name="PMilVoglI.A1" style:family="table-cell">
      <style:table-cell-properties fo:padding-left="0.101cm" fo:padding-right="0.101cm" fo:padding-top="0cm" fo:padding-bottom="0cm" fo:border="none"/>
    </style:style>
    <style:style style:name="PMilVog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" style:family="table">
      <style:table-properties style:width="11.7cm" table:align="margins"/>
    </style:style>
    <style:style style:name="PMilVoglII.A" style:family="table-column">
      <style:table-column-properties style:column-width="1.499cm" style:rel-column-width="8398*"/>
    </style:style>
    <style:style style:name="PMilVoglII.B" style:family="table-column">
      <style:table-column-properties style:column-width="1.55cm" style:rel-column-width="8684*"/>
    </style:style>
    <style:style style:name="PMilVoglII.C" style:family="table-column">
      <style:table-column-properties style:column-width="8.65cm" style:rel-column-width="48453*"/>
    </style:style>
    <style:style style:name="PMilVoglII.1" style:family="table-row">
      <style:table-row-properties fo:keep-together="always"/>
    </style:style>
    <style:style style:name="PMilVoglII.A1" style:family="table-cell">
      <style:table-cell-properties fo:padding-left="0.101cm" fo:padding-right="0.101cm" fo:padding-top="0cm" fo:padding-bottom="0cm" fo:border="none"/>
    </style:style>
    <style:style style:name="PMilVog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I" style:family="table">
      <style:table-properties style:width="11.7cm" table:align="margins"/>
    </style:style>
    <style:style style:name="PMilVoglIII.A" style:family="table-column">
      <style:table-column-properties style:column-width="1.499cm" style:rel-column-width="8398*"/>
    </style:style>
    <style:style style:name="PMilVoglIII.B" style:family="table-column">
      <style:table-column-properties style:column-width="1.55cm" style:rel-column-width="8684*"/>
    </style:style>
    <style:style style:name="PMilVoglIII.C" style:family="table-column">
      <style:table-column-properties style:column-width="8.65cm" style:rel-column-width="48453*"/>
    </style:style>
    <style:style style:name="PMilVoglIII.1" style:family="table-row">
      <style:table-row-properties fo:keep-together="always"/>
    </style:style>
    <style:style style:name="PMilVoglIII.A1" style:family="table-cell">
      <style:table-cell-properties fo:padding-left="0.101cm" fo:padding-right="0.101cm" fo:padding-top="0cm" fo:padding-bottom="0cm" fo:border="none"/>
    </style:style>
    <style:style style:name="PMilVog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V" style:family="table">
      <style:table-properties style:width="11.7cm" table:align="margins"/>
    </style:style>
    <style:style style:name="PMilVoglIV.A" style:family="table-column">
      <style:table-column-properties style:column-width="1.499cm" style:rel-column-width="8398*"/>
    </style:style>
    <style:style style:name="PMilVoglIV.B" style:family="table-column">
      <style:table-column-properties style:column-width="1.55cm" style:rel-column-width="8684*"/>
    </style:style>
    <style:style style:name="PMilVoglIV.C" style:family="table-column">
      <style:table-column-properties style:column-width="8.65cm" style:rel-column-width="48453*"/>
    </style:style>
    <style:style style:name="PMilVoglIV.1" style:family="table-row">
      <style:table-row-properties fo:keep-together="always"/>
    </style:style>
    <style:style style:name="PMilVoglIV.A1" style:family="table-cell">
      <style:table-cell-properties fo:padding-left="0.101cm" fo:padding-right="0.101cm" fo:padding-top="0cm" fo:padding-bottom="0cm" fo:border="none"/>
    </style:style>
    <style:style style:name="PMilVog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III" style:family="table">
      <style:table-properties style:width="11.7cm" table:align="margins"/>
    </style:style>
    <style:style style:name="MPERXIII.A" style:family="table-column">
      <style:table-column-properties style:column-width="1.499cm" style:rel-column-width="8398*"/>
    </style:style>
    <style:style style:name="MPERXIII.B" style:family="table-column">
      <style:table-column-properties style:column-width="1.55cm" style:rel-column-width="8684*"/>
    </style:style>
    <style:style style:name="MPERXIII.C" style:family="table-column">
      <style:table-column-properties style:column-width="8.65cm" style:rel-column-width="48453*"/>
    </style:style>
    <style:style style:name="MPERXIII.1" style:family="table-row">
      <style:table-row-properties fo:keep-together="always"/>
    </style:style>
    <style:style style:name="MPERXIII.A1" style:family="table-cell">
      <style:table-cell-properties fo:padding-left="0.101cm" fo:padding-right="0.101cm" fo:padding-top="0cm" fo:padding-bottom="0cm" fo:border="none"/>
    </style:style>
    <style:style style:name="MPE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V" style:family="table">
      <style:table-properties style:width="11.7cm" table:align="margins"/>
    </style:style>
    <style:style style:name="MPERXV.A" style:family="table-column">
      <style:table-column-properties style:column-width="1.499cm" style:rel-column-width="8398*"/>
    </style:style>
    <style:style style:name="MPERXV.B" style:family="table-column">
      <style:table-column-properties style:column-width="1.55cm" style:rel-column-width="8684*"/>
    </style:style>
    <style:style style:name="MPERXV.C" style:family="table-column">
      <style:table-column-properties style:column-width="8.65cm" style:rel-column-width="48453*"/>
    </style:style>
    <style:style style:name="MPERXV.1" style:family="table-row">
      <style:table-row-properties fo:keep-together="always"/>
    </style:style>
    <style:style style:name="MPERXV.A1" style:family="table-cell">
      <style:table-cell-properties fo:padding-left="0.101cm" fo:padding-right="0.101cm" fo:padding-top="0cm" fo:padding-bottom="0cm" fo:border="none"/>
    </style:style>
    <style:style style:name="MPE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itteisChrest" style:family="table">
      <style:table-properties style:width="11.7cm" table:align="margins"/>
    </style:style>
    <style:style style:name="MitteisChrest.A" style:family="table-column">
      <style:table-column-properties style:column-width="1.499cm" style:rel-column-width="8398*"/>
    </style:style>
    <style:style style:name="MitteisChrest.B" style:family="table-column">
      <style:table-column-properties style:column-width="1.55cm" style:rel-column-width="8684*"/>
    </style:style>
    <style:style style:name="MitteisChrest.C" style:family="table-column">
      <style:table-column-properties style:column-width="8.65cm" style:rel-column-width="48453*"/>
    </style:style>
    <style:style style:name="MitteisChrest.1" style:family="table-row">
      <style:table-row-properties fo:keep-together="always"/>
    </style:style>
    <style:style style:name="MitteisChrest.A1" style:family="table-cell">
      <style:table-cell-properties fo:padding-left="0.101cm" fo:padding-right="0.101cm" fo:padding-top="0cm" fo:padding-bottom="0cm" fo:border="none"/>
    </style:style>
    <style:style style:name="Mitteis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III" style:family="table">
      <style:table-properties style:width="11.7cm" table:align="margins"/>
    </style:style>
    <style:style style:name="PMonIII.A" style:family="table-column">
      <style:table-column-properties style:column-width="1.499cm" style:rel-column-width="8398*"/>
    </style:style>
    <style:style style:name="PMonIII.B" style:family="table-column">
      <style:table-column-properties style:column-width="1.55cm" style:rel-column-width="8684*"/>
    </style:style>
    <style:style style:name="PMonIII.C" style:family="table-column">
      <style:table-column-properties style:column-width="8.65cm" style:rel-column-width="48453*"/>
    </style:style>
    <style:style style:name="PMonIII.1" style:family="table-row">
      <style:table-row-properties fo:keep-together="always"/>
    </style:style>
    <style:style style:name="PMonIII.A1" style:family="table-cell">
      <style:table-cell-properties fo:padding-left="0.101cm" fo:padding-right="0.101cm" fo:padding-top="0cm" fo:padding-bottom="0cm" fo:border="none"/>
    </style:style>
    <style:style style:name="PMo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Apollo" style:family="table">
      <style:table-properties style:width="11.7cm" table:align="margins"/>
    </style:style>
    <style:style style:name="PMonApollo.A" style:family="table-column">
      <style:table-column-properties style:column-width="1.499cm" style:rel-column-width="8398*"/>
    </style:style>
    <style:style style:name="PMonApollo.B" style:family="table-column">
      <style:table-column-properties style:column-width="1.55cm" style:rel-column-width="8684*"/>
    </style:style>
    <style:style style:name="PMonApollo.C" style:family="table-column">
      <style:table-column-properties style:column-width="8.65cm" style:rel-column-width="48453*"/>
    </style:style>
    <style:style style:name="PMonApollo.1" style:family="table-row">
      <style:table-row-properties fo:keep-together="always"/>
    </style:style>
    <style:style style:name="PMonApollo.A1" style:family="table-cell">
      <style:table-cell-properties fo:padding-left="0.101cm" fo:padding-right="0.101cm" fo:padding-top="0cm" fo:padding-bottom="0cm" fo:border="none"/>
    </style:style>
    <style:style style:name="PMonApoll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agHammadi" style:family="table">
      <style:table-properties style:width="11.7cm" table:align="margins"/>
    </style:style>
    <style:style style:name="PNagHammadi.A" style:family="table-column">
      <style:table-column-properties style:column-width="1.499cm" style:rel-column-width="8398*"/>
    </style:style>
    <style:style style:name="PNagHammadi.B" style:family="table-column">
      <style:table-column-properties style:column-width="1.55cm" style:rel-column-width="8684*"/>
    </style:style>
    <style:style style:name="PNagHammadi.C" style:family="table-column">
      <style:table-column-properties style:column-width="8.65cm" style:rel-column-width="48453*"/>
    </style:style>
    <style:style style:name="PNagHammadi.1" style:family="table-row">
      <style:table-row-properties fo:keep-together="always"/>
    </style:style>
    <style:style style:name="PNagHammadi.A1" style:family="table-cell">
      <style:table-cell-properties fo:padding-left="0.101cm" fo:padding-right="0.101cm" fo:padding-top="0cm" fo:padding-bottom="0cm" fo:border="none"/>
    </style:style>
    <style:style style:name="PNagHamma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ph" style:family="table">
      <style:table-properties style:width="11.7cm" table:align="margins"/>
    </style:style>
    <style:style style:name="PNeph.A" style:family="table-column">
      <style:table-column-properties style:column-width="1.499cm" style:rel-column-width="8398*"/>
    </style:style>
    <style:style style:name="PNeph.B" style:family="table-column">
      <style:table-column-properties style:column-width="1.55cm" style:rel-column-width="8684*"/>
    </style:style>
    <style:style style:name="PNeph.C" style:family="table-column">
      <style:table-column-properties style:column-width="8.65cm" style:rel-column-width="48453*"/>
    </style:style>
    <style:style style:name="PNeph.1" style:family="table-row">
      <style:table-row-properties fo:keep-together="always"/>
    </style:style>
    <style:style style:name="PNeph.A1" style:family="table-cell">
      <style:table-cell-properties fo:padding-left="0.101cm" fo:padding-right="0.101cm" fo:padding-top="0cm" fo:padding-bottom="0cm" fo:border="none"/>
    </style:style>
    <style:style style:name="PN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wYorkI" style:family="table">
      <style:table-properties style:width="11.7cm" table:align="margins"/>
    </style:style>
    <style:style style:name="PNewYorkI.A" style:family="table-column">
      <style:table-column-properties style:column-width="1.499cm" style:rel-column-width="8398*"/>
    </style:style>
    <style:style style:name="PNewYorkI.B" style:family="table-column">
      <style:table-column-properties style:column-width="1.55cm" style:rel-column-width="8684*"/>
    </style:style>
    <style:style style:name="PNewYorkI.C" style:family="table-column">
      <style:table-column-properties style:column-width="8.65cm" style:rel-column-width="48453*"/>
    </style:style>
    <style:style style:name="PNewYorkI.1" style:family="table-row">
      <style:table-row-properties fo:keep-together="always"/>
    </style:style>
    <style:style style:name="PNewYorkI.A1" style:family="table-cell">
      <style:table-cell-properties fo:padding-left="0.101cm" fo:padding-right="0.101cm" fo:padding-top="0cm" fo:padding-bottom="0cm" fo:border="none"/>
    </style:style>
    <style:style style:name="PNewYor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" style:family="table">
      <style:table-properties style:width="11.7cm" table:align="margins"/>
    </style:style>
    <style:style style:name="POsloII.A" style:family="table-column">
      <style:table-column-properties style:column-width="1.499cm" style:rel-column-width="8398*"/>
    </style:style>
    <style:style style:name="POsloII.B" style:family="table-column">
      <style:table-column-properties style:column-width="1.55cm" style:rel-column-width="8684*"/>
    </style:style>
    <style:style style:name="POsloII.C" style:family="table-column">
      <style:table-column-properties style:column-width="8.65cm" style:rel-column-width="48453*"/>
    </style:style>
    <style:style style:name="POsloII.1" style:family="table-row">
      <style:table-row-properties fo:keep-together="always"/>
    </style:style>
    <style:style style:name="POsloII.A1" style:family="table-cell">
      <style:table-cell-properties fo:padding-left="0.101cm" fo:padding-right="0.101cm" fo:padding-top="0cm" fo:padding-bottom="0cm" fo:border="none"/>
    </style:style>
    <style:style style:name="POslo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I" style:family="table">
      <style:table-properties style:width="11.7cm" table:align="margins"/>
    </style:style>
    <style:style style:name="POsloIII.A" style:family="table-column">
      <style:table-column-properties style:column-width="1.499cm" style:rel-column-width="8398*"/>
    </style:style>
    <style:style style:name="POsloIII.B" style:family="table-column">
      <style:table-column-properties style:column-width="1.55cm" style:rel-column-width="8684*"/>
    </style:style>
    <style:style style:name="POsloIII.C" style:family="table-column">
      <style:table-column-properties style:column-width="8.65cm" style:rel-column-width="48453*"/>
    </style:style>
    <style:style style:name="POsloIII.1" style:family="table-row">
      <style:table-row-properties fo:keep-together="always"/>
    </style:style>
    <style:style style:name="POsloIII.A1" style:family="table-cell">
      <style:table-cell-properties fo:padding-left="0.101cm" fo:padding-right="0.101cm" fo:padding-top="0cm" fo:padding-bottom="0cm" fo:border="none"/>
    </style:style>
    <style:style style:name="POsl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" style:family="table">
      <style:table-properties style:width="11.7cm" table:align="margins"/>
    </style:style>
    <style:style style:name="POxyI.A" style:family="table-column">
      <style:table-column-properties style:column-width="1.499cm" style:rel-column-width="8398*"/>
    </style:style>
    <style:style style:name="POxyI.B" style:family="table-column">
      <style:table-column-properties style:column-width="1.55cm" style:rel-column-width="8684*"/>
    </style:style>
    <style:style style:name="POxyI.C" style:family="table-column">
      <style:table-column-properties style:column-width="8.65cm" style:rel-column-width="48453*"/>
    </style:style>
    <style:style style:name="POxyI.1" style:family="table-row">
      <style:table-row-properties fo:keep-together="always"/>
    </style:style>
    <style:style style:name="POxyI.A1" style:family="table-cell">
      <style:table-cell-properties fo:padding-left="0.101cm" fo:padding-right="0.101cm" fo:padding-top="0cm" fo:padding-bottom="0cm" fo:border="none"/>
    </style:style>
    <style:style style:name="POxy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" style:family="table">
      <style:table-properties style:width="11.7cm" table:align="margins"/>
    </style:style>
    <style:style style:name="POxyII.A" style:family="table-column">
      <style:table-column-properties style:column-width="1.499cm" style:rel-column-width="8398*"/>
    </style:style>
    <style:style style:name="POxyII.B" style:family="table-column">
      <style:table-column-properties style:column-width="1.55cm" style:rel-column-width="8684*"/>
    </style:style>
    <style:style style:name="POxyII.C" style:family="table-column">
      <style:table-column-properties style:column-width="8.65cm" style:rel-column-width="48453*"/>
    </style:style>
    <style:style style:name="POxyII.1" style:family="table-row">
      <style:table-row-properties fo:keep-together="always"/>
    </style:style>
    <style:style style:name="POxyII.A1" style:family="table-cell">
      <style:table-cell-properties fo:padding-left="0.101cm" fo:padding-right="0.101cm" fo:padding-top="0cm" fo:padding-bottom="0cm" fo:border="none"/>
    </style:style>
    <style:style style:name="POxy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I" style:family="table">
      <style:table-properties style:width="11.7cm" table:align="margins"/>
    </style:style>
    <style:style style:name="POxyIII.A" style:family="table-column">
      <style:table-column-properties style:column-width="1.499cm" style:rel-column-width="8398*"/>
    </style:style>
    <style:style style:name="POxyIII.B" style:family="table-column">
      <style:table-column-properties style:column-width="1.55cm" style:rel-column-width="8684*"/>
    </style:style>
    <style:style style:name="POxyIII.C" style:family="table-column">
      <style:table-column-properties style:column-width="8.65cm" style:rel-column-width="48453*"/>
    </style:style>
    <style:style style:name="POxyIII.1" style:family="table-row">
      <style:table-row-properties fo:keep-together="always"/>
    </style:style>
    <style:style style:name="POxyIII.A1" style:family="table-cell">
      <style:table-cell-properties fo:padding-left="0.101cm" fo:padding-right="0.101cm" fo:padding-top="0cm" fo:padding-bottom="0cm" fo:border="none"/>
    </style:style>
    <style:style style:name="POxy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V" style:family="table">
      <style:table-properties style:width="11.7cm" table:align="margins"/>
    </style:style>
    <style:style style:name="POxyIV.A" style:family="table-column">
      <style:table-column-properties style:column-width="1.499cm" style:rel-column-width="8398*"/>
    </style:style>
    <style:style style:name="POxyIV.B" style:family="table-column">
      <style:table-column-properties style:column-width="1.55cm" style:rel-column-width="8684*"/>
    </style:style>
    <style:style style:name="POxyIV.C" style:family="table-column">
      <style:table-column-properties style:column-width="8.65cm" style:rel-column-width="48453*"/>
    </style:style>
    <style:style style:name="POxyIV.1" style:family="table-row">
      <style:table-row-properties fo:keep-together="always"/>
    </style:style>
    <style:style style:name="POxyIV.A1" style:family="table-cell">
      <style:table-cell-properties fo:padding-left="0.101cm" fo:padding-right="0.101cm" fo:padding-top="0cm" fo:padding-bottom="0cm" fo:border="none"/>
    </style:style>
    <style:style style:name="POxy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" style:family="table">
      <style:table-properties style:width="11.7cm" table:align="margins"/>
    </style:style>
    <style:style style:name="POxyVI.A" style:family="table-column">
      <style:table-column-properties style:column-width="1.499cm" style:rel-column-width="8398*"/>
    </style:style>
    <style:style style:name="POxyVI.B" style:family="table-column">
      <style:table-column-properties style:column-width="1.55cm" style:rel-column-width="8684*"/>
    </style:style>
    <style:style style:name="POxyVI.C" style:family="table-column">
      <style:table-column-properties style:column-width="8.65cm" style:rel-column-width="48453*"/>
    </style:style>
    <style:style style:name="POxyVI.1" style:family="table-row">
      <style:table-row-properties fo:keep-together="always"/>
    </style:style>
    <style:style style:name="POxyVI.A1" style:family="table-cell">
      <style:table-cell-properties fo:padding-left="0.101cm" fo:padding-right="0.101cm" fo:padding-top="0cm" fo:padding-bottom="0cm" fo:border="none"/>
    </style:style>
    <style:style style:name="POxy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" style:family="table">
      <style:table-properties style:width="11.7cm" table:align="margins"/>
    </style:style>
    <style:style style:name="POxyVII.A" style:family="table-column">
      <style:table-column-properties style:column-width="1.499cm" style:rel-column-width="8398*"/>
    </style:style>
    <style:style style:name="POxyVII.B" style:family="table-column">
      <style:table-column-properties style:column-width="1.55cm" style:rel-column-width="8684*"/>
    </style:style>
    <style:style style:name="POxyVII.C" style:family="table-column">
      <style:table-column-properties style:column-width="8.65cm" style:rel-column-width="48453*"/>
    </style:style>
    <style:style style:name="POxyVII.1" style:family="table-row">
      <style:table-row-properties fo:keep-together="always"/>
    </style:style>
    <style:style style:name="POxyVII.A1" style:family="table-cell">
      <style:table-cell-properties fo:padding-left="0.101cm" fo:padding-right="0.101cm" fo:padding-top="0cm" fo:padding-bottom="0cm" fo:border="none"/>
    </style:style>
    <style:style style:name="POxy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I" style:family="table">
      <style:table-properties style:width="11.7cm" table:align="margins"/>
    </style:style>
    <style:style style:name="POxyVIII.A" style:family="table-column">
      <style:table-column-properties style:column-width="1.499cm" style:rel-column-width="8398*"/>
    </style:style>
    <style:style style:name="POxyVIII.B" style:family="table-column">
      <style:table-column-properties style:column-width="1.55cm" style:rel-column-width="8684*"/>
    </style:style>
    <style:style style:name="POxyVIII.C" style:family="table-column">
      <style:table-column-properties style:column-width="8.65cm" style:rel-column-width="48453*"/>
    </style:style>
    <style:style style:name="POxyVIII.1" style:family="table-row">
      <style:table-row-properties fo:keep-together="always"/>
    </style:style>
    <style:style style:name="POxyVIII.A1" style:family="table-cell">
      <style:table-cell-properties fo:padding-left="0.101cm" fo:padding-right="0.101cm" fo:padding-top="0cm" fo:padding-bottom="0cm" fo:border="none"/>
    </style:style>
    <style:style style:name="POxy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X" style:family="table">
      <style:table-properties style:width="11.7cm" table:align="margins"/>
    </style:style>
    <style:style style:name="POxyIX.A" style:family="table-column">
      <style:table-column-properties style:column-width="1.499cm" style:rel-column-width="8398*"/>
    </style:style>
    <style:style style:name="POxyIX.B" style:family="table-column">
      <style:table-column-properties style:column-width="1.55cm" style:rel-column-width="8684*"/>
    </style:style>
    <style:style style:name="POxyIX.C" style:family="table-column">
      <style:table-column-properties style:column-width="8.65cm" style:rel-column-width="48453*"/>
    </style:style>
    <style:style style:name="POxyIX.1" style:family="table-row">
      <style:table-row-properties fo:keep-together="always"/>
    </style:style>
    <style:style style:name="POxyIX.A1" style:family="table-cell">
      <style:table-cell-properties fo:padding-left="0.101cm" fo:padding-right="0.101cm" fo:padding-top="0cm" fo:padding-bottom="0cm" fo:border="none"/>
    </style:style>
    <style:style style:name="POxy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" style:family="table">
      <style:table-properties style:width="11.7cm" table:align="margins"/>
    </style:style>
    <style:style style:name="POxyX.A" style:family="table-column">
      <style:table-column-properties style:column-width="1.499cm" style:rel-column-width="8398*"/>
    </style:style>
    <style:style style:name="POxyX.B" style:family="table-column">
      <style:table-column-properties style:column-width="1.55cm" style:rel-column-width="8684*"/>
    </style:style>
    <style:style style:name="POxyX.C" style:family="table-column">
      <style:table-column-properties style:column-width="8.65cm" style:rel-column-width="48453*"/>
    </style:style>
    <style:style style:name="POxyX.1" style:family="table-row">
      <style:table-row-properties fo:keep-together="always"/>
    </style:style>
    <style:style style:name="POxyX.A1" style:family="table-cell">
      <style:table-cell-properties fo:padding-left="0.101cm" fo:padding-right="0.101cm" fo:padding-top="0cm" fo:padding-bottom="0cm" fo:border="none"/>
    </style:style>
    <style:style style:name="POxy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I" style:family="table">
      <style:table-properties style:width="11.7cm" table:align="margins"/>
    </style:style>
    <style:style style:name="POxyXII.A" style:family="table-column">
      <style:table-column-properties style:column-width="1.499cm" style:rel-column-width="8398*"/>
    </style:style>
    <style:style style:name="POxyXII.B" style:family="table-column">
      <style:table-column-properties style:column-width="1.55cm" style:rel-column-width="8684*"/>
    </style:style>
    <style:style style:name="POxyXII.C" style:family="table-column">
      <style:table-column-properties style:column-width="8.65cm" style:rel-column-width="48453*"/>
    </style:style>
    <style:style style:name="POxyXII.1" style:family="table-row">
      <style:table-row-properties fo:keep-together="always"/>
    </style:style>
    <style:style style:name="POxyXII.A1" style:family="table-cell">
      <style:table-cell-properties fo:padding-left="0.101cm" fo:padding-right="0.101cm" fo:padding-top="0cm" fo:padding-bottom="0cm" fo:border="none"/>
    </style:style>
    <style:style style:name="POxy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V" style:family="table">
      <style:table-properties style:width="11.7cm" table:align="margins"/>
    </style:style>
    <style:style style:name="POxyXIV.A" style:family="table-column">
      <style:table-column-properties style:column-width="1.499cm" style:rel-column-width="8398*"/>
    </style:style>
    <style:style style:name="POxyXIV.B" style:family="table-column">
      <style:table-column-properties style:column-width="1.55cm" style:rel-column-width="8684*"/>
    </style:style>
    <style:style style:name="POxyXIV.C" style:family="table-column">
      <style:table-column-properties style:column-width="8.65cm" style:rel-column-width="48453*"/>
    </style:style>
    <style:style style:name="POxyXIV.1" style:family="table-row">
      <style:table-row-properties fo:keep-together="always"/>
    </style:style>
    <style:style style:name="POxyXIV.A1" style:family="table-cell">
      <style:table-cell-properties fo:padding-left="0.101cm" fo:padding-right="0.101cm" fo:padding-top="0cm" fo:padding-bottom="0cm" fo:border="none"/>
    </style:style>
    <style:style style:name="POxy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" style:family="table">
      <style:table-properties style:width="11.7cm" table:align="margins"/>
    </style:style>
    <style:style style:name="POxyXVI.A" style:family="table-column">
      <style:table-column-properties style:column-width="1.499cm" style:rel-column-width="8398*"/>
    </style:style>
    <style:style style:name="POxyXVI.B" style:family="table-column">
      <style:table-column-properties style:column-width="1.55cm" style:rel-column-width="8684*"/>
    </style:style>
    <style:style style:name="POxyXVI.C" style:family="table-column">
      <style:table-column-properties style:column-width="8.65cm" style:rel-column-width="48453*"/>
    </style:style>
    <style:style style:name="POxyXVI.1" style:family="table-row">
      <style:table-row-properties fo:keep-together="always"/>
    </style:style>
    <style:style style:name="POxyXVI.A1" style:family="table-cell">
      <style:table-cell-properties fo:padding-left="0.101cm" fo:padding-right="0.101cm" fo:padding-top="0cm" fo:padding-bottom="0cm" fo:border="none"/>
    </style:style>
    <style:style style:name="POxy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" style:family="table">
      <style:table-properties style:width="11.7cm" table:align="margins"/>
    </style:style>
    <style:style style:name="POxyXVII.A" style:family="table-column">
      <style:table-column-properties style:column-width="1.499cm" style:rel-column-width="8398*"/>
    </style:style>
    <style:style style:name="POxyXVII.B" style:family="table-column">
      <style:table-column-properties style:column-width="1.55cm" style:rel-column-width="8684*"/>
    </style:style>
    <style:style style:name="POxyXVII.C" style:family="table-column">
      <style:table-column-properties style:column-width="8.65cm" style:rel-column-width="48453*"/>
    </style:style>
    <style:style style:name="POxyXVII.1" style:family="table-row">
      <style:table-row-properties fo:keep-together="always"/>
    </style:style>
    <style:style style:name="POxyXVII.A1" style:family="table-cell">
      <style:table-cell-properties fo:padding-left="0.101cm" fo:padding-right="0.101cm" fo:padding-top="0cm" fo:padding-bottom="0cm" fo:border="none"/>
    </style:style>
    <style:style style:name="POxy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I" style:family="table">
      <style:table-properties style:width="11.7cm" table:align="margins"/>
    </style:style>
    <style:style style:name="POxyXVIII.A" style:family="table-column">
      <style:table-column-properties style:column-width="1.499cm" style:rel-column-width="8398*"/>
    </style:style>
    <style:style style:name="POxyXVIII.B" style:family="table-column">
      <style:table-column-properties style:column-width="1.55cm" style:rel-column-width="8684*"/>
    </style:style>
    <style:style style:name="POxyXVIII.C" style:family="table-column">
      <style:table-column-properties style:column-width="8.65cm" style:rel-column-width="48453*"/>
    </style:style>
    <style:style style:name="POxyXVIII.1" style:family="table-row">
      <style:table-row-properties fo:keep-together="always"/>
    </style:style>
    <style:style style:name="POxyXVIII.A1" style:family="table-cell">
      <style:table-cell-properties fo:padding-left="0.101cm" fo:padding-right="0.101cm" fo:padding-top="0cm" fo:padding-bottom="0cm" fo:border="none"/>
    </style:style>
    <style:style style:name="POxy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X" style:family="table">
      <style:table-properties style:width="11.7cm" table:align="margins"/>
    </style:style>
    <style:style style:name="POxyXIX.A" style:family="table-column">
      <style:table-column-properties style:column-width="1.499cm" style:rel-column-width="8398*"/>
    </style:style>
    <style:style style:name="POxyXIX.B" style:family="table-column">
      <style:table-column-properties style:column-width="1.55cm" style:rel-column-width="8684*"/>
    </style:style>
    <style:style style:name="POxyXIX.C" style:family="table-column">
      <style:table-column-properties style:column-width="8.65cm" style:rel-column-width="48453*"/>
    </style:style>
    <style:style style:name="POxyXIX.1" style:family="table-row">
      <style:table-row-properties fo:keep-together="always"/>
    </style:style>
    <style:style style:name="POxyXIX.A1" style:family="table-cell">
      <style:table-cell-properties fo:padding-left="0.101cm" fo:padding-right="0.101cm" fo:padding-top="0cm" fo:padding-bottom="0cm" fo:border="none"/>
    </style:style>
    <style:style style:name="POxy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" style:family="table">
      <style:table-properties style:width="11.7cm" table:align="margins"/>
    </style:style>
    <style:style style:name="POxyXX.A" style:family="table-column">
      <style:table-column-properties style:column-width="1.499cm" style:rel-column-width="8398*"/>
    </style:style>
    <style:style style:name="POxyXX.B" style:family="table-column">
      <style:table-column-properties style:column-width="1.55cm" style:rel-column-width="8684*"/>
    </style:style>
    <style:style style:name="POxyXX.C" style:family="table-column">
      <style:table-column-properties style:column-width="8.65cm" style:rel-column-width="48453*"/>
    </style:style>
    <style:style style:name="POxyXX.1" style:family="table-row">
      <style:table-row-properties fo:keep-together="always"/>
    </style:style>
    <style:style style:name="POxyXX.A1" style:family="table-cell">
      <style:table-cell-properties fo:padding-left="0.101cm" fo:padding-right="0.101cm" fo:padding-top="0cm" fo:padding-bottom="0cm" fo:border="none"/>
    </style:style>
    <style:style style:name="POxy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I" style:family="table">
      <style:table-properties style:width="11.7cm" table:align="margins"/>
    </style:style>
    <style:style style:name="POxyXXII.A" style:family="table-column">
      <style:table-column-properties style:column-width="1.499cm" style:rel-column-width="8398*"/>
    </style:style>
    <style:style style:name="POxyXXII.B" style:family="table-column">
      <style:table-column-properties style:column-width="1.55cm" style:rel-column-width="8684*"/>
    </style:style>
    <style:style style:name="POxyXXII.C" style:family="table-column">
      <style:table-column-properties style:column-width="8.65cm" style:rel-column-width="48453*"/>
    </style:style>
    <style:style style:name="POxyXXII.1" style:family="table-row">
      <style:table-row-properties fo:keep-together="always"/>
    </style:style>
    <style:style style:name="POxyXXII.A1" style:family="table-cell">
      <style:table-cell-properties fo:padding-left="0.101cm" fo:padding-right="0.101cm" fo:padding-top="0cm" fo:padding-bottom="0cm" fo:border="none"/>
    </style:style>
    <style:style style:name="POxy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V" style:family="table">
      <style:table-properties style:width="11.7cm" table:align="margins"/>
    </style:style>
    <style:style style:name="POxyXXIV.A" style:family="table-column">
      <style:table-column-properties style:column-width="1.499cm" style:rel-column-width="8398*"/>
    </style:style>
    <style:style style:name="POxyXXIV.B" style:family="table-column">
      <style:table-column-properties style:column-width="1.55cm" style:rel-column-width="8684*"/>
    </style:style>
    <style:style style:name="POxyXXIV.C" style:family="table-column">
      <style:table-column-properties style:column-width="8.65cm" style:rel-column-width="48453*"/>
    </style:style>
    <style:style style:name="POxyXXIV.1" style:family="table-row">
      <style:table-row-properties fo:keep-together="always"/>
    </style:style>
    <style:style style:name="POxyXXIV.A1" style:family="table-cell">
      <style:table-cell-properties fo:padding-left="0.101cm" fo:padding-right="0.101cm" fo:padding-top="0cm" fo:padding-bottom="0cm" fo:border="none"/>
    </style:style>
    <style:style style:name="POxy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VII" style:family="table">
      <style:table-properties style:width="11.7cm" table:align="margins"/>
    </style:style>
    <style:style style:name="POxyXXVII.A" style:family="table-column">
      <style:table-column-properties style:column-width="1.499cm" style:rel-column-width="8398*"/>
    </style:style>
    <style:style style:name="POxyXXVII.B" style:family="table-column">
      <style:table-column-properties style:column-width="1.55cm" style:rel-column-width="8684*"/>
    </style:style>
    <style:style style:name="POxyXXVII.C" style:family="table-column">
      <style:table-column-properties style:column-width="8.65cm" style:rel-column-width="48453*"/>
    </style:style>
    <style:style style:name="POxyXXVII.1" style:family="table-row">
      <style:table-row-properties fo:keep-together="always"/>
    </style:style>
    <style:style style:name="POxyXXVII.A1" style:family="table-cell">
      <style:table-cell-properties fo:padding-left="0.101cm" fo:padding-right="0.101cm" fo:padding-top="0cm" fo:padding-bottom="0cm" fo:border="none"/>
    </style:style>
    <style:style style:name="POxyX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" style:family="table">
      <style:table-properties style:width="11.7cm" table:align="margins"/>
    </style:style>
    <style:style style:name="POxyXXXI.A" style:family="table-column">
      <style:table-column-properties style:column-width="1.499cm" style:rel-column-width="8398*"/>
    </style:style>
    <style:style style:name="POxyXXXI.B" style:family="table-column">
      <style:table-column-properties style:column-width="1.55cm" style:rel-column-width="8684*"/>
    </style:style>
    <style:style style:name="POxyXXXI.C" style:family="table-column">
      <style:table-column-properties style:column-width="8.65cm" style:rel-column-width="48453*"/>
    </style:style>
    <style:style style:name="POxyXXXI.1" style:family="table-row">
      <style:table-row-properties fo:keep-together="always"/>
    </style:style>
    <style:style style:name="POxyXXXI.A1" style:family="table-cell">
      <style:table-cell-properties fo:padding-left="0.101cm" fo:padding-right="0.101cm" fo:padding-top="0cm" fo:padding-bottom="0cm" fo:border="none"/>
    </style:style>
    <style:style style:name="POxyX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II" style:family="table">
      <style:table-properties style:width="11.7cm" table:align="margins"/>
    </style:style>
    <style:style style:name="POxyXXXIII.A" style:family="table-column">
      <style:table-column-properties style:column-width="1.499cm" style:rel-column-width="8398*"/>
    </style:style>
    <style:style style:name="POxyXXXIII.B" style:family="table-column">
      <style:table-column-properties style:column-width="1.55cm" style:rel-column-width="8684*"/>
    </style:style>
    <style:style style:name="POxyXXXIII.C" style:family="table-column">
      <style:table-column-properties style:column-width="8.65cm" style:rel-column-width="48453*"/>
    </style:style>
    <style:style style:name="POxyXXXIII.1" style:family="table-row">
      <style:table-row-properties fo:keep-together="always"/>
    </style:style>
    <style:style style:name="POxyXXXIII.A1" style:family="table-cell">
      <style:table-cell-properties fo:padding-left="0.101cm" fo:padding-right="0.101cm" fo:padding-top="0cm" fo:padding-bottom="0cm" fo:border="none"/>
    </style:style>
    <style:style style:name="POxyX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V" style:family="table">
      <style:table-properties style:width="11.7cm" table:align="margins"/>
    </style:style>
    <style:style style:name="POxyXXXIV.A" style:family="table-column">
      <style:table-column-properties style:column-width="1.499cm" style:rel-column-width="8398*"/>
    </style:style>
    <style:style style:name="POxyXXXIV.B" style:family="table-column">
      <style:table-column-properties style:column-width="1.55cm" style:rel-column-width="8684*"/>
    </style:style>
    <style:style style:name="POxyXXXIV.C" style:family="table-column">
      <style:table-column-properties style:column-width="8.65cm" style:rel-column-width="48453*"/>
    </style:style>
    <style:style style:name="POxyXXXIV.1" style:family="table-row">
      <style:table-row-properties fo:keep-together="always"/>
    </style:style>
    <style:style style:name="POxyXXXIV.A1" style:family="table-cell">
      <style:table-cell-properties fo:padding-left="0.101cm" fo:padding-right="0.101cm" fo:padding-top="0cm" fo:padding-bottom="0cm" fo:border="none"/>
    </style:style>
    <style:style style:name="POxyX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" style:family="table">
      <style:table-properties style:width="11.7cm" table:align="margins"/>
    </style:style>
    <style:style style:name="POxyXXXVI.A" style:family="table-column">
      <style:table-column-properties style:column-width="1.499cm" style:rel-column-width="8398*"/>
    </style:style>
    <style:style style:name="POxyXXXVI.B" style:family="table-column">
      <style:table-column-properties style:column-width="1.55cm" style:rel-column-width="8684*"/>
    </style:style>
    <style:style style:name="POxyXXXVI.C" style:family="table-column">
      <style:table-column-properties style:column-width="8.65cm" style:rel-column-width="48453*"/>
    </style:style>
    <style:style style:name="POxyXXXVI.1" style:family="table-row">
      <style:table-row-properties fo:keep-together="always"/>
    </style:style>
    <style:style style:name="POxyXXXVI.A1" style:family="table-cell">
      <style:table-cell-properties fo:padding-left="0.101cm" fo:padding-right="0.101cm" fo:padding-top="0cm" fo:padding-bottom="0cm" fo:border="none"/>
    </style:style>
    <style:style style:name="POxyX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II" style:family="table">
      <style:table-properties style:width="11.7cm" table:align="margins"/>
    </style:style>
    <style:style style:name="POxyXXXVIII.A" style:family="table-column">
      <style:table-column-properties style:column-width="1.499cm" style:rel-column-width="8398*"/>
    </style:style>
    <style:style style:name="POxyXXXVIII.B" style:family="table-column">
      <style:table-column-properties style:column-width="1.55cm" style:rel-column-width="8684*"/>
    </style:style>
    <style:style style:name="POxyXXXVIII.C" style:family="table-column">
      <style:table-column-properties style:column-width="8.65cm" style:rel-column-width="48453*"/>
    </style:style>
    <style:style style:name="POxyXXXVIII.1" style:family="table-row">
      <style:table-row-properties fo:keep-together="always"/>
    </style:style>
    <style:style style:name="POxyXXXVIII.A1" style:family="table-cell">
      <style:table-cell-properties fo:padding-left="0.101cm" fo:padding-right="0.101cm" fo:padding-top="0cm" fo:padding-bottom="0cm" fo:border="none"/>
    </style:style>
    <style:style style:name="POxyX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" style:family="table">
      <style:table-properties style:width="11.7cm" table:align="margins"/>
    </style:style>
    <style:style style:name="POxyXL.A" style:family="table-column">
      <style:table-column-properties style:column-width="1.499cm" style:rel-column-width="8398*"/>
    </style:style>
    <style:style style:name="POxyXL.B" style:family="table-column">
      <style:table-column-properties style:column-width="1.55cm" style:rel-column-width="8684*"/>
    </style:style>
    <style:style style:name="POxyXL.C" style:family="table-column">
      <style:table-column-properties style:column-width="8.65cm" style:rel-column-width="48453*"/>
    </style:style>
    <style:style style:name="POxyXL.1" style:family="table-row">
      <style:table-row-properties fo:keep-together="always"/>
    </style:style>
    <style:style style:name="POxyXL.A1" style:family="table-cell">
      <style:table-cell-properties fo:padding-left="0.101cm" fo:padding-right="0.101cm" fo:padding-top="0cm" fo:padding-bottom="0cm" fo:border="none"/>
    </style:style>
    <style:style style:name="POxyX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" style:family="table">
      <style:table-properties style:width="11.7cm" table:align="margins"/>
    </style:style>
    <style:style style:name="POxyXLI.A" style:family="table-column">
      <style:table-column-properties style:column-width="1.499cm" style:rel-column-width="8398*"/>
    </style:style>
    <style:style style:name="POxyXLI.B" style:family="table-column">
      <style:table-column-properties style:column-width="1.55cm" style:rel-column-width="8684*"/>
    </style:style>
    <style:style style:name="POxyXLI.C" style:family="table-column">
      <style:table-column-properties style:column-width="8.65cm" style:rel-column-width="48453*"/>
    </style:style>
    <style:style style:name="POxyXLI.1" style:family="table-row">
      <style:table-row-properties fo:keep-together="always"/>
    </style:style>
    <style:style style:name="POxyXLI.A1" style:family="table-cell">
      <style:table-cell-properties fo:padding-left="0.101cm" fo:padding-right="0.101cm" fo:padding-top="0cm" fo:padding-bottom="0cm" fo:border="none"/>
    </style:style>
    <style:style style:name="POxyX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X" style:family="table">
      <style:table-properties style:width="11.7cm" table:align="margins"/>
    </style:style>
    <style:style style:name="POxyXXIX.A" style:family="table-column">
      <style:table-column-properties style:column-width="1.499cm" style:rel-column-width="8398*"/>
    </style:style>
    <style:style style:name="POxyXXIX.B" style:family="table-column">
      <style:table-column-properties style:column-width="1.55cm" style:rel-column-width="8684*"/>
    </style:style>
    <style:style style:name="POxyXXIX.C" style:family="table-column">
      <style:table-column-properties style:column-width="8.65cm" style:rel-column-width="48453*"/>
    </style:style>
    <style:style style:name="POxyXXIX.1" style:family="table-row">
      <style:table-row-properties fo:keep-together="always"/>
    </style:style>
    <style:style style:name="POxyXXIX.A1" style:family="table-cell">
      <style:table-cell-properties fo:padding-left="0.101cm" fo:padding-right="0.101cm" fo:padding-top="0cm" fo:padding-bottom="0cm" fo:border="none"/>
    </style:style>
    <style:style style:name="POxyX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II" style:family="table">
      <style:table-properties style:width="11.7cm" table:align="margins"/>
    </style:style>
    <style:style style:name="POxyXLIII.A" style:family="table-column">
      <style:table-column-properties style:column-width="1.499cm" style:rel-column-width="8398*"/>
    </style:style>
    <style:style style:name="POxyXLIII.B" style:family="table-column">
      <style:table-column-properties style:column-width="1.55cm" style:rel-column-width="8684*"/>
    </style:style>
    <style:style style:name="POxyXLIII.C" style:family="table-column">
      <style:table-column-properties style:column-width="8.65cm" style:rel-column-width="48453*"/>
    </style:style>
    <style:style style:name="POxyXLIII.1" style:family="table-row">
      <style:table-row-properties fo:keep-together="always"/>
    </style:style>
    <style:style style:name="POxyXLIII.A1" style:family="table-cell">
      <style:table-cell-properties fo:padding-left="0.101cm" fo:padding-right="0.101cm" fo:padding-top="0cm" fo:padding-bottom="0cm" fo:border="none"/>
    </style:style>
    <style:style style:name="POxyX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V" style:family="table">
      <style:table-properties style:width="11.7cm" table:align="margins"/>
    </style:style>
    <style:style style:name="POxyXLIV.A" style:family="table-column">
      <style:table-column-properties style:column-width="1.499cm" style:rel-column-width="8398*"/>
    </style:style>
    <style:style style:name="POxyXLIV.B" style:family="table-column">
      <style:table-column-properties style:column-width="1.55cm" style:rel-column-width="8684*"/>
    </style:style>
    <style:style style:name="POxyXLIV.C" style:family="table-column">
      <style:table-column-properties style:column-width="8.65cm" style:rel-column-width="48453*"/>
    </style:style>
    <style:style style:name="POxyXLIV.1" style:family="table-row">
      <style:table-row-properties fo:keep-together="always"/>
    </style:style>
    <style:style style:name="POxyXLIV.A1" style:family="table-cell">
      <style:table-cell-properties fo:padding-left="0.101cm" fo:padding-right="0.101cm" fo:padding-top="0cm" fo:padding-bottom="0cm" fo:border="none"/>
    </style:style>
    <style:style style:name="POxyX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" style:family="table">
      <style:table-properties style:width="11.7cm" table:align="margins"/>
    </style:style>
    <style:style style:name="POxyXLV.A" style:family="table-column">
      <style:table-column-properties style:column-width="1.499cm" style:rel-column-width="8398*"/>
    </style:style>
    <style:style style:name="POxyXLV.B" style:family="table-column">
      <style:table-column-properties style:column-width="1.55cm" style:rel-column-width="8684*"/>
    </style:style>
    <style:style style:name="POxyXLV.C" style:family="table-column">
      <style:table-column-properties style:column-width="8.65cm" style:rel-column-width="48453*"/>
    </style:style>
    <style:style style:name="POxyXLV.1" style:family="table-row">
      <style:table-row-properties fo:keep-together="always"/>
    </style:style>
    <style:style style:name="POxyXLV.A1" style:family="table-cell">
      <style:table-cell-properties fo:padding-left="0.101cm" fo:padding-right="0.101cm" fo:padding-top="0cm" fo:padding-bottom="0cm" fo:border="none"/>
    </style:style>
    <style:style style:name="POxyX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" style:family="table">
      <style:table-properties style:width="11.7cm" table:align="margins"/>
    </style:style>
    <style:style style:name="POxyXLVI.A" style:family="table-column">
      <style:table-column-properties style:column-width="1.499cm" style:rel-column-width="8398*"/>
    </style:style>
    <style:style style:name="POxyXLVI.B" style:family="table-column">
      <style:table-column-properties style:column-width="1.55cm" style:rel-column-width="8684*"/>
    </style:style>
    <style:style style:name="POxyXLVI.C" style:family="table-column">
      <style:table-column-properties style:column-width="8.65cm" style:rel-column-width="48453*"/>
    </style:style>
    <style:style style:name="POxyXLVI.1" style:family="table-row">
      <style:table-row-properties fo:keep-together="always"/>
    </style:style>
    <style:style style:name="POxyXLVI.A1" style:family="table-cell">
      <style:table-cell-properties fo:padding-left="0.101cm" fo:padding-right="0.101cm" fo:padding-top="0cm" fo:padding-bottom="0cm" fo:border="none"/>
    </style:style>
    <style:style style:name="POxyX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" style:family="table">
      <style:table-properties style:width="11.7cm" table:align="margins"/>
    </style:style>
    <style:style style:name="POxyXLVII.A" style:family="table-column">
      <style:table-column-properties style:column-width="1.499cm" style:rel-column-width="8398*"/>
    </style:style>
    <style:style style:name="POxyXLVII.B" style:family="table-column">
      <style:table-column-properties style:column-width="1.55cm" style:rel-column-width="8684*"/>
    </style:style>
    <style:style style:name="POxyXLVII.C" style:family="table-column">
      <style:table-column-properties style:column-width="8.65cm" style:rel-column-width="48453*"/>
    </style:style>
    <style:style style:name="POxyXLVII.1" style:family="table-row">
      <style:table-row-properties fo:keep-together="always"/>
    </style:style>
    <style:style style:name="POxyXLVII.A1" style:family="table-cell">
      <style:table-cell-properties fo:padding-left="0.101cm" fo:padding-right="0.101cm" fo:padding-top="0cm" fo:padding-bottom="0cm" fo:border="none"/>
    </style:style>
    <style:style style:name="POxyX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I" style:family="table">
      <style:table-properties style:width="11.7cm" table:align="margins"/>
    </style:style>
    <style:style style:name="POxyXLVIII.A" style:family="table-column">
      <style:table-column-properties style:column-width="1.499cm" style:rel-column-width="8398*"/>
    </style:style>
    <style:style style:name="POxyXLVIII.B" style:family="table-column">
      <style:table-column-properties style:column-width="1.55cm" style:rel-column-width="8684*"/>
    </style:style>
    <style:style style:name="POxyXLVIII.C" style:family="table-column">
      <style:table-column-properties style:column-width="8.65cm" style:rel-column-width="48453*"/>
    </style:style>
    <style:style style:name="POxyXLVIII.1" style:family="table-row">
      <style:table-row-properties fo:keep-together="always"/>
    </style:style>
    <style:style style:name="POxyXLVIII.A1" style:family="table-cell">
      <style:table-cell-properties fo:padding-left="0.101cm" fo:padding-right="0.101cm" fo:padding-top="0cm" fo:padding-bottom="0cm" fo:border="none"/>
    </style:style>
    <style:style style:name="POxyX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X" style:family="table">
      <style:table-properties style:width="11.7cm" table:align="margins"/>
    </style:style>
    <style:style style:name="POxyXLIX.A" style:family="table-column">
      <style:table-column-properties style:column-width="1.499cm" style:rel-column-width="8398*"/>
    </style:style>
    <style:style style:name="POxyXLIX.B" style:family="table-column">
      <style:table-column-properties style:column-width="1.55cm" style:rel-column-width="8684*"/>
    </style:style>
    <style:style style:name="POxyXLIX.C" style:family="table-column">
      <style:table-column-properties style:column-width="8.65cm" style:rel-column-width="48453*"/>
    </style:style>
    <style:style style:name="POxyXLIX.1" style:family="table-row">
      <style:table-row-properties fo:keep-together="always"/>
    </style:style>
    <style:style style:name="POxyXLIX.A1" style:family="table-cell">
      <style:table-cell-properties fo:padding-left="0.101cm" fo:padding-right="0.101cm" fo:padding-top="0cm" fo:padding-bottom="0cm" fo:border="none"/>
    </style:style>
    <style:style style:name="POxyX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" style:family="table">
      <style:table-properties style:width="11.7cm" table:align="margins"/>
    </style:style>
    <style:style style:name="POxyL.A" style:family="table-column">
      <style:table-column-properties style:column-width="1.499cm" style:rel-column-width="8398*"/>
    </style:style>
    <style:style style:name="POxyL.B" style:family="table-column">
      <style:table-column-properties style:column-width="1.55cm" style:rel-column-width="8684*"/>
    </style:style>
    <style:style style:name="POxyL.C" style:family="table-column">
      <style:table-column-properties style:column-width="8.65cm" style:rel-column-width="48453*"/>
    </style:style>
    <style:style style:name="POxyL.1" style:family="table-row">
      <style:table-row-properties fo:keep-together="always"/>
    </style:style>
    <style:style style:name="POxyL.A1" style:family="table-cell">
      <style:table-cell-properties fo:padding-left="0.101cm" fo:padding-right="0.101cm" fo:padding-top="0cm" fo:padding-bottom="0cm" fo:border="none"/>
    </style:style>
    <style:style style:name="POxy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" style:family="table">
      <style:table-properties style:width="11.7cm" table:align="margins"/>
    </style:style>
    <style:style style:name="POxyLI.A" style:family="table-column">
      <style:table-column-properties style:column-width="1.499cm" style:rel-column-width="8398*"/>
    </style:style>
    <style:style style:name="POxyLI.B" style:family="table-column">
      <style:table-column-properties style:column-width="1.55cm" style:rel-column-width="8684*"/>
    </style:style>
    <style:style style:name="POxyLI.C" style:family="table-column">
      <style:table-column-properties style:column-width="8.65cm" style:rel-column-width="48453*"/>
    </style:style>
    <style:style style:name="POxyLI.1" style:family="table-row">
      <style:table-row-properties fo:keep-together="always"/>
    </style:style>
    <style:style style:name="POxyLI.A1" style:family="table-cell">
      <style:table-cell-properties fo:padding-left="0.101cm" fo:padding-right="0.101cm" fo:padding-top="0cm" fo:padding-bottom="0cm" fo:border="none"/>
    </style:style>
    <style:style style:name="POxy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V" style:family="table">
      <style:table-properties style:width="11.7cm" table:align="margins"/>
    </style:style>
    <style:style style:name="POxyLIV.A" style:family="table-column">
      <style:table-column-properties style:column-width="1.499cm" style:rel-column-width="8398*"/>
    </style:style>
    <style:style style:name="POxyLIV.B" style:family="table-column">
      <style:table-column-properties style:column-width="1.55cm" style:rel-column-width="8684*"/>
    </style:style>
    <style:style style:name="POxyLIV.C" style:family="table-column">
      <style:table-column-properties style:column-width="8.65cm" style:rel-column-width="48453*"/>
    </style:style>
    <style:style style:name="POxyLIV.1" style:family="table-row">
      <style:table-row-properties fo:keep-together="always"/>
    </style:style>
    <style:style style:name="POxyLIV.A1" style:family="table-cell">
      <style:table-cell-properties fo:padding-left="0.101cm" fo:padding-right="0.101cm" fo:padding-top="0cm" fo:padding-bottom="0cm" fo:border="none"/>
    </style:style>
    <style:style style:name="POx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" style:family="table">
      <style:table-properties style:width="11.7cm" table:align="margins"/>
    </style:style>
    <style:style style:name="POxyLV.A" style:family="table-column">
      <style:table-column-properties style:column-width="1.499cm" style:rel-column-width="8398*"/>
    </style:style>
    <style:style style:name="POxyLV.B" style:family="table-column">
      <style:table-column-properties style:column-width="1.55cm" style:rel-column-width="8684*"/>
    </style:style>
    <style:style style:name="POxyLV.C" style:family="table-column">
      <style:table-column-properties style:column-width="8.65cm" style:rel-column-width="48453*"/>
    </style:style>
    <style:style style:name="POxyLV.1" style:family="table-row">
      <style:table-row-properties fo:keep-together="always"/>
    </style:style>
    <style:style style:name="POxyLV.A1" style:family="table-cell">
      <style:table-cell-properties fo:padding-left="0.101cm" fo:padding-right="0.101cm" fo:padding-top="0cm" fo:padding-bottom="0cm" fo:border="none"/>
    </style:style>
    <style:style style:name="POxy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" style:family="table">
      <style:table-properties style:width="11.7cm" table:align="margins"/>
    </style:style>
    <style:style style:name="POxyLVI.A" style:family="table-column">
      <style:table-column-properties style:column-width="1.499cm" style:rel-column-width="8398*"/>
    </style:style>
    <style:style style:name="POxyLVI.B" style:family="table-column">
      <style:table-column-properties style:column-width="1.55cm" style:rel-column-width="8684*"/>
    </style:style>
    <style:style style:name="POxyLVI.C" style:family="table-column">
      <style:table-column-properties style:column-width="8.65cm" style:rel-column-width="48453*"/>
    </style:style>
    <style:style style:name="POxyLVI.1" style:family="table-row">
      <style:table-row-properties fo:keep-together="always"/>
    </style:style>
    <style:style style:name="POxyLVI.A1" style:family="table-cell">
      <style:table-cell-properties fo:padding-left="0.101cm" fo:padding-right="0.101cm" fo:padding-top="0cm" fo:padding-bottom="0cm" fo:border="none"/>
    </style:style>
    <style:style style:name="POxy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" style:family="table">
      <style:table-properties style:width="11.7cm" table:align="margins"/>
    </style:style>
    <style:style style:name="POxyLVII.A" style:family="table-column">
      <style:table-column-properties style:column-width="1.499cm" style:rel-column-width="8398*"/>
    </style:style>
    <style:style style:name="POxyLVII.B" style:family="table-column">
      <style:table-column-properties style:column-width="1.55cm" style:rel-column-width="8684*"/>
    </style:style>
    <style:style style:name="POxyLVII.C" style:family="table-column">
      <style:table-column-properties style:column-width="8.65cm" style:rel-column-width="48453*"/>
    </style:style>
    <style:style style:name="POxyLVII.1" style:family="table-row">
      <style:table-row-properties fo:keep-together="always"/>
    </style:style>
    <style:style style:name="POxyLVII.A1" style:family="table-cell">
      <style:table-cell-properties fo:padding-left="0.101cm" fo:padding-right="0.101cm" fo:padding-top="0cm" fo:padding-bottom="0cm" fo:border="none"/>
    </style:style>
    <style:style style:name="POxy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I" style:family="table">
      <style:table-properties style:width="11.7cm" table:align="margins"/>
    </style:style>
    <style:style style:name="POxyLVIII.A" style:family="table-column">
      <style:table-column-properties style:column-width="1.499cm" style:rel-column-width="8398*"/>
    </style:style>
    <style:style style:name="POxyLVIII.B" style:family="table-column">
      <style:table-column-properties style:column-width="1.55cm" style:rel-column-width="8684*"/>
    </style:style>
    <style:style style:name="POxyLVIII.C" style:family="table-column">
      <style:table-column-properties style:column-width="8.65cm" style:rel-column-width="48453*"/>
    </style:style>
    <style:style style:name="POxyLVIII.1" style:family="table-row">
      <style:table-row-properties fo:keep-together="always"/>
    </style:style>
    <style:style style:name="POxyLVIII.A1" style:family="table-cell">
      <style:table-cell-properties fo:padding-left="0.101cm" fo:padding-right="0.101cm" fo:padding-top="0cm" fo:padding-bottom="0cm" fo:border="none"/>
    </style:style>
    <style:style style:name="POxy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X" style:family="table">
      <style:table-properties style:width="11.7cm" table:align="margins"/>
    </style:style>
    <style:style style:name="POxyLIX.A" style:family="table-column">
      <style:table-column-properties style:column-width="1.499cm" style:rel-column-width="8398*"/>
    </style:style>
    <style:style style:name="POxyLIX.B" style:family="table-column">
      <style:table-column-properties style:column-width="1.55cm" style:rel-column-width="8684*"/>
    </style:style>
    <style:style style:name="POxyLIX.C" style:family="table-column">
      <style:table-column-properties style:column-width="8.65cm" style:rel-column-width="48453*"/>
    </style:style>
    <style:style style:name="POxyLIX.1" style:family="table-row">
      <style:table-row-properties fo:keep-together="always"/>
    </style:style>
    <style:style style:name="POxyLIX.A1" style:family="table-cell">
      <style:table-cell-properties fo:padding-left="0.101cm" fo:padding-right="0.101cm" fo:padding-top="0cm" fo:padding-bottom="0cm" fo:border="none"/>
    </style:style>
    <style:style style:name="POxy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" style:family="table">
      <style:table-properties style:width="11.7cm" table:align="margins"/>
    </style:style>
    <style:style style:name="POxyLX.A" style:family="table-column">
      <style:table-column-properties style:column-width="1.499cm" style:rel-column-width="8398*"/>
    </style:style>
    <style:style style:name="POxyLX.B" style:family="table-column">
      <style:table-column-properties style:column-width="1.55cm" style:rel-column-width="8684*"/>
    </style:style>
    <style:style style:name="POxyLX.C" style:family="table-column">
      <style:table-column-properties style:column-width="8.65cm" style:rel-column-width="48453*"/>
    </style:style>
    <style:style style:name="POxyLX.1" style:family="table-row">
      <style:table-row-properties fo:keep-together="always"/>
    </style:style>
    <style:style style:name="POxyLX.A1" style:family="table-cell">
      <style:table-cell-properties fo:padding-left="0.101cm" fo:padding-right="0.101cm" fo:padding-top="0cm" fo:padding-bottom="0cm" fo:border="none"/>
    </style:style>
    <style:style style:name="POxy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" style:family="table">
      <style:table-properties style:width="11.7cm" table:align="margins"/>
    </style:style>
    <style:style style:name="POxyLXI.A" style:family="table-column">
      <style:table-column-properties style:column-width="1.499cm" style:rel-column-width="8398*"/>
    </style:style>
    <style:style style:name="POxyLXI.B" style:family="table-column">
      <style:table-column-properties style:column-width="1.55cm" style:rel-column-width="8684*"/>
    </style:style>
    <style:style style:name="POxyLXI.C" style:family="table-column">
      <style:table-column-properties style:column-width="8.65cm" style:rel-column-width="48453*"/>
    </style:style>
    <style:style style:name="POxyLXI.1" style:family="table-row">
      <style:table-row-properties fo:keep-together="always"/>
    </style:style>
    <style:style style:name="POxyLXI.A1" style:family="table-cell">
      <style:table-cell-properties fo:padding-left="0.101cm" fo:padding-right="0.101cm" fo:padding-top="0cm" fo:padding-bottom="0cm" fo:border="none"/>
    </style:style>
    <style:style style:name="POxyL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" style:family="table">
      <style:table-properties style:width="11.7cm" table:align="margins"/>
    </style:style>
    <style:style style:name="POxyLXII.A" style:family="table-column">
      <style:table-column-properties style:column-width="1.499cm" style:rel-column-width="8398*"/>
    </style:style>
    <style:style style:name="POxyLXII.B" style:family="table-column">
      <style:table-column-properties style:column-width="1.55cm" style:rel-column-width="8684*"/>
    </style:style>
    <style:style style:name="POxyLXII.C" style:family="table-column">
      <style:table-column-properties style:column-width="8.65cm" style:rel-column-width="48453*"/>
    </style:style>
    <style:style style:name="POxyLXII.1" style:family="table-row">
      <style:table-row-properties fo:keep-together="always"/>
    </style:style>
    <style:style style:name="POxyLXII.A1" style:family="table-cell">
      <style:table-cell-properties fo:padding-left="0.101cm" fo:padding-right="0.101cm" fo:padding-top="0cm" fo:padding-bottom="0cm" fo:border="none"/>
    </style:style>
    <style:style style:name="POxyL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I" style:family="table">
      <style:table-properties style:width="11.7cm" table:align="margins"/>
    </style:style>
    <style:style style:name="POxyLXIII.A" style:family="table-column">
      <style:table-column-properties style:column-width="1.499cm" style:rel-column-width="8398*"/>
    </style:style>
    <style:style style:name="POxyLXIII.B" style:family="table-column">
      <style:table-column-properties style:column-width="1.55cm" style:rel-column-width="8684*"/>
    </style:style>
    <style:style style:name="POxyLXIII.C" style:family="table-column">
      <style:table-column-properties style:column-width="8.65cm" style:rel-column-width="48453*"/>
    </style:style>
    <style:style style:name="POxyLXIII.1" style:family="table-row">
      <style:table-row-properties fo:keep-together="always"/>
    </style:style>
    <style:style style:name="POxyLXIII.A1" style:family="table-cell">
      <style:table-cell-properties fo:padding-left="0.101cm" fo:padding-right="0.101cm" fo:padding-top="0cm" fo:padding-bottom="0cm" fo:border="none"/>
    </style:style>
    <style:style style:name="POxyL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" style:family="table">
      <style:table-properties style:width="11.7cm" table:align="margins"/>
    </style:style>
    <style:style style:name="POxyLXVII.A" style:family="table-column">
      <style:table-column-properties style:column-width="1.499cm" style:rel-column-width="8398*"/>
    </style:style>
    <style:style style:name="POxyLXVII.B" style:family="table-column">
      <style:table-column-properties style:column-width="1.55cm" style:rel-column-width="8684*"/>
    </style:style>
    <style:style style:name="POxyLXVII.C" style:family="table-column">
      <style:table-column-properties style:column-width="8.65cm" style:rel-column-width="48453*"/>
    </style:style>
    <style:style style:name="POxyLXVII.1" style:family="table-row">
      <style:table-row-properties fo:keep-together="always"/>
    </style:style>
    <style:style style:name="POxyLXVII.A1" style:family="table-cell">
      <style:table-cell-properties fo:padding-left="0.101cm" fo:padding-right="0.101cm" fo:padding-top="0cm" fo:padding-bottom="0cm" fo:border="none"/>
    </style:style>
    <style:style style:name="POxyL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I" style:family="table">
      <style:table-properties style:width="11.7cm" table:align="margins"/>
    </style:style>
    <style:style style:name="POxyLXVIII.A" style:family="table-column">
      <style:table-column-properties style:column-width="1.499cm" style:rel-column-width="8398*"/>
    </style:style>
    <style:style style:name="POxyLXVIII.B" style:family="table-column">
      <style:table-column-properties style:column-width="1.55cm" style:rel-column-width="8684*"/>
    </style:style>
    <style:style style:name="POxyLXVIII.C" style:family="table-column">
      <style:table-column-properties style:column-width="8.65cm" style:rel-column-width="48453*"/>
    </style:style>
    <style:style style:name="POxyLXVIII.1" style:family="table-row">
      <style:table-row-properties fo:keep-together="always"/>
    </style:style>
    <style:style style:name="POxyLXVIII.A1" style:family="table-cell">
      <style:table-cell-properties fo:padding-left="0.101cm" fo:padding-right="0.101cm" fo:padding-top="0cm" fo:padding-bottom="0cm" fo:border="none"/>
    </style:style>
    <style:style style:name="POxyL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X" style:family="table">
      <style:table-properties style:width="11.7cm" table:align="margins"/>
    </style:style>
    <style:style style:name="POxyLXIX.A" style:family="table-column">
      <style:table-column-properties style:column-width="1.499cm" style:rel-column-width="8398*"/>
    </style:style>
    <style:style style:name="POxyLXIX.B" style:family="table-column">
      <style:table-column-properties style:column-width="1.55cm" style:rel-column-width="8684*"/>
    </style:style>
    <style:style style:name="POxyLXIX.C" style:family="table-column">
      <style:table-column-properties style:column-width="8.65cm" style:rel-column-width="48453*"/>
    </style:style>
    <style:style style:name="POxyLXIX.1" style:family="table-row">
      <style:table-row-properties fo:keep-together="always"/>
    </style:style>
    <style:style style:name="POxyLXIX.A1" style:family="table-cell">
      <style:table-cell-properties fo:padding-left="0.101cm" fo:padding-right="0.101cm" fo:padding-top="0cm" fo:padding-bottom="0cm" fo:border="none"/>
    </style:style>
    <style:style style:name="POxyL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" style:family="table">
      <style:table-properties style:width="11.7cm" table:align="margins"/>
    </style:style>
    <style:style style:name="POxyLXX.A" style:family="table-column">
      <style:table-column-properties style:column-width="1.499cm" style:rel-column-width="8398*"/>
    </style:style>
    <style:style style:name="POxyLXX.B" style:family="table-column">
      <style:table-column-properties style:column-width="1.55cm" style:rel-column-width="8684*"/>
    </style:style>
    <style:style style:name="POxyLXX.C" style:family="table-column">
      <style:table-column-properties style:column-width="8.65cm" style:rel-column-width="48453*"/>
    </style:style>
    <style:style style:name="POxyLXX.1" style:family="table-row">
      <style:table-row-properties fo:keep-together="always"/>
    </style:style>
    <style:style style:name="POxyLXX.A1" style:family="table-cell">
      <style:table-cell-properties fo:padding-left="0.101cm" fo:padding-right="0.101cm" fo:padding-top="0cm" fo:padding-bottom="0cm" fo:border="none"/>
    </style:style>
    <style:style style:name="POxy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" style:family="table">
      <style:table-properties style:width="11.7cm" table:align="margins"/>
    </style:style>
    <style:style style:name="POxyLXXI.A" style:family="table-column">
      <style:table-column-properties style:column-width="1.499cm" style:rel-column-width="8398*"/>
    </style:style>
    <style:style style:name="POxyLXXI.B" style:family="table-column">
      <style:table-column-properties style:column-width="1.55cm" style:rel-column-width="8684*"/>
    </style:style>
    <style:style style:name="POxyLXXI.C" style:family="table-column">
      <style:table-column-properties style:column-width="8.65cm" style:rel-column-width="48453*"/>
    </style:style>
    <style:style style:name="POxyLXXI.1" style:family="table-row">
      <style:table-row-properties fo:keep-together="always"/>
    </style:style>
    <style:style style:name="POxyLXXI.A1" style:family="table-cell">
      <style:table-cell-properties fo:padding-left="0.101cm" fo:padding-right="0.101cm" fo:padding-top="0cm" fo:padding-bottom="0cm" fo:border="none"/>
    </style:style>
    <style:style style:name="POxyL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I" style:family="table">
      <style:table-properties style:width="11.7cm" table:align="margins"/>
    </style:style>
    <style:style style:name="POxyLXXII.A" style:family="table-column">
      <style:table-column-properties style:column-width="1.499cm" style:rel-column-width="8398*"/>
    </style:style>
    <style:style style:name="POxyLXXII.B" style:family="table-column">
      <style:table-column-properties style:column-width="1.55cm" style:rel-column-width="8684*"/>
    </style:style>
    <style:style style:name="POxyLXXII.C" style:family="table-column">
      <style:table-column-properties style:column-width="8.65cm" style:rel-column-width="48453*"/>
    </style:style>
    <style:style style:name="POxyLXXII.1" style:family="table-row">
      <style:table-row-properties fo:keep-together="always"/>
    </style:style>
    <style:style style:name="POxyLXXII.A1" style:family="table-cell">
      <style:table-cell-properties fo:padding-left="0.101cm" fo:padding-right="0.101cm" fo:padding-top="0cm" fo:padding-bottom="0cm" fo:border="none"/>
    </style:style>
    <style:style style:name="POxy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Hels" style:family="table">
      <style:table-properties style:width="11.7cm" table:align="margins"/>
    </style:style>
    <style:style style:name="POxyHels.A" style:family="table-column">
      <style:table-column-properties style:column-width="1.499cm" style:rel-column-width="8398*"/>
    </style:style>
    <style:style style:name="POxyHels.B" style:family="table-column">
      <style:table-column-properties style:column-width="1.55cm" style:rel-column-width="8684*"/>
    </style:style>
    <style:style style:name="POxyHels.C" style:family="table-column">
      <style:table-column-properties style:column-width="8.65cm" style:rel-column-width="48453*"/>
    </style:style>
    <style:style style:name="POxyHels.1" style:family="table-row">
      <style:table-row-properties fo:keep-together="always"/>
    </style:style>
    <style:style style:name="POxyHels.A1" style:family="table-cell">
      <style:table-cell-properties fo:padding-left="0.101cm" fo:padding-right="0.101cm" fo:padding-top="0cm" fo:padding-bottom="0cm" fo:border="none"/>
    </style:style>
    <style:style style:name="POxyHel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lauRib" style:family="table">
      <style:table-properties style:width="11.7cm" table:align="margins"/>
    </style:style>
    <style:style style:name="PPalauRib.A" style:family="table-column">
      <style:table-column-properties style:column-width="1.499cm" style:rel-column-width="8398*"/>
    </style:style>
    <style:style style:name="PPalauRib.B" style:family="table-column">
      <style:table-column-properties style:column-width="1.55cm" style:rel-column-width="8684*"/>
    </style:style>
    <style:style style:name="PPalauRib.C" style:family="table-column">
      <style:table-column-properties style:column-width="8.65cm" style:rel-column-width="48453*"/>
    </style:style>
    <style:style style:name="PPalauRib.1" style:family="table-row">
      <style:table-row-properties fo:keep-together="always"/>
    </style:style>
    <style:style style:name="PPalauRib.A1" style:family="table-cell">
      <style:table-cell-properties fo:padding-left="0.101cm" fo:padding-right="0.101cm" fo:padding-top="0cm" fo:padding-bottom="0cm" fo:border="none"/>
    </style:style>
    <style:style style:name="PPalauRi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" style:family="table">
      <style:table-properties style:width="11.7cm" table:align="margins"/>
    </style:style>
    <style:style style:name="PPanop.A" style:family="table-column">
      <style:table-column-properties style:column-width="1.499cm" style:rel-column-width="8398*"/>
    </style:style>
    <style:style style:name="PPanop.B" style:family="table-column">
      <style:table-column-properties style:column-width="1.55cm" style:rel-column-width="8684*"/>
    </style:style>
    <style:style style:name="PPanop.C" style:family="table-column">
      <style:table-column-properties style:column-width="8.65cm" style:rel-column-width="48453*"/>
    </style:style>
    <style:style style:name="PPanop.1" style:family="table-row">
      <style:table-row-properties fo:keep-together="always"/>
    </style:style>
    <style:style style:name="PPanop.A1" style:family="table-cell">
      <style:table-cell-properties fo:padding-left="0.101cm" fo:padding-right="0.101cm" fo:padding-top="0cm" fo:padding-bottom="0cm" fo:border="none"/>
    </style:style>
    <style:style style:name="P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Borkowski" style:family="table">
      <style:table-properties style:width="11.7cm" table:align="margins"/>
    </style:style>
    <style:style style:name="PPanopBorkowski.A" style:family="table-column">
      <style:table-column-properties style:column-width="1.499cm" style:rel-column-width="8398*"/>
    </style:style>
    <style:style style:name="PPanopBorkowski.B" style:family="table-column">
      <style:table-column-properties style:column-width="1.55cm" style:rel-column-width="8684*"/>
    </style:style>
    <style:style style:name="PPanopBorkowski.C" style:family="table-column">
      <style:table-column-properties style:column-width="8.65cm" style:rel-column-width="48453*"/>
    </style:style>
    <style:style style:name="PPanopBorkowski.1" style:family="table-row">
      <style:table-row-properties fo:keep-together="always"/>
    </style:style>
    <style:style style:name="PPanopBorkowski.A1" style:family="table-cell">
      <style:table-cell-properties fo:padding-left="0.101cm" fo:padding-right="0.101cm" fo:padding-top="0cm" fo:padding-bottom="0cm" fo:border="none"/>
    </style:style>
    <style:style style:name="PPanopBorkows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ramone" style:family="table">
      <style:table-properties style:width="11.7cm" table:align="margins"/>
    </style:style>
    <style:style style:name="PParamone.A" style:family="table-column">
      <style:table-column-properties style:column-width="1.499cm" style:rel-column-width="8398*"/>
    </style:style>
    <style:style style:name="PParamone.B" style:family="table-column">
      <style:table-column-properties style:column-width="1.55cm" style:rel-column-width="8684*"/>
    </style:style>
    <style:style style:name="PParamone.C" style:family="table-column">
      <style:table-column-properties style:column-width="8.65cm" style:rel-column-width="48453*"/>
    </style:style>
    <style:style style:name="PParamone.1" style:family="table-row">
      <style:table-row-properties fo:keep-together="always"/>
    </style:style>
    <style:style style:name="PParamone.A1" style:family="table-cell">
      <style:table-cell-properties fo:padding-left="0.101cm" fo:padding-right="0.101cm" fo:padding-top="0cm" fo:padding-bottom="0cm" fo:border="none"/>
    </style:style>
    <style:style style:name="PParamon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as" style:family="table">
      <style:table-properties style:width="11.7cm" table:align="margins"/>
    </style:style>
    <style:style style:name="PPetas.A" style:family="table-column">
      <style:table-column-properties style:column-width="1.499cm" style:rel-column-width="8398*"/>
    </style:style>
    <style:style style:name="PPetas.B" style:family="table-column">
      <style:table-column-properties style:column-width="1.55cm" style:rel-column-width="8684*"/>
    </style:style>
    <style:style style:name="PPetas.C" style:family="table-column">
      <style:table-column-properties style:column-width="8.65cm" style:rel-column-width="48453*"/>
    </style:style>
    <style:style style:name="PPetas.1" style:family="table-row">
      <style:table-row-properties fo:keep-together="always"/>
    </style:style>
    <style:style style:name="PPetas.A1" style:family="table-cell">
      <style:table-cell-properties fo:padding-left="0.101cm" fo:padding-right="0.101cm" fo:padding-top="0cm" fo:padding-bottom="0cm" fo:border="none"/>
    </style:style>
    <style:style style:name="PPet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aI" style:family="table">
      <style:table-properties style:width="11.7cm" table:align="margins"/>
    </style:style>
    <style:style style:name="PPetraI.A" style:family="table-column">
      <style:table-column-properties style:column-width="1.499cm" style:rel-column-width="8398*"/>
    </style:style>
    <style:style style:name="PPetraI.B" style:family="table-column">
      <style:table-column-properties style:column-width="1.55cm" style:rel-column-width="8684*"/>
    </style:style>
    <style:style style:name="PPetraI.C" style:family="table-column">
      <style:table-column-properties style:column-width="8.65cm" style:rel-column-width="48453*"/>
    </style:style>
    <style:style style:name="PPetraI.1" style:family="table-row">
      <style:table-row-properties fo:keep-together="always"/>
    </style:style>
    <style:style style:name="PPetraI.A1" style:family="table-cell">
      <style:table-cell-properties fo:padding-left="0.101cm" fo:padding-right="0.101cm" fo:padding-top="0cm" fo:padding-bottom="0cm" fo:border="none"/>
    </style:style>
    <style:style style:name="PPetra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" style:family="table">
      <style:table-properties style:width="11.7cm" table:align="margins"/>
    </style:style>
    <style:style style:name="PPetrII.A" style:family="table-column">
      <style:table-column-properties style:column-width="1.499cm" style:rel-column-width="8398*"/>
    </style:style>
    <style:style style:name="PPetrII.B" style:family="table-column">
      <style:table-column-properties style:column-width="1.55cm" style:rel-column-width="8684*"/>
    </style:style>
    <style:style style:name="PPetrII.C" style:family="table-column">
      <style:table-column-properties style:column-width="8.65cm" style:rel-column-width="48453*"/>
    </style:style>
    <style:style style:name="PPetrII.1" style:family="table-row">
      <style:table-row-properties fo:keep-together="always"/>
    </style:style>
    <style:style style:name="PPetrII.A1" style:family="table-cell">
      <style:table-cell-properties fo:padding-left="0.101cm" fo:padding-right="0.101cm" fo:padding-top="0cm" fo:padding-bottom="0cm" fo:border="none"/>
    </style:style>
    <style:style style:name="PPet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" style:family="table">
      <style:table-properties style:width="11.7cm" table:align="margins"/>
    </style:style>
    <style:style style:name="PPetrIII.A" style:family="table-column">
      <style:table-column-properties style:column-width="1.499cm" style:rel-column-width="8398*"/>
    </style:style>
    <style:style style:name="PPetrIII.B" style:family="table-column">
      <style:table-column-properties style:column-width="1.55cm" style:rel-column-width="8684*"/>
    </style:style>
    <style:style style:name="PPetrIII.C" style:family="table-column">
      <style:table-column-properties style:column-width="8.65cm" style:rel-column-width="48453*"/>
    </style:style>
    <style:style style:name="PPetrIII.1" style:family="table-row">
      <style:table-row-properties fo:keep-together="always"/>
    </style:style>
    <style:style style:name="PPetrIII.A1" style:family="table-cell">
      <style:table-cell-properties fo:padding-left="0.101cm" fo:padding-right="0.101cm" fo:padding-top="0cm" fo:padding-bottom="0cm" fo:border="none"/>
    </style:style>
    <style:style style:name="PPet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Aufl" style:family="table">
      <style:table-properties style:width="11.7cm" table:align="margins"/>
    </style:style>
    <style:style style:name="PPetrIIIAufl.A" style:family="table-column">
      <style:table-column-properties style:column-width="1.499cm" style:rel-column-width="8398*"/>
    </style:style>
    <style:style style:name="PPetrIIIAufl.B" style:family="table-column">
      <style:table-column-properties style:column-width="1.55cm" style:rel-column-width="8684*"/>
    </style:style>
    <style:style style:name="PPetrIIIAufl.C" style:family="table-column">
      <style:table-column-properties style:column-width="8.65cm" style:rel-column-width="48453*"/>
    </style:style>
    <style:style style:name="PPetrIIIAufl.1" style:family="table-row">
      <style:table-row-properties fo:keep-together="always"/>
    </style:style>
    <style:style style:name="PPetrIIIAufl.A1" style:family="table-cell">
      <style:table-cell-properties fo:padding-left="0.101cm" fo:padding-right="0.101cm" fo:padding-top="0cm" fo:padding-bottom="0cm" fo:border="none"/>
    </style:style>
    <style:style style:name="PPetr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er" style:family="table">
      <style:table-properties style:width="11.7cm" table:align="margins"/>
    </style:style>
    <style:style style:name="PPher.A" style:family="table-column">
      <style:table-column-properties style:column-width="1.499cm" style:rel-column-width="8398*"/>
    </style:style>
    <style:style style:name="PPher.B" style:family="table-column">
      <style:table-column-properties style:column-width="1.55cm" style:rel-column-width="8684*"/>
    </style:style>
    <style:style style:name="PPher.C" style:family="table-column">
      <style:table-column-properties style:column-width="8.65cm" style:rel-column-width="48453*"/>
    </style:style>
    <style:style style:name="PPher.1" style:family="table-row">
      <style:table-row-properties fo:keep-together="always"/>
    </style:style>
    <style:style style:name="PPher.A1" style:family="table-cell">
      <style:table-cell-properties fo:padding-left="0.101cm" fo:padding-right="0.101cm" fo:padding-top="0cm" fo:padding-bottom="0cm" fo:border="none"/>
    </style:style>
    <style:style style:name="PPh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il" style:family="table">
      <style:table-properties style:width="11.7cm" table:align="margins"/>
    </style:style>
    <style:style style:name="PPhil.A" style:family="table-column">
      <style:table-column-properties style:column-width="1.499cm" style:rel-column-width="8398*"/>
    </style:style>
    <style:style style:name="PPhil.B" style:family="table-column">
      <style:table-column-properties style:column-width="1.55cm" style:rel-column-width="8684*"/>
    </style:style>
    <style:style style:name="PPhil.C" style:family="table-column">
      <style:table-column-properties style:column-width="8.65cm" style:rel-column-width="48453*"/>
    </style:style>
    <style:style style:name="PPhil.1" style:family="table-row">
      <style:table-row-properties fo:keep-together="always"/>
    </style:style>
    <style:style style:name="PPhil.A1" style:family="table-cell">
      <style:table-cell-properties fo:padding-left="0.101cm" fo:padding-right="0.101cm" fo:padding-top="0cm" fo:padding-bottom="0cm" fo:border="none"/>
    </style:style>
    <style:style style:name="PPhi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olitlud" style:family="table">
      <style:table-properties style:width="11.7cm" table:align="margins"/>
    </style:style>
    <style:style style:name="PPolitlud.A" style:family="table-column">
      <style:table-column-properties style:column-width="1.499cm" style:rel-column-width="8398*"/>
    </style:style>
    <style:style style:name="PPolitlud.B" style:family="table-column">
      <style:table-column-properties style:column-width="1.55cm" style:rel-column-width="8684*"/>
    </style:style>
    <style:style style:name="PPolitlud.C" style:family="table-column">
      <style:table-column-properties style:column-width="8.65cm" style:rel-column-width="48453*"/>
    </style:style>
    <style:style style:name="PPolitlud.1" style:family="table-row">
      <style:table-row-properties fo:keep-together="always"/>
    </style:style>
    <style:style style:name="PPolitlud.A1" style:family="table-cell">
      <style:table-cell-properties fo:padding-left="0.101cm" fo:padding-right="0.101cm" fo:padding-top="0cm" fo:padding-bottom="0cm" fo:border="none"/>
    </style:style>
    <style:style style:name="PPolitlu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" style:family="table">
      <style:table-properties style:width="11.7cm" table:align="margins"/>
    </style:style>
    <style:style style:name="PPragI.A" style:family="table-column">
      <style:table-column-properties style:column-width="1.499cm" style:rel-column-width="8398*"/>
    </style:style>
    <style:style style:name="PPragI.B" style:family="table-column">
      <style:table-column-properties style:column-width="1.55cm" style:rel-column-width="8684*"/>
    </style:style>
    <style:style style:name="PPragI.C" style:family="table-column">
      <style:table-column-properties style:column-width="8.65cm" style:rel-column-width="48453*"/>
    </style:style>
    <style:style style:name="PPragI.1" style:family="table-row">
      <style:table-row-properties fo:keep-together="always"/>
    </style:style>
    <style:style style:name="PPragI.A1" style:family="table-cell">
      <style:table-cell-properties fo:padding-left="0.101cm" fo:padding-right="0.101cm" fo:padding-top="0cm" fo:padding-bottom="0cm" fo:border="none"/>
    </style:style>
    <style:style style:name="PPra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I" style:family="table">
      <style:table-properties style:width="11.7cm" table:align="margins"/>
    </style:style>
    <style:style style:name="PPragII.A" style:family="table-column">
      <style:table-column-properties style:column-width="1.499cm" style:rel-column-width="8398*"/>
    </style:style>
    <style:style style:name="PPragII.B" style:family="table-column">
      <style:table-column-properties style:column-width="1.55cm" style:rel-column-width="8684*"/>
    </style:style>
    <style:style style:name="PPragII.C" style:family="table-column">
      <style:table-column-properties style:column-width="8.65cm" style:rel-column-width="48453*"/>
    </style:style>
    <style:style style:name="PPragII.1" style:family="table-row">
      <style:table-row-properties fo:keep-together="always"/>
    </style:style>
    <style:style style:name="PPragII.A1" style:family="table-cell">
      <style:table-cell-properties fo:padding-left="0.101cm" fo:padding-right="0.101cm" fo:padding-top="0cm" fo:padding-bottom="0cm" fo:border="none"/>
    </style:style>
    <style:style style:name="PPra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" style:family="table">
      <style:table-properties style:width="11.7cm" table:align="margins"/>
    </style:style>
    <style:style style:name="PPrincUnivI.A" style:family="table-column">
      <style:table-column-properties style:column-width="1.499cm" style:rel-column-width="8398*"/>
    </style:style>
    <style:style style:name="PPrincUnivI.B" style:family="table-column">
      <style:table-column-properties style:column-width="1.55cm" style:rel-column-width="8684*"/>
    </style:style>
    <style:style style:name="PPrincUnivI.C" style:family="table-column">
      <style:table-column-properties style:column-width="8.65cm" style:rel-column-width="48453*"/>
    </style:style>
    <style:style style:name="PPrincUnivI.1" style:family="table-row">
      <style:table-row-properties fo:keep-together="always"/>
    </style:style>
    <style:style style:name="PPrincUnivI.A1" style:family="table-cell">
      <style:table-cell-properties fo:padding-left="0.101cm" fo:padding-right="0.101cm" fo:padding-top="0cm" fo:padding-bottom="0cm" fo:border="none"/>
    </style:style>
    <style:style style:name="PPrinc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" style:family="table">
      <style:table-properties style:width="11.7cm" table:align="margins"/>
    </style:style>
    <style:style style:name="PPrincUnivII.A" style:family="table-column">
      <style:table-column-properties style:column-width="1.499cm" style:rel-column-width="8398*"/>
    </style:style>
    <style:style style:name="PPrincUnivII.B" style:family="table-column">
      <style:table-column-properties style:column-width="1.55cm" style:rel-column-width="8684*"/>
    </style:style>
    <style:style style:name="PPrincUnivII.C" style:family="table-column">
      <style:table-column-properties style:column-width="8.65cm" style:rel-column-width="48453*"/>
    </style:style>
    <style:style style:name="PPrincUnivII.1" style:family="table-row">
      <style:table-row-properties fo:keep-together="always"/>
    </style:style>
    <style:style style:name="PPrincUnivII.A1" style:family="table-cell">
      <style:table-cell-properties fo:padding-left="0.101cm" fo:padding-right="0.101cm" fo:padding-top="0cm" fo:padding-bottom="0cm" fo:border="none"/>
    </style:style>
    <style:style style:name="PPrinc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I" style:family="table">
      <style:table-properties style:width="11.7cm" table:align="margins"/>
    </style:style>
    <style:style style:name="PPrincUnivIII.A" style:family="table-column">
      <style:table-column-properties style:column-width="1.499cm" style:rel-column-width="8398*"/>
    </style:style>
    <style:style style:name="PPrincUnivIII.B" style:family="table-column">
      <style:table-column-properties style:column-width="1.55cm" style:rel-column-width="8684*"/>
    </style:style>
    <style:style style:name="PPrincUnivIII.C" style:family="table-column">
      <style:table-column-properties style:column-width="8.65cm" style:rel-column-width="48453*"/>
    </style:style>
    <style:style style:name="PPrincUnivIII.1" style:family="table-row">
      <style:table-row-properties fo:keep-together="always"/>
    </style:style>
    <style:style style:name="PPrincUnivIII.A1" style:family="table-cell">
      <style:table-cell-properties fo:padding-left="0.101cm" fo:padding-right="0.101cm" fo:padding-top="0cm" fo:padding-bottom="0cm" fo:border="none"/>
    </style:style>
    <style:style style:name="PPrincUni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ainerCent" style:family="table">
      <style:table-properties style:width="11.7cm" table:align="margins"/>
    </style:style>
    <style:style style:name="PRainerCent.A" style:family="table-column">
      <style:table-column-properties style:column-width="1.499cm" style:rel-column-width="8398*"/>
    </style:style>
    <style:style style:name="PRainerCent.B" style:family="table-column">
      <style:table-column-properties style:column-width="1.55cm" style:rel-column-width="8684*"/>
    </style:style>
    <style:style style:name="PRainerCent.C" style:family="table-column">
      <style:table-column-properties style:column-width="8.65cm" style:rel-column-width="48453*"/>
    </style:style>
    <style:style style:name="PRainerCent.1" style:family="table-row">
      <style:table-row-properties fo:keep-together="always"/>
    </style:style>
    <style:style style:name="PRainerCent.A1" style:family="table-cell">
      <style:table-cell-properties fo:padding-left="0.101cm" fo:padding-right="0.101cm" fo:padding-top="0cm" fo:padding-bottom="0cm" fo:border="none"/>
    </style:style>
    <style:style style:name="PRainerCe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" style:family="table">
      <style:table-properties style:width="11.7cm" table:align="margins"/>
    </style:style>
    <style:style style:name="PReinI.A" style:family="table-column">
      <style:table-column-properties style:column-width="1.499cm" style:rel-column-width="8398*"/>
    </style:style>
    <style:style style:name="PReinI.B" style:family="table-column">
      <style:table-column-properties style:column-width="1.55cm" style:rel-column-width="8684*"/>
    </style:style>
    <style:style style:name="PReinI.C" style:family="table-column">
      <style:table-column-properties style:column-width="8.65cm" style:rel-column-width="48453*"/>
    </style:style>
    <style:style style:name="PReinI.1" style:family="table-row">
      <style:table-row-properties fo:keep-together="always"/>
    </style:style>
    <style:style style:name="PReinI.A1" style:family="table-cell">
      <style:table-cell-properties fo:padding-left="0.101cm" fo:padding-right="0.101cm" fo:padding-top="0cm" fo:padding-bottom="0cm" fo:border="none"/>
    </style:style>
    <style:style style:name="PRe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I" style:family="table">
      <style:table-properties style:width="11.7cm" table:align="margins"/>
    </style:style>
    <style:style style:name="PReinII.A" style:family="table-column">
      <style:table-column-properties style:column-width="1.499cm" style:rel-column-width="8398*"/>
    </style:style>
    <style:style style:name="PReinII.B" style:family="table-column">
      <style:table-column-properties style:column-width="1.55cm" style:rel-column-width="8684*"/>
    </style:style>
    <style:style style:name="PReinII.C" style:family="table-column">
      <style:table-column-properties style:column-width="8.65cm" style:rel-column-width="48453*"/>
    </style:style>
    <style:style style:name="PReinII.1" style:family="table-row">
      <style:table-row-properties fo:keep-together="always"/>
    </style:style>
    <style:style style:name="PReinII.A1" style:family="table-cell">
      <style:table-cell-properties fo:padding-left="0.101cm" fo:padding-right="0.101cm" fo:padding-top="0cm" fo:padding-bottom="0cm" fo:border="none"/>
    </style:style>
    <style:style style:name="PRe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RevLaws" style:family="table">
      <style:table-properties style:width="11.7cm" table:align="margins"/>
    </style:style>
    <style:style style:name="RevLaws.A" style:family="table-column">
      <style:table-column-properties style:column-width="1.499cm" style:rel-column-width="8398*"/>
    </style:style>
    <style:style style:name="RevLaws.B" style:family="table-column">
      <style:table-column-properties style:column-width="1.55cm" style:rel-column-width="8684*"/>
    </style:style>
    <style:style style:name="RevLaws.C" style:family="table-column">
      <style:table-column-properties style:column-width="8.65cm" style:rel-column-width="48453*"/>
    </style:style>
    <style:style style:name="RevLaws.1" style:family="table-row">
      <style:table-row-properties fo:keep-together="always"/>
    </style:style>
    <style:style style:name="RevLaws.A1" style:family="table-cell">
      <style:table-cell-properties fo:padding-left="0.101cm" fo:padding-right="0.101cm" fo:padding-top="0cm" fo:padding-bottom="0cm" fo:border="none"/>
    </style:style>
    <style:style style:name="RevLaw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" style:family="table">
      <style:table-properties style:width="11.7cm" table:align="margins"/>
    </style:style>
    <style:style style:name="PRossGeorgII.A" style:family="table-column">
      <style:table-column-properties style:column-width="1.499cm" style:rel-column-width="8398*"/>
    </style:style>
    <style:style style:name="PRossGeorgII.B" style:family="table-column">
      <style:table-column-properties style:column-width="1.55cm" style:rel-column-width="8684*"/>
    </style:style>
    <style:style style:name="PRossGeorgII.C" style:family="table-column">
      <style:table-column-properties style:column-width="8.65cm" style:rel-column-width="48453*"/>
    </style:style>
    <style:style style:name="PRossGeorgII.1" style:family="table-row">
      <style:table-row-properties fo:keep-together="always"/>
    </style:style>
    <style:style style:name="PRossGeorgII.A1" style:family="table-cell">
      <style:table-cell-properties fo:padding-left="0.101cm" fo:padding-right="0.101cm" fo:padding-top="0cm" fo:padding-bottom="0cm" fo:border="none"/>
    </style:style>
    <style:style style:name="PRossGeor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I" style:family="table">
      <style:table-properties style:width="11.7cm" table:align="margins"/>
    </style:style>
    <style:style style:name="PRossGeorgIII.A" style:family="table-column">
      <style:table-column-properties style:column-width="1.499cm" style:rel-column-width="8398*"/>
    </style:style>
    <style:style style:name="PRossGeorgIII.B" style:family="table-column">
      <style:table-column-properties style:column-width="1.55cm" style:rel-column-width="8684*"/>
    </style:style>
    <style:style style:name="PRossGeorgIII.C" style:family="table-column">
      <style:table-column-properties style:column-width="8.65cm" style:rel-column-width="48453*"/>
    </style:style>
    <style:style style:name="PRossGeorgIII.1" style:family="table-row">
      <style:table-row-properties fo:keep-together="always"/>
    </style:style>
    <style:style style:name="PRossGeorgIII.A1" style:family="table-cell">
      <style:table-cell-properties fo:padding-left="0.101cm" fo:padding-right="0.101cm" fo:padding-top="0cm" fo:padding-bottom="0cm" fo:border="none"/>
    </style:style>
    <style:style style:name="PRossGeor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V" style:family="table">
      <style:table-properties style:width="11.7cm" table:align="margins"/>
    </style:style>
    <style:style style:name="PRossGeorgIV.A" style:family="table-column">
      <style:table-column-properties style:column-width="1.499cm" style:rel-column-width="8398*"/>
    </style:style>
    <style:style style:name="PRossGeorgIV.B" style:family="table-column">
      <style:table-column-properties style:column-width="1.55cm" style:rel-column-width="8684*"/>
    </style:style>
    <style:style style:name="PRossGeorgIV.C" style:family="table-column">
      <style:table-column-properties style:column-width="8.65cm" style:rel-column-width="48453*"/>
    </style:style>
    <style:style style:name="PRossGeorgIV.1" style:family="table-row">
      <style:table-row-properties fo:keep-together="always"/>
    </style:style>
    <style:style style:name="PRossGeorgIV.A1" style:family="table-cell">
      <style:table-cell-properties fo:padding-left="0.101cm" fo:padding-right="0.101cm" fo:padding-top="0cm" fo:padding-bottom="0cm" fo:border="none"/>
    </style:style>
    <style:style style:name="PRossGeorg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V" style:family="table">
      <style:table-properties style:width="11.7cm" table:align="margins"/>
    </style:style>
    <style:style style:name="PRossGeorgV.A" style:family="table-column">
      <style:table-column-properties style:column-width="1.499cm" style:rel-column-width="8398*"/>
    </style:style>
    <style:style style:name="PRossGeorgV.B" style:family="table-column">
      <style:table-column-properties style:column-width="1.55cm" style:rel-column-width="8684*"/>
    </style:style>
    <style:style style:name="PRossGeorgV.C" style:family="table-column">
      <style:table-column-properties style:column-width="8.65cm" style:rel-column-width="48453*"/>
    </style:style>
    <style:style style:name="PRossGeorgV.1" style:family="table-row">
      <style:table-row-properties fo:keep-together="always"/>
    </style:style>
    <style:style style:name="PRossGeorgV.A1" style:family="table-cell">
      <style:table-cell-properties fo:padding-left="0.101cm" fo:padding-right="0.101cm" fo:padding-top="0cm" fo:padding-bottom="0cm" fo:border="none"/>
    </style:style>
    <style:style style:name="PRossGeorg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I" style:family="table">
      <style:table-properties style:width="11.7cm" table:align="margins"/>
    </style:style>
    <style:style style:name="PRylII.A" style:family="table-column">
      <style:table-column-properties style:column-width="1.499cm" style:rel-column-width="8398*"/>
    </style:style>
    <style:style style:name="PRylII.B" style:family="table-column">
      <style:table-column-properties style:column-width="1.55cm" style:rel-column-width="8684*"/>
    </style:style>
    <style:style style:name="PRylII.C" style:family="table-column">
      <style:table-column-properties style:column-width="8.65cm" style:rel-column-width="48453*"/>
    </style:style>
    <style:style style:name="PRylII.1" style:family="table-row">
      <style:table-row-properties fo:keep-together="always"/>
    </style:style>
    <style:style style:name="PRylII.A1" style:family="table-cell">
      <style:table-cell-properties fo:padding-left="0.101cm" fo:padding-right="0.101cm" fo:padding-top="0cm" fo:padding-bottom="0cm" fo:border="none"/>
    </style:style>
    <style:style style:name="PRy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V" style:family="table">
      <style:table-properties style:width="11.7cm" table:align="margins"/>
    </style:style>
    <style:style style:name="PRylIV.A" style:family="table-column">
      <style:table-column-properties style:column-width="1.499cm" style:rel-column-width="8398*"/>
    </style:style>
    <style:style style:name="PRylIV.B" style:family="table-column">
      <style:table-column-properties style:column-width="1.55cm" style:rel-column-width="8684*"/>
    </style:style>
    <style:style style:name="PRylIV.C" style:family="table-column">
      <style:table-column-properties style:column-width="8.65cm" style:rel-column-width="48453*"/>
    </style:style>
    <style:style style:name="PRylIV.1" style:family="table-row">
      <style:table-row-properties fo:keep-together="always"/>
    </style:style>
    <style:style style:name="PRylIV.A1" style:family="table-cell">
      <style:table-cell-properties fo:padding-left="0.101cm" fo:padding-right="0.101cm" fo:padding-top="0cm" fo:padding-bottom="0cm" fo:border="none"/>
    </style:style>
    <style:style style:name="PR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kaon" style:family="table">
      <style:table-properties style:width="11.7cm" table:align="margins"/>
    </style:style>
    <style:style style:name="PSakaon.A" style:family="table-column">
      <style:table-column-properties style:column-width="1.499cm" style:rel-column-width="8398*"/>
    </style:style>
    <style:style style:name="PSakaon.B" style:family="table-column">
      <style:table-column-properties style:column-width="1.55cm" style:rel-column-width="8684*"/>
    </style:style>
    <style:style style:name="PSakaon.C" style:family="table-column">
      <style:table-column-properties style:column-width="8.65cm" style:rel-column-width="48453*"/>
    </style:style>
    <style:style style:name="PSakaon.1" style:family="table-row">
      <style:table-row-properties fo:keep-together="always"/>
    </style:style>
    <style:style style:name="PSakaon.A1" style:family="table-cell">
      <style:table-cell-properties fo:padding-left="0.101cm" fo:padding-right="0.101cm" fo:padding-top="0cm" fo:padding-bottom="0cm" fo:border="none"/>
    </style:style>
    <style:style style:name="PSaka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" style:family="table">
      <style:table-properties style:width="11.7cm" table:align="margins"/>
    </style:style>
    <style:style style:name="SBI.A" style:family="table-column">
      <style:table-column-properties style:column-width="1.499cm" style:rel-column-width="8398*"/>
    </style:style>
    <style:style style:name="SBI.B" style:family="table-column">
      <style:table-column-properties style:column-width="1.55cm" style:rel-column-width="8684*"/>
    </style:style>
    <style:style style:name="SBI.C" style:family="table-column">
      <style:table-column-properties style:column-width="8.65cm" style:rel-column-width="48453*"/>
    </style:style>
    <style:style style:name="SBI.1" style:family="table-row">
      <style:table-row-properties fo:keep-together="always"/>
    </style:style>
    <style:style style:name="SBI.A1" style:family="table-cell">
      <style:table-cell-properties fo:padding-left="0.101cm" fo:padding-right="0.101cm" fo:padding-top="0cm" fo:padding-bottom="0cm" fo:border="none"/>
    </style:style>
    <style:style style:name="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II" style:family="table">
      <style:table-properties style:width="11.7cm" table:align="margins"/>
    </style:style>
    <style:style style:name="SBIII.A" style:family="table-column">
      <style:table-column-properties style:column-width="1.499cm" style:rel-column-width="8398*"/>
    </style:style>
    <style:style style:name="SBIII.B" style:family="table-column">
      <style:table-column-properties style:column-width="1.55cm" style:rel-column-width="8684*"/>
    </style:style>
    <style:style style:name="SBIII.C" style:family="table-column">
      <style:table-column-properties style:column-width="8.65cm" style:rel-column-width="48453*"/>
    </style:style>
    <style:style style:name="SBIII.1" style:family="table-row">
      <style:table-row-properties fo:keep-together="always"/>
    </style:style>
    <style:style style:name="SBIII.A1" style:family="table-cell">
      <style:table-cell-properties fo:padding-left="0.101cm" fo:padding-right="0.101cm" fo:padding-top="0cm" fo:padding-bottom="0cm" fo:border="none"/>
    </style:style>
    <style:style style:name="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V" style:family="table">
      <style:table-properties style:width="11.7cm" table:align="margins"/>
    </style:style>
    <style:style style:name="SBIV.A" style:family="table-column">
      <style:table-column-properties style:column-width="1.499cm" style:rel-column-width="8398*"/>
    </style:style>
    <style:style style:name="SBIV.B" style:family="table-column">
      <style:table-column-properties style:column-width="1.55cm" style:rel-column-width="8684*"/>
    </style:style>
    <style:style style:name="SBIV.C" style:family="table-column">
      <style:table-column-properties style:column-width="8.65cm" style:rel-column-width="48453*"/>
    </style:style>
    <style:style style:name="SBIV.1" style:family="table-row">
      <style:table-row-properties fo:keep-together="always"/>
    </style:style>
    <style:style style:name="SBIV.A1" style:family="table-cell">
      <style:table-cell-properties fo:padding-left="0.101cm" fo:padding-right="0.101cm" fo:padding-top="0cm" fo:padding-bottom="0cm" fo:border="none"/>
    </style:style>
    <style:style style:name="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" style:family="table">
      <style:table-properties style:width="11.7cm" table:align="margins"/>
    </style:style>
    <style:style style:name="SBV.A" style:family="table-column">
      <style:table-column-properties style:column-width="1.499cm" style:rel-column-width="8398*"/>
    </style:style>
    <style:style style:name="SBV.B" style:family="table-column">
      <style:table-column-properties style:column-width="1.55cm" style:rel-column-width="8684*"/>
    </style:style>
    <style:style style:name="SBV.C" style:family="table-column">
      <style:table-column-properties style:column-width="8.65cm" style:rel-column-width="48453*"/>
    </style:style>
    <style:style style:name="SBV.1" style:family="table-row">
      <style:table-row-properties fo:keep-together="always"/>
    </style:style>
    <style:style style:name="SBV.A1" style:family="table-cell">
      <style:table-cell-properties fo:padding-left="0.101cm" fo:padding-right="0.101cm" fo:padding-top="0cm" fo:padding-bottom="0cm" fo:border="none"/>
    </style:style>
    <style:style style:name="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" style:family="table">
      <style:table-properties style:width="11.7cm" table:align="margins"/>
    </style:style>
    <style:style style:name="SBVI.A" style:family="table-column">
      <style:table-column-properties style:column-width="1.499cm" style:rel-column-width="8398*"/>
    </style:style>
    <style:style style:name="SBVI.B" style:family="table-column">
      <style:table-column-properties style:column-width="1.55cm" style:rel-column-width="8684*"/>
    </style:style>
    <style:style style:name="SBVI.C" style:family="table-column">
      <style:table-column-properties style:column-width="8.65cm" style:rel-column-width="48453*"/>
    </style:style>
    <style:style style:name="SBVI.1" style:family="table-row">
      <style:table-row-properties fo:keep-together="always"/>
    </style:style>
    <style:style style:name="SBVI.A1" style:family="table-cell">
      <style:table-cell-properties fo:padding-left="0.101cm" fo:padding-right="0.101cm" fo:padding-top="0cm" fo:padding-bottom="0cm" fo:border="none"/>
    </style:style>
    <style:style style:name="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II" style:family="table">
      <style:table-properties style:width="11.7cm" table:align="margins"/>
    </style:style>
    <style:style style:name="SBVIII.A" style:family="table-column">
      <style:table-column-properties style:column-width="1.499cm" style:rel-column-width="8398*"/>
    </style:style>
    <style:style style:name="SBVIII.B" style:family="table-column">
      <style:table-column-properties style:column-width="1.55cm" style:rel-column-width="8684*"/>
    </style:style>
    <style:style style:name="SBVIII.C" style:family="table-column">
      <style:table-column-properties style:column-width="8.65cm" style:rel-column-width="48453*"/>
    </style:style>
    <style:style style:name="SBVIII.1" style:family="table-row">
      <style:table-row-properties fo:keep-together="always"/>
    </style:style>
    <style:style style:name="SBVIII.A1" style:family="table-cell">
      <style:table-cell-properties fo:padding-left="0.101cm" fo:padding-right="0.101cm" fo:padding-top="0cm" fo:padding-bottom="0cm" fo:border="none"/>
    </style:style>
    <style:style style:name="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" style:family="table">
      <style:table-properties style:width="11.7cm" table:align="margins"/>
    </style:style>
    <style:style style:name="SBX.A" style:family="table-column">
      <style:table-column-properties style:column-width="1.499cm" style:rel-column-width="8398*"/>
    </style:style>
    <style:style style:name="SBX.B" style:family="table-column">
      <style:table-column-properties style:column-width="1.55cm" style:rel-column-width="8684*"/>
    </style:style>
    <style:style style:name="SBX.C" style:family="table-column">
      <style:table-column-properties style:column-width="8.65cm" style:rel-column-width="48453*"/>
    </style:style>
    <style:style style:name="SBX.1" style:family="table-row">
      <style:table-row-properties fo:keep-together="always"/>
    </style:style>
    <style:style style:name="SBX.A1" style:family="table-cell">
      <style:table-cell-properties fo:padding-left="0.101cm" fo:padding-right="0.101cm" fo:padding-top="0cm" fo:padding-bottom="0cm" fo:border="none"/>
    </style:style>
    <style:style style:name="SB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I" style:family="table">
      <style:table-properties style:width="11.7cm" table:align="margins"/>
    </style:style>
    <style:style style:name="SBXII.A" style:family="table-column">
      <style:table-column-properties style:column-width="1.499cm" style:rel-column-width="8398*"/>
    </style:style>
    <style:style style:name="SBXII.B" style:family="table-column">
      <style:table-column-properties style:column-width="1.55cm" style:rel-column-width="8684*"/>
    </style:style>
    <style:style style:name="SBXII.C" style:family="table-column">
      <style:table-column-properties style:column-width="8.65cm" style:rel-column-width="48453*"/>
    </style:style>
    <style:style style:name="SBXII.1" style:family="table-row">
      <style:table-row-properties fo:keep-together="always"/>
    </style:style>
    <style:style style:name="SBXII.A1" style:family="table-cell">
      <style:table-cell-properties fo:padding-left="0.101cm" fo:padding-right="0.101cm" fo:padding-top="0cm" fo:padding-bottom="0cm" fo:border="none"/>
    </style:style>
    <style:style style:name="SB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V" style:family="table">
      <style:table-properties style:width="11.7cm" table:align="margins"/>
    </style:style>
    <style:style style:name="SBXIV.A" style:family="table-column">
      <style:table-column-properties style:column-width="1.499cm" style:rel-column-width="8398*"/>
    </style:style>
    <style:style style:name="SBXIV.B" style:family="table-column">
      <style:table-column-properties style:column-width="1.55cm" style:rel-column-width="8684*"/>
    </style:style>
    <style:style style:name="SBXIV.C" style:family="table-column">
      <style:table-column-properties style:column-width="8.65cm" style:rel-column-width="48453*"/>
    </style:style>
    <style:style style:name="SBXIV.1" style:family="table-row">
      <style:table-row-properties fo:keep-together="always"/>
    </style:style>
    <style:style style:name="SBXIV.A1" style:family="table-cell">
      <style:table-cell-properties fo:padding-left="0.101cm" fo:padding-right="0.101cm" fo:padding-top="0cm" fo:padding-bottom="0cm" fo:border="none"/>
    </style:style>
    <style:style style:name="SB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" style:family="table">
      <style:table-properties style:width="11.7cm" table:align="margins"/>
    </style:style>
    <style:style style:name="SBXVI.A" style:family="table-column">
      <style:table-column-properties style:column-width="1.499cm" style:rel-column-width="8398*"/>
    </style:style>
    <style:style style:name="SBXVI.B" style:family="table-column">
      <style:table-column-properties style:column-width="1.55cm" style:rel-column-width="8684*"/>
    </style:style>
    <style:style style:name="SBXVI.C" style:family="table-column">
      <style:table-column-properties style:column-width="8.65cm" style:rel-column-width="48453*"/>
    </style:style>
    <style:style style:name="SBXVI.1" style:family="table-row">
      <style:table-row-properties fo:keep-together="always"/>
    </style:style>
    <style:style style:name="SBXVI.A1" style:family="table-cell">
      <style:table-cell-properties fo:padding-left="0.101cm" fo:padding-right="0.101cm" fo:padding-top="0cm" fo:padding-bottom="0cm" fo:border="none"/>
    </style:style>
    <style:style style:name="SB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II" style:family="table">
      <style:table-properties style:width="11.7cm" table:align="margins"/>
    </style:style>
    <style:style style:name="SBXVIII.A" style:family="table-column">
      <style:table-column-properties style:column-width="1.499cm" style:rel-column-width="8398*"/>
    </style:style>
    <style:style style:name="SBXVIII.B" style:family="table-column">
      <style:table-column-properties style:column-width="1.55cm" style:rel-column-width="8684*"/>
    </style:style>
    <style:style style:name="SBXVIII.C" style:family="table-column">
      <style:table-column-properties style:column-width="8.65cm" style:rel-column-width="48453*"/>
    </style:style>
    <style:style style:name="SBXVIII.1" style:family="table-row">
      <style:table-row-properties fo:keep-together="always"/>
    </style:style>
    <style:style style:name="SBXVIII.A1" style:family="table-cell">
      <style:table-cell-properties fo:padding-left="0.101cm" fo:padding-right="0.101cm" fo:padding-top="0cm" fo:padding-bottom="0cm" fo:border="none"/>
    </style:style>
    <style:style style:name="SB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" style:family="table">
      <style:table-properties style:width="11.7cm" table:align="margins"/>
    </style:style>
    <style:style style:name="SBXX.A" style:family="table-column">
      <style:table-column-properties style:column-width="1.499cm" style:rel-column-width="8398*"/>
    </style:style>
    <style:style style:name="SBXX.B" style:family="table-column">
      <style:table-column-properties style:column-width="1.55cm" style:rel-column-width="8684*"/>
    </style:style>
    <style:style style:name="SBXX.C" style:family="table-column">
      <style:table-column-properties style:column-width="8.65cm" style:rel-column-width="48453*"/>
    </style:style>
    <style:style style:name="SBXX.1" style:family="table-row">
      <style:table-row-properties fo:keep-together="always"/>
    </style:style>
    <style:style style:name="SBXX.A1" style:family="table-cell">
      <style:table-cell-properties fo:padding-left="0.101cm" fo:padding-right="0.101cm" fo:padding-top="0cm" fo:padding-bottom="0cm" fo:border="none"/>
    </style:style>
    <style:style style:name="SB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I" style:family="table">
      <style:table-properties style:width="11.7cm" table:align="margins"/>
    </style:style>
    <style:style style:name="SBXXII.A" style:family="table-column">
      <style:table-column-properties style:column-width="1.499cm" style:rel-column-width="8398*"/>
    </style:style>
    <style:style style:name="SBXXII.B" style:family="table-column">
      <style:table-column-properties style:column-width="1.55cm" style:rel-column-width="8684*"/>
    </style:style>
    <style:style style:name="SBXXII.C" style:family="table-column">
      <style:table-column-properties style:column-width="8.65cm" style:rel-column-width="48453*"/>
    </style:style>
    <style:style style:name="SBXXII.1" style:family="table-row">
      <style:table-row-properties fo:keep-together="always"/>
    </style:style>
    <style:style style:name="SBXXII.A1" style:family="table-cell">
      <style:table-cell-properties fo:padding-left="0.101cm" fo:padding-right="0.101cm" fo:padding-top="0cm" fo:padding-bottom="0cm" fo:border="none"/>
    </style:style>
    <style:style style:name="SB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V" style:family="table">
      <style:table-properties style:width="11.7cm" table:align="margins"/>
    </style:style>
    <style:style style:name="SBXXIV.A" style:family="table-column">
      <style:table-column-properties style:column-width="1.499cm" style:rel-column-width="8398*"/>
    </style:style>
    <style:style style:name="SBXXIV.B" style:family="table-column">
      <style:table-column-properties style:column-width="1.55cm" style:rel-column-width="8684*"/>
    </style:style>
    <style:style style:name="SBXXIV.C" style:family="table-column">
      <style:table-column-properties style:column-width="8.65cm" style:rel-column-width="48453*"/>
    </style:style>
    <style:style style:name="SBXXIV.1" style:family="table-row">
      <style:table-row-properties fo:keep-together="always"/>
    </style:style>
    <style:style style:name="SBXXIV.A1" style:family="table-cell">
      <style:table-cell-properties fo:padding-left="0.101cm" fo:padding-right="0.101cm" fo:padding-top="0cm" fo:padding-bottom="0cm" fo:border="none"/>
    </style:style>
    <style:style style:name="SB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" style:family="table">
      <style:table-properties style:width="11.7cm" table:align="margins"/>
    </style:style>
    <style:style style:name="SBXXVI.A" style:family="table-column">
      <style:table-column-properties style:column-width="1.499cm" style:rel-column-width="8398*"/>
    </style:style>
    <style:style style:name="SBXXVI.B" style:family="table-column">
      <style:table-column-properties style:column-width="1.55cm" style:rel-column-width="8684*"/>
    </style:style>
    <style:style style:name="SBXXVI.C" style:family="table-column">
      <style:table-column-properties style:column-width="8.65cm" style:rel-column-width="48453*"/>
    </style:style>
    <style:style style:name="SBXXVI.1" style:family="table-row">
      <style:table-row-properties fo:keep-together="always"/>
    </style:style>
    <style:style style:name="SBXXVI.A1" style:family="table-cell">
      <style:table-cell-properties fo:padding-left="0.101cm" fo:padding-right="0.101cm" fo:padding-top="0cm" fo:padding-bottom="0cm" fo:border="none"/>
    </style:style>
    <style:style style:name="SB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II" style:family="table">
      <style:table-properties style:width="11.7cm" table:align="margins"/>
    </style:style>
    <style:style style:name="SBXXVIII.A" style:family="table-column">
      <style:table-column-properties style:column-width="1.499cm" style:rel-column-width="8398*"/>
    </style:style>
    <style:style style:name="SBXXVIII.B" style:family="table-column">
      <style:table-column-properties style:column-width="1.55cm" style:rel-column-width="8684*"/>
    </style:style>
    <style:style style:name="SBXXVIII.C" style:family="table-column">
      <style:table-column-properties style:column-width="8.65cm" style:rel-column-width="48453*"/>
    </style:style>
    <style:style style:name="SBXXVIII.1" style:family="table-row">
      <style:table-row-properties fo:keep-together="always"/>
    </style:style>
    <style:style style:name="SBXXVIII.A1" style:family="table-cell">
      <style:table-cell-properties fo:padding-left="0.101cm" fo:padding-right="0.101cm" fo:padding-top="0cm" fo:padding-bottom="0cm" fo:border="none"/>
    </style:style>
    <style:style style:name="SB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rap" style:family="table">
      <style:table-properties style:width="11.7cm" table:align="margins"/>
    </style:style>
    <style:style style:name="PSarap.A" style:family="table-column">
      <style:table-column-properties style:column-width="1.499cm" style:rel-column-width="8398*"/>
    </style:style>
    <style:style style:name="PSarap.B" style:family="table-column">
      <style:table-column-properties style:column-width="1.55cm" style:rel-column-width="8684*"/>
    </style:style>
    <style:style style:name="PSarap.C" style:family="table-column">
      <style:table-column-properties style:column-width="8.65cm" style:rel-column-width="48453*"/>
    </style:style>
    <style:style style:name="PSarap.1" style:family="table-row">
      <style:table-row-properties fo:keep-together="always"/>
    </style:style>
    <style:style style:name="PSarap.A1" style:family="table-cell">
      <style:table-cell-properties fo:padding-left="0.101cm" fo:padding-right="0.101cm" fo:padding-top="0cm" fo:padding-bottom="0cm" fo:border="none"/>
    </style:style>
    <style:style style:name="PSara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ijp" style:family="table">
      <style:table-properties style:width="11.7cm" table:align="margins"/>
    </style:style>
    <style:style style:name="PSijp.A" style:family="table-column">
      <style:table-column-properties style:column-width="1.499cm" style:rel-column-width="8398*"/>
    </style:style>
    <style:style style:name="PSijp.B" style:family="table-column">
      <style:table-column-properties style:column-width="1.55cm" style:rel-column-width="8684*"/>
    </style:style>
    <style:style style:name="PSijp.C" style:family="table-column">
      <style:table-column-properties style:column-width="8.65cm" style:rel-column-width="48453*"/>
    </style:style>
    <style:style style:name="PSijp.1" style:family="table-row">
      <style:table-row-properties fo:keep-together="always"/>
    </style:style>
    <style:style style:name="PSijp.A1" style:family="table-cell">
      <style:table-cell-properties fo:padding-left="0.101cm" fo:padding-right="0.101cm" fo:padding-top="0cm" fo:padding-bottom="0cm" fo:border="none"/>
    </style:style>
    <style:style style:name="PSij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Athen" style:family="table">
      <style:table-properties style:width="11.7cm" table:align="margins"/>
    </style:style>
    <style:style style:name="PSAAthen.A" style:family="table-column">
      <style:table-column-properties style:column-width="1.499cm" style:rel-column-width="8398*"/>
    </style:style>
    <style:style style:name="PSAAthen.B" style:family="table-column">
      <style:table-column-properties style:column-width="1.55cm" style:rel-column-width="8684*"/>
    </style:style>
    <style:style style:name="PSAAthen.C" style:family="table-column">
      <style:table-column-properties style:column-width="8.65cm" style:rel-column-width="48453*"/>
    </style:style>
    <style:style style:name="PSAAthen.1" style:family="table-row">
      <style:table-row-properties fo:keep-together="always"/>
    </style:style>
    <style:style style:name="PSAAthen.A1" style:family="table-cell">
      <style:table-cell-properties fo:padding-left="0.101cm" fo:padding-right="0.101cm" fo:padding-top="0cm" fo:padding-bottom="0cm" fo:border="none"/>
    </style:style>
    <style:style style:name="PSAAth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" style:family="table">
      <style:table-properties style:width="11.7cm" table:align="margins"/>
    </style:style>
    <style:style style:name="PSocI.A" style:family="table-column">
      <style:table-column-properties style:column-width="1.499cm" style:rel-column-width="8398*"/>
    </style:style>
    <style:style style:name="PSocI.B" style:family="table-column">
      <style:table-column-properties style:column-width="1.55cm" style:rel-column-width="8684*"/>
    </style:style>
    <style:style style:name="PSocI.C" style:family="table-column">
      <style:table-column-properties style:column-width="8.65cm" style:rel-column-width="48453*"/>
    </style:style>
    <style:style style:name="PSocI.1" style:family="table-row">
      <style:table-row-properties fo:keep-together="always"/>
    </style:style>
    <style:style style:name="PSocI.A1" style:family="table-cell">
      <style:table-cell-properties fo:padding-left="0.101cm" fo:padding-right="0.101cm" fo:padding-top="0cm" fo:padding-bottom="0cm" fo:border="none"/>
    </style:style>
    <style:style style:name="PSoc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II" style:family="table">
      <style:table-properties style:width="11.7cm" table:align="margins"/>
    </style:style>
    <style:style style:name="PSocIII.A" style:family="table-column">
      <style:table-column-properties style:column-width="1.499cm" style:rel-column-width="8398*"/>
    </style:style>
    <style:style style:name="PSocIII.B" style:family="table-column">
      <style:table-column-properties style:column-width="1.55cm" style:rel-column-width="8684*"/>
    </style:style>
    <style:style style:name="PSocIII.C" style:family="table-column">
      <style:table-column-properties style:column-width="8.65cm" style:rel-column-width="48453*"/>
    </style:style>
    <style:style style:name="PSocIII.1" style:family="table-row">
      <style:table-row-properties fo:keep-together="always"/>
    </style:style>
    <style:style style:name="PSocIII.A1" style:family="table-cell">
      <style:table-cell-properties fo:padding-left="0.101cm" fo:padding-right="0.101cm" fo:padding-top="0cm" fo:padding-bottom="0cm" fo:border="none"/>
    </style:style>
    <style:style style:name="PSoc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V" style:family="table">
      <style:table-properties style:width="11.7cm" table:align="margins"/>
    </style:style>
    <style:style style:name="PSocIV.A" style:family="table-column">
      <style:table-column-properties style:column-width="1.499cm" style:rel-column-width="8398*"/>
    </style:style>
    <style:style style:name="PSocIV.B" style:family="table-column">
      <style:table-column-properties style:column-width="1.55cm" style:rel-column-width="8684*"/>
    </style:style>
    <style:style style:name="PSocIV.C" style:family="table-column">
      <style:table-column-properties style:column-width="8.65cm" style:rel-column-width="48453*"/>
    </style:style>
    <style:style style:name="PSocIV.1" style:family="table-row">
      <style:table-row-properties fo:keep-together="always"/>
    </style:style>
    <style:style style:name="PSocIV.A1" style:family="table-cell">
      <style:table-cell-properties fo:padding-left="0.101cm" fo:padding-right="0.101cm" fo:padding-top="0cm" fo:padding-bottom="0cm" fo:border="none"/>
    </style:style>
    <style:style style:name="PSoc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" style:family="table">
      <style:table-properties style:width="11.7cm" table:align="margins"/>
    </style:style>
    <style:style style:name="PSocV.A" style:family="table-column">
      <style:table-column-properties style:column-width="1.499cm" style:rel-column-width="8398*"/>
    </style:style>
    <style:style style:name="PSocV.B" style:family="table-column">
      <style:table-column-properties style:column-width="1.55cm" style:rel-column-width="8684*"/>
    </style:style>
    <style:style style:name="PSocV.C" style:family="table-column">
      <style:table-column-properties style:column-width="8.65cm" style:rel-column-width="48453*"/>
    </style:style>
    <style:style style:name="PSocV.1" style:family="table-row">
      <style:table-row-properties fo:keep-together="always"/>
    </style:style>
    <style:style style:name="PSocV.A1" style:family="table-cell">
      <style:table-cell-properties fo:padding-left="0.101cm" fo:padding-right="0.101cm" fo:padding-top="0cm" fo:padding-bottom="0cm" fo:border="none"/>
    </style:style>
    <style:style style:name="PSoc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" style:family="table">
      <style:table-properties style:width="11.7cm" table:align="margins"/>
    </style:style>
    <style:style style:name="PSocVI.A" style:family="table-column">
      <style:table-column-properties style:column-width="1.499cm" style:rel-column-width="8398*"/>
    </style:style>
    <style:style style:name="PSocVI.B" style:family="table-column">
      <style:table-column-properties style:column-width="1.55cm" style:rel-column-width="8684*"/>
    </style:style>
    <style:style style:name="PSocVI.C" style:family="table-column">
      <style:table-column-properties style:column-width="8.65cm" style:rel-column-width="48453*"/>
    </style:style>
    <style:style style:name="PSocVI.1" style:family="table-row">
      <style:table-row-properties fo:keep-together="always"/>
    </style:style>
    <style:style style:name="PSocVI.A1" style:family="table-cell">
      <style:table-cell-properties fo:padding-left="0.101cm" fo:padding-right="0.101cm" fo:padding-top="0cm" fo:padding-bottom="0cm" fo:border="none"/>
    </style:style>
    <style:style style:name="PSo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" style:family="table">
      <style:table-properties style:width="11.7cm" table:align="margins"/>
    </style:style>
    <style:style style:name="PSocVII.A" style:family="table-column">
      <style:table-column-properties style:column-width="1.499cm" style:rel-column-width="8398*"/>
    </style:style>
    <style:style style:name="PSocVII.B" style:family="table-column">
      <style:table-column-properties style:column-width="1.55cm" style:rel-column-width="8684*"/>
    </style:style>
    <style:style style:name="PSocVII.C" style:family="table-column">
      <style:table-column-properties style:column-width="8.65cm" style:rel-column-width="48453*"/>
    </style:style>
    <style:style style:name="PSocVII.1" style:family="table-row">
      <style:table-row-properties fo:keep-together="always"/>
    </style:style>
    <style:style style:name="PSocVII.A1" style:family="table-cell">
      <style:table-cell-properties fo:padding-left="0.101cm" fo:padding-right="0.101cm" fo:padding-top="0cm" fo:padding-bottom="0cm" fo:border="none"/>
    </style:style>
    <style:style style:name="PSoc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I" style:family="table">
      <style:table-properties style:width="11.7cm" table:align="margins"/>
    </style:style>
    <style:style style:name="PSocVIII.A" style:family="table-column">
      <style:table-column-properties style:column-width="1.499cm" style:rel-column-width="8398*"/>
    </style:style>
    <style:style style:name="PSocVIII.B" style:family="table-column">
      <style:table-column-properties style:column-width="1.55cm" style:rel-column-width="8684*"/>
    </style:style>
    <style:style style:name="PSocVIII.C" style:family="table-column">
      <style:table-column-properties style:column-width="8.65cm" style:rel-column-width="48453*"/>
    </style:style>
    <style:style style:name="PSocVIII.1" style:family="table-row">
      <style:table-row-properties fo:keep-together="always"/>
    </style:style>
    <style:style style:name="PSocVIII.A1" style:family="table-cell">
      <style:table-cell-properties fo:padding-left="0.101cm" fo:padding-right="0.101cm" fo:padding-top="0cm" fo:padding-bottom="0cm" fo:border="none"/>
    </style:style>
    <style:style style:name="PSoc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X" style:family="table">
      <style:table-properties style:width="11.7cm" table:align="margins"/>
    </style:style>
    <style:style style:name="PSocIX.A" style:family="table-column">
      <style:table-column-properties style:column-width="1.499cm" style:rel-column-width="8398*"/>
    </style:style>
    <style:style style:name="PSocIX.B" style:family="table-column">
      <style:table-column-properties style:column-width="1.55cm" style:rel-column-width="8684*"/>
    </style:style>
    <style:style style:name="PSocIX.C" style:family="table-column">
      <style:table-column-properties style:column-width="8.65cm" style:rel-column-width="48453*"/>
    </style:style>
    <style:style style:name="PSocIX.1" style:family="table-row">
      <style:table-row-properties fo:keep-together="always"/>
    </style:style>
    <style:style style:name="PSocIX.A1" style:family="table-cell">
      <style:table-cell-properties fo:padding-left="0.101cm" fo:padding-right="0.101cm" fo:padding-top="0cm" fo:padding-bottom="0cm" fo:border="none"/>
    </style:style>
    <style:style style:name="PSoc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" style:family="table">
      <style:table-properties style:width="11.7cm" table:align="margins"/>
    </style:style>
    <style:style style:name="PSocX.A" style:family="table-column">
      <style:table-column-properties style:column-width="1.499cm" style:rel-column-width="8398*"/>
    </style:style>
    <style:style style:name="PSocX.B" style:family="table-column">
      <style:table-column-properties style:column-width="1.55cm" style:rel-column-width="8684*"/>
    </style:style>
    <style:style style:name="PSocX.C" style:family="table-column">
      <style:table-column-properties style:column-width="8.65cm" style:rel-column-width="48453*"/>
    </style:style>
    <style:style style:name="PSocX.1" style:family="table-row">
      <style:table-row-properties fo:keep-together="always"/>
    </style:style>
    <style:style style:name="PSocX.A1" style:family="table-cell">
      <style:table-cell-properties fo:padding-left="0.101cm" fo:padding-right="0.101cm" fo:padding-top="0cm" fo:padding-bottom="0cm" fo:border="none"/>
    </style:style>
    <style:style style:name="PSoc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" style:family="table">
      <style:table-properties style:width="11.7cm" table:align="margins"/>
    </style:style>
    <style:style style:name="PSocXII.A" style:family="table-column">
      <style:table-column-properties style:column-width="1.499cm" style:rel-column-width="8398*"/>
    </style:style>
    <style:style style:name="PSocXII.B" style:family="table-column">
      <style:table-column-properties style:column-width="1.55cm" style:rel-column-width="8684*"/>
    </style:style>
    <style:style style:name="PSocXII.C" style:family="table-column">
      <style:table-column-properties style:column-width="8.65cm" style:rel-column-width="48453*"/>
    </style:style>
    <style:style style:name="PSocXII.1" style:family="table-row">
      <style:table-row-properties fo:keep-together="always"/>
    </style:style>
    <style:style style:name="PSocXII.A1" style:family="table-cell">
      <style:table-cell-properties fo:padding-left="0.101cm" fo:padding-right="0.101cm" fo:padding-top="0cm" fo:padding-bottom="0cm" fo:border="none"/>
    </style:style>
    <style:style style:name="PSoc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I" style:family="table">
      <style:table-properties style:width="11.7cm" table:align="margins"/>
    </style:style>
    <style:style style:name="PSocXIII.A" style:family="table-column">
      <style:table-column-properties style:column-width="1.499cm" style:rel-column-width="8398*"/>
    </style:style>
    <style:style style:name="PSocXIII.B" style:family="table-column">
      <style:table-column-properties style:column-width="1.55cm" style:rel-column-width="8684*"/>
    </style:style>
    <style:style style:name="PSocXIII.C" style:family="table-column">
      <style:table-column-properties style:column-width="8.65cm" style:rel-column-width="48453*"/>
    </style:style>
    <style:style style:name="PSocXIII.1" style:family="table-row">
      <style:table-row-properties fo:keep-together="always"/>
    </style:style>
    <style:style style:name="PSocXIII.A1" style:family="table-cell">
      <style:table-cell-properties fo:padding-left="0.101cm" fo:padding-right="0.101cm" fo:padding-top="0cm" fo:padding-bottom="0cm" fo:border="none"/>
    </style:style>
    <style:style style:name="PSoc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V" style:family="table">
      <style:table-properties style:width="11.7cm" table:align="margins"/>
    </style:style>
    <style:style style:name="PSocXIV.A" style:family="table-column">
      <style:table-column-properties style:column-width="1.499cm" style:rel-column-width="8398*"/>
    </style:style>
    <style:style style:name="PSocXIV.B" style:family="table-column">
      <style:table-column-properties style:column-width="1.55cm" style:rel-column-width="8684*"/>
    </style:style>
    <style:style style:name="PSocXIV.C" style:family="table-column">
      <style:table-column-properties style:column-width="8.65cm" style:rel-column-width="48453*"/>
    </style:style>
    <style:style style:name="PSocXIV.1" style:family="table-row">
      <style:table-row-properties fo:keep-together="always"/>
    </style:style>
    <style:style style:name="PSocXIV.A1" style:family="table-cell">
      <style:table-cell-properties fo:padding-left="0.101cm" fo:padding-right="0.101cm" fo:padding-top="0cm" fo:padding-bottom="0cm" fo:border="none"/>
    </style:style>
    <style:style style:name="PSoc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" style:family="table">
      <style:table-properties style:width="11.7cm" table:align="margins"/>
    </style:style>
    <style:style style:name="PSocXV.A" style:family="table-column">
      <style:table-column-properties style:column-width="1.499cm" style:rel-column-width="8398*"/>
    </style:style>
    <style:style style:name="PSocXV.B" style:family="table-column">
      <style:table-column-properties style:column-width="1.55cm" style:rel-column-width="8684*"/>
    </style:style>
    <style:style style:name="PSocXV.C" style:family="table-column">
      <style:table-column-properties style:column-width="8.65cm" style:rel-column-width="48453*"/>
    </style:style>
    <style:style style:name="PSocXV.1" style:family="table-row">
      <style:table-row-properties fo:keep-together="always"/>
    </style:style>
    <style:style style:name="PSocXV.A1" style:family="table-cell">
      <style:table-cell-properties fo:padding-left="0.101cm" fo:padding-right="0.101cm" fo:padding-top="0cm" fo:padding-bottom="0cm" fo:border="none"/>
    </style:style>
    <style:style style:name="PSoc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ComVI" style:family="table">
      <style:table-properties style:width="11.7cm" table:align="margins"/>
    </style:style>
    <style:style style:name="PSocComVI.A" style:family="table-column">
      <style:table-column-properties style:column-width="1.499cm" style:rel-column-width="8398*"/>
    </style:style>
    <style:style style:name="PSocComVI.B" style:family="table-column">
      <style:table-column-properties style:column-width="1.55cm" style:rel-column-width="8684*"/>
    </style:style>
    <style:style style:name="PSocComVI.C" style:family="table-column">
      <style:table-column-properties style:column-width="8.65cm" style:rel-column-width="48453*"/>
    </style:style>
    <style:style style:name="PSocComVI.1" style:family="table-row">
      <style:table-row-properties fo:keep-together="always"/>
    </style:style>
    <style:style style:name="PSocComVI.A1" style:family="table-cell">
      <style:table-cell-properties fo:padding-left="0.101cm" fo:padding-right="0.101cm" fo:padding-top="0cm" fo:padding-bottom="0cm" fo:border="none"/>
    </style:style>
    <style:style style:name="PSocCom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Congr" style:family="table">
      <style:table-properties style:width="11.7cm" table:align="margins"/>
    </style:style>
    <style:style style:name="PSocXICongr.A" style:family="table-column">
      <style:table-column-properties style:column-width="1.499cm" style:rel-column-width="8398*"/>
    </style:style>
    <style:style style:name="PSocXICongr.B" style:family="table-column">
      <style:table-column-properties style:column-width="1.55cm" style:rel-column-width="8684*"/>
    </style:style>
    <style:style style:name="PSocXICongr.C" style:family="table-column">
      <style:table-column-properties style:column-width="8.65cm" style:rel-column-width="48453*"/>
    </style:style>
    <style:style style:name="PSocXICongr.1" style:family="table-row">
      <style:table-row-properties fo:keep-together="always"/>
    </style:style>
    <style:style style:name="PSocXICongr.A1" style:family="table-cell">
      <style:table-cell-properties fo:padding-left="0.101cm" fo:padding-right="0.101cm" fo:padding-top="0cm" fo:padding-bottom="0cm" fo:border="none"/>
    </style:style>
    <style:style style:name="PSocX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IICongr" style:family="table">
      <style:table-properties style:width="11.7cm" table:align="margins"/>
    </style:style>
    <style:style style:name="PSocXVIICongr.A" style:family="table-column">
      <style:table-column-properties style:column-width="1.499cm" style:rel-column-width="8398*"/>
    </style:style>
    <style:style style:name="PSocXVIICongr.B" style:family="table-column">
      <style:table-column-properties style:column-width="1.55cm" style:rel-column-width="8684*"/>
    </style:style>
    <style:style style:name="PSocXVIICongr.C" style:family="table-column">
      <style:table-column-properties style:column-width="8.65cm" style:rel-column-width="48453*"/>
    </style:style>
    <style:style style:name="PSocXVIICongr.1" style:family="table-row">
      <style:table-row-properties fo:keep-together="always"/>
    </style:style>
    <style:style style:name="PSocXVIICongr.A1" style:family="table-cell">
      <style:table-cell-properties fo:padding-left="0.101cm" fo:padding-right="0.101cm" fo:padding-top="0cm" fo:padding-bottom="0cm" fo:border="none"/>
    </style:style>
    <style:style style:name="PSocXVI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XCongr" style:family="table">
      <style:table-properties style:width="11.7cm" table:align="margins"/>
    </style:style>
    <style:style style:name="PSocXXCongr.A" style:family="table-column">
      <style:table-column-properties style:column-width="1.499cm" style:rel-column-width="8398*"/>
    </style:style>
    <style:style style:name="PSocXXCongr.B" style:family="table-column">
      <style:table-column-properties style:column-width="1.55cm" style:rel-column-width="8684*"/>
    </style:style>
    <style:style style:name="PSocXXCongr.C" style:family="table-column">
      <style:table-column-properties style:column-width="8.65cm" style:rel-column-width="48453*"/>
    </style:style>
    <style:style style:name="PSocXXCongr.1" style:family="table-row">
      <style:table-row-properties fo:keep-together="always"/>
    </style:style>
    <style:style style:name="PSocXXCongr.A1" style:family="table-cell">
      <style:table-cell-properties fo:padding-left="0.101cm" fo:padding-right="0.101cm" fo:padding-top="0cm" fo:padding-bottom="0cm" fo:border="none"/>
    </style:style>
    <style:style style:name="PSocXX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rbII" style:family="table">
      <style:table-properties style:width="11.7cm" table:align="margins"/>
    </style:style>
    <style:style style:name="PSorbII.A" style:family="table-column">
      <style:table-column-properties style:column-width="1.499cm" style:rel-column-width="8398*"/>
    </style:style>
    <style:style style:name="PSorbII.B" style:family="table-column">
      <style:table-column-properties style:column-width="1.55cm" style:rel-column-width="8684*"/>
    </style:style>
    <style:style style:name="PSorbII.C" style:family="table-column">
      <style:table-column-properties style:column-width="8.65cm" style:rel-column-width="48453*"/>
    </style:style>
    <style:style style:name="PSorbII.1" style:family="table-row">
      <style:table-row-properties fo:keep-together="always"/>
    </style:style>
    <style:style style:name="PSorbII.A1" style:family="table-cell">
      <style:table-cell-properties fo:padding-left="0.101cm" fo:padding-right="0.101cm" fo:padding-top="0cm" fo:padding-bottom="0cm" fo:border="none"/>
    </style:style>
    <style:style style:name="PSor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terichos" style:family="table">
      <style:table-properties style:width="11.7cm" table:align="margins"/>
    </style:style>
    <style:style style:name="PSoterichos.A" style:family="table-column">
      <style:table-column-properties style:column-width="1.499cm" style:rel-column-width="8398*"/>
    </style:style>
    <style:style style:name="PSoterichos.B" style:family="table-column">
      <style:table-column-properties style:column-width="1.55cm" style:rel-column-width="8684*"/>
    </style:style>
    <style:style style:name="PSoterichos.C" style:family="table-column">
      <style:table-column-properties style:column-width="8.65cm" style:rel-column-width="48453*"/>
    </style:style>
    <style:style style:name="PSoterichos.1" style:family="table-row">
      <style:table-row-properties fo:keep-together="always"/>
    </style:style>
    <style:style style:name="PSoterichos.A1" style:family="table-cell">
      <style:table-cell-properties fo:padding-left="0.101cm" fo:padding-right="0.101cm" fo:padding-top="0cm" fo:padding-bottom="0cm" fo:border="none"/>
    </style:style>
    <style:style style:name="PSotericho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aXyla" style:family="table">
      <style:table-properties style:width="11.7cm" table:align="margins"/>
    </style:style>
    <style:style style:name="PStaXyla.A" style:family="table-column">
      <style:table-column-properties style:column-width="1.499cm" style:rel-column-width="8398*"/>
    </style:style>
    <style:style style:name="PStaXyla.B" style:family="table-column">
      <style:table-column-properties style:column-width="1.55cm" style:rel-column-width="8684*"/>
    </style:style>
    <style:style style:name="PStaXyla.C" style:family="table-column">
      <style:table-column-properties style:column-width="8.65cm" style:rel-column-width="48453*"/>
    </style:style>
    <style:style style:name="PStaXyla.1" style:family="table-row">
      <style:table-row-properties fo:keep-together="always"/>
    </style:style>
    <style:style style:name="PStaXyla.A1" style:family="table-cell">
      <style:table-cell-properties fo:padding-left="0.101cm" fo:padding-right="0.101cm" fo:padding-top="0cm" fo:padding-bottom="0cm" fo:border="none"/>
    </style:style>
    <style:style style:name="PStaXyl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" style:family="table">
      <style:table-properties style:width="11.7cm" table:align="margins"/>
    </style:style>
    <style:style style:name="PStrasbI.A" style:family="table-column">
      <style:table-column-properties style:column-width="1.499cm" style:rel-column-width="8398*"/>
    </style:style>
    <style:style style:name="PStrasbI.B" style:family="table-column">
      <style:table-column-properties style:column-width="1.55cm" style:rel-column-width="8684*"/>
    </style:style>
    <style:style style:name="PStrasbI.C" style:family="table-column">
      <style:table-column-properties style:column-width="8.65cm" style:rel-column-width="48453*"/>
    </style:style>
    <style:style style:name="PStrasbI.1" style:family="table-row">
      <style:table-row-properties fo:keep-together="always"/>
    </style:style>
    <style:style style:name="PStrasbI.A1" style:family="table-cell">
      <style:table-cell-properties fo:padding-left="0.101cm" fo:padding-right="0.101cm" fo:padding-top="0cm" fo:padding-bottom="0cm" fo:border="none"/>
    </style:style>
    <style:style style:name="PStra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" style:family="table">
      <style:table-properties style:width="11.7cm" table:align="margins"/>
    </style:style>
    <style:style style:name="PStrasbII.A" style:family="table-column">
      <style:table-column-properties style:column-width="1.499cm" style:rel-column-width="8398*"/>
    </style:style>
    <style:style style:name="PStrasbII.B" style:family="table-column">
      <style:table-column-properties style:column-width="1.55cm" style:rel-column-width="8684*"/>
    </style:style>
    <style:style style:name="PStrasbII.C" style:family="table-column">
      <style:table-column-properties style:column-width="8.65cm" style:rel-column-width="48453*"/>
    </style:style>
    <style:style style:name="PStrasbII.1" style:family="table-row">
      <style:table-row-properties fo:keep-together="always"/>
    </style:style>
    <style:style style:name="PStrasbII.A1" style:family="table-cell">
      <style:table-cell-properties fo:padding-left="0.101cm" fo:padding-right="0.101cm" fo:padding-top="0cm" fo:padding-bottom="0cm" fo:border="none"/>
    </style:style>
    <style:style style:name="PStras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I" style:family="table">
      <style:table-properties style:width="11.7cm" table:align="margins"/>
    </style:style>
    <style:style style:name="PStrasbIII.A" style:family="table-column">
      <style:table-column-properties style:column-width="1.499cm" style:rel-column-width="8398*"/>
    </style:style>
    <style:style style:name="PStrasbIII.B" style:family="table-column">
      <style:table-column-properties style:column-width="1.55cm" style:rel-column-width="8684*"/>
    </style:style>
    <style:style style:name="PStrasbIII.C" style:family="table-column">
      <style:table-column-properties style:column-width="8.65cm" style:rel-column-width="48453*"/>
    </style:style>
    <style:style style:name="PStrasbIII.1" style:family="table-row">
      <style:table-row-properties fo:keep-together="always"/>
    </style:style>
    <style:style style:name="PStrasbIII.A1" style:family="table-cell">
      <style:table-cell-properties fo:padding-left="0.101cm" fo:padding-right="0.101cm" fo:padding-top="0cm" fo:padding-bottom="0cm" fo:border="none"/>
    </style:style>
    <style:style style:name="PStra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V" style:family="table">
      <style:table-properties style:width="11.7cm" table:align="margins"/>
    </style:style>
    <style:style style:name="PStrasbIV.A" style:family="table-column">
      <style:table-column-properties style:column-width="1.499cm" style:rel-column-width="8398*"/>
    </style:style>
    <style:style style:name="PStrasbIV.B" style:family="table-column">
      <style:table-column-properties style:column-width="1.55cm" style:rel-column-width="8684*"/>
    </style:style>
    <style:style style:name="PStrasbIV.C" style:family="table-column">
      <style:table-column-properties style:column-width="8.65cm" style:rel-column-width="48453*"/>
    </style:style>
    <style:style style:name="PStrasbIV.1" style:family="table-row">
      <style:table-row-properties fo:keep-together="always"/>
    </style:style>
    <style:style style:name="PStrasbIV.A1" style:family="table-cell">
      <style:table-cell-properties fo:padding-left="0.101cm" fo:padding-right="0.101cm" fo:padding-top="0cm" fo:padding-bottom="0cm" fo:border="none"/>
    </style:style>
    <style:style style:name="PStra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" style:family="table">
      <style:table-properties style:width="11.7cm" table:align="margins"/>
    </style:style>
    <style:style style:name="PStrasbV.A" style:family="table-column">
      <style:table-column-properties style:column-width="1.499cm" style:rel-column-width="8398*"/>
    </style:style>
    <style:style style:name="PStrasbV.B" style:family="table-column">
      <style:table-column-properties style:column-width="1.55cm" style:rel-column-width="8684*"/>
    </style:style>
    <style:style style:name="PStrasbV.C" style:family="table-column">
      <style:table-column-properties style:column-width="8.65cm" style:rel-column-width="48453*"/>
    </style:style>
    <style:style style:name="PStrasbV.1" style:family="table-row">
      <style:table-row-properties fo:keep-together="always"/>
    </style:style>
    <style:style style:name="PStrasbV.A1" style:family="table-cell">
      <style:table-cell-properties fo:padding-left="0.101cm" fo:padding-right="0.101cm" fo:padding-top="0cm" fo:padding-bottom="0cm" fo:border="none"/>
    </style:style>
    <style:style style:name="PStra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" style:family="table">
      <style:table-properties style:width="11.7cm" table:align="margins"/>
    </style:style>
    <style:style style:name="PStrasbVI.A" style:family="table-column">
      <style:table-column-properties style:column-width="1.499cm" style:rel-column-width="8398*"/>
    </style:style>
    <style:style style:name="PStrasbVI.B" style:family="table-column">
      <style:table-column-properties style:column-width="1.55cm" style:rel-column-width="8684*"/>
    </style:style>
    <style:style style:name="PStrasbVI.C" style:family="table-column">
      <style:table-column-properties style:column-width="8.65cm" style:rel-column-width="48453*"/>
    </style:style>
    <style:style style:name="PStrasbVI.1" style:family="table-row">
      <style:table-row-properties fo:keep-together="always"/>
    </style:style>
    <style:style style:name="PStrasbVI.A1" style:family="table-cell">
      <style:table-cell-properties fo:padding-left="0.101cm" fo:padding-right="0.101cm" fo:padding-top="0cm" fo:padding-bottom="0cm" fo:border="none"/>
    </style:style>
    <style:style style:name="PStra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" style:family="table">
      <style:table-properties style:width="11.7cm" table:align="margins"/>
    </style:style>
    <style:style style:name="PStrasbVII.A" style:family="table-column">
      <style:table-column-properties style:column-width="1.499cm" style:rel-column-width="8398*"/>
    </style:style>
    <style:style style:name="PStrasbVII.B" style:family="table-column">
      <style:table-column-properties style:column-width="1.55cm" style:rel-column-width="8684*"/>
    </style:style>
    <style:style style:name="PStrasbVII.C" style:family="table-column">
      <style:table-column-properties style:column-width="8.65cm" style:rel-column-width="48453*"/>
    </style:style>
    <style:style style:name="PStrasbVII.1" style:family="table-row">
      <style:table-row-properties fo:keep-together="always"/>
    </style:style>
    <style:style style:name="PStrasbVII.A1" style:family="table-cell">
      <style:table-cell-properties fo:padding-left="0.101cm" fo:padding-right="0.101cm" fo:padding-top="0cm" fo:padding-bottom="0cm" fo:border="none"/>
    </style:style>
    <style:style style:name="PStrasb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I" style:family="table">
      <style:table-properties style:width="11.7cm" table:align="margins"/>
    </style:style>
    <style:style style:name="PStrasbVIII.A" style:family="table-column">
      <style:table-column-properties style:column-width="1.499cm" style:rel-column-width="8398*"/>
    </style:style>
    <style:style style:name="PStrasbVIII.B" style:family="table-column">
      <style:table-column-properties style:column-width="1.55cm" style:rel-column-width="8684*"/>
    </style:style>
    <style:style style:name="PStrasbVIII.C" style:family="table-column">
      <style:table-column-properties style:column-width="8.65cm" style:rel-column-width="48453*"/>
    </style:style>
    <style:style style:name="PStrasbVIII.1" style:family="table-row">
      <style:table-row-properties fo:keep-together="always"/>
    </style:style>
    <style:style style:name="PStrasbVIII.A1" style:family="table-cell">
      <style:table-cell-properties fo:padding-left="0.101cm" fo:padding-right="0.101cm" fo:padding-top="0cm" fo:padding-bottom="0cm" fo:border="none"/>
    </style:style>
    <style:style style:name="PStra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X" style:family="table">
      <style:table-properties style:width="11.7cm" table:align="margins"/>
    </style:style>
    <style:style style:name="PStrasbIX.A" style:family="table-column">
      <style:table-column-properties style:column-width="1.499cm" style:rel-column-width="8398*"/>
    </style:style>
    <style:style style:name="PStrasbIX.B" style:family="table-column">
      <style:table-column-properties style:column-width="1.55cm" style:rel-column-width="8684*"/>
    </style:style>
    <style:style style:name="PStrasbIX.C" style:family="table-column">
      <style:table-column-properties style:column-width="8.65cm" style:rel-column-width="48453*"/>
    </style:style>
    <style:style style:name="PStrasbIX.1" style:family="table-row">
      <style:table-row-properties fo:keep-together="always"/>
    </style:style>
    <style:style style:name="PStrasbIX.A1" style:family="table-cell">
      <style:table-cell-properties fo:padding-left="0.101cm" fo:padding-right="0.101cm" fo:padding-top="0cm" fo:padding-bottom="0cm" fo:border="none"/>
    </style:style>
    <style:style style:name="PStrasb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" style:family="table">
      <style:table-properties style:width="11.7cm" table:align="margins"/>
    </style:style>
    <style:style style:name="StudPalII.A" style:family="table-column">
      <style:table-column-properties style:column-width="1.499cm" style:rel-column-width="8398*"/>
    </style:style>
    <style:style style:name="StudPalII.B" style:family="table-column">
      <style:table-column-properties style:column-width="1.55cm" style:rel-column-width="8684*"/>
    </style:style>
    <style:style style:name="StudPalII.C" style:family="table-column">
      <style:table-column-properties style:column-width="8.65cm" style:rel-column-width="48453*"/>
    </style:style>
    <style:style style:name="StudPalII.1" style:family="table-row">
      <style:table-row-properties fo:keep-together="always"/>
    </style:style>
    <style:style style:name="StudPalII.A1" style:family="table-cell">
      <style:table-cell-properties fo:padding-left="0.101cm" fo:padding-right="0.101cm" fo:padding-top="0cm" fo:padding-bottom="0cm" fo:border="none"/>
    </style:style>
    <style:style style:name="StudPa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" style:family="table">
      <style:table-properties style:width="11.7cm" table:align="margins"/>
    </style:style>
    <style:style style:name="StudPalIII.A" style:family="table-column">
      <style:table-column-properties style:column-width="1.499cm" style:rel-column-width="8398*"/>
    </style:style>
    <style:style style:name="StudPalIII.B" style:family="table-column">
      <style:table-column-properties style:column-width="1.55cm" style:rel-column-width="8684*"/>
    </style:style>
    <style:style style:name="StudPalIII.C" style:family="table-column">
      <style:table-column-properties style:column-width="8.65cm" style:rel-column-width="48453*"/>
    </style:style>
    <style:style style:name="StudPalIII.1" style:family="table-row">
      <style:table-row-properties fo:keep-together="always"/>
    </style:style>
    <style:style style:name="StudPalIII.A1" style:family="table-cell">
      <style:table-cell-properties fo:padding-left="0.101cm" fo:padding-right="0.101cm" fo:padding-top="0cm" fo:padding-bottom="0cm" fo:border="none"/>
    </style:style>
    <style:style style:name="StudPa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IIAufl" style:family="table">
      <style:table-properties style:width="11.7cm" table:align="margins"/>
    </style:style>
    <style:style style:name="StudPalIIIIIAufl.A" style:family="table-column">
      <style:table-column-properties style:column-width="1.499cm" style:rel-column-width="8398*"/>
    </style:style>
    <style:style style:name="StudPalIIIIIAufl.B" style:family="table-column">
      <style:table-column-properties style:column-width="1.55cm" style:rel-column-width="8684*"/>
    </style:style>
    <style:style style:name="StudPalIIIIIAufl.C" style:family="table-column">
      <style:table-column-properties style:column-width="8.65cm" style:rel-column-width="48453*"/>
    </style:style>
    <style:style style:name="StudPalIIIIIAufl.1" style:family="table-row">
      <style:table-row-properties fo:keep-together="always"/>
    </style:style>
    <style:style style:name="StudPalIIIIIAufl.A1" style:family="table-cell">
      <style:table-cell-properties fo:padding-left="0.101cm" fo:padding-right="0.101cm" fo:padding-top="0cm" fo:padding-bottom="0cm" fo:border="none"/>
    </style:style>
    <style:style style:name="StudPalII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" style:family="table">
      <style:table-properties style:width="11.7cm" table:align="margins"/>
    </style:style>
    <style:style style:name="StudPalV.A" style:family="table-column">
      <style:table-column-properties style:column-width="1.499cm" style:rel-column-width="8398*"/>
    </style:style>
    <style:style style:name="StudPalV.B" style:family="table-column">
      <style:table-column-properties style:column-width="1.55cm" style:rel-column-width="8684*"/>
    </style:style>
    <style:style style:name="StudPalV.C" style:family="table-column">
      <style:table-column-properties style:column-width="8.65cm" style:rel-column-width="48453*"/>
    </style:style>
    <style:style style:name="StudPalV.1" style:family="table-row">
      <style:table-row-properties fo:keep-together="always"/>
    </style:style>
    <style:style style:name="StudPalV.A1" style:family="table-cell">
      <style:table-cell-properties fo:padding-left="0.101cm" fo:padding-right="0.101cm" fo:padding-top="0cm" fo:padding-bottom="0cm" fo:border="none"/>
    </style:style>
    <style:style style:name="StudPa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III" style:family="table">
      <style:table-properties style:width="11.7cm" table:align="margins"/>
    </style:style>
    <style:style style:name="StudPalVIII.A" style:family="table-column">
      <style:table-column-properties style:column-width="1.499cm" style:rel-column-width="8398*"/>
    </style:style>
    <style:style style:name="StudPalVIII.B" style:family="table-column">
      <style:table-column-properties style:column-width="1.55cm" style:rel-column-width="8684*"/>
    </style:style>
    <style:style style:name="StudPalVIII.C" style:family="table-column">
      <style:table-column-properties style:column-width="8.65cm" style:rel-column-width="48453*"/>
    </style:style>
    <style:style style:name="StudPalVIII.1" style:family="table-row">
      <style:table-row-properties fo:keep-together="always"/>
    </style:style>
    <style:style style:name="StudPalVIII.A1" style:family="table-cell">
      <style:table-cell-properties fo:padding-left="0.101cm" fo:padding-right="0.101cm" fo:padding-top="0cm" fo:padding-bottom="0cm" fo:border="none"/>
    </style:style>
    <style:style style:name="StudPa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" style:family="table">
      <style:table-properties style:width="11.7cm" table:align="margins"/>
    </style:style>
    <style:style style:name="StudPalX.A" style:family="table-column">
      <style:table-column-properties style:column-width="1.499cm" style:rel-column-width="8398*"/>
    </style:style>
    <style:style style:name="StudPalX.B" style:family="table-column">
      <style:table-column-properties style:column-width="1.55cm" style:rel-column-width="8684*"/>
    </style:style>
    <style:style style:name="StudPalX.C" style:family="table-column">
      <style:table-column-properties style:column-width="8.65cm" style:rel-column-width="48453*"/>
    </style:style>
    <style:style style:name="StudPalX.1" style:family="table-row">
      <style:table-row-properties fo:keep-together="always"/>
    </style:style>
    <style:style style:name="StudPalX.A1" style:family="table-cell">
      <style:table-cell-properties fo:padding-left="0.101cm" fo:padding-right="0.101cm" fo:padding-top="0cm" fo:padding-bottom="0cm" fo:border="none"/>
    </style:style>
    <style:style style:name="StudPa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" style:family="table">
      <style:table-properties style:width="11.7cm" table:align="margins"/>
    </style:style>
    <style:style style:name="StudPalXX.A" style:family="table-column">
      <style:table-column-properties style:column-width="1.499cm" style:rel-column-width="8398*"/>
    </style:style>
    <style:style style:name="StudPalXX.B" style:family="table-column">
      <style:table-column-properties style:column-width="1.55cm" style:rel-column-width="8684*"/>
    </style:style>
    <style:style style:name="StudPalXX.C" style:family="table-column">
      <style:table-column-properties style:column-width="8.65cm" style:rel-column-width="48453*"/>
    </style:style>
    <style:style style:name="StudPalXX.1" style:family="table-row">
      <style:table-row-properties fo:keep-together="always"/>
    </style:style>
    <style:style style:name="StudPalXX.A1" style:family="table-cell">
      <style:table-cell-properties fo:padding-left="0.101cm" fo:padding-right="0.101cm" fo:padding-top="0cm" fo:padding-bottom="0cm" fo:border="none"/>
    </style:style>
    <style:style style:name="StudPa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II" style:family="table">
      <style:table-properties style:width="11.7cm" table:align="margins"/>
    </style:style>
    <style:style style:name="StudPalXXII.A" style:family="table-column">
      <style:table-column-properties style:column-width="1.499cm" style:rel-column-width="8398*"/>
    </style:style>
    <style:style style:name="StudPalXXII.B" style:family="table-column">
      <style:table-column-properties style:column-width="1.55cm" style:rel-column-width="8684*"/>
    </style:style>
    <style:style style:name="StudPalXXII.C" style:family="table-column">
      <style:table-column-properties style:column-width="8.65cm" style:rel-column-width="48453*"/>
    </style:style>
    <style:style style:name="StudPalXXII.1" style:family="table-row">
      <style:table-row-properties fo:keep-together="always"/>
    </style:style>
    <style:style style:name="StudPalXXII.A1" style:family="table-cell">
      <style:table-cell-properties fo:padding-left="0.101cm" fo:padding-right="0.101cm" fo:padding-top="0cm" fo:padding-bottom="0cm" fo:border="none"/>
    </style:style>
    <style:style style:name="StudPa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" style:family="table">
      <style:table-properties style:width="11.7cm" table:align="margins"/>
    </style:style>
    <style:style style:name="PTebtI.A" style:family="table-column">
      <style:table-column-properties style:column-width="1.499cm" style:rel-column-width="8398*"/>
    </style:style>
    <style:style style:name="PTebtI.B" style:family="table-column">
      <style:table-column-properties style:column-width="1.55cm" style:rel-column-width="8684*"/>
    </style:style>
    <style:style style:name="PTebtI.C" style:family="table-column">
      <style:table-column-properties style:column-width="8.65cm" style:rel-column-width="48453*"/>
    </style:style>
    <style:style style:name="PTebtI.1" style:family="table-row">
      <style:table-row-properties fo:keep-together="always"/>
    </style:style>
    <style:style style:name="PTebtI.A1" style:family="table-cell">
      <style:table-cell-properties fo:padding-left="0.101cm" fo:padding-right="0.101cm" fo:padding-top="0cm" fo:padding-bottom="0cm" fo:border="none"/>
    </style:style>
    <style:style style:name="PTeb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" style:family="table">
      <style:table-properties style:width="11.7cm" table:align="margins"/>
    </style:style>
    <style:style style:name="PTebtII.A" style:family="table-column">
      <style:table-column-properties style:column-width="1.499cm" style:rel-column-width="8398*"/>
    </style:style>
    <style:style style:name="PTebtII.B" style:family="table-column">
      <style:table-column-properties style:column-width="1.55cm" style:rel-column-width="8684*"/>
    </style:style>
    <style:style style:name="PTebtII.C" style:family="table-column">
      <style:table-column-properties style:column-width="8.65cm" style:rel-column-width="48453*"/>
    </style:style>
    <style:style style:name="PTebtII.1" style:family="table-row">
      <style:table-row-properties fo:keep-together="always"/>
    </style:style>
    <style:style style:name="PTebtII.A1" style:family="table-cell">
      <style:table-cell-properties fo:padding-left="0.101cm" fo:padding-right="0.101cm" fo:padding-top="0cm" fo:padding-bottom="0cm" fo:border="none"/>
    </style:style>
    <style:style style:name="PTeb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" style:family="table">
      <style:table-properties style:width="11.7cm" table:align="margins"/>
    </style:style>
    <style:style style:name="PTebtIIITeilI.A" style:family="table-column">
      <style:table-column-properties style:column-width="1.499cm" style:rel-column-width="8398*"/>
    </style:style>
    <style:style style:name="PTebtIIITeilI.B" style:family="table-column">
      <style:table-column-properties style:column-width="1.55cm" style:rel-column-width="8684*"/>
    </style:style>
    <style:style style:name="PTebtIIITeilI.C" style:family="table-column">
      <style:table-column-properties style:column-width="8.65cm" style:rel-column-width="48453*"/>
    </style:style>
    <style:style style:name="PTebtIIITeilI.1" style:family="table-row">
      <style:table-row-properties fo:keep-together="always"/>
    </style:style>
    <style:style style:name="PTebtIIITeilI.A1" style:family="table-cell">
      <style:table-cell-properties fo:padding-left="0.101cm" fo:padding-right="0.101cm" fo:padding-top="0cm" fo:padding-bottom="0cm" fo:border="none"/>
    </style:style>
    <style:style style:name="PTebtIII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I" style:family="table">
      <style:table-properties style:width="11.7cm" table:align="margins"/>
    </style:style>
    <style:style style:name="PTebtIIITeilII.A" style:family="table-column">
      <style:table-column-properties style:column-width="1.499cm" style:rel-column-width="8398*"/>
    </style:style>
    <style:style style:name="PTebtIIITeilII.B" style:family="table-column">
      <style:table-column-properties style:column-width="1.55cm" style:rel-column-width="8684*"/>
    </style:style>
    <style:style style:name="PTebtIIITeilII.C" style:family="table-column">
      <style:table-column-properties style:column-width="8.65cm" style:rel-column-width="48453*"/>
    </style:style>
    <style:style style:name="PTebtIIITeilII.1" style:family="table-row">
      <style:table-row-properties fo:keep-together="always"/>
    </style:style>
    <style:style style:name="PTebtIIITeilII.A1" style:family="table-cell">
      <style:table-cell-properties fo:padding-left="0.101cm" fo:padding-right="0.101cm" fo:padding-top="0cm" fo:padding-bottom="0cm" fo:border="none"/>
    </style:style>
    <style:style style:name="PTebtIIITei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V" style:family="table">
      <style:table-properties style:width="11.7cm" table:align="margins"/>
    </style:style>
    <style:style style:name="PTebtV.A" style:family="table-column">
      <style:table-column-properties style:column-width="1.499cm" style:rel-column-width="8398*"/>
    </style:style>
    <style:style style:name="PTebtV.B" style:family="table-column">
      <style:table-column-properties style:column-width="1.55cm" style:rel-column-width="8684*"/>
    </style:style>
    <style:style style:name="PTebtV.C" style:family="table-column">
      <style:table-column-properties style:column-width="8.65cm" style:rel-column-width="48453*"/>
    </style:style>
    <style:style style:name="PTebtV.1" style:family="table-row">
      <style:table-row-properties fo:keep-together="always"/>
    </style:style>
    <style:style style:name="PTebtV.A1" style:family="table-cell">
      <style:table-cell-properties fo:padding-left="0.101cm" fo:padding-right="0.101cm" fo:padding-top="0cm" fo:padding-bottom="0cm" fo:border="none"/>
    </style:style>
    <style:style style:name="PTebt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homas" style:family="table">
      <style:table-properties style:width="11.7cm" table:align="margins"/>
    </style:style>
    <style:style style:name="PThomas.A" style:family="table-column">
      <style:table-column-properties style:column-width="1.499cm" style:rel-column-width="8398*"/>
    </style:style>
    <style:style style:name="PThomas.B" style:family="table-column">
      <style:table-column-properties style:column-width="1.55cm" style:rel-column-width="8684*"/>
    </style:style>
    <style:style style:name="PThomas.C" style:family="table-column">
      <style:table-column-properties style:column-width="8.65cm" style:rel-column-width="48453*"/>
    </style:style>
    <style:style style:name="PThomas.1" style:family="table-row">
      <style:table-row-properties fo:keep-together="always"/>
    </style:style>
    <style:style style:name="PThomas.A1" style:family="table-cell">
      <style:table-cell-properties fo:padding-left="0.101cm" fo:padding-right="0.101cm" fo:padding-top="0cm" fo:padding-bottom="0cm" fo:border="none"/>
    </style:style>
    <style:style style:name="PThom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orChoachiti" style:family="table">
      <style:table-properties style:width="11.7cm" table:align="margins"/>
    </style:style>
    <style:style style:name="PTorChoachiti.A" style:family="table-column">
      <style:table-column-properties style:column-width="1.499cm" style:rel-column-width="8398*"/>
    </style:style>
    <style:style style:name="PTorChoachiti.B" style:family="table-column">
      <style:table-column-properties style:column-width="1.55cm" style:rel-column-width="8684*"/>
    </style:style>
    <style:style style:name="PTorChoachiti.C" style:family="table-column">
      <style:table-column-properties style:column-width="8.65cm" style:rel-column-width="48453*"/>
    </style:style>
    <style:style style:name="PTorChoachiti.1" style:family="table-row">
      <style:table-row-properties fo:keep-together="always"/>
    </style:style>
    <style:style style:name="PTorChoachiti.A1" style:family="table-cell">
      <style:table-cell-properties fo:padding-left="0.101cm" fo:padding-right="0.101cm" fo:padding-top="0cm" fo:padding-bottom="0cm" fo:border="none"/>
    </style:style>
    <style:style style:name="PTorChoachi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urner" style:family="table">
      <style:table-properties style:width="11.7cm" table:align="margins"/>
    </style:style>
    <style:style style:name="PTurner.A" style:family="table-column">
      <style:table-column-properties style:column-width="1.499cm" style:rel-column-width="8398*"/>
    </style:style>
    <style:style style:name="PTurner.B" style:family="table-column">
      <style:table-column-properties style:column-width="1.55cm" style:rel-column-width="8684*"/>
    </style:style>
    <style:style style:name="PTurner.C" style:family="table-column">
      <style:table-column-properties style:column-width="8.65cm" style:rel-column-width="48453*"/>
    </style:style>
    <style:style style:name="PTurner.1" style:family="table-row">
      <style:table-row-properties fo:keep-together="always"/>
    </style:style>
    <style:style style:name="PTurner.A1" style:family="table-cell">
      <style:table-cell-properties fo:padding-left="0.101cm" fo:padding-right="0.101cm" fo:padding-top="0cm" fo:padding-bottom="0cm" fo:border="none"/>
    </style:style>
    <style:style style:name="PTurn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" style:family="table">
      <style:table-properties style:width="11.7cm" table:align="margins"/>
    </style:style>
    <style:style style:name="PUGI.A" style:family="table-column">
      <style:table-column-properties style:column-width="1.499cm" style:rel-column-width="8398*"/>
    </style:style>
    <style:style style:name="PUGI.B" style:family="table-column">
      <style:table-column-properties style:column-width="1.55cm" style:rel-column-width="8684*"/>
    </style:style>
    <style:style style:name="PUGI.C" style:family="table-column">
      <style:table-column-properties style:column-width="8.65cm" style:rel-column-width="48453*"/>
    </style:style>
    <style:style style:name="PUGI.1" style:family="table-row">
      <style:table-row-properties fo:keep-together="always"/>
    </style:style>
    <style:style style:name="PUGI.A1" style:family="table-cell">
      <style:table-cell-properties fo:padding-left="0.101cm" fo:padding-right="0.101cm" fo:padding-top="0cm" fo:padding-bottom="0cm" fo:border="none"/>
    </style:style>
    <style:style style:name="PU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" style:family="table">
      <style:table-properties style:width="11.7cm" table:align="margins"/>
    </style:style>
    <style:style style:name="PUGII.A" style:family="table-column">
      <style:table-column-properties style:column-width="1.499cm" style:rel-column-width="8398*"/>
    </style:style>
    <style:style style:name="PUGII.B" style:family="table-column">
      <style:table-column-properties style:column-width="1.55cm" style:rel-column-width="8684*"/>
    </style:style>
    <style:style style:name="PUGII.C" style:family="table-column">
      <style:table-column-properties style:column-width="8.65cm" style:rel-column-width="48453*"/>
    </style:style>
    <style:style style:name="PUGII.1" style:family="table-row">
      <style:table-row-properties fo:keep-together="always"/>
    </style:style>
    <style:style style:name="PUGII.A1" style:family="table-cell">
      <style:table-cell-properties fo:padding-left="0.101cm" fo:padding-right="0.101cm" fo:padding-top="0cm" fo:padding-bottom="0cm" fo:border="none"/>
    </style:style>
    <style:style style:name="PU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I" style:family="table">
      <style:table-properties style:width="11.7cm" table:align="margins"/>
    </style:style>
    <style:style style:name="PUGIII.A" style:family="table-column">
      <style:table-column-properties style:column-width="1.499cm" style:rel-column-width="8398*"/>
    </style:style>
    <style:style style:name="PUGIII.B" style:family="table-column">
      <style:table-column-properties style:column-width="1.55cm" style:rel-column-width="8684*"/>
    </style:style>
    <style:style style:name="PUGIII.C" style:family="table-column">
      <style:table-column-properties style:column-width="8.65cm" style:rel-column-width="48453*"/>
    </style:style>
    <style:style style:name="PUGIII.1" style:family="table-row">
      <style:table-row-properties fo:keep-together="always"/>
    </style:style>
    <style:style style:name="PUGIII.A1" style:family="table-cell">
      <style:table-cell-properties fo:padding-left="0.101cm" fo:padding-right="0.101cm" fo:padding-top="0cm" fo:padding-bottom="0cm" fo:border="none"/>
    </style:style>
    <style:style style:name="PU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" style:family="table">
      <style:table-properties style:width="11.7cm" table:align="margins"/>
    </style:style>
    <style:style style:name="UPZI.A" style:family="table-column">
      <style:table-column-properties style:column-width="1.499cm" style:rel-column-width="8398*"/>
    </style:style>
    <style:style style:name="UPZI.B" style:family="table-column">
      <style:table-column-properties style:column-width="1.55cm" style:rel-column-width="8684*"/>
    </style:style>
    <style:style style:name="UPZI.C" style:family="table-column">
      <style:table-column-properties style:column-width="8.65cm" style:rel-column-width="48453*"/>
    </style:style>
    <style:style style:name="UPZI.1" style:family="table-row">
      <style:table-row-properties fo:keep-together="always"/>
    </style:style>
    <style:style style:name="UPZI.A1" style:family="table-cell">
      <style:table-cell-properties fo:padding-left="0.101cm" fo:padding-right="0.101cm" fo:padding-top="0cm" fo:padding-bottom="0cm" fo:border="none"/>
    </style:style>
    <style:style style:name="UPZ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I" style:family="table">
      <style:table-properties style:width="11.7cm" table:align="margins"/>
    </style:style>
    <style:style style:name="UPZII.A" style:family="table-column">
      <style:table-column-properties style:column-width="1.499cm" style:rel-column-width="8398*"/>
    </style:style>
    <style:style style:name="UPZII.B" style:family="table-column">
      <style:table-column-properties style:column-width="1.55cm" style:rel-column-width="8684*"/>
    </style:style>
    <style:style style:name="UPZII.C" style:family="table-column">
      <style:table-column-properties style:column-width="8.65cm" style:rel-column-width="48453*"/>
    </style:style>
    <style:style style:name="UPZII.1" style:family="table-row">
      <style:table-row-properties fo:keep-together="always"/>
    </style:style>
    <style:style style:name="UPZII.A1" style:family="table-cell">
      <style:table-cell-properties fo:padding-left="0.101cm" fo:padding-right="0.101cm" fo:padding-top="0cm" fo:padding-bottom="0cm" fo:border="none"/>
    </style:style>
    <style:style style:name="UPZ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rs" style:family="table">
      <style:table-properties style:width="11.7cm" table:align="margins"/>
    </style:style>
    <style:style style:name="PVars.A" style:family="table-column">
      <style:table-column-properties style:column-width="1.499cm" style:rel-column-width="8398*"/>
    </style:style>
    <style:style style:name="PVars.B" style:family="table-column">
      <style:table-column-properties style:column-width="1.55cm" style:rel-column-width="8684*"/>
    </style:style>
    <style:style style:name="PVars.C" style:family="table-column">
      <style:table-column-properties style:column-width="8.65cm" style:rel-column-width="48453*"/>
    </style:style>
    <style:style style:name="PVars.1" style:family="table-row">
      <style:table-row-properties fo:keep-together="always"/>
    </style:style>
    <style:style style:name="PVars.A1" style:family="table-cell">
      <style:table-cell-properties fo:padding-left="0.101cm" fo:padding-right="0.101cm" fo:padding-top="0cm" fo:padding-bottom="0cm" fo:border="none"/>
    </style:style>
    <style:style style:name="PVar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ticAphr" style:family="table">
      <style:table-properties style:width="11.7cm" table:align="margins"/>
    </style:style>
    <style:style style:name="PVaticAphr.A" style:family="table-column">
      <style:table-column-properties style:column-width="1.499cm" style:rel-column-width="8398*"/>
    </style:style>
    <style:style style:name="PVaticAphr.B" style:family="table-column">
      <style:table-column-properties style:column-width="1.55cm" style:rel-column-width="8684*"/>
    </style:style>
    <style:style style:name="PVaticAphr.C" style:family="table-column">
      <style:table-column-properties style:column-width="8.65cm" style:rel-column-width="48453*"/>
    </style:style>
    <style:style style:name="PVaticAphr.1" style:family="table-row">
      <style:table-row-properties fo:keep-together="always"/>
    </style:style>
    <style:style style:name="PVaticAphr.A1" style:family="table-cell">
      <style:table-cell-properties fo:padding-left="0.101cm" fo:padding-right="0.101cm" fo:padding-top="0cm" fo:padding-bottom="0cm" fo:border="none"/>
    </style:style>
    <style:style style:name="PVaticAph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Salomons" style:family="table">
      <style:table-properties style:width="11.7cm" table:align="margins"/>
    </style:style>
    <style:style style:name="PVindobSalomons.A" style:family="table-column">
      <style:table-column-properties style:column-width="1.499cm" style:rel-column-width="8398*"/>
    </style:style>
    <style:style style:name="PVindobSalomons.B" style:family="table-column">
      <style:table-column-properties style:column-width="1.55cm" style:rel-column-width="8684*"/>
    </style:style>
    <style:style style:name="PVindobSalomons.C" style:family="table-column">
      <style:table-column-properties style:column-width="8.65cm" style:rel-column-width="48453*"/>
    </style:style>
    <style:style style:name="PVindobSalomons.1" style:family="table-row">
      <style:table-row-properties fo:keep-together="always"/>
    </style:style>
    <style:style style:name="PVindobSalomons.A1" style:family="table-cell">
      <style:table-cell-properties fo:padding-left="0.101cm" fo:padding-right="0.101cm" fo:padding-top="0cm" fo:padding-bottom="0cm" fo:border="none"/>
    </style:style>
    <style:style style:name="PVindobSalomon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Tandem" style:family="table">
      <style:table-properties style:width="11.7cm" table:align="margins"/>
    </style:style>
    <style:style style:name="PVindobTandem.A" style:family="table-column">
      <style:table-column-properties style:column-width="1.499cm" style:rel-column-width="8398*"/>
    </style:style>
    <style:style style:name="PVindobTandem.B" style:family="table-column">
      <style:table-column-properties style:column-width="1.55cm" style:rel-column-width="8684*"/>
    </style:style>
    <style:style style:name="PVindobTandem.C" style:family="table-column">
      <style:table-column-properties style:column-width="8.65cm" style:rel-column-width="48453*"/>
    </style:style>
    <style:style style:name="PVindobTandem.1" style:family="table-row">
      <style:table-row-properties fo:keep-together="always"/>
    </style:style>
    <style:style style:name="PVindobTandem.A1" style:family="table-cell">
      <style:table-cell-properties fo:padding-left="0.101cm" fo:padding-right="0.101cm" fo:padding-top="0cm" fo:padding-bottom="0cm" fo:border="none"/>
    </style:style>
    <style:style style:name="PVindobTand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" style:family="table">
      <style:table-properties style:width="11.7cm" table:align="margins"/>
    </style:style>
    <style:style style:name="PWashUnivI.A" style:family="table-column">
      <style:table-column-properties style:column-width="1.499cm" style:rel-column-width="8398*"/>
    </style:style>
    <style:style style:name="PWashUnivI.B" style:family="table-column">
      <style:table-column-properties style:column-width="1.55cm" style:rel-column-width="8684*"/>
    </style:style>
    <style:style style:name="PWashUnivI.C" style:family="table-column">
      <style:table-column-properties style:column-width="8.65cm" style:rel-column-width="48453*"/>
    </style:style>
    <style:style style:name="PWashUnivI.1" style:family="table-row">
      <style:table-row-properties fo:keep-together="always"/>
    </style:style>
    <style:style style:name="PWashUnivI.A1" style:family="table-cell">
      <style:table-cell-properties fo:padding-left="0.101cm" fo:padding-right="0.101cm" fo:padding-top="0cm" fo:padding-bottom="0cm" fo:border="none"/>
    </style:style>
    <style:style style:name="PWash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I" style:family="table">
      <style:table-properties style:width="11.7cm" table:align="margins"/>
    </style:style>
    <style:style style:name="PWashUnivII.A" style:family="table-column">
      <style:table-column-properties style:column-width="1.499cm" style:rel-column-width="8398*"/>
    </style:style>
    <style:style style:name="PWashUnivII.B" style:family="table-column">
      <style:table-column-properties style:column-width="1.55cm" style:rel-column-width="8684*"/>
    </style:style>
    <style:style style:name="PWashUnivII.C" style:family="table-column">
      <style:table-column-properties style:column-width="8.65cm" style:rel-column-width="48453*"/>
    </style:style>
    <style:style style:name="PWashUnivII.1" style:family="table-row">
      <style:table-row-properties fo:keep-together="always"/>
    </style:style>
    <style:style style:name="PWashUnivII.A1" style:family="table-cell">
      <style:table-cell-properties fo:padding-left="0.101cm" fo:padding-right="0.101cm" fo:padding-top="0cm" fo:padding-bottom="0cm" fo:border="none"/>
    </style:style>
    <style:style style:name="PWash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WilckenChrest" style:family="table">
      <style:table-properties style:width="11.7cm" table:align="margins"/>
    </style:style>
    <style:style style:name="WilckenChrest.A" style:family="table-column">
      <style:table-column-properties style:column-width="1.499cm" style:rel-column-width="8398*"/>
    </style:style>
    <style:style style:name="WilckenChrest.B" style:family="table-column">
      <style:table-column-properties style:column-width="1.55cm" style:rel-column-width="8684*"/>
    </style:style>
    <style:style style:name="WilckenChrest.C" style:family="table-column">
      <style:table-column-properties style:column-width="8.65cm" style:rel-column-width="48453*"/>
    </style:style>
    <style:style style:name="WilckenChrest.1" style:family="table-row">
      <style:table-row-properties fo:keep-together="always"/>
    </style:style>
    <style:style style:name="WilckenChrest.A1" style:family="table-cell">
      <style:table-cell-properties fo:padding-left="0.101cm" fo:padding-right="0.101cm" fo:padding-top="0cm" fo:padding-bottom="0cm" fo:border="none"/>
    </style:style>
    <style:style style:name="Wilcken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iscII" style:family="table">
      <style:table-properties style:width="11.7cm" table:align="margins"/>
    </style:style>
    <style:style style:name="PWiscII.A" style:family="table-column">
      <style:table-column-properties style:column-width="1.499cm" style:rel-column-width="8398*"/>
    </style:style>
    <style:style style:name="PWiscII.B" style:family="table-column">
      <style:table-column-properties style:column-width="1.55cm" style:rel-column-width="8684*"/>
    </style:style>
    <style:style style:name="PWiscII.C" style:family="table-column">
      <style:table-column-properties style:column-width="8.65cm" style:rel-column-width="48453*"/>
    </style:style>
    <style:style style:name="PWiscII.1" style:family="table-row">
      <style:table-row-properties fo:keep-together="always"/>
    </style:style>
    <style:style style:name="PWiscII.A1" style:family="table-cell">
      <style:table-cell-properties fo:padding-left="0.101cm" fo:padding-right="0.101cm" fo:padding-top="0cm" fo:padding-bottom="0cm" fo:border="none"/>
    </style:style>
    <style:style style:name="PWisc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rzb" style:family="table">
      <style:table-properties style:width="11.7cm" table:align="margins"/>
    </style:style>
    <style:style style:name="PWrzb.A" style:family="table-column">
      <style:table-column-properties style:column-width="1.499cm" style:rel-column-width="8398*"/>
    </style:style>
    <style:style style:name="PWrzb.B" style:family="table-column">
      <style:table-column-properties style:column-width="1.55cm" style:rel-column-width="8684*"/>
    </style:style>
    <style:style style:name="PWrzb.C" style:family="table-column">
      <style:table-column-properties style:column-width="8.65cm" style:rel-column-width="48453*"/>
    </style:style>
    <style:style style:name="PWrzb.1" style:family="table-row">
      <style:table-row-properties fo:keep-together="always"/>
    </style:style>
    <style:style style:name="PWrzb.A1" style:family="table-cell">
      <style:table-cell-properties fo:padding-left="0.101cm" fo:padding-right="0.101cm" fo:padding-top="0cm" fo:padding-bottom="0cm" fo:border="none"/>
    </style:style>
    <style:style style:name="PWrz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" style:family="table">
      <style:table-properties style:width="11.7cm" table:align="margins"/>
    </style:style>
    <style:style style:name="PYadin.A" style:family="table-column">
      <style:table-column-properties style:column-width="1.499cm" style:rel-column-width="8398*"/>
    </style:style>
    <style:style style:name="PYadin.B" style:family="table-column">
      <style:table-column-properties style:column-width="1.55cm" style:rel-column-width="8684*"/>
    </style:style>
    <style:style style:name="PYadin.C" style:family="table-column">
      <style:table-column-properties style:column-width="8.65cm" style:rel-column-width="48453*"/>
    </style:style>
    <style:style style:name="PYadin.1" style:family="table-row">
      <style:table-row-properties fo:keep-together="always"/>
    </style:style>
    <style:style style:name="PYadin.A1" style:family="table-cell">
      <style:table-cell-properties fo:padding-left="0.101cm" fo:padding-right="0.101cm" fo:padding-top="0cm" fo:padding-bottom="0cm" fo:border="none"/>
    </style:style>
    <style:style style:name="PYadi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II" style:family="table">
      <style:table-properties style:width="11.7cm" table:align="margins"/>
    </style:style>
    <style:style style:name="PYadinII.A" style:family="table-column">
      <style:table-column-properties style:column-width="1.499cm" style:rel-column-width="8398*"/>
    </style:style>
    <style:style style:name="PYadinII.B" style:family="table-column">
      <style:table-column-properties style:column-width="1.55cm" style:rel-column-width="8684*"/>
    </style:style>
    <style:style style:name="PYadinII.C" style:family="table-column">
      <style:table-column-properties style:column-width="8.65cm" style:rel-column-width="48453*"/>
    </style:style>
    <style:style style:name="PYadinII.1" style:family="table-row">
      <style:table-row-properties fo:keep-together="always"/>
    </style:style>
    <style:style style:name="PYadinII.A1" style:family="table-cell">
      <style:table-cell-properties fo:padding-left="0.101cm" fo:padding-right="0.101cm" fo:padding-top="0cm" fo:padding-bottom="0cm" fo:border="none"/>
    </style:style>
    <style:style style:name="PYad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" style:family="table">
      <style:table-properties style:width="11.7cm" table:align="margins"/>
    </style:style>
    <style:style style:name="PYaleI.A" style:family="table-column">
      <style:table-column-properties style:column-width="1.499cm" style:rel-column-width="8398*"/>
    </style:style>
    <style:style style:name="PYaleI.B" style:family="table-column">
      <style:table-column-properties style:column-width="1.55cm" style:rel-column-width="8684*"/>
    </style:style>
    <style:style style:name="PYaleI.C" style:family="table-column">
      <style:table-column-properties style:column-width="8.65cm" style:rel-column-width="48453*"/>
    </style:style>
    <style:style style:name="PYaleI.1" style:family="table-row">
      <style:table-row-properties fo:keep-together="always"/>
    </style:style>
    <style:style style:name="PYaleI.A1" style:family="table-cell">
      <style:table-cell-properties fo:padding-left="0.101cm" fo:padding-right="0.101cm" fo:padding-top="0cm" fo:padding-bottom="0cm" fo:border="none"/>
    </style:style>
    <style:style style:name="PYa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II" style:family="table">
      <style:table-properties style:width="11.7cm" table:align="margins"/>
    </style:style>
    <style:style style:name="PYaleIII.A" style:family="table-column">
      <style:table-column-properties style:column-width="1.499cm" style:rel-column-width="8398*"/>
    </style:style>
    <style:style style:name="PYaleIII.B" style:family="table-column">
      <style:table-column-properties style:column-width="1.55cm" style:rel-column-width="8684*"/>
    </style:style>
    <style:style style:name="PYaleIII.C" style:family="table-column">
      <style:table-column-properties style:column-width="8.65cm" style:rel-column-width="48453*"/>
    </style:style>
    <style:style style:name="PYaleIII.1" style:family="table-row">
      <style:table-row-properties fo:keep-together="always"/>
    </style:style>
    <style:style style:name="PYaleIII.A1" style:family="table-cell">
      <style:table-cell-properties fo:padding-left="0.101cm" fo:padding-right="0.101cm" fo:padding-top="0cm" fo:padding-bottom="0cm" fo:border="none"/>
    </style:style>
    <style:style style:name="PYale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Zauzich" style:family="table">
      <style:table-properties style:width="11.7cm" table:align="margins"/>
    </style:style>
    <style:style style:name="PZauzich.A" style:family="table-column">
      <style:table-column-properties style:column-width="1.499cm" style:rel-column-width="8398*"/>
    </style:style>
    <style:style style:name="PZauzich.B" style:family="table-column">
      <style:table-column-properties style:column-width="1.55cm" style:rel-column-width="8684*"/>
    </style:style>
    <style:style style:name="PZauzich.C" style:family="table-column">
      <style:table-column-properties style:column-width="8.65cm" style:rel-column-width="48453*"/>
    </style:style>
    <style:style style:name="PZauzich.1" style:family="table-row">
      <style:table-row-properties fo:keep-together="always"/>
    </style:style>
    <style:style style:name="PZauzich.A1" style:family="table-cell">
      <style:table-cell-properties fo:padding-left="0.101cm" fo:padding-right="0.101cm" fo:padding-top="0cm" fo:padding-bottom="0cm" fo:border="none"/>
    </style:style>
    <style:style style:name="PZauzic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berd" style:family="table">
      <style:table-properties style:width="11.7cm" table:align="margins"/>
    </style:style>
    <style:style style:name="OAberd.A" style:family="table-column">
      <style:table-column-properties style:column-width="1.499cm" style:rel-column-width="8398*"/>
    </style:style>
    <style:style style:name="OAberd.B" style:family="table-column">
      <style:table-column-properties style:column-width="1.55cm" style:rel-column-width="8684*"/>
    </style:style>
    <style:style style:name="OAberd.C" style:family="table-column">
      <style:table-column-properties style:column-width="8.65cm" style:rel-column-width="48453*"/>
    </style:style>
    <style:style style:name="OAberd.1" style:family="table-row">
      <style:table-row-properties fo:keep-together="always"/>
    </style:style>
    <style:style style:name="OAberd.A1" style:family="table-cell">
      <style:table-cell-properties fo:padding-left="0.101cm" fo:padding-right="0.101cm" fo:padding-top="0cm" fo:padding-bottom="0cm" fo:border="none"/>
    </style:style>
    <style:style style:name="O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mst" style:family="table">
      <style:table-properties style:width="11.7cm" table:align="margins"/>
    </style:style>
    <style:style style:name="OAmst.A" style:family="table-column">
      <style:table-column-properties style:column-width="1.499cm" style:rel-column-width="8398*"/>
    </style:style>
    <style:style style:name="OAmst.B" style:family="table-column">
      <style:table-column-properties style:column-width="1.55cm" style:rel-column-width="8684*"/>
    </style:style>
    <style:style style:name="OAmst.C" style:family="table-column">
      <style:table-column-properties style:column-width="8.65cm" style:rel-column-width="48453*"/>
    </style:style>
    <style:style style:name="OAmst.1" style:family="table-row">
      <style:table-row-properties fo:keep-together="always"/>
    </style:style>
    <style:style style:name="OAmst.A1" style:family="table-cell">
      <style:table-cell-properties fo:padding-left="0.101cm" fo:padding-right="0.101cm" fo:padding-top="0cm" fo:padding-bottom="0cm" fo:border="none"/>
    </style:style>
    <style:style style:name="OAm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shmShelton" style:family="table">
      <style:table-properties style:width="11.7cm" table:align="margins"/>
    </style:style>
    <style:style style:name="OAshmShelton.A" style:family="table-column">
      <style:table-column-properties style:column-width="1.499cm" style:rel-column-width="8398*"/>
    </style:style>
    <style:style style:name="OAshmShelton.B" style:family="table-column">
      <style:table-column-properties style:column-width="1.55cm" style:rel-column-width="8684*"/>
    </style:style>
    <style:style style:name="OAshmShelton.C" style:family="table-column">
      <style:table-column-properties style:column-width="8.65cm" style:rel-column-width="48453*"/>
    </style:style>
    <style:style style:name="OAshmShelton.1" style:family="table-row">
      <style:table-row-properties fo:keep-together="always"/>
    </style:style>
    <style:style style:name="OAshmShelton.A1" style:family="table-cell">
      <style:table-cell-properties fo:padding-left="0.101cm" fo:padding-right="0.101cm" fo:padding-top="0cm" fo:padding-bottom="0cm" fo:border="none"/>
    </style:style>
    <style:style style:name="OAshmShel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awitIFAO" style:family="table">
      <style:table-properties style:width="11.7cm" table:align="margins"/>
    </style:style>
    <style:style style:name="OBawitIFAO.A" style:family="table-column">
      <style:table-column-properties style:column-width="1.499cm" style:rel-column-width="8398*"/>
    </style:style>
    <style:style style:name="OBawitIFAO.B" style:family="table-column">
      <style:table-column-properties style:column-width="1.55cm" style:rel-column-width="8684*"/>
    </style:style>
    <style:style style:name="OBawitIFAO.C" style:family="table-column">
      <style:table-column-properties style:column-width="8.65cm" style:rel-column-width="48453*"/>
    </style:style>
    <style:style style:name="OBawitIFAO.1" style:family="table-row">
      <style:table-row-properties fo:keep-together="always"/>
    </style:style>
    <style:style style:name="OBawitIFAO.A1" style:family="table-cell">
      <style:table-cell-properties fo:padding-left="0.101cm" fo:padding-right="0.101cm" fo:padding-top="0cm" fo:padding-bottom="0cm" fo:border="none"/>
    </style:style>
    <style:style style:name="OBawitIFA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" style:family="table">
      <style:table-properties style:width="11.7cm" table:align="margins"/>
    </style:style>
    <style:style style:name="OBerenikeI.A" style:family="table-column">
      <style:table-column-properties style:column-width="1.499cm" style:rel-column-width="8398*"/>
    </style:style>
    <style:style style:name="OBerenikeI.B" style:family="table-column">
      <style:table-column-properties style:column-width="1.55cm" style:rel-column-width="8684*"/>
    </style:style>
    <style:style style:name="OBerenikeI.C" style:family="table-column">
      <style:table-column-properties style:column-width="8.65cm" style:rel-column-width="48453*"/>
    </style:style>
    <style:style style:name="OBerenikeI.1" style:family="table-row">
      <style:table-row-properties fo:keep-together="always"/>
    </style:style>
    <style:style style:name="OBerenikeI.A1" style:family="table-cell">
      <style:table-cell-properties fo:padding-left="0.101cm" fo:padding-right="0.101cm" fo:padding-top="0cm" fo:padding-bottom="0cm" fo:border="none"/>
    </style:style>
    <style:style style:name="OBerenik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I" style:family="table">
      <style:table-properties style:width="11.7cm" table:align="margins"/>
    </style:style>
    <style:style style:name="OBerenikeII.A" style:family="table-column">
      <style:table-column-properties style:column-width="1.499cm" style:rel-column-width="8398*"/>
    </style:style>
    <style:style style:name="OBerenikeII.B" style:family="table-column">
      <style:table-column-properties style:column-width="1.55cm" style:rel-column-width="8684*"/>
    </style:style>
    <style:style style:name="OBerenikeII.C" style:family="table-column">
      <style:table-column-properties style:column-width="8.65cm" style:rel-column-width="48453*"/>
    </style:style>
    <style:style style:name="OBerenikeII.1" style:family="table-row">
      <style:table-row-properties fo:keep-together="always"/>
    </style:style>
    <style:style style:name="OBerenikeII.A1" style:family="table-cell">
      <style:table-cell-properties fo:padding-left="0.101cm" fo:padding-right="0.101cm" fo:padding-top="0cm" fo:padding-bottom="0cm" fo:border="none"/>
    </style:style>
    <style:style style:name="OBerenik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rssBerl" style:family="table">
      <style:table-properties style:width="11.7cm" table:align="margins"/>
    </style:style>
    <style:style style:name="OBrssBerl.A" style:family="table-column">
      <style:table-column-properties style:column-width="1.499cm" style:rel-column-width="8398*"/>
    </style:style>
    <style:style style:name="OBrssBerl.B" style:family="table-column">
      <style:table-column-properties style:column-width="1.55cm" style:rel-column-width="8684*"/>
    </style:style>
    <style:style style:name="OBrssBerl.C" style:family="table-column">
      <style:table-column-properties style:column-width="8.65cm" style:rel-column-width="48453*"/>
    </style:style>
    <style:style style:name="OBrssBerl.1" style:family="table-row">
      <style:table-row-properties fo:keep-together="always"/>
    </style:style>
    <style:style style:name="OBrssBerl.A1" style:family="table-cell">
      <style:table-cell-properties fo:padding-left="0.101cm" fo:padding-right="0.101cm" fo:padding-top="0cm" fo:padding-bottom="0cm" fo:border="none"/>
    </style:style>
    <style:style style:name="OBrssBer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uNjem" style:family="table">
      <style:table-properties style:width="11.7cm" table:align="margins"/>
    </style:style>
    <style:style style:name="OBuNjem.A" style:family="table-column">
      <style:table-column-properties style:column-width="1.499cm" style:rel-column-width="8398*"/>
    </style:style>
    <style:style style:name="OBuNjem.B" style:family="table-column">
      <style:table-column-properties style:column-width="1.55cm" style:rel-column-width="8684*"/>
    </style:style>
    <style:style style:name="OBuNjem.C" style:family="table-column">
      <style:table-column-properties style:column-width="8.65cm" style:rel-column-width="48453*"/>
    </style:style>
    <style:style style:name="OBuNjem.1" style:family="table-row">
      <style:table-row-properties fo:keep-together="always"/>
    </style:style>
    <style:style style:name="OBuNjem.A1" style:family="table-cell">
      <style:table-cell-properties fo:padding-left="0.101cm" fo:padding-right="0.101cm" fo:padding-top="0cm" fo:padding-bottom="0cm" fo:border="none"/>
    </style:style>
    <style:style style:name="OBuNj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airoGPW" style:family="table">
      <style:table-properties style:width="11.7cm" table:align="margins"/>
    </style:style>
    <style:style style:name="OCairoGPW.A" style:family="table-column">
      <style:table-column-properties style:column-width="1.499cm" style:rel-column-width="8398*"/>
    </style:style>
    <style:style style:name="OCairoGPW.B" style:family="table-column">
      <style:table-column-properties style:column-width="1.55cm" style:rel-column-width="8684*"/>
    </style:style>
    <style:style style:name="OCairoGPW.C" style:family="table-column">
      <style:table-column-properties style:column-width="8.65cm" style:rel-column-width="48453*"/>
    </style:style>
    <style:style style:name="OCairoGPW.1" style:family="table-row">
      <style:table-row-properties fo:keep-together="always"/>
    </style:style>
    <style:style style:name="OCairoGPW.A1" style:family="table-cell">
      <style:table-cell-properties fo:padding-left="0.101cm" fo:padding-right="0.101cm" fo:padding-top="0cm" fo:padding-bottom="0cm" fo:border="none"/>
    </style:style>
    <style:style style:name="OCairoGPW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" style:family="table">
      <style:table-properties style:width="11.7cm" table:align="margins"/>
    </style:style>
    <style:style style:name="OClaudI.A" style:family="table-column">
      <style:table-column-properties style:column-width="1.499cm" style:rel-column-width="8398*"/>
    </style:style>
    <style:style style:name="OClaudI.B" style:family="table-column">
      <style:table-column-properties style:column-width="1.55cm" style:rel-column-width="8684*"/>
    </style:style>
    <style:style style:name="OClaudI.C" style:family="table-column">
      <style:table-column-properties style:column-width="8.65cm" style:rel-column-width="48453*"/>
    </style:style>
    <style:style style:name="OClaudI.1" style:family="table-row">
      <style:table-row-properties fo:keep-together="always"/>
    </style:style>
    <style:style style:name="OClaudI.A1" style:family="table-cell">
      <style:table-cell-properties fo:padding-left="0.101cm" fo:padding-right="0.101cm" fo:padding-top="0cm" fo:padding-bottom="0cm" fo:border="none"/>
    </style:style>
    <style:style style:name="OClau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" style:family="table">
      <style:table-properties style:width="11.7cm" table:align="margins"/>
    </style:style>
    <style:style style:name="OClaudII.A" style:family="table-column">
      <style:table-column-properties style:column-width="1.499cm" style:rel-column-width="8398*"/>
    </style:style>
    <style:style style:name="OClaudII.B" style:family="table-column">
      <style:table-column-properties style:column-width="1.55cm" style:rel-column-width="8684*"/>
    </style:style>
    <style:style style:name="OClaudII.C" style:family="table-column">
      <style:table-column-properties style:column-width="8.65cm" style:rel-column-width="48453*"/>
    </style:style>
    <style:style style:name="OClaudII.1" style:family="table-row">
      <style:table-row-properties fo:keep-together="always"/>
    </style:style>
    <style:style style:name="OClaudII.A1" style:family="table-cell">
      <style:table-cell-properties fo:padding-left="0.101cm" fo:padding-right="0.101cm" fo:padding-top="0cm" fo:padding-bottom="0cm" fo:border="none"/>
    </style:style>
    <style:style style:name="OClau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I" style:family="table">
      <style:table-properties style:width="11.7cm" table:align="margins"/>
    </style:style>
    <style:style style:name="OClaudIII.A" style:family="table-column">
      <style:table-column-properties style:column-width="1.499cm" style:rel-column-width="8398*"/>
    </style:style>
    <style:style style:name="OClaudIII.B" style:family="table-column">
      <style:table-column-properties style:column-width="1.55cm" style:rel-column-width="8684*"/>
    </style:style>
    <style:style style:name="OClaudIII.C" style:family="table-column">
      <style:table-column-properties style:column-width="8.65cm" style:rel-column-width="48453*"/>
    </style:style>
    <style:style style:name="OClaudIII.1" style:family="table-row">
      <style:table-row-properties fo:keep-together="always"/>
    </style:style>
    <style:style style:name="OClaudIII.A1" style:family="table-cell">
      <style:table-cell-properties fo:padding-left="0.101cm" fo:padding-right="0.101cm" fo:padding-top="0cm" fo:padding-bottom="0cm" fo:border="none"/>
    </style:style>
    <style:style style:name="OClau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IV" style:family="table">
      <style:table-properties style:width="11.7cm" table:align="margins"/>
    </style:style>
    <style:style style:name="ODouchIV.A" style:family="table-column">
      <style:table-column-properties style:column-width="1.499cm" style:rel-column-width="8398*"/>
    </style:style>
    <style:style style:name="ODouchIV.B" style:family="table-column">
      <style:table-column-properties style:column-width="1.55cm" style:rel-column-width="8684*"/>
    </style:style>
    <style:style style:name="ODouchIV.C" style:family="table-column">
      <style:table-column-properties style:column-width="8.65cm" style:rel-column-width="48453*"/>
    </style:style>
    <style:style style:name="ODouchIV.1" style:family="table-row">
      <style:table-row-properties fo:keep-together="always"/>
    </style:style>
    <style:style style:name="ODouchIV.A1" style:family="table-cell">
      <style:table-cell-properties fo:padding-left="0.101cm" fo:padding-right="0.101cm" fo:padding-top="0cm" fo:padding-bottom="0cm" fo:border="none"/>
    </style:style>
    <style:style style:name="ODouch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V" style:family="table">
      <style:table-properties style:width="11.7cm" table:align="margins"/>
    </style:style>
    <style:style style:name="ODouchV.A" style:family="table-column">
      <style:table-column-properties style:column-width="1.499cm" style:rel-column-width="8398*"/>
    </style:style>
    <style:style style:name="ODouchV.B" style:family="table-column">
      <style:table-column-properties style:column-width="1.55cm" style:rel-column-width="8684*"/>
    </style:style>
    <style:style style:name="ODouchV.C" style:family="table-column">
      <style:table-column-properties style:column-width="8.65cm" style:rel-column-width="48453*"/>
    </style:style>
    <style:style style:name="ODouchV.1" style:family="table-row">
      <style:table-row-properties fo:keep-together="always"/>
    </style:style>
    <style:style style:name="ODouchV.A1" style:family="table-cell">
      <style:table-cell-properties fo:padding-left="0.101cm" fo:padding-right="0.101cm" fo:padding-top="0cm" fo:padding-bottom="0cm" fo:border="none"/>
    </style:style>
    <style:style style:name="ODou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" style:family="table">
      <style:table-properties style:width="11.7cm" table:align="margins"/>
    </style:style>
    <style:style style:name="OEdfouI.A" style:family="table-column">
      <style:table-column-properties style:column-width="1.499cm" style:rel-column-width="8398*"/>
    </style:style>
    <style:style style:name="OEdfouI.B" style:family="table-column">
      <style:table-column-properties style:column-width="1.55cm" style:rel-column-width="8684*"/>
    </style:style>
    <style:style style:name="OEdfouI.C" style:family="table-column">
      <style:table-column-properties style:column-width="8.65cm" style:rel-column-width="48453*"/>
    </style:style>
    <style:style style:name="OEdfouI.1" style:family="table-row">
      <style:table-row-properties fo:keep-together="always"/>
    </style:style>
    <style:style style:name="OEdfouI.A1" style:family="table-cell">
      <style:table-cell-properties fo:padding-left="0.101cm" fo:padding-right="0.101cm" fo:padding-top="0cm" fo:padding-bottom="0cm" fo:border="none"/>
    </style:style>
    <style:style style:name="O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" style:family="table">
      <style:table-properties style:width="11.7cm" table:align="margins"/>
    </style:style>
    <style:style style:name="OEdfouII.A" style:family="table-column">
      <style:table-column-properties style:column-width="1.499cm" style:rel-column-width="8398*"/>
    </style:style>
    <style:style style:name="OEdfouII.B" style:family="table-column">
      <style:table-column-properties style:column-width="1.55cm" style:rel-column-width="8684*"/>
    </style:style>
    <style:style style:name="OEdfouII.C" style:family="table-column">
      <style:table-column-properties style:column-width="8.65cm" style:rel-column-width="48453*"/>
    </style:style>
    <style:style style:name="OEdfouII.1" style:family="table-row">
      <style:table-row-properties fo:keep-together="always"/>
    </style:style>
    <style:style style:name="OEdfouII.A1" style:family="table-cell">
      <style:table-cell-properties fo:padding-left="0.101cm" fo:padding-right="0.101cm" fo:padding-top="0cm" fo:padding-bottom="0cm" fo:border="none"/>
    </style:style>
    <style:style style:name="OEdfo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I" style:family="table">
      <style:table-properties style:width="11.7cm" table:align="margins"/>
    </style:style>
    <style:style style:name="OEdfouIII.A" style:family="table-column">
      <style:table-column-properties style:column-width="1.499cm" style:rel-column-width="8398*"/>
    </style:style>
    <style:style style:name="OEdfouIII.B" style:family="table-column">
      <style:table-column-properties style:column-width="1.55cm" style:rel-column-width="8684*"/>
    </style:style>
    <style:style style:name="OEdfouIII.C" style:family="table-column">
      <style:table-column-properties style:column-width="8.65cm" style:rel-column-width="48453*"/>
    </style:style>
    <style:style style:name="OEdfouIII.1" style:family="table-row">
      <style:table-row-properties fo:keep-together="always"/>
    </style:style>
    <style:style style:name="OEdfouIII.A1" style:family="table-cell">
      <style:table-cell-properties fo:padding-left="0.101cm" fo:padding-right="0.101cm" fo:padding-top="0cm" fo:padding-bottom="0cm" fo:border="none"/>
    </style:style>
    <style:style style:name="OEdfo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lephDAIK" style:family="table">
      <style:table-properties style:width="11.7cm" table:align="margins"/>
    </style:style>
    <style:style style:name="OElephDAIK.A" style:family="table-column">
      <style:table-column-properties style:column-width="1.499cm" style:rel-column-width="8398*"/>
    </style:style>
    <style:style style:name="OElephDAIK.B" style:family="table-column">
      <style:table-column-properties style:column-width="1.55cm" style:rel-column-width="8684*"/>
    </style:style>
    <style:style style:name="OElephDAIK.C" style:family="table-column">
      <style:table-column-properties style:column-width="8.65cm" style:rel-column-width="48453*"/>
    </style:style>
    <style:style style:name="OElephDAIK.1" style:family="table-row">
      <style:table-row-properties fo:keep-together="always"/>
    </style:style>
    <style:style style:name="OElephDAIK.A1" style:family="table-cell">
      <style:table-cell-properties fo:padding-left="0.101cm" fo:padding-right="0.101cm" fo:padding-top="0cm" fo:padding-bottom="0cm" fo:border="none"/>
    </style:style>
    <style:style style:name="O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ay" style:family="table">
      <style:table-properties style:width="11.7cm" table:align="margins"/>
    </style:style>
    <style:style style:name="OFay.A" style:family="table-column">
      <style:table-column-properties style:column-width="1.499cm" style:rel-column-width="8398*"/>
    </style:style>
    <style:style style:name="OFay.B" style:family="table-column">
      <style:table-column-properties style:column-width="1.55cm" style:rel-column-width="8684*"/>
    </style:style>
    <style:style style:name="OFay.C" style:family="table-column">
      <style:table-column-properties style:column-width="8.65cm" style:rel-column-width="48453*"/>
    </style:style>
    <style:style style:name="OFay.1" style:family="table-row">
      <style:table-row-properties fo:keep-together="always"/>
    </style:style>
    <style:style style:name="OFay.A1" style:family="table-cell">
      <style:table-cell-properties fo:padding-left="0.101cm" fo:padding-right="0.101cm" fo:padding-top="0cm" fo:padding-bottom="0cm" fo:border="none"/>
    </style:style>
    <style:style style:name="O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lorida" style:family="table">
      <style:table-properties style:width="11.7cm" table:align="margins"/>
    </style:style>
    <style:style style:name="OFlorida.A" style:family="table-column">
      <style:table-column-properties style:column-width="1.499cm" style:rel-column-width="8398*"/>
    </style:style>
    <style:style style:name="OFlorida.B" style:family="table-column">
      <style:table-column-properties style:column-width="1.55cm" style:rel-column-width="8684*"/>
    </style:style>
    <style:style style:name="OFlorida.C" style:family="table-column">
      <style:table-column-properties style:column-width="8.65cm" style:rel-column-width="48453*"/>
    </style:style>
    <style:style style:name="OFlorida.1" style:family="table-row">
      <style:table-row-properties fo:keep-together="always"/>
    </style:style>
    <style:style style:name="OFlorida.A1" style:family="table-cell">
      <style:table-cell-properties fo:padding-left="0.101cm" fo:padding-right="0.101cm" fo:padding-top="0cm" fo:padding-bottom="0cm" fo:border="none"/>
    </style:style>
    <style:style style:name="OFlorid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Heid" style:family="table">
      <style:table-properties style:width="11.7cm" table:align="margins"/>
    </style:style>
    <style:style style:name="OHeid.A" style:family="table-column">
      <style:table-column-properties style:column-width="1.499cm" style:rel-column-width="8398*"/>
    </style:style>
    <style:style style:name="OHeid.B" style:family="table-column">
      <style:table-column-properties style:column-width="1.55cm" style:rel-column-width="8684*"/>
    </style:style>
    <style:style style:name="OHeid.C" style:family="table-column">
      <style:table-column-properties style:column-width="8.65cm" style:rel-column-width="48453*"/>
    </style:style>
    <style:style style:name="OHeid.1" style:family="table-row">
      <style:table-row-properties fo:keep-together="always"/>
    </style:style>
    <style:style style:name="OHeid.A1" style:family="table-cell">
      <style:table-cell-properties fo:padding-left="0.101cm" fo:padding-right="0.101cm" fo:padding-top="0cm" fo:padding-bottom="0cm" fo:border="none"/>
    </style:style>
    <style:style style:name="OH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ellis" style:family="table">
      <style:table-properties style:width="11.7cm" table:align="margins"/>
    </style:style>
    <style:style style:name="OKellis.A" style:family="table-column">
      <style:table-column-properties style:column-width="1.499cm" style:rel-column-width="8398*"/>
    </style:style>
    <style:style style:name="OKellis.B" style:family="table-column">
      <style:table-column-properties style:column-width="1.55cm" style:rel-column-width="8684*"/>
    </style:style>
    <style:style style:name="OKellis.C" style:family="table-column">
      <style:table-column-properties style:column-width="8.65cm" style:rel-column-width="48453*"/>
    </style:style>
    <style:style style:name="OKellis.1" style:family="table-row">
      <style:table-row-properties fo:keep-together="always"/>
    </style:style>
    <style:style style:name="OKellis.A1" style:family="table-cell">
      <style:table-cell-properties fo:padding-left="0.101cm" fo:padding-right="0.101cm" fo:padding-top="0cm" fo:padding-bottom="0cm" fo:border="none"/>
    </style:style>
    <style:style style:name="OKell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rokI" style:family="table">
      <style:table-properties style:width="11.7cm" table:align="margins"/>
    </style:style>
    <style:style style:name="OKrokI.A" style:family="table-column">
      <style:table-column-properties style:column-width="1.499cm" style:rel-column-width="8398*"/>
    </style:style>
    <style:style style:name="OKrokI.B" style:family="table-column">
      <style:table-column-properties style:column-width="1.55cm" style:rel-column-width="8684*"/>
    </style:style>
    <style:style style:name="OKrokI.C" style:family="table-column">
      <style:table-column-properties style:column-width="8.65cm" style:rel-column-width="48453*"/>
    </style:style>
    <style:style style:name="OKrokI.1" style:family="table-row">
      <style:table-row-properties fo:keep-together="always"/>
    </style:style>
    <style:style style:name="OKrokI.A1" style:family="table-cell">
      <style:table-cell-properties fo:padding-left="0.101cm" fo:padding-right="0.101cm" fo:padding-top="0cm" fo:padding-bottom="0cm" fo:border="none"/>
    </style:style>
    <style:style style:name="OKro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eid" style:family="table">
      <style:table-properties style:width="11.7cm" table:align="margins"/>
    </style:style>
    <style:style style:name="OLeid.A" style:family="table-column">
      <style:table-column-properties style:column-width="1.499cm" style:rel-column-width="8398*"/>
    </style:style>
    <style:style style:name="OLeid.B" style:family="table-column">
      <style:table-column-properties style:column-width="1.55cm" style:rel-column-width="8684*"/>
    </style:style>
    <style:style style:name="OLeid.C" style:family="table-column">
      <style:table-column-properties style:column-width="8.65cm" style:rel-column-width="48453*"/>
    </style:style>
    <style:style style:name="OLeid.1" style:family="table-row">
      <style:table-row-properties fo:keep-together="always"/>
    </style:style>
    <style:style style:name="OLeid.A1" style:family="table-cell">
      <style:table-cell-properties fo:padding-left="0.101cm" fo:padding-right="0.101cm" fo:padding-top="0cm" fo:padding-bottom="0cm" fo:border="none"/>
    </style:style>
    <style:style style:name="OL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und" style:family="table">
      <style:table-properties style:width="11.7cm" table:align="margins"/>
    </style:style>
    <style:style style:name="OLund.A" style:family="table-column">
      <style:table-column-properties style:column-width="1.499cm" style:rel-column-width="8398*"/>
    </style:style>
    <style:style style:name="OLund.B" style:family="table-column">
      <style:table-column-properties style:column-width="1.55cm" style:rel-column-width="8684*"/>
    </style:style>
    <style:style style:name="OLund.C" style:family="table-column">
      <style:table-column-properties style:column-width="8.65cm" style:rel-column-width="48453*"/>
    </style:style>
    <style:style style:name="OLund.1" style:family="table-row">
      <style:table-row-properties fo:keep-together="always"/>
    </style:style>
    <style:style style:name="OLund.A1" style:family="table-cell">
      <style:table-cell-properties fo:padding-left="0.101cm" fo:padding-right="0.101cm" fo:padding-top="0cm" fo:padding-bottom="0cm" fo:border="none"/>
    </style:style>
    <style:style style:name="OLun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eyer" style:family="table">
      <style:table-properties style:width="11.7cm" table:align="margins"/>
    </style:style>
    <style:style style:name="OMeyer.A" style:family="table-column">
      <style:table-column-properties style:column-width="1.499cm" style:rel-column-width="8398*"/>
    </style:style>
    <style:style style:name="OMeyer.B" style:family="table-column">
      <style:table-column-properties style:column-width="1.55cm" style:rel-column-width="8684*"/>
    </style:style>
    <style:style style:name="OMeyer.C" style:family="table-column">
      <style:table-column-properties style:column-width="8.65cm" style:rel-column-width="48453*"/>
    </style:style>
    <style:style style:name="OMeyer.1" style:family="table-row">
      <style:table-row-properties fo:keep-together="always"/>
    </style:style>
    <style:style style:name="OMeyer.A1" style:family="table-cell">
      <style:table-cell-properties fo:padding-left="0.101cm" fo:padding-right="0.101cm" fo:padding-top="0cm" fo:padding-bottom="0cm" fo:border="none"/>
    </style:style>
    <style:style style:name="OMey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ichI" style:family="table">
      <style:table-properties style:width="11.7cm" table:align="margins"/>
    </style:style>
    <style:style style:name="OMichI.A" style:family="table-column">
      <style:table-column-properties style:column-width="1.499cm" style:rel-column-width="8398*"/>
    </style:style>
    <style:style style:name="OMichI.B" style:family="table-column">
      <style:table-column-properties style:column-width="1.55cm" style:rel-column-width="8684*"/>
    </style:style>
    <style:style style:name="OMichI.C" style:family="table-column">
      <style:table-column-properties style:column-width="8.65cm" style:rel-column-width="48453*"/>
    </style:style>
    <style:style style:name="OMichI.1" style:family="table-row">
      <style:table-row-properties fo:keep-together="always"/>
    </style:style>
    <style:style style:name="OMichI.A1" style:family="table-cell">
      <style:table-cell-properties fo:padding-left="0.101cm" fo:padding-right="0.101cm" fo:padding-top="0cm" fo:padding-bottom="0cm" fo:border="none"/>
    </style:style>
    <style:style style:name="OMich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GrNarmuthisI" style:family="table">
      <style:table-properties style:width="11.7cm" table:align="margins"/>
    </style:style>
    <style:style style:name="OGrNarmuthisI.A" style:family="table-column">
      <style:table-column-properties style:column-width="1.499cm" style:rel-column-width="8398*"/>
    </style:style>
    <style:style style:name="OGrNarmuthisI.B" style:family="table-column">
      <style:table-column-properties style:column-width="1.55cm" style:rel-column-width="8684*"/>
    </style:style>
    <style:style style:name="OGrNarmuthisI.C" style:family="table-column">
      <style:table-column-properties style:column-width="8.65cm" style:rel-column-width="48453*"/>
    </style:style>
    <style:style style:name="OGrNarmuthisI.1" style:family="table-row">
      <style:table-row-properties fo:keep-together="always"/>
    </style:style>
    <style:style style:name="OGrNarmuthisI.A1" style:family="table-cell">
      <style:table-cell-properties fo:padding-left="0.101cm" fo:padding-right="0.101cm" fo:padding-top="0cm" fo:padding-bottom="0cm" fo:border="none"/>
    </style:style>
    <style:style style:name="OGrNarmuth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OntMusII" style:family="table">
      <style:table-properties style:width="11.7cm" table:align="margins"/>
    </style:style>
    <style:style style:name="OOntMusII.A" style:family="table-column">
      <style:table-column-properties style:column-width="1.499cm" style:rel-column-width="8398*"/>
    </style:style>
    <style:style style:name="OOntMusII.B" style:family="table-column">
      <style:table-column-properties style:column-width="1.55cm" style:rel-column-width="8684*"/>
    </style:style>
    <style:style style:name="OOntMusII.C" style:family="table-column">
      <style:table-column-properties style:column-width="8.65cm" style:rel-column-width="48453*"/>
    </style:style>
    <style:style style:name="OOntMusII.1" style:family="table-row">
      <style:table-row-properties fo:keep-together="always"/>
    </style:style>
    <style:style style:name="OOntMusII.A1" style:family="table-cell">
      <style:table-cell-properties fo:padding-left="0.101cm" fo:padding-right="0.101cm" fo:padding-top="0cm" fo:padding-bottom="0cm" fo:border="none"/>
    </style:style>
    <style:style style:name="OOntMu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Strasb" style:family="table">
      <style:table-properties style:width="11.7cm" table:align="margins"/>
    </style:style>
    <style:style style:name="OStrasb.A" style:family="table-column">
      <style:table-column-properties style:column-width="1.499cm" style:rel-column-width="8398*"/>
    </style:style>
    <style:style style:name="OStrasb.B" style:family="table-column">
      <style:table-column-properties style:column-width="1.55cm" style:rel-column-width="8684*"/>
    </style:style>
    <style:style style:name="OStrasb.C" style:family="table-column">
      <style:table-column-properties style:column-width="8.65cm" style:rel-column-width="48453*"/>
    </style:style>
    <style:style style:name="OStrasb.1" style:family="table-row">
      <style:table-row-properties fo:keep-together="always"/>
    </style:style>
    <style:style style:name="OStrasb.A1" style:family="table-cell">
      <style:table-cell-properties fo:padding-left="0.101cm" fo:padding-right="0.101cm" fo:padding-top="0cm" fo:padding-bottom="0cm" fo:border="none"/>
    </style:style>
    <style:style style:name="OStras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" style:family="table">
      <style:table-properties style:width="11.7cm" table:align="margins"/>
    </style:style>
    <style:style style:name="OTaitI.A" style:family="table-column">
      <style:table-column-properties style:column-width="1.328cm" style:rel-column-width="7439*"/>
    </style:style>
    <style:style style:name="OTaitI.B" style:family="table-column">
      <style:table-column-properties style:column-width="1.782cm" style:rel-column-width="9978*"/>
    </style:style>
    <style:style style:name="OTaitI.C" style:family="table-column">
      <style:table-column-properties style:column-width="0.921cm" style:rel-column-width="5157*"/>
    </style:style>
    <style:style style:name="OTaitI.D" style:family="table-column">
      <style:table-column-properties style:column-width="7.669cm" style:rel-column-width="42961*"/>
    </style:style>
    <style:style style:name="OTaitI.1" style:family="table-row">
      <style:table-row-properties fo:keep-together="always"/>
    </style:style>
    <style:style style:name="OTait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OTaitI.B1" style:family="table-cell">
      <style:table-cell-properties fo:padding-left="0.101cm" fo:padding-right="0.101cm" fo:padding-top="0cm" fo:padding-bottom="0cm" fo:border="none"/>
    </style:style>
    <style:style style:name="OTait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" style:family="table">
      <style:table-properties style:width="11.7cm" table:align="margins"/>
    </style:style>
    <style:style style:name="OTaitII.A" style:family="table-column">
      <style:table-column-properties style:column-width="1.499cm" style:rel-column-width="8398*"/>
    </style:style>
    <style:style style:name="OTaitII.B" style:family="table-column">
      <style:table-column-properties style:column-width="1.55cm" style:rel-column-width="8684*"/>
    </style:style>
    <style:style style:name="OTaitII.C" style:family="table-column">
      <style:table-column-properties style:column-width="8.65cm" style:rel-column-width="48453*"/>
    </style:style>
    <style:style style:name="OTaitII.1" style:family="table-row">
      <style:table-row-properties fo:keep-together="always"/>
    </style:style>
    <style:style style:name="OTaitII.A1" style:family="table-cell">
      <style:table-cell-properties fo:padding-left="0.101cm" fo:padding-right="0.101cm" fo:padding-top="0cm" fo:padding-bottom="0cm" fo:border="none"/>
    </style:style>
    <style:style style:name="OTai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I" style:family="table">
      <style:table-properties style:width="11.7cm" table:align="margins"/>
    </style:style>
    <style:style style:name="OTaitIII.A" style:family="table-column">
      <style:table-column-properties style:column-width="1.499cm" style:rel-column-width="8398*"/>
    </style:style>
    <style:style style:name="OTaitIII.B" style:family="table-column">
      <style:table-column-properties style:column-width="1.55cm" style:rel-column-width="8684*"/>
    </style:style>
    <style:style style:name="OTaitIII.C" style:family="table-column">
      <style:table-column-properties style:column-width="8.65cm" style:rel-column-width="48453*"/>
    </style:style>
    <style:style style:name="OTaitIII.1" style:family="table-row">
      <style:table-row-properties fo:keep-together="always"/>
    </style:style>
    <style:style style:name="OTaitIII.A1" style:family="table-cell">
      <style:table-cell-properties fo:padding-left="0.101cm" fo:padding-right="0.101cm" fo:padding-top="0cm" fo:padding-bottom="0cm" fo:border="none"/>
    </style:style>
    <style:style style:name="OTai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heb" style:family="table">
      <style:table-properties style:width="11.7cm" table:align="margins"/>
    </style:style>
    <style:style style:name="OTheb.A" style:family="table-column">
      <style:table-column-properties style:column-width="1.499cm" style:rel-column-width="8398*"/>
    </style:style>
    <style:style style:name="OTheb.B" style:family="table-column">
      <style:table-column-properties style:column-width="1.55cm" style:rel-column-width="8684*"/>
    </style:style>
    <style:style style:name="OTheb.C" style:family="table-column">
      <style:table-column-properties style:column-width="8.65cm" style:rel-column-width="48453*"/>
    </style:style>
    <style:style style:name="OTheb.1" style:family="table-row">
      <style:table-row-properties fo:keep-together="always"/>
    </style:style>
    <style:style style:name="OTheb.A1" style:family="table-cell">
      <style:table-cell-properties fo:padding-left="0.101cm" fo:padding-right="0.101cm" fo:padding-top="0cm" fo:padding-bottom="0cm" fo:border="none"/>
    </style:style>
    <style:style style:name="OThe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bBrk" style:family="table">
      <style:table-properties style:width="11.7cm" table:align="margins"/>
    </style:style>
    <style:style style:name="OWilbBrk.A" style:family="table-column">
      <style:table-column-properties style:column-width="1.499cm" style:rel-column-width="8398*"/>
    </style:style>
    <style:style style:name="OWilbBrk.B" style:family="table-column">
      <style:table-column-properties style:column-width="1.55cm" style:rel-column-width="8684*"/>
    </style:style>
    <style:style style:name="OWilbBrk.C" style:family="table-column">
      <style:table-column-properties style:column-width="8.65cm" style:rel-column-width="48453*"/>
    </style:style>
    <style:style style:name="OWilbBrk.1" style:family="table-row">
      <style:table-row-properties fo:keep-together="always"/>
    </style:style>
    <style:style style:name="OWilbBrk.A1" style:family="table-cell">
      <style:table-cell-properties fo:padding-left="0.101cm" fo:padding-right="0.101cm" fo:padding-top="0cm" fo:padding-bottom="0cm" fo:border="none"/>
    </style:style>
    <style:style style:name="OWilbBr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" style:family="table">
      <style:table-properties style:width="11.7cm" table:align="margins"/>
    </style:style>
    <style:style style:name="OWilckenI.A" style:family="table-column">
      <style:table-column-properties style:column-width="1.499cm" style:rel-column-width="8398*"/>
    </style:style>
    <style:style style:name="OWilckenI.B" style:family="table-column">
      <style:table-column-properties style:column-width="1.55cm" style:rel-column-width="8684*"/>
    </style:style>
    <style:style style:name="OWilckenI.C" style:family="table-column">
      <style:table-column-properties style:column-width="8.65cm" style:rel-column-width="48453*"/>
    </style:style>
    <style:style style:name="OWilckenI.1" style:family="table-row">
      <style:table-row-properties fo:keep-together="always"/>
    </style:style>
    <style:style style:name="OWilckenI.A1" style:family="table-cell">
      <style:table-cell-properties fo:padding-left="0.101cm" fo:padding-right="0.101cm" fo:padding-top="0cm" fo:padding-bottom="0cm" fo:border="none"/>
    </style:style>
    <style:style style:name="OWilck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I" style:family="table">
      <style:table-properties style:width="11.7cm" table:align="margins"/>
    </style:style>
    <style:style style:name="OWilckenII.A" style:family="table-column">
      <style:table-column-properties style:column-width="1.499cm" style:rel-column-width="8398*"/>
    </style:style>
    <style:style style:name="OWilckenII.B" style:family="table-column">
      <style:table-column-properties style:column-width="1.55cm" style:rel-column-width="8684*"/>
    </style:style>
    <style:style style:name="OWilckenII.C" style:family="table-column">
      <style:table-column-properties style:column-width="8.65cm" style:rel-column-width="48453*"/>
    </style:style>
    <style:style style:name="OWilckenII.1" style:family="table-row">
      <style:table-row-properties fo:keep-together="always"/>
    </style:style>
    <style:style style:name="OWilckenII.A1" style:family="table-cell">
      <style:table-cell-properties fo:padding-left="0.101cm" fo:padding-right="0.101cm" fo:padding-top="0cm" fo:padding-bottom="0cm" fo:border="none"/>
    </style:style>
    <style:style style:name="OWilck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voletteVarie" style:family="table">
      <style:table-properties style:width="11.7cm" table:align="margins"/>
    </style:style>
    <style:style style:name="TavoletteVarie.A" style:family="table-column">
      <style:table-column-properties style:column-width="1.499cm" style:rel-column-width="8398*"/>
    </style:style>
    <style:style style:name="TavoletteVarie.B" style:family="table-column">
      <style:table-column-properties style:column-width="1.55cm" style:rel-column-width="8684*"/>
    </style:style>
    <style:style style:name="TavoletteVarie.C" style:family="table-column">
      <style:table-column-properties style:column-width="8.65cm" style:rel-column-width="48453*"/>
    </style:style>
    <style:style style:name="TavoletteVarie.1" style:family="table-row">
      <style:table-row-properties fo:keep-together="always"/>
    </style:style>
    <style:style style:name="TavoletteVarie.A1" style:family="table-cell">
      <style:table-cell-properties fo:padding-left="0.101cm" fo:padding-right="0.101cm" fo:padding-top="0cm" fo:padding-bottom="0cm" fo:border="none"/>
    </style:style>
    <style:style style:name="TavoletteVari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1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5962e"/>
    </style:style>
    <style:style style:name="P2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2dd3f"/>
    </style:style>
    <style:style style:name="P3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P4" style:family="paragraph" style:parent-style-name="blFooter">
      <style:paragraph-properties fo:text-align="center" style:justify-single-word="false"/>
    </style:style>
    <style:style style:name="P5" style:family="paragraph" style:parent-style-name="blFooter">
      <style:paragraph-properties fo:text-align="center" style:justify-single-word="false"/>
      <style:text-properties officeooo:paragraph-rsid="0120a671"/>
    </style:style>
    <style:style style:name="P6" style:family="paragraph" style:parent-style-name="blTableContentNumber">
      <style:text-properties officeooo:paragraph-rsid="00c25493"/>
    </style:style>
    <style:style style:name="P7" style:family="paragraph" style:parent-style-name="blTableContentNumber">
      <style:text-properties officeooo:paragraph-rsid="00e3425d"/>
    </style:style>
    <style:style style:name="P8" style:family="paragraph" style:parent-style-name="blTableContentNumber">
      <style:text-properties officeooo:paragraph-rsid="00e51e74"/>
    </style:style>
    <style:style style:name="P9" style:family="paragraph" style:parent-style-name="blTableContentNumber">
      <style:text-properties officeooo:paragraph-rsid="00e7aae5"/>
    </style:style>
    <style:style style:name="P10" style:family="paragraph" style:parent-style-name="blTableContentNumber">
      <style:text-properties officeooo:paragraph-rsid="00eb2721"/>
    </style:style>
    <style:style style:name="P11" style:family="paragraph" style:parent-style-name="blTableContentNumber">
      <style:text-properties officeooo:paragraph-rsid="00ebe2d1"/>
    </style:style>
    <style:style style:name="P12" style:family="paragraph" style:parent-style-name="blTableContentNumber">
      <style:text-properties officeooo:paragraph-rsid="00eee95c"/>
    </style:style>
    <style:style style:name="P13" style:family="paragraph" style:parent-style-name="blTableContentNumber">
      <style:text-properties officeooo:paragraph-rsid="00efd79b"/>
    </style:style>
    <style:style style:name="P14" style:family="paragraph" style:parent-style-name="blTableContentNumber">
      <style:text-properties officeooo:paragraph-rsid="00f2aafd"/>
    </style:style>
    <style:style style:name="P15" style:family="paragraph" style:parent-style-name="blTableContentNumber">
      <style:text-properties officeooo:paragraph-rsid="00f7a8bf"/>
    </style:style>
    <style:style style:name="P16" style:family="paragraph" style:parent-style-name="blTableContentNumber">
      <style:text-properties officeooo:paragraph-rsid="00f97b30"/>
    </style:style>
    <style:style style:name="P17" style:family="paragraph" style:parent-style-name="blTableContentNumber">
      <style:text-properties officeooo:paragraph-rsid="00fc21bf"/>
    </style:style>
    <style:style style:name="P18" style:family="paragraph" style:parent-style-name="blTableContentNumber">
      <style:text-properties officeooo:paragraph-rsid="0100fa12"/>
    </style:style>
    <style:style style:name="P19" style:family="paragraph" style:parent-style-name="blTableContentNumber">
      <style:text-properties officeooo:paragraph-rsid="010430f7"/>
    </style:style>
    <style:style style:name="P20" style:family="paragraph" style:parent-style-name="blTableContentNumber">
      <style:text-properties officeooo:paragraph-rsid="01085002"/>
    </style:style>
    <style:style style:name="P21" style:family="paragraph" style:parent-style-name="blTableContentCorrection">
      <style:text-properties officeooo:paragraph-rsid="00ba1d7b"/>
    </style:style>
    <style:style style:name="P22" style:family="paragraph" style:parent-style-name="blTableContentCorrection">
      <style:text-properties officeooo:paragraph-rsid="00c25493"/>
    </style:style>
    <style:style style:name="P23" style:family="paragraph" style:parent-style-name="blTableContentCorrection">
      <style:text-properties officeooo:paragraph-rsid="00e51e74"/>
    </style:style>
    <style:style style:name="P24" style:family="paragraph" style:parent-style-name="blTableContentCorrection">
      <style:text-properties officeooo:paragraph-rsid="00e7aae5"/>
    </style:style>
    <style:style style:name="P25" style:family="paragraph" style:parent-style-name="blTableContentCorrection">
      <style:text-properties officeooo:paragraph-rsid="00eb2721"/>
    </style:style>
    <style:style style:name="P26" style:family="paragraph" style:parent-style-name="blTableContentCorrection">
      <style:text-properties officeooo:paragraph-rsid="00ebe2d1"/>
    </style:style>
    <style:style style:name="P27" style:family="paragraph" style:parent-style-name="blTableContentCorrection">
      <style:text-properties officeooo:paragraph-rsid="00eee95c"/>
    </style:style>
    <style:style style:name="P28" style:family="paragraph" style:parent-style-name="blTableContentCorrection">
      <style:text-properties officeooo:paragraph-rsid="00efd79b"/>
    </style:style>
    <style:style style:name="P29" style:family="paragraph" style:parent-style-name="blTableContentCorrection">
      <style:text-properties officeooo:paragraph-rsid="00f2aafd"/>
    </style:style>
    <style:style style:name="P30" style:family="paragraph" style:parent-style-name="blTableContentCorrection">
      <style:text-properties officeooo:paragraph-rsid="00f7a8bf"/>
    </style:style>
    <style:style style:name="P31" style:family="paragraph" style:parent-style-name="blTableContentCorrection">
      <style:text-properties officeooo:paragraph-rsid="00f97b30"/>
    </style:style>
    <style:style style:name="P32" style:family="paragraph" style:parent-style-name="blTableContentCorrection">
      <style:text-properties officeooo:paragraph-rsid="00fc21bf"/>
    </style:style>
    <style:style style:name="P33" style:family="paragraph" style:parent-style-name="blTableContentCorrection">
      <style:text-properties officeooo:paragraph-rsid="0100fa12"/>
    </style:style>
    <style:style style:name="P34" style:family="paragraph" style:parent-style-name="blTableContentCorrection">
      <style:text-properties officeooo:paragraph-rsid="010430f7"/>
    </style:style>
    <style:style style:name="P35" style:family="paragraph" style:parent-style-name="blTableContentCorrection">
      <style:text-properties officeooo:paragraph-rsid="01085002"/>
    </style:style>
    <style:style style:name="P36" style:family="paragraph" style:parent-style-name="blTableContentCorrection">
      <style:text-properties officeooo:paragraph-rsid="010c331e"/>
    </style:style>
    <style:style style:name="P37" style:family="paragraph" style:parent-style-name="blTableContentCorrection">
      <style:text-properties officeooo:paragraph-rsid="01346a0a"/>
    </style:style>
    <style:style style:name="P38" style:family="paragraph" style:parent-style-name="blTableContentLine">
      <style:text-properties officeooo:paragraph-rsid="00ba1d7b"/>
    </style:style>
    <style:style style:name="P39" style:family="paragraph" style:parent-style-name="blTableContentLine">
      <style:text-properties officeooo:rsid="00e25552" officeooo:paragraph-rsid="00e25552"/>
    </style:style>
    <style:style style:name="P40" style:family="paragraph" style:parent-style-name="blTableContentLine">
      <style:text-properties officeooo:rsid="00e25552" officeooo:paragraph-rsid="00e51e74"/>
    </style:style>
    <style:style style:name="P41" style:family="paragraph" style:parent-style-name="blTableContentLine">
      <style:text-properties officeooo:rsid="00e25552" officeooo:paragraph-rsid="00e7aae5"/>
    </style:style>
    <style:style style:name="P42" style:family="paragraph" style:parent-style-name="blTableContentLine">
      <style:text-properties officeooo:rsid="00e25552" officeooo:paragraph-rsid="00eb2721"/>
    </style:style>
    <style:style style:name="P43" style:family="paragraph" style:parent-style-name="blTableContentLine">
      <style:text-properties officeooo:rsid="00e25552" officeooo:paragraph-rsid="00ebe2d1"/>
    </style:style>
    <style:style style:name="P44" style:family="paragraph" style:parent-style-name="blTableContentLine">
      <style:text-properties officeooo:rsid="00e25552" officeooo:paragraph-rsid="00eee95c"/>
    </style:style>
    <style:style style:name="P45" style:family="paragraph" style:parent-style-name="blTableContentLine">
      <style:text-properties officeooo:rsid="00e25552" officeooo:paragraph-rsid="00efd79b"/>
    </style:style>
    <style:style style:name="P46" style:family="paragraph" style:parent-style-name="blTableContentLine">
      <style:text-properties officeooo:rsid="00e25552" officeooo:paragraph-rsid="00f2aafd"/>
    </style:style>
    <style:style style:name="P47" style:family="paragraph" style:parent-style-name="blTableContentLine">
      <style:text-properties officeooo:rsid="00e25552" officeooo:paragraph-rsid="00f7a8bf"/>
    </style:style>
    <style:style style:name="P48" style:family="paragraph" style:parent-style-name="blTableContentLine">
      <style:text-properties officeooo:rsid="00e25552" officeooo:paragraph-rsid="00f97b30"/>
    </style:style>
    <style:style style:name="P49" style:family="paragraph" style:parent-style-name="blTableContentLine">
      <style:text-properties officeooo:rsid="00e25552" officeooo:paragraph-rsid="00fc21bf"/>
    </style:style>
    <style:style style:name="P50" style:family="paragraph" style:parent-style-name="blTableContentLine">
      <style:text-properties officeooo:rsid="00e25552" officeooo:paragraph-rsid="0100fa12"/>
    </style:style>
    <style:style style:name="P51" style:family="paragraph" style:parent-style-name="blTableContentLine">
      <style:text-properties officeooo:rsid="00e25552" officeooo:paragraph-rsid="010430f7"/>
    </style:style>
    <style:style style:name="P52" style:family="paragraph" style:parent-style-name="blTableContentLine">
      <style:text-properties officeooo:paragraph-rsid="00e3425d"/>
    </style:style>
    <style:style style:name="P53" style:family="paragraph" style:parent-style-name="blTableContentLine">
      <style:text-properties officeooo:paragraph-rsid="01085002"/>
    </style:style>
    <style:style style:name="P54" style:family="paragraph" style:parent-style-name="blTableContentPage">
      <style:text-properties officeooo:paragraph-rsid="00e3425d"/>
    </style:style>
    <style:style style:name="P55" style:family="paragraph" style:parent-style-name="blTableContentPage">
      <style:text-properties officeooo:paragraph-rsid="01085002"/>
    </style:style>
    <style:style style:name="P56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</style:style>
    <style:style style:name="P57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46a0a"/>
    </style:style>
    <style:style style:name="P58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72492"/>
    </style:style>
    <style:style style:name="P59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c4c05"/>
    </style:style>
    <style:style style:name="P60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1459f"/>
    </style:style>
    <style:style style:name="P61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8f0a1"/>
    </style:style>
    <style:style style:name="P62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aacaf"/>
    </style:style>
    <style:style style:name="P63" style:family="paragraph" style:parent-style-name="Standard">
      <style:paragraph-properties fo:break-before="page"/>
      <style:text-properties officeooo:paragraph-rsid="014838af"/>
    </style:style>
    <style:style style:name="P64" style:family="paragraph" style:parent-style-name="blTableContentNumber">
      <style:text-properties officeooo:paragraph-rsid="014838af"/>
    </style:style>
    <style:style style:name="P65" style:family="paragraph" style:parent-style-name="blTableContentPage">
      <style:text-properties officeooo:paragraph-rsid="014838af"/>
    </style:style>
    <style:style style:name="P66" style:family="paragraph" style:parent-style-name="blFooter">
      <style:paragraph-properties fo:text-align="center" style:justify-single-word="false"/>
      <style:text-properties officeooo:paragraph-rsid="014838af"/>
    </style:style>
    <style:style style:name="P67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25962e"/>
    </style:style>
    <style:style style:name="P68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0a4494d"/>
    </style:style>
    <style:style style:name="P69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4838af"/>
    </style:style>
    <style:style style:name="P70" style:family="paragraph" style:parent-style-name="blHeader">
      <style:paragraph-properties fo:text-align="start" style:justify-single-word="false">
        <style:tab-stops>
          <style:tab-stop style:position="1.397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P71" style:family="paragraph" style:parent-style-name="blHeader">
      <style:paragraph-properties fo:text-align="start" style:justify-single-word="false">
        <style:tab-stops>
          <style:tab-stop style:position="1.429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P72" style:family="paragraph" style:parent-style-name="blPublication">
      <style:text-properties officeooo:paragraph-rsid="01365b85"/>
    </style:style>
    <style:style style:name="P73" style:family="paragraph" style:parent-style-name="blTableContentCorrection">
      <style:text-properties officeooo:paragraph-rsid="014838af"/>
    </style:style>
    <style:style style:name="P74" style:family="paragraph" style:parent-style-name="Heading_20_1" style:list-style-name="">
      <style:paragraph-properties fo:text-align="end" style:justify-single-word="false"/>
      <style:text-properties officeooo:rsid="00c5f295" officeooo:paragraph-rsid="010430f7"/>
    </style:style>
    <style:style style:name="P75" style:family="paragraph" style:parent-style-name="blTableContentLine">
      <style:text-properties officeooo:paragraph-rsid="014838af"/>
    </style:style>
    <style:style style:name="P76" style:family="paragraph" style:parent-style-name="Text_20_body" style:master-page-name="bl_5f_PageRightSpecial">
      <style:paragraph-properties style:page-number="auto"/>
      <style:text-properties officeooo:rsid="00c5f295" officeooo:paragraph-rsid="014838af"/>
    </style:style>
    <style:style style:name="T1" style:family="text">
      <style:text-properties officeooo:rsid="0023dfc3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llgemeines" table:style-name="Allgemeines">
        <table:table-column table:style-name="Allgemeines.A"/>
        <table:table-column table:style-name="Allgemeines.B"/>
        <table:table-row table:style-name="Allgemeines.1">
          <table:table-cell table:style-name="Allgemeines.A1" office:value-type="string">
            <text:p text:style-name="P38">Eirenarchie</text:p>
          </table:table-cell>
          <table:table-cell table:style-name="Allgemeines.B1" office:value-type="string">
            <text:p text:style-name="P21">Zum Amt des Eirenarchen vgl. P. Sänger, Tyche 20 (2005), S. 143-204.</text:p>
          </table:table-cell>
        </table:table-row>
      </table:table>
      <text:p text:style-name="P56"><text:tab/>Nr.<text:tab/>Zeile</text:p>
      <text:h text:style-name="blPublicationAfterInterspersedHeader" text:outline-level="1">Publikation</text:h>
      <table:table table:name="PAberd" table:style-name="PAberd">
        <table:table-column table:style-name="PAberd.A"/>
        <table:table-column table:style-name="PAberd.B"/>
        <table:table-column table:style-name="PAberd.C"/>
        <table:table-row table:style-name="PAberd.1">
          <table:table-cell table:style-name="PAberd.A1" office:value-type="string">
            <text:p text:style-name="P8">36 c</text:p>
          </table:table-cell>
          <table:table-cell table:style-name="PAberd.A1" office:value-type="string">
            <text:p text:style-name="P40">3</text:p>
          </table:table-cell>
          <table:table-cell table:style-name="PAberd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binn" table:style-name="PAbinn">
        <table:table-column table:style-name="PAbinn.A"/>
        <table:table-column table:style-name="PAbinn.B"/>
        <table:table-column table:style-name="PAbinn.C"/>
        <table:table-row table:style-name="PAbinn.1">
          <table:table-cell table:style-name="PAbinn.A1" office:value-type="string">
            <text:p text:style-name="P8">36 c</text:p>
          </table:table-cell>
          <table:table-cell table:style-name="PAbinn.A1" office:value-type="string">
            <text:p text:style-name="P40">3</text:p>
          </table:table-cell>
          <table:table-cell table:style-name="PAbinn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chmm" table:style-name="PAchmm">
        <table:table-column table:style-name="PAchmm.A"/>
        <table:table-column table:style-name="PAchmm.B"/>
        <table:table-column table:style-name="PAchmm.C"/>
        <table:table-row table:style-name="PAchmm.1">
          <table:table-cell table:style-name="PAchmm.A1" office:value-type="string">
            <text:p text:style-name="P8">36 c</text:p>
          </table:table-cell>
          <table:table-cell table:style-name="PAchmm.A1" office:value-type="string">
            <text:p text:style-name="P40">3</text:p>
          </table:table-cell>
          <table:table-cell table:style-name="PAchmm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<text:bookmark-start text:name="__RefHeading___Toc51289_1170749983"/>Publikation<text:bookmark-end text:name="__RefHeading___Toc51289_1170749983"/></text:h>
      <table:table table:name="PAdler" table:style-name="PAdler">
        <table:table-column table:style-name="PAdler.A"/>
        <table:table-column table:style-name="PAdler.B"/>
        <table:table-column table:style-name="PAdler.C"/>
        <table:table-row table:style-name="PAdler.1">
          <table:table-cell table:style-name="PAdler.A1" office:value-type="string">
            <text:p text:style-name="P6">36 c</text:p>
          </table:table-cell>
          <table:table-cell table:style-name="PAdler.A1" office:value-type="string">
            <text:p text:style-name="P39">3</text:p>
          </table:table-cell>
          <table:table-cell table:style-name="PAdler.C1" office:value-type="string">
            <text:p text:style-name="P22">Zu datieren: 4.-8.8.161-168 n.Chr., F. Mitthof, Tyche 22 (2007), S. 207.</text:p>
          </table:table-cell>
        </table:table-row>
      </table:table>
      <text:p text:style-name="P60"><text:tab/>Nr.<text:tab/>Zeile</text:p>
      <text:h text:style-name="blPublicationAfterInterspersedHeader" text:outline-level="1">Spezial</text:h>
      <table:table table:name="PAlex" table:style-name="PAlex">
        <table:table-column table:style-name="PAlex.A"/>
        <table:table-column table:style-name="PAlex.B"/>
        <table:table-column table:style-name="PAlex.C"/>
        <table:table-column table:style-name="PAlex.D"/>
        <table:table-row table:style-name="PAlex.1">
          <table:table-cell table:style-name="PAlex.A1" office:value-type="string">
            <text:p text:style-name="blTableContentPage">S. 30</text:p>
          </table:table-cell>
          <table:table-cell table:style-name="PAlex.B1" office:value-type="string">
            <text:p text:style-name="blTableContentNumber"><text:span text:style-name="T2">Inv. </text:span>628</text:p>
          </table:table-cell>
          <table:table-cell table:style-name="PAlex.B1" office:value-type="string">
            <text:p text:style-name="blTableContentLine">9</text:p>
          </table:table-cell>
          <table:table-cell table:style-name="PAlex.D1" office:value-type="string">
            <text:p text:style-name="P37">Χηνοβ(οσκῶν) → Χηνοβ(οσκίων), vgl. J.M.S. Cowey - D. Kah, Z.P.E. 163 (2007), S. 169-170 zu B.G.U. 1. 137.</text:p>
          </table:table-cell>
        </table:table-row>
      </table:table>
      <text:p text:style-name="P57"><text:tab/>Nr.<text:tab/>Zeile</text:p>
      <text:h text:style-name="blPublicationAfterInterspersedHeader" text:outline-level="1">Publikation</text:h>
      <table:table table:name="PAlexGiss" table:style-name="PAlexGiss">
        <table:table-column table:style-name="PAlexGiss.A"/>
        <table:table-column table:style-name="PAlexGiss.B"/>
        <table:table-column table:style-name="PAlexGiss.C"/>
        <table:table-row table:style-name="PAlexGiss.1">
          <table:table-cell table:style-name="PAlexGiss.A1" office:value-type="string">
            <text:p text:style-name="P9">36 c</text:p>
          </table:table-cell>
          <table:table-cell table:style-name="PAlexGiss.A1" office:value-type="string">
            <text:p text:style-name="P41">3</text:p>
          </table:table-cell>
          <table:table-cell table:style-name="PAlexGiss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hII" table:style-name="PAmhII">
        <table:table-column table:style-name="PAmhII.A"/>
        <table:table-column table:style-name="PAmhII.B"/>
        <table:table-column table:style-name="PAmhII.C"/>
        <table:table-row table:style-name="PAmhII.1">
          <table:table-cell table:style-name="PAmhII.A1" office:value-type="string">
            <text:p text:style-name="P9">36 c</text:p>
          </table:table-cell>
          <table:table-cell table:style-name="PAmhII.A1" office:value-type="string">
            <text:p text:style-name="P41">3</text:p>
          </table:table-cell>
          <table:table-cell table:style-name="PAmh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mon" table:style-name="PAmmon">
        <table:table-column table:style-name="PAmmon.A"/>
        <table:table-column table:style-name="PAmmon.B"/>
        <table:table-column table:style-name="PAmmon.C"/>
        <table:table-row table:style-name="PAmmon.1">
          <table:table-cell table:style-name="PAmmon.A1" office:value-type="string">
            <text:p text:style-name="P9">36 c</text:p>
          </table:table-cell>
          <table:table-cell table:style-name="PAmmon.A1" office:value-type="string">
            <text:p text:style-name="P41">3</text:p>
          </table:table-cell>
          <table:table-cell table:style-name="PAmmon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stI" table:style-name="PAmstI">
        <table:table-column table:style-name="PAmstI.A"/>
        <table:table-column table:style-name="PAmstI.B"/>
        <table:table-column table:style-name="PAmstI.C"/>
        <table:table-row table:style-name="PAmstI.1">
          <table:table-cell table:style-name="PAmstI.A1" office:value-type="string">
            <text:p text:style-name="P9">36 c</text:p>
          </table:table-cell>
          <table:table-cell table:style-name="PAmstI.A1" office:value-type="string">
            <text:p text:style-name="P41">3</text:p>
          </table:table-cell>
          <table:table-cell table:style-name="PAmst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" table:style-name="PAntinI">
        <table:table-column table:style-name="PAntinI.A"/>
        <table:table-column table:style-name="PAntinI.B"/>
        <table:table-column table:style-name="PAntinI.C"/>
        <table:table-row table:style-name="PAntinI.1">
          <table:table-cell table:style-name="PAntinI.A1" office:value-type="string">
            <text:p text:style-name="P9">36 c</text:p>
          </table:table-cell>
          <table:table-cell table:style-name="PAntinI.A1" office:value-type="string">
            <text:p text:style-name="P41">3</text:p>
          </table:table-cell>
          <table:table-cell table:style-name="PAntin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I" table:style-name="PAntinII">
        <table:table-column table:style-name="PAntinII.A"/>
        <table:table-column table:style-name="PAntinII.B"/>
        <table:table-column table:style-name="PAntinII.C"/>
        <table:table-row table:style-name="PAntinII.1">
          <table:table-cell table:style-name="PAntinII.A1" office:value-type="string">
            <text:p text:style-name="P9">36 c</text:p>
          </table:table-cell>
          <table:table-cell table:style-name="PAntinII.A1" office:value-type="string">
            <text:p text:style-name="P41">3</text:p>
          </table:table-cell>
          <table:table-cell table:style-name="PAntin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AntinIII" table:style-name="PAntinIII">
        <table:table-column table:style-name="PAntinIII.A"/>
        <table:table-column table:style-name="PAntinIII.B"/>
        <table:table-column table:style-name="PAntinIII.C"/>
        <table:table-row table:style-name="PAntinIII.1">
          <table:table-cell table:style-name="PAntinIII.A1" office:value-type="string">
            <text:p text:style-name="P9">36 c</text:p>
          </table:table-cell>
          <table:table-cell table:style-name="PAntinIII.A1" office:value-type="string">
            <text:p text:style-name="P41">3</text:p>
          </table:table-cell>
          <table:table-cell table:style-name="PAntinI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I" table:style-name="PBadenII">
        <table:table-column table:style-name="PBadenII.A"/>
        <table:table-column table:style-name="PBadenII.B"/>
        <table:table-column table:style-name="PBadenII.C"/>
        <table:table-row table:style-name="PBadenII.1">
          <table:table-cell table:style-name="PBadenII.A1" office:value-type="string">
            <text:p text:style-name="P9">36 c</text:p>
          </table:table-cell>
          <table:table-cell table:style-name="PBadenII.A1" office:value-type="string">
            <text:p text:style-name="P41">3</text:p>
          </table:table-cell>
          <table:table-cell table:style-name="PBaden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V" table:style-name="PBadenIV">
        <table:table-column table:style-name="PBadenIV.A"/>
        <table:table-column table:style-name="PBadenIV.B"/>
        <table:table-column table:style-name="PBadenIV.C"/>
        <table:table-row table:style-name="PBadenIV.1">
          <table:table-cell table:style-name="PBadenIV.A1" office:value-type="string">
            <text:p text:style-name="P9">36 c</text:p>
          </table:table-cell>
          <table:table-cell table:style-name="PBadenIV.A1" office:value-type="string">
            <text:p text:style-name="P41">3</text:p>
          </table:table-cell>
          <table:table-cell table:style-name="PBadenIV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VI" table:style-name="PBadenVI">
        <table:table-column table:style-name="PBadenVI.A"/>
        <table:table-column table:style-name="PBadenVI.B"/>
        <table:table-column table:style-name="PBadenVI.C"/>
        <table:table-row table:style-name="PBadenVI.1">
          <table:table-cell table:style-name="PBadenVI.A1" office:value-type="string">
            <text:p text:style-name="P9">36 c</text:p>
          </table:table-cell>
          <table:table-cell table:style-name="PBadenVI.A1" office:value-type="string">
            <text:p text:style-name="P41">3</text:p>
          </table:table-cell>
          <table:table-cell table:style-name="PBadenV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laizahII" table:style-name="PBalaizahII">
        <table:table-column table:style-name="PBalaizahII.A"/>
        <table:table-column table:style-name="PBalaizahII.B"/>
        <table:table-column table:style-name="PBalaizahII.C"/>
        <table:table-row table:style-name="PBalaizahII.1">
          <table:table-cell table:style-name="PBalaizahII.A1" office:value-type="string">
            <text:p text:style-name="P9">36 c</text:p>
          </table:table-cell>
          <table:table-cell table:style-name="PBalaizahII.A1" office:value-type="string">
            <text:p text:style-name="P41">3</text:p>
          </table:table-cell>
          <table:table-cell table:style-name="PBalaizah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attyPanop" table:style-name="PBeattyPanop">
        <table:table-column table:style-name="PBeattyPanop.A"/>
        <table:table-column table:style-name="PBeattyPanop.B"/>
        <table:table-column table:style-name="PBeattyPanop.C"/>
        <table:table-row table:style-name="PBeattyPanop.1">
          <table:table-cell table:style-name="PBeattyPanop.A1" office:value-type="string">
            <text:p text:style-name="P9">36 c</text:p>
          </table:table-cell>
          <table:table-cell table:style-name="PBeattyPanop.A1" office:value-type="string">
            <text:p text:style-name="P41">3</text:p>
          </table:table-cell>
          <table:table-cell table:style-name="PBeattyPanop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" table:style-name="BGUI">
        <table:table-column table:style-name="BGUI.A"/>
        <table:table-column table:style-name="BGUI.B"/>
        <table:table-column table:style-name="BGUI.C"/>
        <table:table-row table:style-name="BGUI.1">
          <table:table-cell table:style-name="BGUI.A1" office:value-type="string">
            <text:p text:style-name="P10">36 c</text:p>
          </table:table-cell>
          <table:table-cell table:style-name="BGUI.A1" office:value-type="string">
            <text:p text:style-name="P42">3</text:p>
          </table:table-cell>
          <table:table-cell table:style-name="BGU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" table:style-name="BGUII">
        <table:table-column table:style-name="BGUII.A"/>
        <table:table-column table:style-name="BGUII.B"/>
        <table:table-column table:style-name="BGUII.C"/>
        <table:table-row table:style-name="BGUII.1">
          <table:table-cell table:style-name="BGUII.A1" office:value-type="string">
            <text:p text:style-name="P10">36 c</text:p>
          </table:table-cell>
          <table:table-cell table:style-name="BGUII.A1" office:value-type="string">
            <text:p text:style-name="P42">3</text:p>
          </table:table-cell>
          <table:table-cell table:style-name="BGU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I" table:style-name="BGUIII">
        <table:table-column table:style-name="BGUIII.A"/>
        <table:table-column table:style-name="BGUIII.B"/>
        <table:table-column table:style-name="BGUIII.C"/>
        <table:table-row table:style-name="BGUIII.1">
          <table:table-cell table:style-name="BGUIII.A1" office:value-type="string">
            <text:p text:style-name="P10">36 c</text:p>
          </table:table-cell>
          <table:table-cell table:style-name="BGUIII.A1" office:value-type="string">
            <text:p text:style-name="P42">3</text:p>
          </table:table-cell>
          <table:table-cell table:style-name="BGU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V" table:style-name="BGUIV">
        <table:table-column table:style-name="BGUIV.A"/>
        <table:table-column table:style-name="BGUIV.B"/>
        <table:table-column table:style-name="BGUIV.C"/>
        <table:table-row table:style-name="BGUIV.1">
          <table:table-cell table:style-name="BGUIV.A1" office:value-type="string">
            <text:p text:style-name="P10">36 c</text:p>
          </table:table-cell>
          <table:table-cell table:style-name="BGUIV.A1" office:value-type="string">
            <text:p text:style-name="P42">3</text:p>
          </table:table-cell>
          <table:table-cell table:style-name="BGUI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" table:style-name="BGUV">
        <table:table-column table:style-name="BGUV.A"/>
        <table:table-column table:style-name="BGUV.B"/>
        <table:table-column table:style-name="BGUV.C"/>
        <table:table-row table:style-name="BGUV.1">
          <table:table-cell table:style-name="BGUV.A1" office:value-type="string">
            <text:p text:style-name="P10">36 c</text:p>
          </table:table-cell>
          <table:table-cell table:style-name="BGUV.A1" office:value-type="string">
            <text:p text:style-name="P42">3</text:p>
          </table:table-cell>
          <table:table-cell table:style-name="BGU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" table:style-name="BGUVI">
        <table:table-column table:style-name="BGUVI.A"/>
        <table:table-column table:style-name="BGUVI.B"/>
        <table:table-column table:style-name="BGUVI.C"/>
        <table:table-row table:style-name="BGUVI.1">
          <table:table-cell table:style-name="BGUVI.A1" office:value-type="string">
            <text:p text:style-name="P10">36 c</text:p>
          </table:table-cell>
          <table:table-cell table:style-name="BGUVI.A1" office:value-type="string">
            <text:p text:style-name="P42">3</text:p>
          </table:table-cell>
          <table:table-cell table:style-name="BGUV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I" table:style-name="BGUVII">
        <table:table-column table:style-name="BGUVII.A"/>
        <table:table-column table:style-name="BGUVII.B"/>
        <table:table-column table:style-name="BGUVII.C"/>
        <table:table-row table:style-name="BGUVII.1">
          <table:table-cell table:style-name="BGUVII.A1" office:value-type="string">
            <text:p text:style-name="P10">36 c</text:p>
          </table:table-cell>
          <table:table-cell table:style-name="BGUVII.A1" office:value-type="string">
            <text:p text:style-name="P42">3</text:p>
          </table:table-cell>
          <table:table-cell table:style-name="BGUV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BGUVIII" table:style-name="BGUVIII">
        <table:table-column table:style-name="BGUVIII.A"/>
        <table:table-column table:style-name="BGUVIII.B"/>
        <table:table-column table:style-name="BGUVIII.C"/>
        <table:table-row table:style-name="BGUVIII.1">
          <table:table-cell table:style-name="BGUVIII.A1" office:value-type="string">
            <text:p text:style-name="P10">36 c</text:p>
          </table:table-cell>
          <table:table-cell table:style-name="BGUVIII.A1" office:value-type="string">
            <text:p text:style-name="P42">3</text:p>
          </table:table-cell>
          <table:table-cell table:style-name="BGUV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X" table:style-name="BGUIX">
        <table:table-column table:style-name="BGUIX.A"/>
        <table:table-column table:style-name="BGUIX.B"/>
        <table:table-column table:style-name="BGUIX.C"/>
        <table:table-row table:style-name="BGUIX.1">
          <table:table-cell table:style-name="BGUIX.A1" office:value-type="string">
            <text:p text:style-name="P10">36 c</text:p>
          </table:table-cell>
          <table:table-cell table:style-name="BGUIX.A1" office:value-type="string">
            <text:p text:style-name="P42">3</text:p>
          </table:table-cell>
          <table:table-cell table:style-name="BGUIX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" table:style-name="BGUX">
        <table:table-column table:style-name="BGUX.A"/>
        <table:table-column table:style-name="BGUX.B"/>
        <table:table-column table:style-name="BGUX.C"/>
        <table:table-row table:style-name="BGUX.1">
          <table:table-cell table:style-name="BGUX.A1" office:value-type="string">
            <text:p text:style-name="P10">36 c</text:p>
          </table:table-cell>
          <table:table-cell table:style-name="BGUX.A1" office:value-type="string">
            <text:p text:style-name="P42">3</text:p>
          </table:table-cell>
          <table:table-cell table:style-name="BGUX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" table:style-name="BGUXI">
        <table:table-column table:style-name="BGUXI.A"/>
        <table:table-column table:style-name="BGUXI.B"/>
        <table:table-column table:style-name="BGUXI.C"/>
        <table:table-row table:style-name="BGUXI.1">
          <table:table-cell table:style-name="BGUXI.A1" office:value-type="string">
            <text:p text:style-name="P10">36 c</text:p>
          </table:table-cell>
          <table:table-cell table:style-name="BGUXI.A1" office:value-type="string">
            <text:p text:style-name="P42">3</text:p>
          </table:table-cell>
          <table:table-cell table:style-name="BGUX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" table:style-name="BGUXII">
        <table:table-column table:style-name="BGUXII.A"/>
        <table:table-column table:style-name="BGUXII.B"/>
        <table:table-column table:style-name="BGUXII.C"/>
        <table:table-row table:style-name="BGUXII.1">
          <table:table-cell table:style-name="BGUXII.A1" office:value-type="string">
            <text:p text:style-name="P10">36 c</text:p>
          </table:table-cell>
          <table:table-cell table:style-name="BGUXII.A1" office:value-type="string">
            <text:p text:style-name="P42">3</text:p>
          </table:table-cell>
          <table:table-cell table:style-name="BGUX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I" table:style-name="BGUXIII">
        <table:table-column table:style-name="BGUXIII.A"/>
        <table:table-column table:style-name="BGUXIII.B"/>
        <table:table-column table:style-name="BGUXIII.C"/>
        <table:table-row table:style-name="BGUXIII.1">
          <table:table-cell table:style-name="BGUXIII.A1" office:value-type="string">
            <text:p text:style-name="P10">36 c</text:p>
          </table:table-cell>
          <table:table-cell table:style-name="BGUXIII.A1" office:value-type="string">
            <text:p text:style-name="P42">3</text:p>
          </table:table-cell>
          <table:table-cell table:style-name="BGUX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V" table:style-name="BGUXIV">
        <table:table-column table:style-name="BGUXIV.A"/>
        <table:table-column table:style-name="BGUXIV.B"/>
        <table:table-column table:style-name="BGUXIV.C"/>
        <table:table-row table:style-name="BGUXIV.1">
          <table:table-cell table:style-name="BGUXIV.A1" office:value-type="string">
            <text:p text:style-name="P10">36 c</text:p>
          </table:table-cell>
          <table:table-cell table:style-name="BGUXIV.A1" office:value-type="string">
            <text:p text:style-name="P42">3</text:p>
          </table:table-cell>
          <table:table-cell table:style-name="BGUXI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" table:style-name="BGUXV">
        <table:table-column table:style-name="BGUXV.A"/>
        <table:table-column table:style-name="BGUXV.B"/>
        <table:table-column table:style-name="BGUXV.C"/>
        <table:table-row table:style-name="BGUXV.1">
          <table:table-cell table:style-name="BGUXV.A1" office:value-type="string">
            <text:p text:style-name="P10">36 c</text:p>
          </table:table-cell>
          <table:table-cell table:style-name="BGUXV.A1" office:value-type="string">
            <text:p text:style-name="P42">3</text:p>
          </table:table-cell>
          <table:table-cell table:style-name="BGUX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" table:style-name="BGUXVI">
        <table:table-column table:style-name="BGUXVI.A"/>
        <table:table-column table:style-name="BGUXVI.B"/>
        <table:table-column table:style-name="BGUXVI.C"/>
        <table:table-row table:style-name="BGUXVI.1">
          <table:table-cell table:style-name="BGUXVI.A1" office:value-type="string">
            <text:p text:style-name="P10">36 c</text:p>
          </table:table-cell>
          <table:table-cell table:style-name="BGUXVI.A1" office:value-type="string">
            <text:p text:style-name="P42">3</text:p>
          </table:table-cell>
          <table:table-cell table:style-name="BGUXV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" table:style-name="BGUXVII">
        <table:table-column table:style-name="BGUXVII.A"/>
        <table:table-column table:style-name="BGUXVII.B"/>
        <table:table-column table:style-name="BGUXVII.C"/>
        <table:table-row table:style-name="BGUXVII.1">
          <table:table-cell table:style-name="BGUXVII.A1" office:value-type="string">
            <text:p text:style-name="P10">36 c</text:p>
          </table:table-cell>
          <table:table-cell table:style-name="BGUXVII.A1" office:value-type="string">
            <text:p text:style-name="P42">3</text:p>
          </table:table-cell>
          <table:table-cell table:style-name="BGUXV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I" table:style-name="BGUXVIII">
        <table:table-column table:style-name="BGUXVIII.A"/>
        <table:table-column table:style-name="BGUXVIII.B"/>
        <table:table-column table:style-name="BGUXVIII.C"/>
        <table:table-row table:style-name="BGUXVIII.1">
          <table:table-cell table:style-name="BGUXVIII.A1" office:value-type="string">
            <text:p text:style-name="P10">36 c</text:p>
          </table:table-cell>
          <table:table-cell table:style-name="BGUXVIII.A1" office:value-type="string">
            <text:p text:style-name="P42">3</text:p>
          </table:table-cell>
          <table:table-cell table:style-name="BGUXV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X" table:style-name="BGUXIX">
        <table:table-column table:style-name="BGUXIX.A"/>
        <table:table-column table:style-name="BGUXIX.B"/>
        <table:table-column table:style-name="BGUXIX.C"/>
        <table:table-row table:style-name="BGUXIX.1">
          <table:table-cell table:style-name="BGUXIX.A1" office:value-type="string">
            <text:p text:style-name="P10">36 c</text:p>
          </table:table-cell>
          <table:table-cell table:style-name="BGUXIX.A1" office:value-type="string">
            <text:p text:style-name="P42">3</text:p>
          </table:table-cell>
          <table:table-cell table:style-name="BGUXIX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Frisk" table:style-name="PBerlFrisk">
        <table:table-column table:style-name="PBerlFrisk.A"/>
        <table:table-column table:style-name="PBerlFrisk.B"/>
        <table:table-column table:style-name="PBerlFrisk.C"/>
        <table:table-row table:style-name="PBerlFrisk.1">
          <table:table-cell table:style-name="PBerlFrisk.A1" office:value-type="string">
            <text:p text:style-name="P11">36 c</text:p>
          </table:table-cell>
          <table:table-cell table:style-name="PBerlFrisk.A1" office:value-type="string">
            <text:p text:style-name="P43">3</text:p>
          </table:table-cell>
          <table:table-cell table:style-name="PBerlFrisk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BerlLeihgI" table:style-name="PBerlLeihgI">
        <table:table-column table:style-name="PBerlLeihgI.A"/>
        <table:table-column table:style-name="PBerlLeihgI.B"/>
        <table:table-column table:style-name="PBerlLeihgI.C"/>
        <table:table-row table:style-name="PBerlLeihgI.1">
          <table:table-cell table:style-name="PBerlLeihgI.A1" office:value-type="string">
            <text:p text:style-name="P11">36 c</text:p>
          </table:table-cell>
          <table:table-cell table:style-name="PBerlLeihgI.A1" office:value-type="string">
            <text:p text:style-name="P43">3</text:p>
          </table:table-cell>
          <table:table-cell table:style-name="PBerlLeihg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LeihgII" table:style-name="PBerlLeihgII">
        <table:table-column table:style-name="PBerlLeihgII.A"/>
        <table:table-column table:style-name="PBerlLeihgII.B"/>
        <table:table-column table:style-name="PBerlLeihgII.C"/>
        <table:table-row table:style-name="PBerlLeihgII.1">
          <table:table-cell table:style-name="PBerlLeihgII.A1" office:value-type="string">
            <text:p text:style-name="P11">36 c</text:p>
          </table:table-cell>
          <table:table-cell table:style-name="PBerlLeihgII.A1" office:value-type="string">
            <text:p text:style-name="P43">3</text:p>
          </table:table-cell>
          <table:table-cell table:style-name="PBerlLeihg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Mller" table:style-name="PBerlMller">
        <table:table-column table:style-name="PBerlMller.A"/>
        <table:table-column table:style-name="PBerlMller.B"/>
        <table:table-column table:style-name="PBerlMller.C"/>
        <table:table-row table:style-name="PBerlMller.1">
          <table:table-cell table:style-name="PBerlMller.A1" office:value-type="string">
            <text:p text:style-name="P11">36 c</text:p>
          </table:table-cell>
          <table:table-cell table:style-name="PBerlMller.A1" office:value-type="string">
            <text:p text:style-name="P43">3</text:p>
          </table:table-cell>
          <table:table-cell table:style-name="PBerlMller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Salmen" table:style-name="PBerlSalmen">
        <table:table-column table:style-name="PBerlSalmen.A"/>
        <table:table-column table:style-name="PBerlSalmen.B"/>
        <table:table-column table:style-name="PBerlSalmen.C"/>
        <table:table-row table:style-name="PBerlSalmen.1">
          <table:table-cell table:style-name="PBerlSalmen.A1" office:value-type="string">
            <text:p text:style-name="P11">36 c</text:p>
          </table:table-cell>
          <table:table-cell table:style-name="PBerlSalmen.A1" office:value-type="string">
            <text:p text:style-name="P43">3</text:p>
          </table:table-cell>
          <table:table-cell table:style-name="PBerlSalme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Zilliacus" table:style-name="PBerlZilliacus">
        <table:table-column table:style-name="PBerlZilliacus.A"/>
        <table:table-column table:style-name="PBerlZilliacus.B"/>
        <table:table-column table:style-name="PBerlZilliacus.C"/>
        <table:table-row table:style-name="PBerlZilliacus.1">
          <table:table-cell table:style-name="PBerlZilliacus.A1" office:value-type="string">
            <text:p text:style-name="P11">36 c</text:p>
          </table:table-cell>
          <table:table-cell table:style-name="PBerlZilliacus.A1" office:value-type="string">
            <text:p text:style-name="P43">3</text:p>
          </table:table-cell>
          <table:table-cell table:style-name="PBerlZilliacus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ingen" table:style-name="PBingen">
        <table:table-column table:style-name="PBingen.A"/>
        <table:table-column table:style-name="PBingen.B"/>
        <table:table-column table:style-name="PBingen.C"/>
        <table:table-row table:style-name="PBingen.1">
          <table:table-cell table:style-name="PBingen.A1" office:value-type="string">
            <text:p text:style-name="P11">36 c</text:p>
          </table:table-cell>
          <table:table-cell table:style-name="PBingen.A1" office:value-type="string">
            <text:p text:style-name="P43">3</text:p>
          </table:table-cell>
          <table:table-cell table:style-name="PBinge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dlI" table:style-name="PBodlI">
        <table:table-column table:style-name="PBodlI.A"/>
        <table:table-column table:style-name="PBodlI.B"/>
        <table:table-column table:style-name="PBodlI.C"/>
        <table:table-row table:style-name="PBodlI.1">
          <table:table-cell table:style-name="PBodlI.A1" office:value-type="string">
            <text:p text:style-name="P11">36 c</text:p>
          </table:table-cell>
          <table:table-cell table:style-name="PBodlI.A1" office:value-type="string">
            <text:p text:style-name="P43">3</text:p>
          </table:table-cell>
          <table:table-cell table:style-name="PBodl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n" table:style-name="PBon">
        <table:table-column table:style-name="PBon.A"/>
        <table:table-column table:style-name="PBon.B"/>
        <table:table-column table:style-name="PBon.C"/>
        <table:table-row table:style-name="PBon.1">
          <table:table-cell table:style-name="PBon.A1" office:value-type="string">
            <text:p text:style-name="P11">36 c</text:p>
          </table:table-cell>
          <table:table-cell table:style-name="PBon.A1" office:value-type="string">
            <text:p text:style-name="P43">3</text:p>
          </table:table-cell>
          <table:table-cell table:style-name="PBo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uriant" table:style-name="PBouriant">
        <table:table-column table:style-name="PBouriant.A"/>
        <table:table-column table:style-name="PBouriant.B"/>
        <table:table-column table:style-name="PBouriant.C"/>
        <table:table-row table:style-name="PBouriant.1">
          <table:table-cell table:style-name="PBouriant.A1" office:value-type="string">
            <text:p text:style-name="P11">36 c</text:p>
          </table:table-cell>
          <table:table-cell table:style-name="PBouriant.A1" office:value-type="string">
            <text:p text:style-name="P43">3</text:p>
          </table:table-cell>
          <table:table-cell table:style-name="PBouriant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em" table:style-name="PBrem">
        <table:table-column table:style-name="PBrem.A"/>
        <table:table-column table:style-name="PBrem.B"/>
        <table:table-column table:style-name="PBrem.C"/>
        <table:table-row table:style-name="PBrem.1">
          <table:table-cell table:style-name="PBrem.A1" office:value-type="string">
            <text:p text:style-name="P11">36 c</text:p>
          </table:table-cell>
          <table:table-cell table:style-name="PBrem.A1" office:value-type="string">
            <text:p text:style-name="P43">3</text:p>
          </table:table-cell>
          <table:table-cell table:style-name="PBrem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ooklyn" table:style-name="PBrooklyn">
        <table:table-column table:style-name="PBrooklyn.A"/>
        <table:table-column table:style-name="PBrooklyn.B"/>
        <table:table-column table:style-name="PBrooklyn.C"/>
        <table:table-row table:style-name="PBrooklyn.1">
          <table:table-cell table:style-name="PBrooklyn.A1" office:value-type="string">
            <text:p text:style-name="P11">36 c</text:p>
          </table:table-cell>
          <table:table-cell table:style-name="PBrooklyn.A1" office:value-type="string">
            <text:p text:style-name="P43">3</text:p>
          </table:table-cell>
          <table:table-cell table:style-name="PBrookly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ubII" table:style-name="PBubII">
        <table:table-column table:style-name="PBubII.A"/>
        <table:table-column table:style-name="PBubII.B"/>
        <table:table-column table:style-name="PBubII.C"/>
        <table:table-row table:style-name="PBubII.1">
          <table:table-cell table:style-name="PBubII.A1" office:value-type="string">
            <text:p text:style-name="P11">36 c</text:p>
          </table:table-cell>
          <table:table-cell table:style-name="PBubII.A1" office:value-type="string">
            <text:p text:style-name="P43">3</text:p>
          </table:table-cell>
          <table:table-cell table:style-name="PBub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Goodspeed" table:style-name="PCairoGoodspeed">
        <table:table-column table:style-name="PCairoGoodspeed.A"/>
        <table:table-column table:style-name="PCairoGoodspeed.B"/>
        <table:table-column table:style-name="PCairoGoodspeed.C"/>
        <table:table-row table:style-name="PCairoGoodspeed.1">
          <table:table-cell table:style-name="PCairoGoodspeed.A1" office:value-type="string">
            <text:p text:style-name="P11">36 c</text:p>
          </table:table-cell>
          <table:table-cell table:style-name="PCairoGoodspeed.A1" office:value-type="string">
            <text:p text:style-name="P43">3</text:p>
          </table:table-cell>
          <table:table-cell table:style-name="PCairoGoodspeed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airoMaspI" table:style-name="PCairoMaspI">
        <table:table-column table:style-name="PCairoMaspI.A"/>
        <table:table-column table:style-name="PCairoMaspI.B"/>
        <table:table-column table:style-name="PCairoMaspI.C"/>
        <table:table-row table:style-name="PCairoMaspI.1">
          <table:table-cell table:style-name="PCairoMaspI.A1" office:value-type="string">
            <text:p text:style-name="P11">36 c</text:p>
          </table:table-cell>
          <table:table-cell table:style-name="PCairoMaspI.A1" office:value-type="string">
            <text:p text:style-name="P43">3</text:p>
          </table:table-cell>
          <table:table-cell table:style-name="PCairoMasp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" table:style-name="PCairoMaspII">
        <table:table-column table:style-name="PCairoMaspII.A"/>
        <table:table-column table:style-name="PCairoMaspII.B"/>
        <table:table-column table:style-name="PCairoMaspII.C"/>
        <table:table-row table:style-name="PCairoMaspII.1">
          <table:table-cell table:style-name="PCairoMaspII.A1" office:value-type="string">
            <text:p text:style-name="P11">36 c</text:p>
          </table:table-cell>
          <table:table-cell table:style-name="PCairoMaspII.A1" office:value-type="string">
            <text:p text:style-name="P43">3</text:p>
          </table:table-cell>
          <table:table-cell table:style-name="PCairoMasp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I" table:style-name="PCairoMaspIII">
        <table:table-column table:style-name="PCairoMaspIII.A"/>
        <table:table-column table:style-name="PCairoMaspIII.B"/>
        <table:table-column table:style-name="PCairoMaspIII.C"/>
        <table:table-row table:style-name="PCairoMaspIII.1">
          <table:table-cell table:style-name="PCairoMaspIII.A1" office:value-type="string">
            <text:p text:style-name="P11">36 c</text:p>
          </table:table-cell>
          <table:table-cell table:style-name="PCairoMaspIII.A1" office:value-type="string">
            <text:p text:style-name="P43">3</text:p>
          </table:table-cell>
          <table:table-cell table:style-name="PCairoMasp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Preis" table:style-name="PCairoPreis">
        <table:table-column table:style-name="PCairoPreis.A"/>
        <table:table-column table:style-name="PCairoPreis.B"/>
        <table:table-column table:style-name="PCairoPreis.C"/>
        <table:table-row table:style-name="PCairoPreis.1">
          <table:table-cell table:style-name="PCairoPreis.A1" office:value-type="string">
            <text:p text:style-name="P11">36 c</text:p>
          </table:table-cell>
          <table:table-cell table:style-name="PCairoPreis.A1" office:value-type="string">
            <text:p text:style-name="P43">3</text:p>
          </table:table-cell>
          <table:table-cell table:style-name="PCairoPreis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Salem" table:style-name="PCairoSalem">
        <table:table-column table:style-name="PCairoSalem.A"/>
        <table:table-column table:style-name="PCairoSalem.B"/>
        <table:table-column table:style-name="PCairoSalem.C"/>
        <table:table-row table:style-name="PCairoSalem.1">
          <table:table-cell table:style-name="PCairoSalem.A1" office:value-type="string">
            <text:p text:style-name="P11">36 c</text:p>
          </table:table-cell>
          <table:table-cell table:style-name="PCairoSalem.A1" office:value-type="string">
            <text:p text:style-name="P43">3</text:p>
          </table:table-cell>
          <table:table-cell table:style-name="PCairoSalem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" table:style-name="PCairoZenI">
        <table:table-column table:style-name="PCairoZenI.A"/>
        <table:table-column table:style-name="PCairoZenI.B"/>
        <table:table-column table:style-name="PCairoZenI.C"/>
        <table:table-row table:style-name="PCairoZenI.1">
          <table:table-cell table:style-name="PCairoZenI.A1" office:value-type="string">
            <text:p text:style-name="P11">36 c</text:p>
          </table:table-cell>
          <table:table-cell table:style-name="PCairoZenI.A1" office:value-type="string">
            <text:p text:style-name="P43">3</text:p>
          </table:table-cell>
          <table:table-cell table:style-name="PCairoZen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" table:style-name="PCairoZenII">
        <table:table-column table:style-name="PCairoZenII.A"/>
        <table:table-column table:style-name="PCairoZenII.B"/>
        <table:table-column table:style-name="PCairoZenII.C"/>
        <table:table-row table:style-name="PCairoZenII.1">
          <table:table-cell table:style-name="PCairoZenII.A1" office:value-type="string">
            <text:p text:style-name="P11">36 c</text:p>
          </table:table-cell>
          <table:table-cell table:style-name="PCairoZenII.A1" office:value-type="string">
            <text:p text:style-name="P43">3</text:p>
          </table:table-cell>
          <table:table-cell table:style-name="PCairoZen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I" table:style-name="PCairoZenIII">
        <table:table-column table:style-name="PCairoZenIII.A"/>
        <table:table-column table:style-name="PCairoZenIII.B"/>
        <table:table-column table:style-name="PCairoZenIII.C"/>
        <table:table-row table:style-name="PCairoZenIII.1">
          <table:table-cell table:style-name="PCairoZenIII.A1" office:value-type="string">
            <text:p text:style-name="P11">36 c</text:p>
          </table:table-cell>
          <table:table-cell table:style-name="PCairoZenIII.A1" office:value-type="string">
            <text:p text:style-name="P43">3</text:p>
          </table:table-cell>
          <table:table-cell table:style-name="PCairoZen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V" table:style-name="PCairoZenIV">
        <table:table-column table:style-name="PCairoZenIV.A"/>
        <table:table-column table:style-name="PCairoZenIV.B"/>
        <table:table-column table:style-name="PCairoZenIV.C"/>
        <table:table-row table:style-name="PCairoZenIV.1">
          <table:table-cell table:style-name="PCairoZenIV.A1" office:value-type="string">
            <text:p text:style-name="P11">36 c</text:p>
          </table:table-cell>
          <table:table-cell table:style-name="PCairoZenIV.A1" office:value-type="string">
            <text:p text:style-name="P43">3</text:p>
          </table:table-cell>
          <table:table-cell table:style-name="PCairoZenI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V" table:style-name="PCairoZenV">
        <table:table-column table:style-name="PCairoZenV.A"/>
        <table:table-column table:style-name="PCairoZenV.B"/>
        <table:table-column table:style-name="PCairoZenV.C"/>
        <table:table-row table:style-name="PCairoZenV.1">
          <table:table-cell table:style-name="PCairoZenV.A1" office:value-type="string">
            <text:p text:style-name="P11">36 c</text:p>
          </table:table-cell>
          <table:table-cell table:style-name="PCairoZenV.A1" office:value-type="string">
            <text:p text:style-name="P43">3</text:p>
          </table:table-cell>
          <table:table-cell table:style-name="PCairoZen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hartaeLatinaeXII" table:style-name="ChartaeLatinaeXII">
        <table:table-column table:style-name="ChartaeLatinaeXII.A"/>
        <table:table-column table:style-name="ChartaeLatinaeXII.B"/>
        <table:table-column table:style-name="ChartaeLatinaeXII.C"/>
        <table:table-row table:style-name="ChartaeLatinaeXII.1">
          <table:table-cell table:style-name="ChartaeLatinaeXII.A1" office:value-type="string">
            <text:p text:style-name="P11">36 c</text:p>
          </table:table-cell>
          <table:table-cell table:style-name="ChartaeLatinaeXII.A1" office:value-type="string">
            <text:p text:style-name="P43">3</text:p>
          </table:table-cell>
          <table:table-cell table:style-name="ChartaeLatinaeX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" table:style-name="PCollYoutieI">
        <table:table-column table:style-name="PCollYoutieI.A"/>
        <table:table-column table:style-name="PCollYoutieI.B"/>
        <table:table-column table:style-name="PCollYoutieI.C"/>
        <table:table-row table:style-name="PCollYoutieI.1">
          <table:table-cell table:style-name="PCollYoutieI.A1" office:value-type="string">
            <text:p text:style-name="P11">36 c</text:p>
          </table:table-cell>
          <table:table-cell table:style-name="PCollYoutieI.A1" office:value-type="string">
            <text:p text:style-name="P43">3</text:p>
          </table:table-cell>
          <table:table-cell table:style-name="PCollYoutie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I" table:style-name="PCollYoutieII">
        <table:table-column table:style-name="PCollYoutieII.A"/>
        <table:table-column table:style-name="PCollYoutieII.B"/>
        <table:table-column table:style-name="PCollYoutieII.C"/>
        <table:table-row table:style-name="PCollYoutieII.1">
          <table:table-cell table:style-name="PCollYoutieII.A1" office:value-type="string">
            <text:p text:style-name="P11">36 c</text:p>
          </table:table-cell>
          <table:table-cell table:style-name="PCollYoutieII.A1" office:value-type="string">
            <text:p text:style-name="P43">3</text:p>
          </table:table-cell>
          <table:table-cell table:style-name="PCollYoutie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oltNessIII" table:style-name="PColtNessIII">
        <table:table-column table:style-name="PColtNessIII.A"/>
        <table:table-column table:style-name="PColtNessIII.B"/>
        <table:table-column table:style-name="PColtNessIII.C"/>
        <table:table-row table:style-name="PColtNessIII.1">
          <table:table-cell table:style-name="PColtNessIII.A1" office:value-type="string">
            <text:p text:style-name="P11">36 c</text:p>
          </table:table-cell>
          <table:table-cell table:style-name="PColtNessIII.A1" office:value-type="string">
            <text:p text:style-name="P43">3</text:p>
          </table:table-cell>
          <table:table-cell table:style-name="PColtNess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" table:style-name="PColI">
        <table:table-column table:style-name="PColI.A"/>
        <table:table-column table:style-name="PColI.B"/>
        <table:table-column table:style-name="PColI.C"/>
        <table:table-row table:style-name="PColI.1">
          <table:table-cell table:style-name="PColI.A1" office:value-type="string">
            <text:p text:style-name="P11">36 c</text:p>
          </table:table-cell>
          <table:table-cell table:style-name="PColI.A1" office:value-type="string">
            <text:p text:style-name="P43">3</text:p>
          </table:table-cell>
          <table:table-cell table:style-name="PCol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I" table:style-name="PColII">
        <table:table-column table:style-name="PColII.A"/>
        <table:table-column table:style-name="PColII.B"/>
        <table:table-column table:style-name="PColII.C"/>
        <table:table-row table:style-name="PColII.1">
          <table:table-cell table:style-name="PColII.A1" office:value-type="string">
            <text:p text:style-name="P11">36 c</text:p>
          </table:table-cell>
          <table:table-cell table:style-name="PColII.A1" office:value-type="string">
            <text:p text:style-name="P43">3</text:p>
          </table:table-cell>
          <table:table-cell table:style-name="PCol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" table:style-name="PColV">
        <table:table-column table:style-name="PColV.A"/>
        <table:table-column table:style-name="PColV.B"/>
        <table:table-column table:style-name="PColV.C"/>
        <table:table-row table:style-name="PColV.1">
          <table:table-cell table:style-name="PColV.A1" office:value-type="string">
            <text:p text:style-name="P11">36 c</text:p>
          </table:table-cell>
          <table:table-cell table:style-name="PColV.A1" office:value-type="string">
            <text:p text:style-name="P43">3</text:p>
          </table:table-cell>
          <table:table-cell table:style-name="PCol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" table:style-name="PColVI">
        <table:table-column table:style-name="PColVI.A"/>
        <table:table-column table:style-name="PColVI.B"/>
        <table:table-column table:style-name="PColVI.C"/>
        <table:table-row table:style-name="PColVI.1">
          <table:table-cell table:style-name="PColVI.A1" office:value-type="string">
            <text:p text:style-name="P11">36 c</text:p>
          </table:table-cell>
          <table:table-cell table:style-name="PColVI.A1" office:value-type="string">
            <text:p text:style-name="P43">3</text:p>
          </table:table-cell>
          <table:table-cell table:style-name="PColV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II" table:style-name="PColVIII">
        <table:table-column table:style-name="PColVIII.A"/>
        <table:table-column table:style-name="PColVIII.B"/>
        <table:table-column table:style-name="PColVIII.C"/>
        <table:table-row table:style-name="PColVIII.1">
          <table:table-cell table:style-name="PColVIII.A1" office:value-type="string">
            <text:p text:style-name="P11">36 c</text:p>
          </table:table-cell>
          <table:table-cell table:style-name="PColVIII.A1" office:value-type="string">
            <text:p text:style-name="P43">3</text:p>
          </table:table-cell>
          <table:table-cell table:style-name="PColV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X" table:style-name="PColX">
        <table:table-column table:style-name="PColX.A"/>
        <table:table-column table:style-name="PColX.B"/>
        <table:table-column table:style-name="PColX.C"/>
        <table:table-row table:style-name="PColX.1">
          <table:table-cell table:style-name="PColX.A1" office:value-type="string">
            <text:p text:style-name="P11">36 c</text:p>
          </table:table-cell>
          <table:table-cell table:style-name="PColX.A1" office:value-type="string">
            <text:p text:style-name="P43">3</text:p>
          </table:table-cell>
          <table:table-cell table:style-name="PColX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" table:style-name="PColZenI">
        <table:table-column table:style-name="PColZenI.A"/>
        <table:table-column table:style-name="PColZenI.B"/>
        <table:table-column table:style-name="PColZenI.C"/>
        <table:table-row table:style-name="PColZenI.1">
          <table:table-cell table:style-name="PColZenI.A1" office:value-type="string">
            <text:p text:style-name="P11">36 c</text:p>
          </table:table-cell>
          <table:table-cell table:style-name="PColZenI.A1" office:value-type="string">
            <text:p text:style-name="P43">3</text:p>
          </table:table-cell>
          <table:table-cell table:style-name="PColZen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I" table:style-name="PColZenII">
        <table:table-column table:style-name="PColZenII.A"/>
        <table:table-column table:style-name="PColZenII.B"/>
        <table:table-column table:style-name="PColZenII.C"/>
        <table:table-row table:style-name="PColZenII.1">
          <table:table-cell table:style-name="PColZenII.A1" office:value-type="string">
            <text:p text:style-name="P11">36 c</text:p>
          </table:table-cell>
          <table:table-cell table:style-name="PColZenII.A1" office:value-type="string">
            <text:p text:style-name="P43">3</text:p>
          </table:table-cell>
          <table:table-cell table:style-name="PColZen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rnell" table:style-name="PCornell">
        <table:table-column table:style-name="PCornell.A"/>
        <table:table-column table:style-name="PCornell.B"/>
        <table:table-column table:style-name="PCornell.C"/>
        <table:table-row table:style-name="PCornell.1">
          <table:table-cell table:style-name="PCornell.A1" office:value-type="string">
            <text:p text:style-name="P11">36 c</text:p>
          </table:table-cell>
          <table:table-cell table:style-name="PCornell.A1" office:value-type="string">
            <text:p text:style-name="P43">3</text:p>
          </table:table-cell>
          <table:table-cell table:style-name="PCornell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EML" table:style-name="CEML">
        <table:table-column table:style-name="CEML.A"/>
        <table:table-column table:style-name="CEML.B"/>
        <table:table-column table:style-name="CEML.C"/>
        <table:table-row table:style-name="CEML.1">
          <table:table-cell table:style-name="CEML.A1" office:value-type="string">
            <text:p text:style-name="P12">36 c</text:p>
          </table:table-cell>
          <table:table-cell table:style-name="CEML.A1" office:value-type="string">
            <text:p text:style-name="P44">3</text:p>
          </table:table-cell>
          <table:table-cell table:style-name="CEML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OrdPtol" table:style-name="COrdPtol">
        <table:table-column table:style-name="COrdPtol.A"/>
        <table:table-column table:style-name="COrdPtol.B"/>
        <table:table-column table:style-name="COrdPtol.C"/>
        <table:table-row table:style-name="COrdPtol.1">
          <table:table-cell table:style-name="COrdPtol.A1" office:value-type="string">
            <text:p text:style-name="P12">36 c</text:p>
          </table:table-cell>
          <table:table-cell table:style-name="COrdPtol.A1" office:value-type="string">
            <text:p text:style-name="P44">3</text:p>
          </table:table-cell>
          <table:table-cell table:style-name="COrdPtol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JII" table:style-name="CPJII">
        <table:table-column table:style-name="CPJII.A"/>
        <table:table-column table:style-name="CPJII.B"/>
        <table:table-column table:style-name="CPJII.C"/>
        <table:table-row table:style-name="CPJII.1">
          <table:table-cell table:style-name="CPJII.A1" office:value-type="string">
            <text:p text:style-name="P12">36 c</text:p>
          </table:table-cell>
          <table:table-cell table:style-name="CPJII.A1" office:value-type="string">
            <text:p text:style-name="P44">3</text:p>
          </table:table-cell>
          <table:table-cell table:style-name="CPJ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I" table:style-name="CPRI">
        <table:table-column table:style-name="CPRI.A"/>
        <table:table-column table:style-name="CPRI.B"/>
        <table:table-column table:style-name="CPRI.C"/>
        <table:table-row table:style-name="CPRI.1">
          <table:table-cell table:style-name="CPRI.A1" office:value-type="string">
            <text:p text:style-name="P12">36 c</text:p>
          </table:table-cell>
          <table:table-cell table:style-name="CPRI.A1" office:value-type="string">
            <text:p text:style-name="P44">3</text:p>
          </table:table-cell>
          <table:table-cell table:style-name="CPR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" table:style-name="CPRV">
        <table:table-column table:style-name="CPRV.A"/>
        <table:table-column table:style-name="CPRV.B"/>
        <table:table-column table:style-name="CPRV.C"/>
        <table:table-row table:style-name="CPRV.1">
          <table:table-cell table:style-name="CPRV.A1" office:value-type="string">
            <text:p text:style-name="P12">36 c</text:p>
          </table:table-cell>
          <table:table-cell table:style-name="CPRV.A1" office:value-type="string">
            <text:p text:style-name="P44">3</text:p>
          </table:table-cell>
          <table:table-cell table:style-name="CPR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" table:style-name="CPRVI">
        <table:table-column table:style-name="CPRVI.A"/>
        <table:table-column table:style-name="CPRVI.B"/>
        <table:table-column table:style-name="CPRVI.C"/>
        <table:table-row table:style-name="CPRVI.1">
          <table:table-cell table:style-name="CPRVI.A1" office:value-type="string">
            <text:p text:style-name="P12">36 c</text:p>
          </table:table-cell>
          <table:table-cell table:style-name="CPRVI.A1" office:value-type="string">
            <text:p text:style-name="P44">3</text:p>
          </table:table-cell>
          <table:table-cell table:style-name="CPRV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" table:style-name="CPRVII">
        <table:table-column table:style-name="CPRVII.A"/>
        <table:table-column table:style-name="CPRVII.B"/>
        <table:table-column table:style-name="CPRVII.C"/>
        <table:table-row table:style-name="CPRVII.1">
          <table:table-cell table:style-name="CPRVII.A1" office:value-type="string">
            <text:p text:style-name="P12">36 c</text:p>
          </table:table-cell>
          <table:table-cell table:style-name="CPRVII.A1" office:value-type="string">
            <text:p text:style-name="P44">3</text:p>
          </table:table-cell>
          <table:table-cell table:style-name="CPRV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I" table:style-name="CPRVIII">
        <table:table-column table:style-name="CPRVIII.A"/>
        <table:table-column table:style-name="CPRVIII.B"/>
        <table:table-column table:style-name="CPRVIII.C"/>
        <table:table-row table:style-name="CPRVIII.1">
          <table:table-cell table:style-name="CPRVIII.A1" office:value-type="string">
            <text:p text:style-name="P12">36 c</text:p>
          </table:table-cell>
          <table:table-cell table:style-name="CPRVIII.A1" office:value-type="string">
            <text:p text:style-name="P44">3</text:p>
          </table:table-cell>
          <table:table-cell table:style-name="CPRV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IX" table:style-name="CPRIX">
        <table:table-column table:style-name="CPRIX.A"/>
        <table:table-column table:style-name="CPRIX.B"/>
        <table:table-column table:style-name="CPRIX.C"/>
        <table:table-row table:style-name="CPRIX.1">
          <table:table-cell table:style-name="CPRIX.A1" office:value-type="string">
            <text:p text:style-name="P12">36 c</text:p>
          </table:table-cell>
          <table:table-cell table:style-name="CPRIX.A1" office:value-type="string">
            <text:p text:style-name="P44">3</text:p>
          </table:table-cell>
          <table:table-cell table:style-name="CPRI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" table:style-name="CPRX">
        <table:table-column table:style-name="CPRX.A"/>
        <table:table-column table:style-name="CPRX.B"/>
        <table:table-column table:style-name="CPRX.C"/>
        <table:table-row table:style-name="CPRX.1">
          <table:table-cell table:style-name="CPRX.A1" office:value-type="string">
            <text:p text:style-name="P12">36 c</text:p>
          </table:table-cell>
          <table:table-cell table:style-name="CPRX.A1" office:value-type="string">
            <text:p text:style-name="P44">3</text:p>
          </table:table-cell>
          <table:table-cell table:style-name="CPR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II" table:style-name="CPRXIII">
        <table:table-column table:style-name="CPRXIII.A"/>
        <table:table-column table:style-name="CPRXIII.B"/>
        <table:table-column table:style-name="CPRXIII.C"/>
        <table:table-row table:style-name="CPRXIII.1">
          <table:table-cell table:style-name="CPRXIII.A1" office:value-type="string">
            <text:p text:style-name="P12">36 c</text:p>
          </table:table-cell>
          <table:table-cell table:style-name="CPRXIII.A1" office:value-type="string">
            <text:p text:style-name="P44">3</text:p>
          </table:table-cell>
          <table:table-cell table:style-name="CPRX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V" table:style-name="CPRXIV">
        <table:table-column table:style-name="CPRXIV.A"/>
        <table:table-column table:style-name="CPRXIV.B"/>
        <table:table-column table:style-name="CPRXIV.C"/>
        <table:table-row table:style-name="CPRXIV.1">
          <table:table-cell table:style-name="CPRXIV.A1" office:value-type="string">
            <text:p text:style-name="P12">36 c</text:p>
          </table:table-cell>
          <table:table-cell table:style-name="CPRXIV.A1" office:value-type="string">
            <text:p text:style-name="P44">3</text:p>
          </table:table-cell>
          <table:table-cell table:style-name="CPRXI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" table:style-name="CPRXV">
        <table:table-column table:style-name="CPRXV.A"/>
        <table:table-column table:style-name="CPRXV.B"/>
        <table:table-column table:style-name="CPRXV.C"/>
        <table:table-row table:style-name="CPRXV.1">
          <table:table-cell table:style-name="CPRXV.A1" office:value-type="string">
            <text:p text:style-name="P12">36 c</text:p>
          </table:table-cell>
          <table:table-cell table:style-name="CPRXV.A1" office:value-type="string">
            <text:p text:style-name="P44">3</text:p>
          </table:table-cell>
          <table:table-cell table:style-name="CPRX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A" table:style-name="CPRXVIIA">
        <table:table-column table:style-name="CPRXVIIA.A"/>
        <table:table-column table:style-name="CPRXVIIA.B"/>
        <table:table-column table:style-name="CPRXVIIA.C"/>
        <table:table-row table:style-name="CPRXVIIA.1">
          <table:table-cell table:style-name="CPRXVIIA.A1" office:value-type="string">
            <text:p text:style-name="P12">36 c</text:p>
          </table:table-cell>
          <table:table-cell table:style-name="CPRXVIIA.A1" office:value-type="string">
            <text:p text:style-name="P44">3</text:p>
          </table:table-cell>
          <table:table-cell table:style-name="CPRXVIIA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I" table:style-name="CPRXVIII">
        <table:table-column table:style-name="CPRXVIII.A"/>
        <table:table-column table:style-name="CPRXVIII.B"/>
        <table:table-column table:style-name="CPRXVIII.C"/>
        <table:table-row table:style-name="CPRXVIII.1">
          <table:table-cell table:style-name="CPRXVIII.A1" office:value-type="string">
            <text:p text:style-name="P12">36 c</text:p>
          </table:table-cell>
          <table:table-cell table:style-name="CPRXVIII.A1" office:value-type="string">
            <text:p text:style-name="P44">3</text:p>
          </table:table-cell>
          <table:table-cell table:style-name="CPRXV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X" table:style-name="CPRXIX">
        <table:table-column table:style-name="CPRXIX.A"/>
        <table:table-column table:style-name="CPRXIX.B"/>
        <table:table-column table:style-name="CPRXIX.C"/>
        <table:table-row table:style-name="CPRXIX.1">
          <table:table-cell table:style-name="CPRXIX.A1" office:value-type="string">
            <text:p text:style-name="P12">36 c</text:p>
          </table:table-cell>
          <table:table-cell table:style-name="CPRXIX.A1" office:value-type="string">
            <text:p text:style-name="P44">3</text:p>
          </table:table-cell>
          <table:table-cell table:style-name="CPRXI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XX" table:style-name="CPRXX">
        <table:table-column table:style-name="CPRXX.A"/>
        <table:table-column table:style-name="CPRXX.B"/>
        <table:table-column table:style-name="CPRXX.C"/>
        <table:table-row table:style-name="CPRXX.1">
          <table:table-cell table:style-name="CPRXX.A1" office:value-type="string">
            <text:p text:style-name="P12">36 c</text:p>
          </table:table-cell>
          <table:table-cell table:style-name="CPRXX.A1" office:value-type="string">
            <text:p text:style-name="P44">3</text:p>
          </table:table-cell>
          <table:table-cell table:style-name="CPRX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" table:style-name="CPRXXII">
        <table:table-column table:style-name="CPRXXII.A"/>
        <table:table-column table:style-name="CPRXXII.B"/>
        <table:table-column table:style-name="CPRXXII.C"/>
        <table:table-row table:style-name="CPRXXII.1">
          <table:table-cell table:style-name="CPRXXII.A1" office:value-type="string">
            <text:p text:style-name="P12">36 c</text:p>
          </table:table-cell>
          <table:table-cell table:style-name="CPRXXII.A1" office:value-type="string">
            <text:p text:style-name="P44">3</text:p>
          </table:table-cell>
          <table:table-cell table:style-name="CPRXX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I" table:style-name="CPRXXIII">
        <table:table-column table:style-name="CPRXXIII.A"/>
        <table:table-column table:style-name="CPRXXIII.B"/>
        <table:table-column table:style-name="CPRXXIII.C"/>
        <table:table-row table:style-name="CPRXXIII.1">
          <table:table-cell table:style-name="CPRXXIII.A1" office:value-type="string">
            <text:p text:style-name="P12">36 c</text:p>
          </table:table-cell>
          <table:table-cell table:style-name="CPRXXIII.A1" office:value-type="string">
            <text:p text:style-name="P44">3</text:p>
          </table:table-cell>
          <table:table-cell table:style-name="CPRXX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V" table:style-name="CPRXXIV">
        <table:table-column table:style-name="CPRXXIV.A"/>
        <table:table-column table:style-name="CPRXXIV.B"/>
        <table:table-column table:style-name="CPRXXIV.C"/>
        <table:table-row table:style-name="CPRXXIV.1">
          <table:table-cell table:style-name="CPRXXIV.A1" office:value-type="string">
            <text:p text:style-name="P12">36 c</text:p>
          </table:table-cell>
          <table:table-cell table:style-name="CPRXXIV.A1" office:value-type="string">
            <text:p text:style-name="P44">3</text:p>
          </table:table-cell>
          <table:table-cell table:style-name="CPRXXI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unt" table:style-name="PCount">
        <table:table-column table:style-name="PCount.A"/>
        <table:table-column table:style-name="PCount.B"/>
        <table:table-column table:style-name="PCount.C"/>
        <table:table-row table:style-name="PCount.1">
          <table:table-cell table:style-name="PCount.A1" office:value-type="string">
            <text:p text:style-name="P13">36 c</text:p>
          </table:table-cell>
          <table:table-cell table:style-name="PCount.A1" office:value-type="string">
            <text:p text:style-name="P45">3</text:p>
          </table:table-cell>
          <table:table-cell table:style-name="PCount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ustoms" table:style-name="PCustoms">
        <table:table-column table:style-name="PCustoms.A"/>
        <table:table-column table:style-name="PCustoms.B"/>
        <table:table-column table:style-name="PCustoms.C"/>
        <table:table-row table:style-name="PCustoms.1">
          <table:table-cell table:style-name="PCustoms.A1" office:value-type="string">
            <text:p text:style-name="P13">36 c</text:p>
          </table:table-cell>
          <table:table-cell table:style-name="PCustoms.A1" office:value-type="string">
            <text:p text:style-name="P45">3</text:p>
          </table:table-cell>
          <table:table-cell table:style-name="PCustoms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g" table:style-name="PDiog">
        <table:table-column table:style-name="PDiog.A"/>
        <table:table-column table:style-name="PDiog.B"/>
        <table:table-column table:style-name="PDiog.C"/>
        <table:table-row table:style-name="PDiog.1">
          <table:table-cell table:style-name="PDiog.A1" office:value-type="string">
            <text:p text:style-name="P13">36 c</text:p>
          </table:table-cell>
          <table:table-cell table:style-name="PDiog.A1" office:value-type="string">
            <text:p text:style-name="P45">3</text:p>
          </table:table-cell>
          <table:table-cell table:style-name="PDiog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sk" table:style-name="PDiosk">
        <table:table-column table:style-name="PDiosk.A"/>
        <table:table-column table:style-name="PDiosk.B"/>
        <table:table-column table:style-name="PDiosk.C"/>
        <table:table-row table:style-name="PDiosk.1">
          <table:table-cell table:style-name="PDiosk.A1" office:value-type="string">
            <text:p text:style-name="P13">36 c</text:p>
          </table:table-cell>
          <table:table-cell table:style-name="PDiosk.A1" office:value-type="string">
            <text:p text:style-name="P45">3</text:p>
          </table:table-cell>
          <table:table-cell table:style-name="PDiosk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ryton" table:style-name="PDryton">
        <table:table-column table:style-name="PDryton.A"/>
        <table:table-column table:style-name="PDryton.B"/>
        <table:table-column table:style-name="PDryton.C"/>
        <table:table-row table:style-name="PDryton.1">
          <table:table-cell table:style-name="PDryton.A1" office:value-type="string">
            <text:p text:style-name="P13">36 c</text:p>
          </table:table-cell>
          <table:table-cell table:style-name="PDryton.A1" office:value-type="string">
            <text:p text:style-name="P45">3</text:p>
          </table:table-cell>
          <table:table-cell table:style-name="PDryton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b" table:style-name="PDub">
        <table:table-column table:style-name="PDub.A"/>
        <table:table-column table:style-name="PDub.B"/>
        <table:table-column table:style-name="PDub.C"/>
        <table:table-row table:style-name="PDub.1">
          <table:table-cell table:style-name="PDub.A1" office:value-type="string">
            <text:p text:style-name="P13">36 c</text:p>
          </table:table-cell>
          <table:table-cell table:style-name="PDub.A1" office:value-type="string">
            <text:p text:style-name="P45">3</text:p>
          </table:table-cell>
          <table:table-cell table:style-name="PDub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ra" table:style-name="PDura">
        <table:table-column table:style-name="PDura.A"/>
        <table:table-column table:style-name="PDura.B"/>
        <table:table-column table:style-name="PDura.C"/>
        <table:table-row table:style-name="PDura.1">
          <table:table-cell table:style-name="PDura.A1" office:value-type="string">
            <text:p text:style-name="P13">36 c</text:p>
          </table:table-cell>
          <table:table-cell table:style-name="PDura.A1" office:value-type="string">
            <text:p text:style-name="P45">3</text:p>
          </table:table-cell>
          <table:table-cell table:style-name="PDura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dfouI" table:style-name="PEdfouI">
        <table:table-column table:style-name="PEdfouI.A"/>
        <table:table-column table:style-name="PEdfouI.B"/>
        <table:table-column table:style-name="PEdfouI.C"/>
        <table:table-row table:style-name="PEdfouI.1">
          <table:table-cell table:style-name="PEdfouI.A1" office:value-type="string">
            <text:p text:style-name="P13">36 c</text:p>
          </table:table-cell>
          <table:table-cell table:style-name="PEdfouI.A1" office:value-type="string">
            <text:p text:style-name="P45">3</text:p>
          </table:table-cell>
          <table:table-cell table:style-name="PEdfou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ireneII" table:style-name="PEireneII">
        <table:table-column table:style-name="PEireneII.A"/>
        <table:table-column table:style-name="PEireneII.B"/>
        <table:table-column table:style-name="PEireneII.C"/>
        <table:table-row table:style-name="PEireneII.1">
          <table:table-cell table:style-name="PEireneII.A1" office:value-type="string">
            <text:p text:style-name="P13">36 c</text:p>
          </table:table-cell>
          <table:table-cell table:style-name="PEireneII.A1" office:value-type="string">
            <text:p text:style-name="P45">3</text:p>
          </table:table-cell>
          <table:table-cell table:style-name="PEirene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Eleph" table:style-name="PEleph">
        <table:table-column table:style-name="PEleph.A"/>
        <table:table-column table:style-name="PEleph.B"/>
        <table:table-column table:style-name="PEleph.C"/>
        <table:table-row table:style-name="PEleph.1">
          <table:table-cell table:style-name="PEleph.A1" office:value-type="string">
            <text:p text:style-name="P13">36 c</text:p>
          </table:table-cell>
          <table:table-cell table:style-name="PEleph.A1" office:value-type="string">
            <text:p text:style-name="P45">3</text:p>
          </table:table-cell>
          <table:table-cell table:style-name="PEleph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lephDAIK" table:style-name="PElephDAIK">
        <table:table-column table:style-name="PElephDAIK.A"/>
        <table:table-column table:style-name="PElephDAIK.B"/>
        <table:table-column table:style-name="PElephDAIK.C"/>
        <table:table-row table:style-name="PElephDAIK.1">
          <table:table-cell table:style-name="PElephDAIK.A1" office:value-type="string">
            <text:p text:style-name="P13">36 c</text:p>
          </table:table-cell>
          <table:table-cell table:style-name="PElephDAIK.A1" office:value-type="string">
            <text:p text:style-name="P45">3</text:p>
          </table:table-cell>
          <table:table-cell table:style-name="PElephDAIK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nteuxeis" table:style-name="PEnteuxeis">
        <table:table-column table:style-name="PEnteuxeis.A"/>
        <table:table-column table:style-name="PEnteuxeis.B"/>
        <table:table-column table:style-name="PEnteuxeis.C"/>
        <table:table-row table:style-name="PEnteuxeis.1">
          <table:table-cell table:style-name="PEnteuxeis.A1" office:value-type="string">
            <text:p text:style-name="P13">36 c</text:p>
          </table:table-cell>
          <table:table-cell table:style-name="PEnteuxeis.A1" office:value-type="string">
            <text:p text:style-name="P45">3</text:p>
          </table:table-cell>
          <table:table-cell table:style-name="PEnteuxeis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asmI" table:style-name="PErasmI">
        <table:table-column table:style-name="PErasmI.A"/>
        <table:table-column table:style-name="PErasmI.B"/>
        <table:table-column table:style-name="PErasmI.C"/>
        <table:table-row table:style-name="PErasmI.1">
          <table:table-cell table:style-name="PErasmI.A1" office:value-type="string">
            <text:p text:style-name="P13">36 c</text:p>
          </table:table-cell>
          <table:table-cell table:style-name="PErasmI.A1" office:value-type="string">
            <text:p text:style-name="P45">3</text:p>
          </table:table-cell>
          <table:table-cell table:style-name="PErasm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angen" table:style-name="PErlangen">
        <table:table-column table:style-name="PErlangen.A"/>
        <table:table-column table:style-name="PErlangen.B"/>
        <table:table-column table:style-name="PErlangen.C"/>
        <table:table-row table:style-name="PErlangen.1">
          <table:table-cell table:style-name="PErlangen.A1" office:value-type="string">
            <text:p text:style-name="P13">36 c</text:p>
          </table:table-cell>
          <table:table-cell table:style-name="PErlangen.A1" office:value-type="string">
            <text:p text:style-name="P45">3</text:p>
          </table:table-cell>
          <table:table-cell table:style-name="PErlangen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Diosp" table:style-name="PErlDiosp">
        <table:table-column table:style-name="PErlDiosp.A"/>
        <table:table-column table:style-name="PErlDiosp.B"/>
        <table:table-column table:style-name="PErlDiosp.C"/>
        <table:table-row table:style-name="PErlDiosp.1">
          <table:table-cell table:style-name="PErlDiosp.A1" office:value-type="string">
            <text:p text:style-name="P13">36 c</text:p>
          </table:table-cell>
          <table:table-cell table:style-name="PErlDiosp.A1" office:value-type="string">
            <text:p text:style-name="P45">3</text:p>
          </table:table-cell>
          <table:table-cell table:style-name="PErlDiosp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ay" table:style-name="PFay">
        <table:table-column table:style-name="PFay.A"/>
        <table:table-column table:style-name="PFay.B"/>
        <table:table-column table:style-name="PFay.C"/>
        <table:table-row table:style-name="PFay.1">
          <table:table-cell table:style-name="PFay.A1" office:value-type="string">
            <text:p text:style-name="P13">36 c</text:p>
          </table:table-cell>
          <table:table-cell table:style-name="PFay.A1" office:value-type="string">
            <text:p text:style-name="P45">3</text:p>
          </table:table-cell>
          <table:table-cell table:style-name="PFay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" table:style-name="PFlorI">
        <table:table-column table:style-name="PFlorI.A"/>
        <table:table-column table:style-name="PFlorI.B"/>
        <table:table-column table:style-name="PFlorI.C"/>
        <table:table-row table:style-name="PFlorI.1">
          <table:table-cell table:style-name="PFlorI.A1" office:value-type="string">
            <text:p text:style-name="P13">36 c</text:p>
          </table:table-cell>
          <table:table-cell table:style-name="PFlorI.A1" office:value-type="string">
            <text:p text:style-name="P45">3</text:p>
          </table:table-cell>
          <table:table-cell table:style-name="PFlor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" table:style-name="PFlorII">
        <table:table-column table:style-name="PFlorII.A"/>
        <table:table-column table:style-name="PFlorII.B"/>
        <table:table-column table:style-name="PFlorII.C"/>
        <table:table-row table:style-name="PFlorII.1">
          <table:table-cell table:style-name="PFlorII.A1" office:value-type="string">
            <text:p text:style-name="P13">36 c</text:p>
          </table:table-cell>
          <table:table-cell table:style-name="PFlorII.A1" office:value-type="string">
            <text:p text:style-name="P45">3</text:p>
          </table:table-cell>
          <table:table-cell table:style-name="PFlor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I" table:style-name="PFlorIII">
        <table:table-column table:style-name="PFlorIII.A"/>
        <table:table-column table:style-name="PFlorIII.B"/>
        <table:table-column table:style-name="PFlorIII.C"/>
        <table:table-row table:style-name="PFlorIII.1">
          <table:table-cell table:style-name="PFlorIII.A1" office:value-type="string">
            <text:p text:style-name="P13">36 c</text:p>
          </table:table-cell>
          <table:table-cell table:style-name="PFlorIII.A1" office:value-type="string">
            <text:p text:style-name="P45">3</text:p>
          </table:table-cell>
          <table:table-cell table:style-name="PFlor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" table:style-name="PFouad">
        <table:table-column table:style-name="PFouad.A"/>
        <table:table-column table:style-name="PFouad.B"/>
        <table:table-column table:style-name="PFouad.C"/>
        <table:table-row table:style-name="PFouad.1">
          <table:table-cell table:style-name="PFouad.A1" office:value-type="string">
            <text:p text:style-name="P13">36 c</text:p>
          </table:table-cell>
          <table:table-cell table:style-name="PFouad.A1" office:value-type="string">
            <text:p text:style-name="P45">3</text:p>
          </table:table-cell>
          <table:table-cell table:style-name="PFouad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Crawford" table:style-name="PFouadCrawford">
        <table:table-column table:style-name="PFouadCrawford.A"/>
        <table:table-column table:style-name="PFouadCrawford.B"/>
        <table:table-column table:style-name="PFouadCrawford.C"/>
        <table:table-row table:style-name="PFouadCrawford.1">
          <table:table-cell table:style-name="PFouadCrawford.A1" office:value-type="string">
            <text:p text:style-name="P13">36 c</text:p>
          </table:table-cell>
          <table:table-cell table:style-name="PFouadCrawford.A1" office:value-type="string">
            <text:p text:style-name="P45">3</text:p>
          </table:table-cell>
          <table:table-cell table:style-name="PFouadCrawford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ankf" table:style-name="PFrankf">
        <table:table-column table:style-name="PFrankf.A"/>
        <table:table-column table:style-name="PFrankf.B"/>
        <table:table-column table:style-name="PFrankf.C"/>
        <table:table-row table:style-name="PFrankf.1">
          <table:table-cell table:style-name="PFrankf.A1" office:value-type="string">
            <text:p text:style-name="P13">36 c</text:p>
          </table:table-cell>
          <table:table-cell table:style-name="PFrankf.A1" office:value-type="string">
            <text:p text:style-name="P45">3</text:p>
          </table:table-cell>
          <table:table-cell table:style-name="PFrankf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FreibIII" table:style-name="PFreibIII">
        <table:table-column table:style-name="PFreibIII.A"/>
        <table:table-column table:style-name="PFreibIII.B"/>
        <table:table-column table:style-name="PFreibIII.C"/>
        <table:table-row table:style-name="PFreibIII.1">
          <table:table-cell table:style-name="PFreibIII.A1" office:value-type="string">
            <text:p text:style-name="P13">36 c</text:p>
          </table:table-cell>
          <table:table-cell table:style-name="PFreibIII.A1" office:value-type="string">
            <text:p text:style-name="P45">3</text:p>
          </table:table-cell>
          <table:table-cell table:style-name="PFreib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eibIV" table:style-name="PFreibIV">
        <table:table-column table:style-name="PFreibIV.A"/>
        <table:table-column table:style-name="PFreibIV.B"/>
        <table:table-column table:style-name="PFreibIV.C"/>
        <table:table-row table:style-name="PFreibIV.1">
          <table:table-cell table:style-name="PFreibIV.A1" office:value-type="string">
            <text:p text:style-name="P13">36 c</text:p>
          </table:table-cell>
          <table:table-cell table:style-name="PFreibIV.A1" office:value-type="string">
            <text:p text:style-name="P45">3</text:p>
          </table:table-cell>
          <table:table-cell table:style-name="PFreibI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IAufl" table:style-name="PGenfIIIAufl">
        <table:table-column table:style-name="PGenfIIIAufl.A"/>
        <table:table-column table:style-name="PGenfIIIAufl.B"/>
        <table:table-column table:style-name="PGenfIIIAufl.C"/>
        <table:table-row table:style-name="PGenfIIIAufl.1">
          <table:table-cell table:style-name="PGenfIIIAufl.A1" office:value-type="string">
            <text:p text:style-name="P13">36 c</text:p>
          </table:table-cell>
          <table:table-cell table:style-name="PGenfIIIAufl.A1" office:value-type="string">
            <text:p text:style-name="P45">3</text:p>
          </table:table-cell>
          <table:table-cell table:style-name="PGenfIIIAufl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" table:style-name="PGenfII">
        <table:table-column table:style-name="PGenfII.A"/>
        <table:table-column table:style-name="PGenfII.B"/>
        <table:table-column table:style-name="PGenfII.C"/>
        <table:table-row table:style-name="PGenfII.1">
          <table:table-cell table:style-name="PGenfII.A1" office:value-type="string">
            <text:p text:style-name="P13">36 c</text:p>
          </table:table-cell>
          <table:table-cell table:style-name="PGenfII.A1" office:value-type="string">
            <text:p text:style-name="P45">3</text:p>
          </table:table-cell>
          <table:table-cell table:style-name="PGenf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V" table:style-name="PGenfIV">
        <table:table-column table:style-name="PGenfIV.A"/>
        <table:table-column table:style-name="PGenfIV.B"/>
        <table:table-column table:style-name="PGenfIV.C"/>
        <table:table-row table:style-name="PGenfIV.1">
          <table:table-cell table:style-name="PGenfIV.A1" office:value-type="string">
            <text:p text:style-name="P13">36 c</text:p>
          </table:table-cell>
          <table:table-cell table:style-name="PGenfIV.A1" office:value-type="string">
            <text:p text:style-name="P45">3</text:p>
          </table:table-cell>
          <table:table-cell table:style-name="PGenfI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" table:style-name="PGiss">
        <table:table-column table:style-name="PGiss.A"/>
        <table:table-column table:style-name="PGiss.B"/>
        <table:table-column table:style-name="PGiss.C"/>
        <table:table-row table:style-name="PGiss.1">
          <table:table-cell table:style-name="PGiss.A1" office:value-type="string">
            <text:p text:style-name="P13">36 c</text:p>
          </table:table-cell>
          <table:table-cell table:style-name="PGiss.A1" office:value-type="string">
            <text:p text:style-name="P45">3</text:p>
          </table:table-cell>
          <table:table-cell table:style-name="PGiss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Apoll" table:style-name="PGissApoll">
        <table:table-column table:style-name="PGissApoll.A"/>
        <table:table-column table:style-name="PGissApoll.B"/>
        <table:table-column table:style-name="PGissApoll.C"/>
        <table:table-row table:style-name="PGissApoll.1">
          <table:table-cell table:style-name="PGissApoll.A1" office:value-type="string">
            <text:p text:style-name="P13">36 c</text:p>
          </table:table-cell>
          <table:table-cell table:style-name="PGissApoll.A1" office:value-type="string">
            <text:p text:style-name="P45">3</text:p>
          </table:table-cell>
          <table:table-cell table:style-name="PGissApoll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ot" table:style-name="PGot">
        <table:table-column table:style-name="PGot.A"/>
        <table:table-column table:style-name="PGot.B"/>
        <table:table-column table:style-name="PGot.C"/>
        <table:table-row table:style-name="PGot.1">
          <table:table-cell table:style-name="PGot.A1" office:value-type="string">
            <text:p text:style-name="P13">36 c</text:p>
          </table:table-cell>
          <table:table-cell table:style-name="PGot.A1" office:value-type="string">
            <text:p text:style-name="P45">3</text:p>
          </table:table-cell>
          <table:table-cell table:style-name="PGot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d" table:style-name="PGrad">
        <table:table-column table:style-name="PGrad.A"/>
        <table:table-column table:style-name="PGrad.B"/>
        <table:table-column table:style-name="PGrad.C"/>
        <table:table-row table:style-name="PGrad.1">
          <table:table-cell table:style-name="PGrad.A1" office:value-type="string">
            <text:p text:style-name="P13">36 c</text:p>
          </table:table-cell>
          <table:table-cell table:style-name="PGrad.A1" office:value-type="string">
            <text:p text:style-name="P45">3</text:p>
          </table:table-cell>
          <table:table-cell table:style-name="PGrad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uxIII" table:style-name="PGrauxIII">
        <table:table-column table:style-name="PGrauxIII.A"/>
        <table:table-column table:style-name="PGrauxIII.B"/>
        <table:table-column table:style-name="PGrauxIII.C"/>
        <table:table-row table:style-name="PGrauxIII.1">
          <table:table-cell table:style-name="PGrauxIII.A1" office:value-type="string">
            <text:p text:style-name="P13">36 c</text:p>
          </table:table-cell>
          <table:table-cell table:style-name="PGrauxIII.A1" office:value-type="string">
            <text:p text:style-name="P45">3</text:p>
          </table:table-cell>
          <table:table-cell table:style-name="PGraux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" table:style-name="PGrenfI">
        <table:table-column table:style-name="PGrenfI.A"/>
        <table:table-column table:style-name="PGrenfI.B"/>
        <table:table-column table:style-name="PGrenfI.C"/>
        <table:table-row table:style-name="PGrenfI.1">
          <table:table-cell table:style-name="PGrenfI.A1" office:value-type="string">
            <text:p text:style-name="P13">36 c</text:p>
          </table:table-cell>
          <table:table-cell table:style-name="PGrenfI.A1" office:value-type="string">
            <text:p text:style-name="P45">3</text:p>
          </table:table-cell>
          <table:table-cell table:style-name="PGrenf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I" table:style-name="PGrenfII">
        <table:table-column table:style-name="PGrenfII.A"/>
        <table:table-column table:style-name="PGrenfII.B"/>
        <table:table-column table:style-name="PGrenfII.C"/>
        <table:table-row table:style-name="PGrenfII.1">
          <table:table-cell table:style-name="PGrenfII.A1" office:value-type="string">
            <text:p text:style-name="P13">36 c</text:p>
          </table:table-cell>
          <table:table-cell table:style-name="PGrenfII.A1" office:value-type="string">
            <text:p text:style-name="P45">3</text:p>
          </table:table-cell>
          <table:table-cell table:style-name="PGrenf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on" table:style-name="PGron">
        <table:table-column table:style-name="PGron.A"/>
        <table:table-column table:style-name="PGron.B"/>
        <table:table-column table:style-name="PGron.C"/>
        <table:table-row table:style-name="PGron.1">
          <table:table-cell table:style-name="PGron.A1" office:value-type="string">
            <text:p text:style-name="P13">36 c</text:p>
          </table:table-cell>
          <table:table-cell table:style-name="PGron.A1" office:value-type="string">
            <text:p text:style-name="P45">3</text:p>
          </table:table-cell>
          <table:table-cell table:style-name="PGron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al" table:style-name="PHal">
        <table:table-column table:style-name="PHal.A"/>
        <table:table-column table:style-name="PHal.B"/>
        <table:table-column table:style-name="PHal.C"/>
        <table:table-row table:style-name="PHal.1">
          <table:table-cell table:style-name="PHal.A1" office:value-type="string">
            <text:p text:style-name="P13">36 c</text:p>
          </table:table-cell>
          <table:table-cell table:style-name="PHal.A1" office:value-type="string">
            <text:p text:style-name="P45">3</text:p>
          </table:table-cell>
          <table:table-cell table:style-name="PHal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" table:style-name="PHambI">
        <table:table-column table:style-name="PHambI.A"/>
        <table:table-column table:style-name="PHambI.B"/>
        <table:table-column table:style-name="PHambI.C"/>
        <table:table-row table:style-name="PHambI.1">
          <table:table-cell table:style-name="PHambI.A1" office:value-type="string">
            <text:p text:style-name="P13">36 c</text:p>
          </table:table-cell>
          <table:table-cell table:style-name="PHambI.A1" office:value-type="string">
            <text:p text:style-name="P45">3</text:p>
          </table:table-cell>
          <table:table-cell table:style-name="PHamb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" table:style-name="PHambII">
        <table:table-column table:style-name="PHambII.A"/>
        <table:table-column table:style-name="PHambII.B"/>
        <table:table-column table:style-name="PHambII.C"/>
        <table:table-row table:style-name="PHambII.1">
          <table:table-cell table:style-name="PHambII.A1" office:value-type="string">
            <text:p text:style-name="P13">36 c</text:p>
          </table:table-cell>
          <table:table-cell table:style-name="PHambII.A1" office:value-type="string">
            <text:p text:style-name="P45">3</text:p>
          </table:table-cell>
          <table:table-cell table:style-name="PHamb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I" table:style-name="PHambIII">
        <table:table-column table:style-name="PHambIII.A"/>
        <table:table-column table:style-name="PHambIII.B"/>
        <table:table-column table:style-name="PHambIII.C"/>
        <table:table-row table:style-name="PHambIII.1">
          <table:table-cell table:style-name="PHambIII.A1" office:value-type="string">
            <text:p text:style-name="P13">36 c</text:p>
          </table:table-cell>
          <table:table-cell table:style-name="PHambIII.A1" office:value-type="string">
            <text:p text:style-name="P45">3</text:p>
          </table:table-cell>
          <table:table-cell table:style-name="PHamb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V" table:style-name="PHambIV">
        <table:table-column table:style-name="PHambIV.A"/>
        <table:table-column table:style-name="PHambIV.B"/>
        <table:table-column table:style-name="PHambIV.C"/>
        <table:table-row table:style-name="PHambIV.1">
          <table:table-cell table:style-name="PHambIV.A1" office:value-type="string">
            <text:p text:style-name="P13">36 c</text:p>
          </table:table-cell>
          <table:table-cell table:style-name="PHambIV.A1" office:value-type="string">
            <text:p text:style-name="P45">3</text:p>
          </table:table-cell>
          <table:table-cell table:style-name="PHambI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auer" table:style-name="PHarrauer">
        <table:table-column table:style-name="PHarrauer.A"/>
        <table:table-column table:style-name="PHarrauer.B"/>
        <table:table-column table:style-name="PHarrauer.C"/>
        <table:table-row table:style-name="PHarrauer.1">
          <table:table-cell table:style-name="PHarrauer.A1" office:value-type="string">
            <text:p text:style-name="P14">36 c</text:p>
          </table:table-cell>
          <table:table-cell table:style-name="PHarrauer.A1" office:value-type="string">
            <text:p text:style-name="P46">3</text:p>
          </table:table-cell>
          <table:table-cell table:style-name="PHarrauer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" table:style-name="PHarrI">
        <table:table-column table:style-name="PHarrI.A"/>
        <table:table-column table:style-name="PHarrI.B"/>
        <table:table-column table:style-name="PHarrI.C"/>
        <table:table-row table:style-name="PHarrI.1">
          <table:table-cell table:style-name="PHarrI.A1" office:value-type="string">
            <text:p text:style-name="P14">36 c</text:p>
          </table:table-cell>
          <table:table-cell table:style-name="PHarrI.A1" office:value-type="string">
            <text:p text:style-name="P46">3</text:p>
          </table:table-cell>
          <table:table-cell table:style-name="PHarr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I" table:style-name="PHarrII">
        <table:table-column table:style-name="PHarrII.A"/>
        <table:table-column table:style-name="PHarrII.B"/>
        <table:table-column table:style-name="PHarrII.C"/>
        <table:table-row table:style-name="PHarrII.1">
          <table:table-cell table:style-name="PHarrII.A1" office:value-type="string">
            <text:p text:style-name="P14">36 c</text:p>
          </table:table-cell>
          <table:table-cell table:style-name="PHarrII.A1" office:value-type="string">
            <text:p text:style-name="P46">3</text:p>
          </table:table-cell>
          <table:table-cell table:style-name="PHarr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" table:style-name="PHaunII">
        <table:table-column table:style-name="PHaunII.A"/>
        <table:table-column table:style-name="PHaunII.B"/>
        <table:table-column table:style-name="PHaunII.C"/>
        <table:table-row table:style-name="PHaunII.1">
          <table:table-cell table:style-name="PHaunII.A1" office:value-type="string">
            <text:p text:style-name="P14">36 c</text:p>
          </table:table-cell>
          <table:table-cell table:style-name="PHaunII.A1" office:value-type="string">
            <text:p text:style-name="P46">3</text:p>
          </table:table-cell>
          <table:table-cell table:style-name="PHaun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I" table:style-name="PHaunIII">
        <table:table-column table:style-name="PHaunIII.A"/>
        <table:table-column table:style-name="PHaunIII.B"/>
        <table:table-column table:style-name="PHaunIII.C"/>
        <table:table-row table:style-name="PHaunIII.1">
          <table:table-cell table:style-name="PHaunIII.A1" office:value-type="string">
            <text:p text:style-name="P14">36 c</text:p>
          </table:table-cell>
          <table:table-cell table:style-name="PHaunIII.A1" office:value-type="string">
            <text:p text:style-name="P46">3</text:p>
          </table:table-cell>
          <table:table-cell table:style-name="PHaun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IV" table:style-name="PHeidIV">
        <table:table-column table:style-name="PHeidIV.A"/>
        <table:table-column table:style-name="PHeidIV.B"/>
        <table:table-column table:style-name="PHeidIV.C"/>
        <table:table-row table:style-name="PHeidIV.1">
          <table:table-cell table:style-name="PHeidIV.A1" office:value-type="string">
            <text:p text:style-name="P14">36 c</text:p>
          </table:table-cell>
          <table:table-cell table:style-name="PHeidIV.A1" office:value-type="string">
            <text:p text:style-name="P46">3</text:p>
          </table:table-cell>
          <table:table-cell table:style-name="PHeid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" table:style-name="PHeidV">
        <table:table-column table:style-name="PHeidV.A"/>
        <table:table-column table:style-name="PHeidV.B"/>
        <table:table-column table:style-name="PHeidV.C"/>
        <table:table-row table:style-name="PHeidV.1">
          <table:table-cell table:style-name="PHeidV.A1" office:value-type="string">
            <text:p text:style-name="P14">36 c</text:p>
          </table:table-cell>
          <table:table-cell table:style-name="PHeidV.A1" office:value-type="string">
            <text:p text:style-name="P46">3</text:p>
          </table:table-cell>
          <table:table-cell table:style-name="PHeid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I" table:style-name="PHeidVI">
        <table:table-column table:style-name="PHeidVI.A"/>
        <table:table-column table:style-name="PHeidVI.B"/>
        <table:table-column table:style-name="PHeidVI.C"/>
        <table:table-row table:style-name="PHeidVI.1">
          <table:table-cell table:style-name="PHeidVI.A1" office:value-type="string">
            <text:p text:style-name="P14">36 c</text:p>
          </table:table-cell>
          <table:table-cell table:style-name="PHeidVI.A1" office:value-type="string">
            <text:p text:style-name="P46">3</text:p>
          </table:table-cell>
          <table:table-cell table:style-name="PHeid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eidVII" table:style-name="PHeidVII">
        <table:table-column table:style-name="PHeidVII.A"/>
        <table:table-column table:style-name="PHeidVII.B"/>
        <table:table-column table:style-name="PHeidVII.C"/>
        <table:table-row table:style-name="PHeidVII.1">
          <table:table-cell table:style-name="PHeidVII.A1" office:value-type="string">
            <text:p text:style-name="P14">36 c</text:p>
          </table:table-cell>
          <table:table-cell table:style-name="PHeidVII.A1" office:value-type="string">
            <text:p text:style-name="P46">3</text:p>
          </table:table-cell>
          <table:table-cell table:style-name="PHeidV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lsI" table:style-name="PHelsI">
        <table:table-column table:style-name="PHelsI.A"/>
        <table:table-column table:style-name="PHelsI.B"/>
        <table:table-column table:style-name="PHelsI.C"/>
        <table:table-row table:style-name="PHelsI.1">
          <table:table-cell table:style-name="PHelsI.A1" office:value-type="string">
            <text:p text:style-name="P14">36 c</text:p>
          </table:table-cell>
          <table:table-cell table:style-name="PHelsI.A1" office:value-type="string">
            <text:p text:style-name="P46">3</text:p>
          </table:table-cell>
          <table:table-cell table:style-name="PHels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rmRees" table:style-name="PHermRees">
        <table:table-column table:style-name="PHermRees.A"/>
        <table:table-column table:style-name="PHermRees.B"/>
        <table:table-column table:style-name="PHermRees.C"/>
        <table:table-row table:style-name="PHermRees.1">
          <table:table-cell table:style-name="PHermRees.A1" office:value-type="string">
            <text:p text:style-name="P14">36 c</text:p>
          </table:table-cell>
          <table:table-cell table:style-name="PHermRees.A1" office:value-type="string">
            <text:p text:style-name="P46">3</text:p>
          </table:table-cell>
          <table:table-cell table:style-name="PHermRees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" table:style-name="PHibI">
        <table:table-column table:style-name="PHibI.A"/>
        <table:table-column table:style-name="PHibI.B"/>
        <table:table-column table:style-name="PHibI.C"/>
        <table:table-row table:style-name="PHibI.1">
          <table:table-cell table:style-name="PHibI.A1" office:value-type="string">
            <text:p text:style-name="P14">36 c</text:p>
          </table:table-cell>
          <table:table-cell table:style-name="PHibI.A1" office:value-type="string">
            <text:p text:style-name="P46">3</text:p>
          </table:table-cell>
          <table:table-cell table:style-name="PHib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I" table:style-name="PHibII">
        <table:table-column table:style-name="PHibII.A"/>
        <table:table-column table:style-name="PHibII.B"/>
        <table:table-column table:style-name="PHibII.C"/>
        <table:table-row table:style-name="PHibII.1">
          <table:table-cell table:style-name="PHibII.A1" office:value-type="string">
            <text:p text:style-name="P14">36 c</text:p>
          </table:table-cell>
          <table:table-cell table:style-name="PHibII.A1" office:value-type="string">
            <text:p text:style-name="P46">3</text:p>
          </table:table-cell>
          <table:table-cell table:style-name="PHib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orak" table:style-name="PHorak">
        <table:table-column table:style-name="PHorak.A"/>
        <table:table-column table:style-name="PHorak.B"/>
        <table:table-column table:style-name="PHorak.C"/>
        <table:table-row table:style-name="PHorak.1">
          <table:table-cell table:style-name="PHorak.A1" office:value-type="string">
            <text:p text:style-name="P14">36 c</text:p>
          </table:table-cell>
          <table:table-cell table:style-name="PHorak.A1" office:value-type="string">
            <text:p text:style-name="P46">3</text:p>
          </table:table-cell>
          <table:table-cell table:style-name="PHorak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IFAOIII" table:style-name="PIFAOIII">
        <table:table-column table:style-name="PIFAOIII.A"/>
        <table:table-column table:style-name="PIFAOIII.B"/>
        <table:table-column table:style-name="PIFAOIII.C"/>
        <table:table-row table:style-name="PIFAOIII.1">
          <table:table-cell table:style-name="PIFAOIII.A1" office:value-type="string">
            <text:p text:style-name="P14">36 c</text:p>
          </table:table-cell>
          <table:table-cell table:style-name="PIFAOIII.A1" office:value-type="string">
            <text:p text:style-name="P46">3</text:p>
          </table:table-cell>
          <table:table-cell table:style-name="PIFAO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" table:style-name="PJandII">
        <table:table-column table:style-name="PJandII.A"/>
        <table:table-column table:style-name="PJandII.B"/>
        <table:table-column table:style-name="PJandII.C"/>
        <table:table-row table:style-name="PJandII.1">
          <table:table-cell table:style-name="PJandII.A1" office:value-type="string">
            <text:p text:style-name="P14">36 c</text:p>
          </table:table-cell>
          <table:table-cell table:style-name="PJandII.A1" office:value-type="string">
            <text:p text:style-name="P46">3</text:p>
          </table:table-cell>
          <table:table-cell table:style-name="PJand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I" table:style-name="PJandIII">
        <table:table-column table:style-name="PJandIII.A"/>
        <table:table-column table:style-name="PJandIII.B"/>
        <table:table-column table:style-name="PJandIII.C"/>
        <table:table-row table:style-name="PJandIII.1">
          <table:table-cell table:style-name="PJandIII.A1" office:value-type="string">
            <text:p text:style-name="P14">36 c</text:p>
          </table:table-cell>
          <table:table-cell table:style-name="PJandIII.A1" office:value-type="string">
            <text:p text:style-name="P46">3</text:p>
          </table:table-cell>
          <table:table-cell table:style-name="PJand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" table:style-name="PJandVI">
        <table:table-column table:style-name="PJandVI.A"/>
        <table:table-column table:style-name="PJandVI.B"/>
        <table:table-column table:style-name="PJandVI.C"/>
        <table:table-row table:style-name="PJandVI.1">
          <table:table-cell table:style-name="PJandVI.A1" office:value-type="string">
            <text:p text:style-name="P14">36 c</text:p>
          </table:table-cell>
          <table:table-cell table:style-name="PJandVI.A1" office:value-type="string">
            <text:p text:style-name="P46">3</text:p>
          </table:table-cell>
          <table:table-cell table:style-name="PJand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II" table:style-name="PJandVIII">
        <table:table-column table:style-name="PJandVIII.A"/>
        <table:table-column table:style-name="PJandVIII.B"/>
        <table:table-column table:style-name="PJandVIII.C"/>
        <table:table-row table:style-name="PJandVIII.1">
          <table:table-cell table:style-name="PJandVIII.A1" office:value-type="string">
            <text:p text:style-name="P14">36 c</text:p>
          </table:table-cell>
          <table:table-cell table:style-name="PJandVIII.A1" office:value-type="string">
            <text:p text:style-name="P46">3</text:p>
          </table:table-cell>
          <table:table-cell table:style-name="PJandV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" table:style-name="PKellisI">
        <table:table-column table:style-name="PKellisI.A"/>
        <table:table-column table:style-name="PKellisI.B"/>
        <table:table-column table:style-name="PKellisI.C"/>
        <table:table-row table:style-name="PKellisI.1">
          <table:table-cell table:style-name="PKellisI.A1" office:value-type="string">
            <text:p text:style-name="P14">36 c</text:p>
          </table:table-cell>
          <table:table-cell table:style-name="PKellisI.A1" office:value-type="string">
            <text:p text:style-name="P46">3</text:p>
          </table:table-cell>
          <table:table-cell table:style-name="PKellis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VGrXCVI" table:style-name="PKellisIVGrXCVI">
        <table:table-column table:style-name="PKellisIVGrXCVI.A"/>
        <table:table-column table:style-name="PKellisIVGrXCVI.B"/>
        <table:table-column table:style-name="PKellisIVGrXCVI.C"/>
        <table:table-row table:style-name="PKellisIVGrXCVI.1">
          <table:table-cell table:style-name="PKellisIVGrXCVI.A1" office:value-type="string">
            <text:p text:style-name="P14">36 c</text:p>
          </table:table-cell>
          <table:table-cell table:style-name="PKellisIVGrXCVI.A1" office:value-type="string">
            <text:p text:style-name="P46">3</text:p>
          </table:table-cell>
          <table:table-cell table:style-name="PKellisIVGrXC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KlnI" table:style-name="PKlnI">
        <table:table-column table:style-name="PKlnI.A"/>
        <table:table-column table:style-name="PKlnI.B"/>
        <table:table-column table:style-name="PKlnI.C"/>
        <table:table-row table:style-name="PKlnI.1">
          <table:table-cell table:style-name="PKlnI.A1" office:value-type="string">
            <text:p text:style-name="P14">36 c</text:p>
          </table:table-cell>
          <table:table-cell table:style-name="PKlnI.A1" office:value-type="string">
            <text:p text:style-name="P46">3</text:p>
          </table:table-cell>
          <table:table-cell table:style-name="PKln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" table:style-name="PKlnII">
        <table:table-column table:style-name="PKlnII.A"/>
        <table:table-column table:style-name="PKlnII.B"/>
        <table:table-column table:style-name="PKlnII.C"/>
        <table:table-row table:style-name="PKlnII.1">
          <table:table-cell table:style-name="PKlnII.A1" office:value-type="string">
            <text:p text:style-name="P14">36 c</text:p>
          </table:table-cell>
          <table:table-cell table:style-name="PKlnII.A1" office:value-type="string">
            <text:p text:style-name="P46">3</text:p>
          </table:table-cell>
          <table:table-cell table:style-name="PKln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I" table:style-name="PKlnIII">
        <table:table-column table:style-name="PKlnIII.A"/>
        <table:table-column table:style-name="PKlnIII.B"/>
        <table:table-column table:style-name="PKlnIII.C"/>
        <table:table-row table:style-name="PKlnIII.1">
          <table:table-cell table:style-name="PKlnIII.A1" office:value-type="string">
            <text:p text:style-name="P14">36 c</text:p>
          </table:table-cell>
          <table:table-cell table:style-name="PKlnIII.A1" office:value-type="string">
            <text:p text:style-name="P46">3</text:p>
          </table:table-cell>
          <table:table-cell table:style-name="PKln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V" table:style-name="PKlnIV">
        <table:table-column table:style-name="PKlnIV.A"/>
        <table:table-column table:style-name="PKlnIV.B"/>
        <table:table-column table:style-name="PKlnIV.C"/>
        <table:table-row table:style-name="PKlnIV.1">
          <table:table-cell table:style-name="PKlnIV.A1" office:value-type="string">
            <text:p text:style-name="P14">36 c</text:p>
          </table:table-cell>
          <table:table-cell table:style-name="PKlnIV.A1" office:value-type="string">
            <text:p text:style-name="P46">3</text:p>
          </table:table-cell>
          <table:table-cell table:style-name="PKln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" table:style-name="PKlnV">
        <table:table-column table:style-name="PKlnV.A"/>
        <table:table-column table:style-name="PKlnV.B"/>
        <table:table-column table:style-name="PKlnV.C"/>
        <table:table-row table:style-name="PKlnV.1">
          <table:table-cell table:style-name="PKlnV.A1" office:value-type="string">
            <text:p text:style-name="P14">36 c</text:p>
          </table:table-cell>
          <table:table-cell table:style-name="PKlnV.A1" office:value-type="string">
            <text:p text:style-name="P46">3</text:p>
          </table:table-cell>
          <table:table-cell table:style-name="PKln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" table:style-name="PKlnVI">
        <table:table-column table:style-name="PKlnVI.A"/>
        <table:table-column table:style-name="PKlnVI.B"/>
        <table:table-column table:style-name="PKlnVI.C"/>
        <table:table-row table:style-name="PKlnVI.1">
          <table:table-cell table:style-name="PKlnVI.A1" office:value-type="string">
            <text:p text:style-name="P14">36 c</text:p>
          </table:table-cell>
          <table:table-cell table:style-name="PKlnVI.A1" office:value-type="string">
            <text:p text:style-name="P46">3</text:p>
          </table:table-cell>
          <table:table-cell table:style-name="PKln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II" table:style-name="PKlnVIII">
        <table:table-column table:style-name="PKlnVIII.A"/>
        <table:table-column table:style-name="PKlnVIII.B"/>
        <table:table-column table:style-name="PKlnVIII.C"/>
        <table:table-row table:style-name="PKlnVIII.1">
          <table:table-cell table:style-name="PKlnVIII.A1" office:value-type="string">
            <text:p text:style-name="P14">36 c</text:p>
          </table:table-cell>
          <table:table-cell table:style-name="PKlnVIII.A1" office:value-type="string">
            <text:p text:style-name="P46">3</text:p>
          </table:table-cell>
          <table:table-cell table:style-name="PKlnV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X" table:style-name="PKlnIX">
        <table:table-column table:style-name="PKlnIX.A"/>
        <table:table-column table:style-name="PKlnIX.B"/>
        <table:table-column table:style-name="PKlnIX.C"/>
        <table:table-row table:style-name="PKlnIX.1">
          <table:table-cell table:style-name="PKlnIX.A1" office:value-type="string">
            <text:p text:style-name="P14">36 c</text:p>
          </table:table-cell>
          <table:table-cell table:style-name="PKlnIX.A1" office:value-type="string">
            <text:p text:style-name="P46">3</text:p>
          </table:table-cell>
          <table:table-cell table:style-name="PKlnIX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X" table:style-name="PKlnX">
        <table:table-column table:style-name="PKlnX.A"/>
        <table:table-column table:style-name="PKlnX.B"/>
        <table:table-column table:style-name="PKlnX.C"/>
        <table:table-row table:style-name="PKlnX.1">
          <table:table-cell table:style-name="PKlnX.A1" office:value-type="string">
            <text:p text:style-name="P14">36 c</text:p>
          </table:table-cell>
          <table:table-cell table:style-name="PKlnX.A1" office:value-type="string">
            <text:p text:style-name="P46">3</text:p>
          </table:table-cell>
          <table:table-cell table:style-name="PKlnX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ndlisten" table:style-name="PLandlisten">
        <table:table-column table:style-name="PLandlisten.A"/>
        <table:table-column table:style-name="PLandlisten.B"/>
        <table:table-column table:style-name="PLandlisten.C"/>
        <table:table-row table:style-name="PLandlisten.1">
          <table:table-cell table:style-name="PLandlisten.A1" office:value-type="string">
            <text:p text:style-name="P14">36 c</text:p>
          </table:table-cell>
          <table:table-cell table:style-name="PLandlisten.A1" office:value-type="string">
            <text:p text:style-name="P46">3</text:p>
          </table:table-cell>
          <table:table-cell table:style-name="PLandlisten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" table:style-name="PLaurII">
        <table:table-column table:style-name="PLaurII.A"/>
        <table:table-column table:style-name="PLaurII.B"/>
        <table:table-column table:style-name="PLaurII.C"/>
        <table:table-row table:style-name="PLaurII.1">
          <table:table-cell table:style-name="PLaurII.A1" office:value-type="string">
            <text:p text:style-name="P14">36 c</text:p>
          </table:table-cell>
          <table:table-cell table:style-name="PLaurII.A1" office:value-type="string">
            <text:p text:style-name="P46">3</text:p>
          </table:table-cell>
          <table:table-cell table:style-name="PLaur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I" table:style-name="PLaurIII">
        <table:table-column table:style-name="PLaurIII.A"/>
        <table:table-column table:style-name="PLaurIII.B"/>
        <table:table-column table:style-name="PLaurIII.C"/>
        <table:table-row table:style-name="PLaurIII.1">
          <table:table-cell table:style-name="PLaurIII.A1" office:value-type="string">
            <text:p text:style-name="P14">36 c</text:p>
          </table:table-cell>
          <table:table-cell table:style-name="PLaurIII.A1" office:value-type="string">
            <text:p text:style-name="P46">3</text:p>
          </table:table-cell>
          <table:table-cell table:style-name="PLaur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V" table:style-name="PLaurIV">
        <table:table-column table:style-name="PLaurIV.A"/>
        <table:table-column table:style-name="PLaurIV.B"/>
        <table:table-column table:style-name="PLaurIV.C"/>
        <table:table-row table:style-name="PLaurIV.1">
          <table:table-cell table:style-name="PLaurIV.A1" office:value-type="string">
            <text:p text:style-name="P14">36 c</text:p>
          </table:table-cell>
          <table:table-cell table:style-name="PLaurIV.A1" office:value-type="string">
            <text:p text:style-name="P46">3</text:p>
          </table:table-cell>
          <table:table-cell table:style-name="PLaur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illeI" table:style-name="PLilleI">
        <table:table-column table:style-name="PLilleI.A"/>
        <table:table-column table:style-name="PLilleI.B"/>
        <table:table-column table:style-name="PLilleI.C"/>
        <table:table-row table:style-name="PLilleI.1">
          <table:table-cell table:style-name="PLilleI.A1" office:value-type="string">
            <text:p text:style-name="P14">36 c</text:p>
          </table:table-cell>
          <table:table-cell table:style-name="PLilleI.A1" office:value-type="string">
            <text:p text:style-name="P46">3</text:p>
          </table:table-cell>
          <table:table-cell table:style-name="PLille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lleII" table:style-name="PLilleII">
        <table:table-column table:style-name="PLilleII.A"/>
        <table:table-column table:style-name="PLilleII.B"/>
        <table:table-column table:style-name="PLilleII.C"/>
        <table:table-row table:style-name="PLilleII.1">
          <table:table-cell table:style-name="PLilleII.A1" office:value-type="string">
            <text:p text:style-name="P14">36 c</text:p>
          </table:table-cell>
          <table:table-cell table:style-name="PLilleII.A1" office:value-type="string">
            <text:p text:style-name="P46">3</text:p>
          </table:table-cell>
          <table:table-cell table:style-name="PLille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" table:style-name="PLipsI">
        <table:table-column table:style-name="PLipsI.A"/>
        <table:table-column table:style-name="PLipsI.B"/>
        <table:table-column table:style-name="PLipsI.C"/>
        <table:table-row table:style-name="PLipsI.1">
          <table:table-cell table:style-name="PLipsI.A1" office:value-type="string">
            <text:p text:style-name="P14">36 c</text:p>
          </table:table-cell>
          <table:table-cell table:style-name="PLipsI.A1" office:value-type="string">
            <text:p text:style-name="P46">3</text:p>
          </table:table-cell>
          <table:table-cell table:style-name="PLips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I" table:style-name="PLipsII">
        <table:table-column table:style-name="PLipsII.A"/>
        <table:table-column table:style-name="PLipsII.B"/>
        <table:table-column table:style-name="PLipsII.C"/>
        <table:table-row table:style-name="PLipsII.1">
          <table:table-cell table:style-name="PLipsII.A1" office:value-type="string">
            <text:p text:style-name="P14">36 c</text:p>
          </table:table-cell>
          <table:table-cell table:style-name="PLipsII.A1" office:value-type="string">
            <text:p text:style-name="P46">3</text:p>
          </table:table-cell>
          <table:table-cell table:style-name="PLipsII.C1" office:value-type="string">
            <text:p text:style-name="P29">Zu datieren: 4.-8.8.161-168 n.Chr., F. Mitthof, Tyche 22 (2007), S. 207.</text:p>
          </table:table-cell>
        </table:table-row>
      </table:table>
      <text:p text:style-name="P61"><text:tab/>Nr.<text:tab/>Zeile</text:p>
      <text:h text:style-name="blPublicationAfterInterspersedHeader" text:outline-level="1">Spezial</text:h>
      <table:table table:name="PLondI" table:style-name="PLondI">
        <table:table-column table:style-name="PLondI.A"/>
        <table:table-column table:style-name="PLondI.B"/>
        <table:table-column table:style-name="PLondI.C"/>
        <table:table-column table:style-name="PLondI.D"/>
        <table:table-row table:style-name="PLondI.1">
          <table:table-cell table:style-name="PLondI.A1" office:value-type="string">
            <text:p text:style-name="P54">S. 30</text:p>
          </table:table-cell>
          <table:table-cell table:style-name="PLondI.B1" office:value-type="string">
            <text:p text:style-name="P7"><text:span text:style-name="T2">Inv. </text:span>628</text:p>
          </table:table-cell>
          <table:table-cell table:style-name="PLondI.B1" office:value-type="string">
            <text:p text:style-name="P52">9</text:p>
          </table:table-cell>
          <table:table-cell table:style-name="PLondI.D1" office:value-type="string">
            <text:p text:style-name="P36">Χηνοβ(οσκῶν) → Χηνοβ(οσκίων), vgl. J.M.S. Cowey - D. Kah, Z.P.E. 163 (2007), S. 169-170 zu B.G.U. 1. 137.</text:p>
          </table:table-cell>
        </table:table-row>
      </table:table>
      <text:h text:style-name="P72" text:outline-level="1">Spezial</text:h>
      <table:table table:name="PLondII" table:style-name="PLondII">
        <table:table-column table:style-name="PLondII.A"/>
        <table:table-column table:style-name="PLondII.B"/>
        <table:table-column table:style-name="PLondII.C"/>
        <table:table-column table:style-name="PLondII.D"/>
        <table:table-row table:style-name="PLondII.1">
          <table:table-cell table:style-name="PLondII.A1" office:value-type="string">
            <text:p text:style-name="P54">S. 30</text:p>
          </table:table-cell>
          <table:table-cell table:style-name="PLondII.B1" office:value-type="string">
            <text:p text:style-name="P7"><text:span text:style-name="T2">Inv. </text:span>628</text:p>
          </table:table-cell>
          <table:table-cell table:style-name="PLondII.B1" office:value-type="string">
            <text:p text:style-name="P52">9</text:p>
          </table:table-cell>
          <table:table-cell table:style-name="PLondII.D1" office:value-type="string">
            <text:p text:style-name="P36">Χηνοβ(οσκῶν) → Χηνοβ(οσκίων), vgl. J.M.S. Cowey - D. Kah, Z.P.E. 163 (2007), S. 169-170 zu B.G.U. 1. 137.</text:p>
          </table:table-cell>
        </table:table-row>
      </table:table>
      <text:h text:style-name="P72" text:outline-level="1">Spezial</text:h>
      <table:table table:name="PLondIII" table:style-name="PLondIII">
        <table:table-column table:style-name="PLondIII.A"/>
        <table:table-column table:style-name="PLondIII.B"/>
        <table:table-column table:style-name="PLondIII.C"/>
        <table:table-column table:style-name="PLondIII.D"/>
        <table:table-row table:style-name="PLondIII.1">
          <table:table-cell table:style-name="PLondIII.A1" office:value-type="string">
            <text:p text:style-name="P54">S. 30</text:p>
          </table:table-cell>
          <table:table-cell table:style-name="PLondIII.B1" office:value-type="string">
            <text:p text:style-name="P7"><text:span text:style-name="T2">Inv. </text:span>628</text:p>
          </table:table-cell>
          <table:table-cell table:style-name="PLondIII.B1" office:value-type="string">
            <text:p text:style-name="P52">9</text:p>
          </table:table-cell>
          <table:table-cell table:style-name="PLondIII.D1" office:value-type="string">
            <text:p text:style-name="P36">Χηνοβ(οσκῶν) → Χηνοβ(οσκίων), vgl. J.M.S. Cowey - D. Kah, Z.P.E. 163 (2007), S. 169-170 zu B.G.U. 1. 137.</text:p>
          </table:table-cell>
        </table:table-row>
      </table:table>
      <text:p text:style-name="P58"><text:tab/>Nr.<text:tab/>Zeile</text:p>
      <text:h text:style-name="blPublicationAfterInterspersedHeader" text:outline-level="1">Publikation</text:h>
      <table:table table:name="PLondIV" table:style-name="PLondIV">
        <table:table-column table:style-name="PLondIV.A"/>
        <table:table-column table:style-name="PLondIV.B"/>
        <table:table-column table:style-name="PLondIV.C"/>
        <table:table-row table:style-name="PLondIV.1">
          <table:table-cell table:style-name="PLondIV.A1" office:value-type="string">
            <text:p text:style-name="P15">36 c</text:p>
          </table:table-cell>
          <table:table-cell table:style-name="PLondIV.A1" office:value-type="string">
            <text:p text:style-name="P47">3</text:p>
          </table:table-cell>
          <table:table-cell table:style-name="PLond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" table:style-name="PLondV">
        <table:table-column table:style-name="PLondV.A"/>
        <table:table-column table:style-name="PLondV.B"/>
        <table:table-column table:style-name="PLondV.C"/>
        <table:table-row table:style-name="PLondV.1">
          <table:table-cell table:style-name="PLondV.A1" office:value-type="string">
            <text:p text:style-name="P15">36 c</text:p>
          </table:table-cell>
          <table:table-cell table:style-name="PLondV.A1" office:value-type="string">
            <text:p text:style-name="P47">3</text:p>
          </table:table-cell>
          <table:table-cell table:style-name="PLond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" table:style-name="PLondVI">
        <table:table-column table:style-name="PLondVI.A"/>
        <table:table-column table:style-name="PLondVI.B"/>
        <table:table-column table:style-name="PLondVI.C"/>
        <table:table-row table:style-name="PLondVI.1">
          <table:table-cell table:style-name="PLondVI.A1" office:value-type="string">
            <text:p text:style-name="P15">36 c</text:p>
          </table:table-cell>
          <table:table-cell table:style-name="PLondVI.A1" office:value-type="string">
            <text:p text:style-name="P47">3</text:p>
          </table:table-cell>
          <table:table-cell table:style-name="PLond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I" table:style-name="PLondVII">
        <table:table-column table:style-name="PLondVII.A"/>
        <table:table-column table:style-name="PLondVII.B"/>
        <table:table-column table:style-name="PLondVII.C"/>
        <table:table-row table:style-name="PLondVII.1">
          <table:table-cell table:style-name="PLondVII.A1" office:value-type="string">
            <text:p text:style-name="P15">36 c</text:p>
          </table:table-cell>
          <table:table-cell table:style-name="PLondVII.A1" office:value-type="string">
            <text:p text:style-name="P47">3</text:p>
          </table:table-cell>
          <table:table-cell table:style-name="PLondV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ouvreI" table:style-name="PLouvreI">
        <table:table-column table:style-name="PLouvreI.A"/>
        <table:table-column table:style-name="PLouvreI.B"/>
        <table:table-column table:style-name="PLouvreI.C"/>
        <table:table-row table:style-name="PLouvreI.1">
          <table:table-cell table:style-name="PLouvreI.A1" office:value-type="string">
            <text:p text:style-name="P15">36 c</text:p>
          </table:table-cell>
          <table:table-cell table:style-name="PLouvreI.A1" office:value-type="string">
            <text:p text:style-name="P47">3</text:p>
          </table:table-cell>
          <table:table-cell table:style-name="PLouvre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uvreII" table:style-name="PLouvreII">
        <table:table-column table:style-name="PLouvreII.A"/>
        <table:table-column table:style-name="PLouvreII.B"/>
        <table:table-column table:style-name="PLouvreII.C"/>
        <table:table-row table:style-name="PLouvreII.1">
          <table:table-cell table:style-name="PLouvreII.A1" office:value-type="string">
            <text:p text:style-name="P15">36 c</text:p>
          </table:table-cell>
          <table:table-cell table:style-name="PLouvreII.A1" office:value-type="string">
            <text:p text:style-name="P47">3</text:p>
          </table:table-cell>
          <table:table-cell table:style-name="PLouvre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" table:style-name="PLBatI">
        <table:table-column table:style-name="PLBatI.A"/>
        <table:table-column table:style-name="PLBatI.B"/>
        <table:table-column table:style-name="PLBatI.C"/>
        <table:table-row table:style-name="PLBatI.1">
          <table:table-cell table:style-name="PLBatI.A1" office:value-type="string">
            <text:p text:style-name="P15">36 c</text:p>
          </table:table-cell>
          <table:table-cell table:style-name="PLBatI.A1" office:value-type="string">
            <text:p text:style-name="P47">3</text:p>
          </table:table-cell>
          <table:table-cell table:style-name="PLBat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" table:style-name="PLBatII">
        <table:table-column table:style-name="PLBatII.A"/>
        <table:table-column table:style-name="PLBatII.B"/>
        <table:table-column table:style-name="PLBatII.C"/>
        <table:table-row table:style-name="PLBatII.1">
          <table:table-cell table:style-name="PLBatII.A1" office:value-type="string">
            <text:p text:style-name="P15">36 c</text:p>
          </table:table-cell>
          <table:table-cell table:style-name="PLBatII.A1" office:value-type="string">
            <text:p text:style-name="P47">3</text:p>
          </table:table-cell>
          <table:table-cell table:style-name="PLBat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I" table:style-name="PLBatIII">
        <table:table-column table:style-name="PLBatIII.A"/>
        <table:table-column table:style-name="PLBatIII.B"/>
        <table:table-column table:style-name="PLBatIII.C"/>
        <table:table-row table:style-name="PLBatIII.1">
          <table:table-cell table:style-name="PLBatIII.A1" office:value-type="string">
            <text:p text:style-name="P15">36 c</text:p>
          </table:table-cell>
          <table:table-cell table:style-name="PLBatIII.A1" office:value-type="string">
            <text:p text:style-name="P47">3</text:p>
          </table:table-cell>
          <table:table-cell table:style-name="PLBat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VI" table:style-name="PLBatVI">
        <table:table-column table:style-name="PLBatVI.A"/>
        <table:table-column table:style-name="PLBatVI.B"/>
        <table:table-column table:style-name="PLBatVI.C"/>
        <table:table-row table:style-name="PLBatVI.1">
          <table:table-cell table:style-name="PLBatVI.A1" office:value-type="string">
            <text:p text:style-name="P15">36 c</text:p>
          </table:table-cell>
          <table:table-cell table:style-name="PLBatVI.A1" office:value-type="string">
            <text:p text:style-name="P47">3</text:p>
          </table:table-cell>
          <table:table-cell table:style-name="PLBat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" table:style-name="PLBatXI">
        <table:table-column table:style-name="PLBatXI.A"/>
        <table:table-column table:style-name="PLBatXI.B"/>
        <table:table-column table:style-name="PLBatXI.C"/>
        <table:table-row table:style-name="PLBatXI.1">
          <table:table-cell table:style-name="PLBatXI.A1" office:value-type="string">
            <text:p text:style-name="P15">36 c</text:p>
          </table:table-cell>
          <table:table-cell table:style-name="PLBatXI.A1" office:value-type="string">
            <text:p text:style-name="P47">3</text:p>
          </table:table-cell>
          <table:table-cell table:style-name="PLBatX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II" table:style-name="PLBatXIII">
        <table:table-column table:style-name="PLBatXIII.A"/>
        <table:table-column table:style-name="PLBatXIII.B"/>
        <table:table-column table:style-name="PLBatXIII.C"/>
        <table:table-row table:style-name="PLBatXIII.1">
          <table:table-cell table:style-name="PLBatXIII.A1" office:value-type="string">
            <text:p text:style-name="P15">36 c</text:p>
          </table:table-cell>
          <table:table-cell table:style-name="PLBatXIII.A1" office:value-type="string">
            <text:p text:style-name="P47">3</text:p>
          </table:table-cell>
          <table:table-cell table:style-name="PLBatX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" table:style-name="PLBatXVI">
        <table:table-column table:style-name="PLBatXVI.A"/>
        <table:table-column table:style-name="PLBatXVI.B"/>
        <table:table-column table:style-name="PLBatXVI.C"/>
        <table:table-row table:style-name="PLBatXVI.1">
          <table:table-cell table:style-name="PLBatXVI.A1" office:value-type="string">
            <text:p text:style-name="P15">36 c</text:p>
          </table:table-cell>
          <table:table-cell table:style-name="PLBatXVI.A1" office:value-type="string">
            <text:p text:style-name="P47">3</text:p>
          </table:table-cell>
          <table:table-cell table:style-name="PLBatX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I" table:style-name="PLBatXVII">
        <table:table-column table:style-name="PLBatXVII.A"/>
        <table:table-column table:style-name="PLBatXVII.B"/>
        <table:table-column table:style-name="PLBatXVII.C"/>
        <table:table-row table:style-name="PLBatXVII.1">
          <table:table-cell table:style-name="PLBatXVII.A1" office:value-type="string">
            <text:p text:style-name="P15">36 c</text:p>
          </table:table-cell>
          <table:table-cell table:style-name="PLBatXVII.A1" office:value-type="string">
            <text:p text:style-name="P47">3</text:p>
          </table:table-cell>
          <table:table-cell table:style-name="PLBatXV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X" table:style-name="PLBatXIX">
        <table:table-column table:style-name="PLBatXIX.A"/>
        <table:table-column table:style-name="PLBatXIX.B"/>
        <table:table-column table:style-name="PLBatXIX.C"/>
        <table:table-row table:style-name="PLBatXIX.1">
          <table:table-cell table:style-name="PLBatXIX.A1" office:value-type="string">
            <text:p text:style-name="P15">36 c</text:p>
          </table:table-cell>
          <table:table-cell table:style-name="PLBatXIX.A1" office:value-type="string">
            <text:p text:style-name="P47">3</text:p>
          </table:table-cell>
          <table:table-cell table:style-name="PLBatXI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" table:style-name="PLBatXX">
        <table:table-column table:style-name="PLBatXX.A"/>
        <table:table-column table:style-name="PLBatXX.B"/>
        <table:table-column table:style-name="PLBatXX.C"/>
        <table:table-row table:style-name="PLBatXX.1">
          <table:table-cell table:style-name="PLBatXX.A1" office:value-type="string">
            <text:p text:style-name="P15">36 c</text:p>
          </table:table-cell>
          <table:table-cell table:style-name="PLBatXX.A1" office:value-type="string">
            <text:p text:style-name="P47">3</text:p>
          </table:table-cell>
          <table:table-cell table:style-name="PLBatX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II" table:style-name="PLBatXXII">
        <table:table-column table:style-name="PLBatXXII.A"/>
        <table:table-column table:style-name="PLBatXXII.B"/>
        <table:table-column table:style-name="PLBatXXII.C"/>
        <table:table-row table:style-name="PLBatXXII.1">
          <table:table-cell table:style-name="PLBatXXII.A1" office:value-type="string">
            <text:p text:style-name="P15">36 c</text:p>
          </table:table-cell>
          <table:table-cell table:style-name="PLBatXXII.A1" office:value-type="string">
            <text:p text:style-name="P47">3</text:p>
          </table:table-cell>
          <table:table-cell table:style-name="PLBatXX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BatXXV" table:style-name="PLBatXXV">
        <table:table-column table:style-name="PLBatXXV.A"/>
        <table:table-column table:style-name="PLBatXXV.B"/>
        <table:table-column table:style-name="PLBatXXV.C"/>
        <table:table-row table:style-name="PLBatXXV.1">
          <table:table-cell table:style-name="PLBatXXV.A1" office:value-type="string">
            <text:p text:style-name="P15">36 c</text:p>
          </table:table-cell>
          <table:table-cell table:style-name="PLBatXXV.A1" office:value-type="string">
            <text:p text:style-name="P47">3</text:p>
          </table:table-cell>
          <table:table-cell table:style-name="PLBatXX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XII" table:style-name="PLBatXXXII">
        <table:table-column table:style-name="PLBatXXXII.A"/>
        <table:table-column table:style-name="PLBatXXXII.B"/>
        <table:table-column table:style-name="PLBatXXXII.C"/>
        <table:table-row table:style-name="PLBatXXXII.1">
          <table:table-cell table:style-name="PLBatXXXII.A1" office:value-type="string">
            <text:p text:style-name="P15">36 c</text:p>
          </table:table-cell>
          <table:table-cell table:style-name="PLBatXXXII.A1" office:value-type="string">
            <text:p text:style-name="P47">3</text:p>
          </table:table-cell>
          <table:table-cell table:style-name="PLBatXXX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I" table:style-name="PLundII">
        <table:table-column table:style-name="PLundII.A"/>
        <table:table-column table:style-name="PLundII.B"/>
        <table:table-column table:style-name="PLundII.C"/>
        <table:table-row table:style-name="PLundII.1">
          <table:table-cell table:style-name="PLundII.A1" office:value-type="string">
            <text:p text:style-name="P15">36 c</text:p>
          </table:table-cell>
          <table:table-cell table:style-name="PLundII.A1" office:value-type="string">
            <text:p text:style-name="P47">3</text:p>
          </table:table-cell>
          <table:table-cell table:style-name="PLund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V" table:style-name="PLundIV">
        <table:table-column table:style-name="PLundIV.A"/>
        <table:table-column table:style-name="PLundIV.B"/>
        <table:table-column table:style-name="PLundIV.C"/>
        <table:table-row table:style-name="PLundIV.1">
          <table:table-cell table:style-name="PLundIV.A1" office:value-type="string">
            <text:p text:style-name="P15">36 c</text:p>
          </table:table-cell>
          <table:table-cell table:style-name="PLundIV.A1" office:value-type="string">
            <text:p text:style-name="P47">3</text:p>
          </table:table-cell>
          <table:table-cell table:style-name="PLund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VI" table:style-name="PLundVI">
        <table:table-column table:style-name="PLundVI.A"/>
        <table:table-column table:style-name="PLundVI.B"/>
        <table:table-column table:style-name="PLundVI.C"/>
        <table:table-row table:style-name="PLundVI.1">
          <table:table-cell table:style-name="PLundVI.A1" office:value-type="string">
            <text:p text:style-name="P15">36 c</text:p>
          </table:table-cell>
          <table:table-cell table:style-name="PLundVI.A1" office:value-type="string">
            <text:p text:style-name="P47">3</text:p>
          </table:table-cell>
          <table:table-cell table:style-name="PLund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dIAuflII" table:style-name="PMedIAuflII">
        <table:table-column table:style-name="PMedIAuflII.A"/>
        <table:table-column table:style-name="PMedIAuflII.B"/>
        <table:table-column table:style-name="PMedIAuflII.C"/>
        <table:table-row table:style-name="PMedIAuflII.1">
          <table:table-cell table:style-name="PMedIAuflII.A1" office:value-type="string">
            <text:p text:style-name="P15">36 c</text:p>
          </table:table-cell>
          <table:table-cell table:style-name="PMedIAuflII.A1" office:value-type="string">
            <text:p text:style-name="P47">3</text:p>
          </table:table-cell>
          <table:table-cell table:style-name="PMedIAufl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" table:style-name="PMertonI">
        <table:table-column table:style-name="PMertonI.A"/>
        <table:table-column table:style-name="PMertonI.B"/>
        <table:table-column table:style-name="PMertonI.C"/>
        <table:table-row table:style-name="PMertonI.1">
          <table:table-cell table:style-name="PMertonI.A1" office:value-type="string">
            <text:p text:style-name="P15">36 c</text:p>
          </table:table-cell>
          <table:table-cell table:style-name="PMertonI.A1" office:value-type="string">
            <text:p text:style-name="P47">3</text:p>
          </table:table-cell>
          <table:table-cell table:style-name="PMerton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I" table:style-name="PMertonII">
        <table:table-column table:style-name="PMertonII.A"/>
        <table:table-column table:style-name="PMertonII.B"/>
        <table:table-column table:style-name="PMertonII.C"/>
        <table:table-row table:style-name="PMertonII.1">
          <table:table-cell table:style-name="PMertonII.A1" office:value-type="string">
            <text:p text:style-name="P15">36 c</text:p>
          </table:table-cell>
          <table:table-cell table:style-name="PMertonII.A1" office:value-type="string">
            <text:p text:style-name="P47">3</text:p>
          </table:table-cell>
          <table:table-cell table:style-name="PMerton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ael" table:style-name="PMichael">
        <table:table-column table:style-name="PMichael.A"/>
        <table:table-column table:style-name="PMichael.B"/>
        <table:table-column table:style-name="PMichael.C"/>
        <table:table-row table:style-name="PMichael.1">
          <table:table-cell table:style-name="PMichael.A1" office:value-type="string">
            <text:p text:style-name="P15">36 c</text:p>
          </table:table-cell>
          <table:table-cell table:style-name="PMichael.A1" office:value-type="string">
            <text:p text:style-name="P47">3</text:p>
          </table:table-cell>
          <table:table-cell table:style-name="PMichael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" table:style-name="PMichII">
        <table:table-column table:style-name="PMichII.A"/>
        <table:table-column table:style-name="PMichII.B"/>
        <table:table-column table:style-name="PMichII.C"/>
        <table:table-row table:style-name="PMichII.1">
          <table:table-cell table:style-name="PMichII.A1" office:value-type="string">
            <text:p text:style-name="P15">36 c</text:p>
          </table:table-cell>
          <table:table-cell table:style-name="PMichII.A1" office:value-type="string">
            <text:p text:style-name="P47">3</text:p>
          </table:table-cell>
          <table:table-cell table:style-name="PMich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I" table:style-name="PMichIII">
        <table:table-column table:style-name="PMichIII.A"/>
        <table:table-column table:style-name="PMichIII.B"/>
        <table:table-column table:style-name="PMichIII.C"/>
        <table:table-row table:style-name="PMichIII.1">
          <table:table-cell table:style-name="PMichIII.A1" office:value-type="string">
            <text:p text:style-name="P15">36 c</text:p>
          </table:table-cell>
          <table:table-cell table:style-name="PMichIII.A1" office:value-type="string">
            <text:p text:style-name="P47">3</text:p>
          </table:table-cell>
          <table:table-cell table:style-name="PMich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VTeilI" table:style-name="PMichIVTeilI">
        <table:table-column table:style-name="PMichIVTeilI.A"/>
        <table:table-column table:style-name="PMichIVTeilI.B"/>
        <table:table-column table:style-name="PMichIVTeilI.C"/>
        <table:table-row table:style-name="PMichIVTeilI.1">
          <table:table-cell table:style-name="PMichIVTeilI.A1" office:value-type="string">
            <text:p text:style-name="P15">36 c</text:p>
          </table:table-cell>
          <table:table-cell table:style-name="PMichIVTeilI.A1" office:value-type="string">
            <text:p text:style-name="P47">3</text:p>
          </table:table-cell>
          <table:table-cell table:style-name="PMichIVTeil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" table:style-name="PMichV">
        <table:table-column table:style-name="PMichV.A"/>
        <table:table-column table:style-name="PMichV.B"/>
        <table:table-column table:style-name="PMichV.C"/>
        <table:table-row table:style-name="PMichV.1">
          <table:table-cell table:style-name="PMichV.A1" office:value-type="string">
            <text:p text:style-name="P15">36 c</text:p>
          </table:table-cell>
          <table:table-cell table:style-name="PMichV.A1" office:value-type="string">
            <text:p text:style-name="P47">3</text:p>
          </table:table-cell>
          <table:table-cell table:style-name="PMich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chVI" table:style-name="PMichVI">
        <table:table-column table:style-name="PMichVI.A"/>
        <table:table-column table:style-name="PMichVI.B"/>
        <table:table-column table:style-name="PMichVI.C"/>
        <table:table-row table:style-name="PMichVI.1">
          <table:table-cell table:style-name="PMichVI.A1" office:value-type="string">
            <text:p text:style-name="P15">36 c</text:p>
          </table:table-cell>
          <table:table-cell table:style-name="PMichVI.A1" office:value-type="string">
            <text:p text:style-name="P47">3</text:p>
          </table:table-cell>
          <table:table-cell table:style-name="PMich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" table:style-name="PMichVII">
        <table:table-column table:style-name="PMichVII.A"/>
        <table:table-column table:style-name="PMichVII.B"/>
        <table:table-column table:style-name="PMichVII.C"/>
        <table:table-row table:style-name="PMichVII.1">
          <table:table-cell table:style-name="PMichVII.A1" office:value-type="string">
            <text:p text:style-name="P15">36 c</text:p>
          </table:table-cell>
          <table:table-cell table:style-name="PMichVII.A1" office:value-type="string">
            <text:p text:style-name="P47">3</text:p>
          </table:table-cell>
          <table:table-cell table:style-name="PMichV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I" table:style-name="PMichVIII">
        <table:table-column table:style-name="PMichVIII.A"/>
        <table:table-column table:style-name="PMichVIII.B"/>
        <table:table-column table:style-name="PMichVIII.C"/>
        <table:table-row table:style-name="PMichVIII.1">
          <table:table-cell table:style-name="PMichVIII.A1" office:value-type="string">
            <text:p text:style-name="P15">36 c</text:p>
          </table:table-cell>
          <table:table-cell table:style-name="PMichVIII.A1" office:value-type="string">
            <text:p text:style-name="P47">3</text:p>
          </table:table-cell>
          <table:table-cell table:style-name="PMichV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X" table:style-name="PMichIX">
        <table:table-column table:style-name="PMichIX.A"/>
        <table:table-column table:style-name="PMichIX.B"/>
        <table:table-column table:style-name="PMichIX.C"/>
        <table:table-row table:style-name="PMichIX.1">
          <table:table-cell table:style-name="PMichIX.A1" office:value-type="string">
            <text:p text:style-name="P15">36 c</text:p>
          </table:table-cell>
          <table:table-cell table:style-name="PMichIX.A1" office:value-type="string">
            <text:p text:style-name="P47">3</text:p>
          </table:table-cell>
          <table:table-cell table:style-name="PMichI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" table:style-name="PMichX">
        <table:table-column table:style-name="PMichX.A"/>
        <table:table-column table:style-name="PMichX.B"/>
        <table:table-column table:style-name="PMichX.C"/>
        <table:table-row table:style-name="PMichX.1">
          <table:table-cell table:style-name="PMichX.A1" office:value-type="string">
            <text:p text:style-name="P15">36 c</text:p>
          </table:table-cell>
          <table:table-cell table:style-name="PMichX.A1" office:value-type="string">
            <text:p text:style-name="P47">3</text:p>
          </table:table-cell>
          <table:table-cell table:style-name="PMich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" table:style-name="PMichXI">
        <table:table-column table:style-name="PMichXI.A"/>
        <table:table-column table:style-name="PMichXI.B"/>
        <table:table-column table:style-name="PMichXI.C"/>
        <table:table-row table:style-name="PMichXI.1">
          <table:table-cell table:style-name="PMichXI.A1" office:value-type="string">
            <text:p text:style-name="P15">36 c</text:p>
          </table:table-cell>
          <table:table-cell table:style-name="PMichXI.A1" office:value-type="string">
            <text:p text:style-name="P47">3</text:p>
          </table:table-cell>
          <table:table-cell table:style-name="PMichX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II" table:style-name="PMichXIII">
        <table:table-column table:style-name="PMichXIII.A"/>
        <table:table-column table:style-name="PMichXIII.B"/>
        <table:table-column table:style-name="PMichXIII.C"/>
        <table:table-row table:style-name="PMichXIII.1">
          <table:table-cell table:style-name="PMichXIII.A1" office:value-type="string">
            <text:p text:style-name="P15">36 c</text:p>
          </table:table-cell>
          <table:table-cell table:style-name="PMichXIII.A1" office:value-type="string">
            <text:p text:style-name="P47">3</text:p>
          </table:table-cell>
          <table:table-cell table:style-name="PMichX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" table:style-name="PMichXV">
        <table:table-column table:style-name="PMichXV.A"/>
        <table:table-column table:style-name="PMichXV.B"/>
        <table:table-column table:style-name="PMichXV.C"/>
        <table:table-row table:style-name="PMichXV.1">
          <table:table-cell table:style-name="PMichXV.A1" office:value-type="string">
            <text:p text:style-name="P15">36 c</text:p>
          </table:table-cell>
          <table:table-cell table:style-name="PMichXV.A1" office:value-type="string">
            <text:p text:style-name="P47">3</text:p>
          </table:table-cell>
          <table:table-cell table:style-name="PMichX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III" table:style-name="PMichXVIII">
        <table:table-column table:style-name="PMichXVIII.A"/>
        <table:table-column table:style-name="PMichXVIII.B"/>
        <table:table-column table:style-name="PMichXVIII.C"/>
        <table:table-row table:style-name="PMichXVIII.1">
          <table:table-cell table:style-name="PMichXVIII.A1" office:value-type="string">
            <text:p text:style-name="P15">36 c</text:p>
          </table:table-cell>
          <table:table-cell table:style-name="PMichXVIII.A1" office:value-type="string">
            <text:p text:style-name="P47">3</text:p>
          </table:table-cell>
          <table:table-cell table:style-name="PMichXV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Zen" table:style-name="PMichZen">
        <table:table-column table:style-name="PMichZen.A"/>
        <table:table-column table:style-name="PMichZen.B"/>
        <table:table-column table:style-name="PMichZen.C"/>
        <table:table-row table:style-name="PMichZen.1">
          <table:table-cell table:style-name="PMichZen.A1" office:value-type="string">
            <text:p text:style-name="P15">36 c</text:p>
          </table:table-cell>
          <table:table-cell table:style-name="PMichZen.A1" office:value-type="string">
            <text:p text:style-name="P47">3</text:p>
          </table:table-cell>
          <table:table-cell table:style-name="PMichZen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" table:style-name="PMilVoglI">
        <table:table-column table:style-name="PMilVoglI.A"/>
        <table:table-column table:style-name="PMilVoglI.B"/>
        <table:table-column table:style-name="PMilVoglI.C"/>
        <table:table-row table:style-name="PMilVoglI.1">
          <table:table-cell table:style-name="PMilVoglI.A1" office:value-type="string">
            <text:p text:style-name="P15">36 c</text:p>
          </table:table-cell>
          <table:table-cell table:style-name="PMilVoglI.A1" office:value-type="string">
            <text:p text:style-name="P47">3</text:p>
          </table:table-cell>
          <table:table-cell table:style-name="PMilVogl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" table:style-name="PMilVoglII">
        <table:table-column table:style-name="PMilVoglII.A"/>
        <table:table-column table:style-name="PMilVoglII.B"/>
        <table:table-column table:style-name="PMilVoglII.C"/>
        <table:table-row table:style-name="PMilVoglII.1">
          <table:table-cell table:style-name="PMilVoglII.A1" office:value-type="string">
            <text:p text:style-name="P15">36 c</text:p>
          </table:table-cell>
          <table:table-cell table:style-name="PMilVoglII.A1" office:value-type="string">
            <text:p text:style-name="P47">3</text:p>
          </table:table-cell>
          <table:table-cell table:style-name="PMilVogl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I" table:style-name="PMilVoglIII">
        <table:table-column table:style-name="PMilVoglIII.A"/>
        <table:table-column table:style-name="PMilVoglIII.B"/>
        <table:table-column table:style-name="PMilVoglIII.C"/>
        <table:table-row table:style-name="PMilVoglIII.1">
          <table:table-cell table:style-name="PMilVoglIII.A1" office:value-type="string">
            <text:p text:style-name="P15">36 c</text:p>
          </table:table-cell>
          <table:table-cell table:style-name="PMilVoglIII.A1" office:value-type="string">
            <text:p text:style-name="P47">3</text:p>
          </table:table-cell>
          <table:table-cell table:style-name="PMilVogl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lVoglIV" table:style-name="PMilVoglIV">
        <table:table-column table:style-name="PMilVoglIV.A"/>
        <table:table-column table:style-name="PMilVoglIV.B"/>
        <table:table-column table:style-name="PMilVoglIV.C"/>
        <table:table-row table:style-name="PMilVoglIV.1">
          <table:table-cell table:style-name="PMilVoglIV.A1" office:value-type="string">
            <text:p text:style-name="P15">36 c</text:p>
          </table:table-cell>
          <table:table-cell table:style-name="PMilVoglIV.A1" office:value-type="string">
            <text:p text:style-name="P47">3</text:p>
          </table:table-cell>
          <table:table-cell table:style-name="PMilVogl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III" table:style-name="MPERXIII">
        <table:table-column table:style-name="MPERXIII.A"/>
        <table:table-column table:style-name="MPERXIII.B"/>
        <table:table-column table:style-name="MPERXIII.C"/>
        <table:table-row table:style-name="MPERXIII.1">
          <table:table-cell table:style-name="MPERXIII.A1" office:value-type="string">
            <text:p text:style-name="P16">36 c</text:p>
          </table:table-cell>
          <table:table-cell table:style-name="MPERXIII.A1" office:value-type="string">
            <text:p text:style-name="P48">3</text:p>
          </table:table-cell>
          <table:table-cell table:style-name="MPERX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V" table:style-name="MPERXV">
        <table:table-column table:style-name="MPERXV.A"/>
        <table:table-column table:style-name="MPERXV.B"/>
        <table:table-column table:style-name="MPERXV.C"/>
        <table:table-row table:style-name="MPERXV.1">
          <table:table-cell table:style-name="MPERXV.A1" office:value-type="string">
            <text:p text:style-name="P16">36 c</text:p>
          </table:table-cell>
          <table:table-cell table:style-name="MPERXV.A1" office:value-type="string">
            <text:p text:style-name="P48">3</text:p>
          </table:table-cell>
          <table:table-cell table:style-name="MPERX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itteisChrest" table:style-name="MitteisChrest">
        <table:table-column table:style-name="MitteisChrest.A"/>
        <table:table-column table:style-name="MitteisChrest.B"/>
        <table:table-column table:style-name="MitteisChrest.C"/>
        <table:table-row table:style-name="MitteisChrest.1">
          <table:table-cell table:style-name="MitteisChrest.A1" office:value-type="string">
            <text:p text:style-name="P16">36 c</text:p>
          </table:table-cell>
          <table:table-cell table:style-name="MitteisChrest.A1" office:value-type="string">
            <text:p text:style-name="P48">3</text:p>
          </table:table-cell>
          <table:table-cell table:style-name="MitteisChrest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III" table:style-name="PMonIII">
        <table:table-column table:style-name="PMonIII.A"/>
        <table:table-column table:style-name="PMonIII.B"/>
        <table:table-column table:style-name="PMonIII.C"/>
        <table:table-row table:style-name="PMonIII.1">
          <table:table-cell table:style-name="PMonIII.A1" office:value-type="string">
            <text:p text:style-name="P16">36 c</text:p>
          </table:table-cell>
          <table:table-cell table:style-name="PMonIII.A1" office:value-type="string">
            <text:p text:style-name="P48">3</text:p>
          </table:table-cell>
          <table:table-cell table:style-name="PMon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Apollo" table:style-name="PMonApollo">
        <table:table-column table:style-name="PMonApollo.A"/>
        <table:table-column table:style-name="PMonApollo.B"/>
        <table:table-column table:style-name="PMonApollo.C"/>
        <table:table-row table:style-name="PMonApollo.1">
          <table:table-cell table:style-name="PMonApollo.A1" office:value-type="string">
            <text:p text:style-name="P16">36 c</text:p>
          </table:table-cell>
          <table:table-cell table:style-name="PMonApollo.A1" office:value-type="string">
            <text:p text:style-name="P48">3</text:p>
          </table:table-cell>
          <table:table-cell table:style-name="PMonApollo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agHammadi" table:style-name="PNagHammadi">
        <table:table-column table:style-name="PNagHammadi.A"/>
        <table:table-column table:style-name="PNagHammadi.B"/>
        <table:table-column table:style-name="PNagHammadi.C"/>
        <table:table-row table:style-name="PNagHammadi.1">
          <table:table-cell table:style-name="PNagHammadi.A1" office:value-type="string">
            <text:p text:style-name="P16">36 c</text:p>
          </table:table-cell>
          <table:table-cell table:style-name="PNagHammadi.A1" office:value-type="string">
            <text:p text:style-name="P48">3</text:p>
          </table:table-cell>
          <table:table-cell table:style-name="PNagHammad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ph" table:style-name="PNeph">
        <table:table-column table:style-name="PNeph.A"/>
        <table:table-column table:style-name="PNeph.B"/>
        <table:table-column table:style-name="PNeph.C"/>
        <table:table-row table:style-name="PNeph.1">
          <table:table-cell table:style-name="PNeph.A1" office:value-type="string">
            <text:p text:style-name="P16">36 c</text:p>
          </table:table-cell>
          <table:table-cell table:style-name="PNeph.A1" office:value-type="string">
            <text:p text:style-name="P48">3</text:p>
          </table:table-cell>
          <table:table-cell table:style-name="PNeph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wYorkI" table:style-name="PNewYorkI">
        <table:table-column table:style-name="PNewYorkI.A"/>
        <table:table-column table:style-name="PNewYorkI.B"/>
        <table:table-column table:style-name="PNewYorkI.C"/>
        <table:table-row table:style-name="PNewYorkI.1">
          <table:table-cell table:style-name="PNewYorkI.A1" office:value-type="string">
            <text:p text:style-name="P16">36 c</text:p>
          </table:table-cell>
          <table:table-cell table:style-name="PNewYorkI.A1" office:value-type="string">
            <text:p text:style-name="P48">3</text:p>
          </table:table-cell>
          <table:table-cell table:style-name="PNewYork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" table:style-name="POsloII">
        <table:table-column table:style-name="POsloII.A"/>
        <table:table-column table:style-name="POsloII.B"/>
        <table:table-column table:style-name="POsloII.C"/>
        <table:table-row table:style-name="POsloII.1">
          <table:table-cell table:style-name="POsloII.A1" office:value-type="string">
            <text:p text:style-name="P16">36 c</text:p>
          </table:table-cell>
          <table:table-cell table:style-name="POsloII.A1" office:value-type="string">
            <text:p text:style-name="P48">3</text:p>
          </table:table-cell>
          <table:table-cell table:style-name="POslo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I" table:style-name="POsloIII">
        <table:table-column table:style-name="POsloIII.A"/>
        <table:table-column table:style-name="POsloIII.B"/>
        <table:table-column table:style-name="POsloIII.C"/>
        <table:table-row table:style-name="POsloIII.1">
          <table:table-cell table:style-name="POsloIII.A1" office:value-type="string">
            <text:p text:style-name="P16">36 c</text:p>
          </table:table-cell>
          <table:table-cell table:style-name="POsloIII.A1" office:value-type="string">
            <text:p text:style-name="P48">3</text:p>
          </table:table-cell>
          <table:table-cell table:style-name="POslo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" table:style-name="POxyI">
        <table:table-column table:style-name="POxyI.A"/>
        <table:table-column table:style-name="POxyI.B"/>
        <table:table-column table:style-name="POxyI.C"/>
        <table:table-row table:style-name="POxyI.1">
          <table:table-cell table:style-name="POxyI.A1" office:value-type="string">
            <text:p text:style-name="P16">36 c</text:p>
          </table:table-cell>
          <table:table-cell table:style-name="POxyI.A1" office:value-type="string">
            <text:p text:style-name="P48">3</text:p>
          </table:table-cell>
          <table:table-cell table:style-name="POxy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I" table:style-name="POxyII">
        <table:table-column table:style-name="POxyII.A"/>
        <table:table-column table:style-name="POxyII.B"/>
        <table:table-column table:style-name="POxyII.C"/>
        <table:table-row table:style-name="POxyII.1">
          <table:table-cell table:style-name="POxyII.A1" office:value-type="string">
            <text:p text:style-name="P16">36 c</text:p>
          </table:table-cell>
          <table:table-cell table:style-name="POxyII.A1" office:value-type="string">
            <text:p text:style-name="P48">3</text:p>
          </table:table-cell>
          <table:table-cell table:style-name="POxy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III" table:style-name="POxyIII">
        <table:table-column table:style-name="POxyIII.A"/>
        <table:table-column table:style-name="POxyIII.B"/>
        <table:table-column table:style-name="POxyIII.C"/>
        <table:table-row table:style-name="POxyIII.1">
          <table:table-cell table:style-name="POxyIII.A1" office:value-type="string">
            <text:p text:style-name="P16">36 c</text:p>
          </table:table-cell>
          <table:table-cell table:style-name="POxyIII.A1" office:value-type="string">
            <text:p text:style-name="P48">3</text:p>
          </table:table-cell>
          <table:table-cell table:style-name="POxy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V" table:style-name="POxyIV">
        <table:table-column table:style-name="POxyIV.A"/>
        <table:table-column table:style-name="POxyIV.B"/>
        <table:table-column table:style-name="POxyIV.C"/>
        <table:table-row table:style-name="POxyIV.1">
          <table:table-cell table:style-name="POxyIV.A1" office:value-type="string">
            <text:p text:style-name="P16">36 c</text:p>
          </table:table-cell>
          <table:table-cell table:style-name="POxyIV.A1" office:value-type="string">
            <text:p text:style-name="P48">3</text:p>
          </table:table-cell>
          <table:table-cell table:style-name="POxy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" table:style-name="POxyVI">
        <table:table-column table:style-name="POxyVI.A"/>
        <table:table-column table:style-name="POxyVI.B"/>
        <table:table-column table:style-name="POxyVI.C"/>
        <table:table-row table:style-name="POxyVI.1">
          <table:table-cell table:style-name="POxyVI.A1" office:value-type="string">
            <text:p text:style-name="P16">36 c</text:p>
          </table:table-cell>
          <table:table-cell table:style-name="POxyVI.A1" office:value-type="string">
            <text:p text:style-name="P48">3</text:p>
          </table:table-cell>
          <table:table-cell table:style-name="POxy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" table:style-name="POxyVII">
        <table:table-column table:style-name="POxyVII.A"/>
        <table:table-column table:style-name="POxyVII.B"/>
        <table:table-column table:style-name="POxyVII.C"/>
        <table:table-row table:style-name="POxyVII.1">
          <table:table-cell table:style-name="POxyVII.A1" office:value-type="string">
            <text:p text:style-name="P16">36 c</text:p>
          </table:table-cell>
          <table:table-cell table:style-name="POxyVII.A1" office:value-type="string">
            <text:p text:style-name="P48">3</text:p>
          </table:table-cell>
          <table:table-cell table:style-name="POxy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I" table:style-name="POxyVIII">
        <table:table-column table:style-name="POxyVIII.A"/>
        <table:table-column table:style-name="POxyVIII.B"/>
        <table:table-column table:style-name="POxyVIII.C"/>
        <table:table-row table:style-name="POxyVIII.1">
          <table:table-cell table:style-name="POxyVIII.A1" office:value-type="string">
            <text:p text:style-name="P16">36 c</text:p>
          </table:table-cell>
          <table:table-cell table:style-name="POxyVIII.A1" office:value-type="string">
            <text:p text:style-name="P48">3</text:p>
          </table:table-cell>
          <table:table-cell table:style-name="POxy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X" table:style-name="POxyIX">
        <table:table-column table:style-name="POxyIX.A"/>
        <table:table-column table:style-name="POxyIX.B"/>
        <table:table-column table:style-name="POxyIX.C"/>
        <table:table-row table:style-name="POxyIX.1">
          <table:table-cell table:style-name="POxyIX.A1" office:value-type="string">
            <text:p text:style-name="P16">36 c</text:p>
          </table:table-cell>
          <table:table-cell table:style-name="POxyIX.A1" office:value-type="string">
            <text:p text:style-name="P48">3</text:p>
          </table:table-cell>
          <table:table-cell table:style-name="POxy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" table:style-name="POxyX">
        <table:table-column table:style-name="POxyX.A"/>
        <table:table-column table:style-name="POxyX.B"/>
        <table:table-column table:style-name="POxyX.C"/>
        <table:table-row table:style-name="POxyX.1">
          <table:table-cell table:style-name="POxyX.A1" office:value-type="string">
            <text:p text:style-name="P16">36 c</text:p>
          </table:table-cell>
          <table:table-cell table:style-name="POxyX.A1" office:value-type="string">
            <text:p text:style-name="P48">3</text:p>
          </table:table-cell>
          <table:table-cell table:style-name="POxy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I" table:style-name="POxyXII">
        <table:table-column table:style-name="POxyXII.A"/>
        <table:table-column table:style-name="POxyXII.B"/>
        <table:table-column table:style-name="POxyXII.C"/>
        <table:table-row table:style-name="POxyXII.1">
          <table:table-cell table:style-name="POxyXII.A1" office:value-type="string">
            <text:p text:style-name="P16">36 c</text:p>
          </table:table-cell>
          <table:table-cell table:style-name="POxyXII.A1" office:value-type="string">
            <text:p text:style-name="P48">3</text:p>
          </table:table-cell>
          <table:table-cell table:style-name="POxyX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V" table:style-name="POxyXIV">
        <table:table-column table:style-name="POxyXIV.A"/>
        <table:table-column table:style-name="POxyXIV.B"/>
        <table:table-column table:style-name="POxyXIV.C"/>
        <table:table-row table:style-name="POxyXIV.1">
          <table:table-cell table:style-name="POxyXIV.A1" office:value-type="string">
            <text:p text:style-name="P16">36 c</text:p>
          </table:table-cell>
          <table:table-cell table:style-name="POxyXIV.A1" office:value-type="string">
            <text:p text:style-name="P48">3</text:p>
          </table:table-cell>
          <table:table-cell table:style-name="POxyX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" table:style-name="POxyXVI">
        <table:table-column table:style-name="POxyXVI.A"/>
        <table:table-column table:style-name="POxyXVI.B"/>
        <table:table-column table:style-name="POxyXVI.C"/>
        <table:table-row table:style-name="POxyXVI.1">
          <table:table-cell table:style-name="POxyXVI.A1" office:value-type="string">
            <text:p text:style-name="P16">36 c</text:p>
          </table:table-cell>
          <table:table-cell table:style-name="POxyXVI.A1" office:value-type="string">
            <text:p text:style-name="P48">3</text:p>
          </table:table-cell>
          <table:table-cell table:style-name="POxyX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" table:style-name="POxyXVII">
        <table:table-column table:style-name="POxyXVII.A"/>
        <table:table-column table:style-name="POxyXVII.B"/>
        <table:table-column table:style-name="POxyXVII.C"/>
        <table:table-row table:style-name="POxyXVII.1">
          <table:table-cell table:style-name="POxyXVII.A1" office:value-type="string">
            <text:p text:style-name="P16">36 c</text:p>
          </table:table-cell>
          <table:table-cell table:style-name="POxyXVII.A1" office:value-type="string">
            <text:p text:style-name="P48">3</text:p>
          </table:table-cell>
          <table:table-cell table:style-name="POxyX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I" table:style-name="POxyXVIII">
        <table:table-column table:style-name="POxyXVIII.A"/>
        <table:table-column table:style-name="POxyXVIII.B"/>
        <table:table-column table:style-name="POxyXVIII.C"/>
        <table:table-row table:style-name="POxyXVIII.1">
          <table:table-cell table:style-name="POxyXVIII.A1" office:value-type="string">
            <text:p text:style-name="P16">36 c</text:p>
          </table:table-cell>
          <table:table-cell table:style-name="POxyXVIII.A1" office:value-type="string">
            <text:p text:style-name="P48">3</text:p>
          </table:table-cell>
          <table:table-cell table:style-name="POxyX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X" table:style-name="POxyXIX">
        <table:table-column table:style-name="POxyXIX.A"/>
        <table:table-column table:style-name="POxyXIX.B"/>
        <table:table-column table:style-name="POxyXIX.C"/>
        <table:table-row table:style-name="POxyXIX.1">
          <table:table-cell table:style-name="POxyXIX.A1" office:value-type="string">
            <text:p text:style-name="P16">36 c</text:p>
          </table:table-cell>
          <table:table-cell table:style-name="POxyXIX.A1" office:value-type="string">
            <text:p text:style-name="P48">3</text:p>
          </table:table-cell>
          <table:table-cell table:style-name="POxyX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X" table:style-name="POxyXX">
        <table:table-column table:style-name="POxyXX.A"/>
        <table:table-column table:style-name="POxyXX.B"/>
        <table:table-column table:style-name="POxyXX.C"/>
        <table:table-row table:style-name="POxyXX.1">
          <table:table-cell table:style-name="POxyXX.A1" office:value-type="string">
            <text:p text:style-name="P16">36 c</text:p>
          </table:table-cell>
          <table:table-cell table:style-name="POxyXX.A1" office:value-type="string">
            <text:p text:style-name="P48">3</text:p>
          </table:table-cell>
          <table:table-cell table:style-name="POxyX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I" table:style-name="POxyXXII">
        <table:table-column table:style-name="POxyXXII.A"/>
        <table:table-column table:style-name="POxyXXII.B"/>
        <table:table-column table:style-name="POxyXXII.C"/>
        <table:table-row table:style-name="POxyXXII.1">
          <table:table-cell table:style-name="POxyXXII.A1" office:value-type="string">
            <text:p text:style-name="P16">36 c</text:p>
          </table:table-cell>
          <table:table-cell table:style-name="POxyXXII.A1" office:value-type="string">
            <text:p text:style-name="P48">3</text:p>
          </table:table-cell>
          <table:table-cell table:style-name="POxyXX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V" table:style-name="POxyXXIV">
        <table:table-column table:style-name="POxyXXIV.A"/>
        <table:table-column table:style-name="POxyXXIV.B"/>
        <table:table-column table:style-name="POxyXXIV.C"/>
        <table:table-row table:style-name="POxyXXIV.1">
          <table:table-cell table:style-name="POxyXXIV.A1" office:value-type="string">
            <text:p text:style-name="P16">36 c</text:p>
          </table:table-cell>
          <table:table-cell table:style-name="POxyXXIV.A1" office:value-type="string">
            <text:p text:style-name="P48">3</text:p>
          </table:table-cell>
          <table:table-cell table:style-name="POxyXX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VII" table:style-name="POxyXXVII">
        <table:table-column table:style-name="POxyXXVII.A"/>
        <table:table-column table:style-name="POxyXXVII.B"/>
        <table:table-column table:style-name="POxyXXVII.C"/>
        <table:table-row table:style-name="POxyXXVII.1">
          <table:table-cell table:style-name="POxyXXVII.A1" office:value-type="string">
            <text:p text:style-name="P16">36 c</text:p>
          </table:table-cell>
          <table:table-cell table:style-name="POxyXXVII.A1" office:value-type="string">
            <text:p text:style-name="P48">3</text:p>
          </table:table-cell>
          <table:table-cell table:style-name="POxyXX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" table:style-name="POxyXXXI">
        <table:table-column table:style-name="POxyXXXI.A"/>
        <table:table-column table:style-name="POxyXXXI.B"/>
        <table:table-column table:style-name="POxyXXXI.C"/>
        <table:table-row table:style-name="POxyXXXI.1">
          <table:table-cell table:style-name="POxyXXXI.A1" office:value-type="string">
            <text:p text:style-name="P16">36 c</text:p>
          </table:table-cell>
          <table:table-cell table:style-name="POxyXXXI.A1" office:value-type="string">
            <text:p text:style-name="P48">3</text:p>
          </table:table-cell>
          <table:table-cell table:style-name="POxyXXX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II" table:style-name="POxyXXXIII">
        <table:table-column table:style-name="POxyXXXIII.A"/>
        <table:table-column table:style-name="POxyXXXIII.B"/>
        <table:table-column table:style-name="POxyXXXIII.C"/>
        <table:table-row table:style-name="POxyXXXIII.1">
          <table:table-cell table:style-name="POxyXXXIII.A1" office:value-type="string">
            <text:p text:style-name="P16">36 c</text:p>
          </table:table-cell>
          <table:table-cell table:style-name="POxyXXXIII.A1" office:value-type="string">
            <text:p text:style-name="P48">3</text:p>
          </table:table-cell>
          <table:table-cell table:style-name="POxyXXX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V" table:style-name="POxyXXXIV">
        <table:table-column table:style-name="POxyXXXIV.A"/>
        <table:table-column table:style-name="POxyXXXIV.B"/>
        <table:table-column table:style-name="POxyXXXIV.C"/>
        <table:table-row table:style-name="POxyXXXIV.1">
          <table:table-cell table:style-name="POxyXXXIV.A1" office:value-type="string">
            <text:p text:style-name="P16">36 c</text:p>
          </table:table-cell>
          <table:table-cell table:style-name="POxyXXXIV.A1" office:value-type="string">
            <text:p text:style-name="P48">3</text:p>
          </table:table-cell>
          <table:table-cell table:style-name="POxyXXX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" table:style-name="POxyXXXVI">
        <table:table-column table:style-name="POxyXXXVI.A"/>
        <table:table-column table:style-name="POxyXXXVI.B"/>
        <table:table-column table:style-name="POxyXXXVI.C"/>
        <table:table-row table:style-name="POxyXXXVI.1">
          <table:table-cell table:style-name="POxyXXXVI.A1" office:value-type="string">
            <text:p text:style-name="P16">36 c</text:p>
          </table:table-cell>
          <table:table-cell table:style-name="POxyXXXVI.A1" office:value-type="string">
            <text:p text:style-name="P48">3</text:p>
          </table:table-cell>
          <table:table-cell table:style-name="POxyXXX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II" table:style-name="POxyXXXVIII">
        <table:table-column table:style-name="POxyXXXVIII.A"/>
        <table:table-column table:style-name="POxyXXXVIII.B"/>
        <table:table-column table:style-name="POxyXXXVIII.C"/>
        <table:table-row table:style-name="POxyXXXVIII.1">
          <table:table-cell table:style-name="POxyXXXVIII.A1" office:value-type="string">
            <text:p text:style-name="P16">36 c</text:p>
          </table:table-cell>
          <table:table-cell table:style-name="POxyXXXVIII.A1" office:value-type="string">
            <text:p text:style-name="P48">3</text:p>
          </table:table-cell>
          <table:table-cell table:style-name="POxyXXX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" table:style-name="POxyXL">
        <table:table-column table:style-name="POxyXL.A"/>
        <table:table-column table:style-name="POxyXL.B"/>
        <table:table-column table:style-name="POxyXL.C"/>
        <table:table-row table:style-name="POxyXL.1">
          <table:table-cell table:style-name="POxyXL.A1" office:value-type="string">
            <text:p text:style-name="P16">36 c</text:p>
          </table:table-cell>
          <table:table-cell table:style-name="POxyXL.A1" office:value-type="string">
            <text:p text:style-name="P48">3</text:p>
          </table:table-cell>
          <table:table-cell table:style-name="POxyXL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" table:style-name="POxyXLI">
        <table:table-column table:style-name="POxyXLI.A"/>
        <table:table-column table:style-name="POxyXLI.B"/>
        <table:table-column table:style-name="POxyXLI.C"/>
        <table:table-row table:style-name="POxyXLI.1">
          <table:table-cell table:style-name="POxyXLI.A1" office:value-type="string">
            <text:p text:style-name="P16">36 c</text:p>
          </table:table-cell>
          <table:table-cell table:style-name="POxyXLI.A1" office:value-type="string">
            <text:p text:style-name="P48">3</text:p>
          </table:table-cell>
          <table:table-cell table:style-name="POxyXL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X" table:style-name="POxyXXIX">
        <table:table-column table:style-name="POxyXXIX.A"/>
        <table:table-column table:style-name="POxyXXIX.B"/>
        <table:table-column table:style-name="POxyXXIX.C"/>
        <table:table-row table:style-name="POxyXXIX.1">
          <table:table-cell table:style-name="POxyXXIX.A1" office:value-type="string">
            <text:p text:style-name="P16">36 c</text:p>
          </table:table-cell>
          <table:table-cell table:style-name="POxyXXIX.A1" office:value-type="string">
            <text:p text:style-name="P48">3</text:p>
          </table:table-cell>
          <table:table-cell table:style-name="POxyXX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II" table:style-name="POxyXLIII">
        <table:table-column table:style-name="POxyXLIII.A"/>
        <table:table-column table:style-name="POxyXLIII.B"/>
        <table:table-column table:style-name="POxyXLIII.C"/>
        <table:table-row table:style-name="POxyXLIII.1">
          <table:table-cell table:style-name="POxyXLIII.A1" office:value-type="string">
            <text:p text:style-name="P16">36 c</text:p>
          </table:table-cell>
          <table:table-cell table:style-name="POxyXLIII.A1" office:value-type="string">
            <text:p text:style-name="P48">3</text:p>
          </table:table-cell>
          <table:table-cell table:style-name="POxyXL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LIV" table:style-name="POxyXLIV">
        <table:table-column table:style-name="POxyXLIV.A"/>
        <table:table-column table:style-name="POxyXLIV.B"/>
        <table:table-column table:style-name="POxyXLIV.C"/>
        <table:table-row table:style-name="POxyXLIV.1">
          <table:table-cell table:style-name="POxyXLIV.A1" office:value-type="string">
            <text:p text:style-name="P16">36 c</text:p>
          </table:table-cell>
          <table:table-cell table:style-name="POxyXLIV.A1" office:value-type="string">
            <text:p text:style-name="P48">3</text:p>
          </table:table-cell>
          <table:table-cell table:style-name="POxyXL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" table:style-name="POxyXLV">
        <table:table-column table:style-name="POxyXLV.A"/>
        <table:table-column table:style-name="POxyXLV.B"/>
        <table:table-column table:style-name="POxyXLV.C"/>
        <table:table-row table:style-name="POxyXLV.1">
          <table:table-cell table:style-name="POxyXLV.A1" office:value-type="string">
            <text:p text:style-name="P16">36 c</text:p>
          </table:table-cell>
          <table:table-cell table:style-name="POxyXLV.A1" office:value-type="string">
            <text:p text:style-name="P48">3</text:p>
          </table:table-cell>
          <table:table-cell table:style-name="POxyXL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" table:style-name="POxyXLVI">
        <table:table-column table:style-name="POxyXLVI.A"/>
        <table:table-column table:style-name="POxyXLVI.B"/>
        <table:table-column table:style-name="POxyXLVI.C"/>
        <table:table-row table:style-name="POxyXLVI.1">
          <table:table-cell table:style-name="POxyXLVI.A1" office:value-type="string">
            <text:p text:style-name="P16">36 c</text:p>
          </table:table-cell>
          <table:table-cell table:style-name="POxyXLVI.A1" office:value-type="string">
            <text:p text:style-name="P48">3</text:p>
          </table:table-cell>
          <table:table-cell table:style-name="POxyXL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" table:style-name="POxyXLVII">
        <table:table-column table:style-name="POxyXLVII.A"/>
        <table:table-column table:style-name="POxyXLVII.B"/>
        <table:table-column table:style-name="POxyXLVII.C"/>
        <table:table-row table:style-name="POxyXLVII.1">
          <table:table-cell table:style-name="POxyXLVII.A1" office:value-type="string">
            <text:p text:style-name="P16">36 c</text:p>
          </table:table-cell>
          <table:table-cell table:style-name="POxyXLVII.A1" office:value-type="string">
            <text:p text:style-name="P48">3</text:p>
          </table:table-cell>
          <table:table-cell table:style-name="POxyXL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I" table:style-name="POxyXLVIII">
        <table:table-column table:style-name="POxyXLVIII.A"/>
        <table:table-column table:style-name="POxyXLVIII.B"/>
        <table:table-column table:style-name="POxyXLVIII.C"/>
        <table:table-row table:style-name="POxyXLVIII.1">
          <table:table-cell table:style-name="POxyXLVIII.A1" office:value-type="string">
            <text:p text:style-name="P16">36 c</text:p>
          </table:table-cell>
          <table:table-cell table:style-name="POxyXLVIII.A1" office:value-type="string">
            <text:p text:style-name="P48">3</text:p>
          </table:table-cell>
          <table:table-cell table:style-name="POxyXL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X" table:style-name="POxyXLIX">
        <table:table-column table:style-name="POxyXLIX.A"/>
        <table:table-column table:style-name="POxyXLIX.B"/>
        <table:table-column table:style-name="POxyXLIX.C"/>
        <table:table-row table:style-name="POxyXLIX.1">
          <table:table-cell table:style-name="POxyXLIX.A1" office:value-type="string">
            <text:p text:style-name="P16">36 c</text:p>
          </table:table-cell>
          <table:table-cell table:style-name="POxyXLIX.A1" office:value-type="string">
            <text:p text:style-name="P48">3</text:p>
          </table:table-cell>
          <table:table-cell table:style-name="POxyXL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" table:style-name="POxyL">
        <table:table-column table:style-name="POxyL.A"/>
        <table:table-column table:style-name="POxyL.B"/>
        <table:table-column table:style-name="POxyL.C"/>
        <table:table-row table:style-name="POxyL.1">
          <table:table-cell table:style-name="POxyL.A1" office:value-type="string">
            <text:p text:style-name="P17">36 c</text:p>
          </table:table-cell>
          <table:table-cell table:style-name="POxyL.A1" office:value-type="string">
            <text:p text:style-name="P49">3</text:p>
          </table:table-cell>
          <table:table-cell table:style-name="POxyL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" table:style-name="POxyLI">
        <table:table-column table:style-name="POxyLI.A"/>
        <table:table-column table:style-name="POxyLI.B"/>
        <table:table-column table:style-name="POxyLI.C"/>
        <table:table-row table:style-name="POxyLI.1">
          <table:table-cell table:style-name="POxyLI.A1" office:value-type="string">
            <text:p text:style-name="P17">36 c</text:p>
          </table:table-cell>
          <table:table-cell table:style-name="POxyLI.A1" office:value-type="string">
            <text:p text:style-name="P49">3</text:p>
          </table:table-cell>
          <table:table-cell table:style-name="POxyL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V" table:style-name="POxyLIV">
        <table:table-column table:style-name="POxyLIV.A"/>
        <table:table-column table:style-name="POxyLIV.B"/>
        <table:table-column table:style-name="POxyLIV.C"/>
        <table:table-row table:style-name="POxyLIV.1">
          <table:table-cell table:style-name="POxyLIV.A1" office:value-type="string">
            <text:p text:style-name="P17">36 c</text:p>
          </table:table-cell>
          <table:table-cell table:style-name="POxyLIV.A1" office:value-type="string">
            <text:p text:style-name="P49">3</text:p>
          </table:table-cell>
          <table:table-cell table:style-name="POxyL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" table:style-name="POxyLV">
        <table:table-column table:style-name="POxyLV.A"/>
        <table:table-column table:style-name="POxyLV.B"/>
        <table:table-column table:style-name="POxyLV.C"/>
        <table:table-row table:style-name="POxyLV.1">
          <table:table-cell table:style-name="POxyLV.A1" office:value-type="string">
            <text:p text:style-name="P17">36 c</text:p>
          </table:table-cell>
          <table:table-cell table:style-name="POxyLV.A1" office:value-type="string">
            <text:p text:style-name="P49">3</text:p>
          </table:table-cell>
          <table:table-cell table:style-name="POxyL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" table:style-name="POxyLVI">
        <table:table-column table:style-name="POxyLVI.A"/>
        <table:table-column table:style-name="POxyLVI.B"/>
        <table:table-column table:style-name="POxyLVI.C"/>
        <table:table-row table:style-name="POxyLVI.1">
          <table:table-cell table:style-name="POxyLVI.A1" office:value-type="string">
            <text:p text:style-name="P17">36 c</text:p>
          </table:table-cell>
          <table:table-cell table:style-name="POxyLVI.A1" office:value-type="string">
            <text:p text:style-name="P49">3</text:p>
          </table:table-cell>
          <table:table-cell table:style-name="POxyLV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I" table:style-name="POxyLVII">
        <table:table-column table:style-name="POxyLVII.A"/>
        <table:table-column table:style-name="POxyLVII.B"/>
        <table:table-column table:style-name="POxyLVII.C"/>
        <table:table-row table:style-name="POxyLVII.1">
          <table:table-cell table:style-name="POxyLVII.A1" office:value-type="string">
            <text:p text:style-name="P17">36 c</text:p>
          </table:table-cell>
          <table:table-cell table:style-name="POxyLVII.A1" office:value-type="string">
            <text:p text:style-name="P49">3</text:p>
          </table:table-cell>
          <table:table-cell table:style-name="POxyLV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II" table:style-name="POxyLVIII">
        <table:table-column table:style-name="POxyLVIII.A"/>
        <table:table-column table:style-name="POxyLVIII.B"/>
        <table:table-column table:style-name="POxyLVIII.C"/>
        <table:table-row table:style-name="POxyLVIII.1">
          <table:table-cell table:style-name="POxyLVIII.A1" office:value-type="string">
            <text:p text:style-name="P17">36 c</text:p>
          </table:table-cell>
          <table:table-cell table:style-name="POxyLVIII.A1" office:value-type="string">
            <text:p text:style-name="P49">3</text:p>
          </table:table-cell>
          <table:table-cell table:style-name="POxyL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LIX" table:style-name="POxyLIX">
        <table:table-column table:style-name="POxyLIX.A"/>
        <table:table-column table:style-name="POxyLIX.B"/>
        <table:table-column table:style-name="POxyLIX.C"/>
        <table:table-row table:style-name="POxyLIX.1">
          <table:table-cell table:style-name="POxyLIX.A1" office:value-type="string">
            <text:p text:style-name="P17">36 c</text:p>
          </table:table-cell>
          <table:table-cell table:style-name="POxyLIX.A1" office:value-type="string">
            <text:p text:style-name="P49">3</text:p>
          </table:table-cell>
          <table:table-cell table:style-name="POxyLI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" table:style-name="POxyLX">
        <table:table-column table:style-name="POxyLX.A"/>
        <table:table-column table:style-name="POxyLX.B"/>
        <table:table-column table:style-name="POxyLX.C"/>
        <table:table-row table:style-name="POxyLX.1">
          <table:table-cell table:style-name="POxyLX.A1" office:value-type="string">
            <text:p text:style-name="P17">36 c</text:p>
          </table:table-cell>
          <table:table-cell table:style-name="POxyLX.A1" office:value-type="string">
            <text:p text:style-name="P49">3</text:p>
          </table:table-cell>
          <table:table-cell table:style-name="POxyL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" table:style-name="POxyLXI">
        <table:table-column table:style-name="POxyLXI.A"/>
        <table:table-column table:style-name="POxyLXI.B"/>
        <table:table-column table:style-name="POxyLXI.C"/>
        <table:table-row table:style-name="POxyLXI.1">
          <table:table-cell table:style-name="POxyLXI.A1" office:value-type="string">
            <text:p text:style-name="P17">36 c</text:p>
          </table:table-cell>
          <table:table-cell table:style-name="POxyLXI.A1" office:value-type="string">
            <text:p text:style-name="P49">3</text:p>
          </table:table-cell>
          <table:table-cell table:style-name="POxyLX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" table:style-name="POxyLXII">
        <table:table-column table:style-name="POxyLXII.A"/>
        <table:table-column table:style-name="POxyLXII.B"/>
        <table:table-column table:style-name="POxyLXII.C"/>
        <table:table-row table:style-name="POxyLXII.1">
          <table:table-cell table:style-name="POxyLXII.A1" office:value-type="string">
            <text:p text:style-name="P17">36 c</text:p>
          </table:table-cell>
          <table:table-cell table:style-name="POxyLXII.A1" office:value-type="string">
            <text:p text:style-name="P49">3</text:p>
          </table:table-cell>
          <table:table-cell table:style-name="POxyLX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I" table:style-name="POxyLXIII">
        <table:table-column table:style-name="POxyLXIII.A"/>
        <table:table-column table:style-name="POxyLXIII.B"/>
        <table:table-column table:style-name="POxyLXIII.C"/>
        <table:table-row table:style-name="POxyLXIII.1">
          <table:table-cell table:style-name="POxyLXIII.A1" office:value-type="string">
            <text:p text:style-name="P17">36 c</text:p>
          </table:table-cell>
          <table:table-cell table:style-name="POxyLXIII.A1" office:value-type="string">
            <text:p text:style-name="P49">3</text:p>
          </table:table-cell>
          <table:table-cell table:style-name="POxyLX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" table:style-name="POxyLXVII">
        <table:table-column table:style-name="POxyLXVII.A"/>
        <table:table-column table:style-name="POxyLXVII.B"/>
        <table:table-column table:style-name="POxyLXVII.C"/>
        <table:table-row table:style-name="POxyLXVII.1">
          <table:table-cell table:style-name="POxyLXVII.A1" office:value-type="string">
            <text:p text:style-name="P17">36 c</text:p>
          </table:table-cell>
          <table:table-cell table:style-name="POxyLXVII.A1" office:value-type="string">
            <text:p text:style-name="P49">3</text:p>
          </table:table-cell>
          <table:table-cell table:style-name="POxyLXV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I" table:style-name="POxyLXVIII">
        <table:table-column table:style-name="POxyLXVIII.A"/>
        <table:table-column table:style-name="POxyLXVIII.B"/>
        <table:table-column table:style-name="POxyLXVIII.C"/>
        <table:table-row table:style-name="POxyLXVIII.1">
          <table:table-cell table:style-name="POxyLXVIII.A1" office:value-type="string">
            <text:p text:style-name="P17">36 c</text:p>
          </table:table-cell>
          <table:table-cell table:style-name="POxyLXVIII.A1" office:value-type="string">
            <text:p text:style-name="P49">3</text:p>
          </table:table-cell>
          <table:table-cell table:style-name="POxyLX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X" table:style-name="POxyLXIX">
        <table:table-column table:style-name="POxyLXIX.A"/>
        <table:table-column table:style-name="POxyLXIX.B"/>
        <table:table-column table:style-name="POxyLXIX.C"/>
        <table:table-row table:style-name="POxyLXIX.1">
          <table:table-cell table:style-name="POxyLXIX.A1" office:value-type="string">
            <text:p text:style-name="P17">36 c</text:p>
          </table:table-cell>
          <table:table-cell table:style-name="POxyLXIX.A1" office:value-type="string">
            <text:p text:style-name="P49">3</text:p>
          </table:table-cell>
          <table:table-cell table:style-name="POxyLXI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" table:style-name="POxyLXX">
        <table:table-column table:style-name="POxyLXX.A"/>
        <table:table-column table:style-name="POxyLXX.B"/>
        <table:table-column table:style-name="POxyLXX.C"/>
        <table:table-row table:style-name="POxyLXX.1">
          <table:table-cell table:style-name="POxyLXX.A1" office:value-type="string">
            <text:p text:style-name="P17">36 c</text:p>
          </table:table-cell>
          <table:table-cell table:style-name="POxyLXX.A1" office:value-type="string">
            <text:p text:style-name="P49">3</text:p>
          </table:table-cell>
          <table:table-cell table:style-name="POxyLX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" table:style-name="POxyLXXI">
        <table:table-column table:style-name="POxyLXXI.A"/>
        <table:table-column table:style-name="POxyLXXI.B"/>
        <table:table-column table:style-name="POxyLXXI.C"/>
        <table:table-row table:style-name="POxyLXXI.1">
          <table:table-cell table:style-name="POxyLXXI.A1" office:value-type="string">
            <text:p text:style-name="P17">36 c</text:p>
          </table:table-cell>
          <table:table-cell table:style-name="POxyLXXI.A1" office:value-type="string">
            <text:p text:style-name="P49">3</text:p>
          </table:table-cell>
          <table:table-cell table:style-name="POxyLXX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I" table:style-name="POxyLXXII">
        <table:table-column table:style-name="POxyLXXII.A"/>
        <table:table-column table:style-name="POxyLXXII.B"/>
        <table:table-column table:style-name="POxyLXXII.C"/>
        <table:table-row table:style-name="POxyLXXII.1">
          <table:table-cell table:style-name="POxyLXXII.A1" office:value-type="string">
            <text:p text:style-name="P17">36 c</text:p>
          </table:table-cell>
          <table:table-cell table:style-name="POxyLXXII.A1" office:value-type="string">
            <text:p text:style-name="P49">3</text:p>
          </table:table-cell>
          <table:table-cell table:style-name="POxyLXX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Hels" table:style-name="POxyHels">
        <table:table-column table:style-name="POxyHels.A"/>
        <table:table-column table:style-name="POxyHels.B"/>
        <table:table-column table:style-name="POxyHels.C"/>
        <table:table-row table:style-name="POxyHels.1">
          <table:table-cell table:style-name="POxyHels.A1" office:value-type="string">
            <text:p text:style-name="P17">36 c</text:p>
          </table:table-cell>
          <table:table-cell table:style-name="POxyHels.A1" office:value-type="string">
            <text:p text:style-name="P49">3</text:p>
          </table:table-cell>
          <table:table-cell table:style-name="POxyHel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lauRib" table:style-name="PPalauRib">
        <table:table-column table:style-name="PPalauRib.A"/>
        <table:table-column table:style-name="PPalauRib.B"/>
        <table:table-column table:style-name="PPalauRib.C"/>
        <table:table-row table:style-name="PPalauRib.1">
          <table:table-cell table:style-name="PPalauRib.A1" office:value-type="string">
            <text:p text:style-name="P17">36 c</text:p>
          </table:table-cell>
          <table:table-cell table:style-name="PPalauRib.A1" office:value-type="string">
            <text:p text:style-name="P49">3</text:p>
          </table:table-cell>
          <table:table-cell table:style-name="PPalauRib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anop" table:style-name="PPanop">
        <table:table-column table:style-name="PPanop.A"/>
        <table:table-column table:style-name="PPanop.B"/>
        <table:table-column table:style-name="PPanop.C"/>
        <table:table-row table:style-name="PPanop.1">
          <table:table-cell table:style-name="PPanop.A1" office:value-type="string">
            <text:p text:style-name="P17">36 c</text:p>
          </table:table-cell>
          <table:table-cell table:style-name="PPanop.A1" office:value-type="string">
            <text:p text:style-name="P49">3</text:p>
          </table:table-cell>
          <table:table-cell table:style-name="PPanop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nopBorkowski" table:style-name="PPanopBorkowski">
        <table:table-column table:style-name="PPanopBorkowski.A"/>
        <table:table-column table:style-name="PPanopBorkowski.B"/>
        <table:table-column table:style-name="PPanopBorkowski.C"/>
        <table:table-row table:style-name="PPanopBorkowski.1">
          <table:table-cell table:style-name="PPanopBorkowski.A1" office:value-type="string">
            <text:p text:style-name="P17">36 c</text:p>
          </table:table-cell>
          <table:table-cell table:style-name="PPanopBorkowski.A1" office:value-type="string">
            <text:p text:style-name="P49">3</text:p>
          </table:table-cell>
          <table:table-cell table:style-name="PPanopBorkowsk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ramone" table:style-name="PParamone">
        <table:table-column table:style-name="PParamone.A"/>
        <table:table-column table:style-name="PParamone.B"/>
        <table:table-column table:style-name="PParamone.C"/>
        <table:table-row table:style-name="PParamone.1">
          <table:table-cell table:style-name="PParamone.A1" office:value-type="string">
            <text:p text:style-name="P17">36 c</text:p>
          </table:table-cell>
          <table:table-cell table:style-name="PParamone.A1" office:value-type="string">
            <text:p text:style-name="P49">3</text:p>
          </table:table-cell>
          <table:table-cell table:style-name="PParamone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as" table:style-name="PPetas">
        <table:table-column table:style-name="PPetas.A"/>
        <table:table-column table:style-name="PPetas.B"/>
        <table:table-column table:style-name="PPetas.C"/>
        <table:table-row table:style-name="PPetas.1">
          <table:table-cell table:style-name="PPetas.A1" office:value-type="string">
            <text:p text:style-name="P17">36 c</text:p>
          </table:table-cell>
          <table:table-cell table:style-name="PPetas.A1" office:value-type="string">
            <text:p text:style-name="P49">3</text:p>
          </table:table-cell>
          <table:table-cell table:style-name="PPeta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aI" table:style-name="PPetraI">
        <table:table-column table:style-name="PPetraI.A"/>
        <table:table-column table:style-name="PPetraI.B"/>
        <table:table-column table:style-name="PPetraI.C"/>
        <table:table-row table:style-name="PPetraI.1">
          <table:table-cell table:style-name="PPetraI.A1" office:value-type="string">
            <text:p text:style-name="P17">36 c</text:p>
          </table:table-cell>
          <table:table-cell table:style-name="PPetraI.A1" office:value-type="string">
            <text:p text:style-name="P49">3</text:p>
          </table:table-cell>
          <table:table-cell table:style-name="PPetra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" table:style-name="PPetrII">
        <table:table-column table:style-name="PPetrII.A"/>
        <table:table-column table:style-name="PPetrII.B"/>
        <table:table-column table:style-name="PPetrII.C"/>
        <table:table-row table:style-name="PPetrII.1">
          <table:table-cell table:style-name="PPetrII.A1" office:value-type="string">
            <text:p text:style-name="P17">36 c</text:p>
          </table:table-cell>
          <table:table-cell table:style-name="PPetrII.A1" office:value-type="string">
            <text:p text:style-name="P49">3</text:p>
          </table:table-cell>
          <table:table-cell table:style-name="PPetr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I" table:style-name="PPetrIII">
        <table:table-column table:style-name="PPetrIII.A"/>
        <table:table-column table:style-name="PPetrIII.B"/>
        <table:table-column table:style-name="PPetrIII.C"/>
        <table:table-row table:style-name="PPetrIII.1">
          <table:table-cell table:style-name="PPetrIII.A1" office:value-type="string">
            <text:p text:style-name="P17">36 c</text:p>
          </table:table-cell>
          <table:table-cell table:style-name="PPetrIII.A1" office:value-type="string">
            <text:p text:style-name="P49">3</text:p>
          </table:table-cell>
          <table:table-cell table:style-name="PPetr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IAufl" table:style-name="PPetrIIIAufl">
        <table:table-column table:style-name="PPetrIIIAufl.A"/>
        <table:table-column table:style-name="PPetrIIIAufl.B"/>
        <table:table-column table:style-name="PPetrIIIAufl.C"/>
        <table:table-row table:style-name="PPetrIIIAufl.1">
          <table:table-cell table:style-name="PPetrIIIAufl.A1" office:value-type="string">
            <text:p text:style-name="P17">36 c</text:p>
          </table:table-cell>
          <table:table-cell table:style-name="PPetrIIIAufl.A1" office:value-type="string">
            <text:p text:style-name="P49">3</text:p>
          </table:table-cell>
          <table:table-cell table:style-name="PPetrIIIAufl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er" table:style-name="PPher">
        <table:table-column table:style-name="PPher.A"/>
        <table:table-column table:style-name="PPher.B"/>
        <table:table-column table:style-name="PPher.C"/>
        <table:table-row table:style-name="PPher.1">
          <table:table-cell table:style-name="PPher.A1" office:value-type="string">
            <text:p text:style-name="P17">36 c</text:p>
          </table:table-cell>
          <table:table-cell table:style-name="PPher.A1" office:value-type="string">
            <text:p text:style-name="P49">3</text:p>
          </table:table-cell>
          <table:table-cell table:style-name="PPher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il" table:style-name="PPhil">
        <table:table-column table:style-name="PPhil.A"/>
        <table:table-column table:style-name="PPhil.B"/>
        <table:table-column table:style-name="PPhil.C"/>
        <table:table-row table:style-name="PPhil.1">
          <table:table-cell table:style-name="PPhil.A1" office:value-type="string">
            <text:p text:style-name="P17">36 c</text:p>
          </table:table-cell>
          <table:table-cell table:style-name="PPhil.A1" office:value-type="string">
            <text:p text:style-name="P49">3</text:p>
          </table:table-cell>
          <table:table-cell table:style-name="PPhil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olitlud" table:style-name="PPolitlud">
        <table:table-column table:style-name="PPolitlud.A"/>
        <table:table-column table:style-name="PPolitlud.B"/>
        <table:table-column table:style-name="PPolitlud.C"/>
        <table:table-row table:style-name="PPolitlud.1">
          <table:table-cell table:style-name="PPolitlud.A1" office:value-type="string">
            <text:p text:style-name="P17">36 c</text:p>
          </table:table-cell>
          <table:table-cell table:style-name="PPolitlud.A1" office:value-type="string">
            <text:p text:style-name="P49">3</text:p>
          </table:table-cell>
          <table:table-cell table:style-name="PPolitlud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" table:style-name="PPragI">
        <table:table-column table:style-name="PPragI.A"/>
        <table:table-column table:style-name="PPragI.B"/>
        <table:table-column table:style-name="PPragI.C"/>
        <table:table-row table:style-name="PPragI.1">
          <table:table-cell table:style-name="PPragI.A1" office:value-type="string">
            <text:p text:style-name="P17">36 c</text:p>
          </table:table-cell>
          <table:table-cell table:style-name="PPragI.A1" office:value-type="string">
            <text:p text:style-name="P49">3</text:p>
          </table:table-cell>
          <table:table-cell table:style-name="PPrag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I" table:style-name="PPragII">
        <table:table-column table:style-name="PPragII.A"/>
        <table:table-column table:style-name="PPragII.B"/>
        <table:table-column table:style-name="PPragII.C"/>
        <table:table-row table:style-name="PPragII.1">
          <table:table-cell table:style-name="PPragII.A1" office:value-type="string">
            <text:p text:style-name="P17">36 c</text:p>
          </table:table-cell>
          <table:table-cell table:style-name="PPragII.A1" office:value-type="string">
            <text:p text:style-name="P49">3</text:p>
          </table:table-cell>
          <table:table-cell table:style-name="PPrag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rincUnivI" table:style-name="PPrincUnivI">
        <table:table-column table:style-name="PPrincUnivI.A"/>
        <table:table-column table:style-name="PPrincUnivI.B"/>
        <table:table-column table:style-name="PPrincUnivI.C"/>
        <table:table-row table:style-name="PPrincUnivI.1">
          <table:table-cell table:style-name="PPrincUnivI.A1" office:value-type="string">
            <text:p text:style-name="P17">36 c</text:p>
          </table:table-cell>
          <table:table-cell table:style-name="PPrincUnivI.A1" office:value-type="string">
            <text:p text:style-name="P49">3</text:p>
          </table:table-cell>
          <table:table-cell table:style-name="PPrincUniv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I" table:style-name="PPrincUnivII">
        <table:table-column table:style-name="PPrincUnivII.A"/>
        <table:table-column table:style-name="PPrincUnivII.B"/>
        <table:table-column table:style-name="PPrincUnivII.C"/>
        <table:table-row table:style-name="PPrincUnivII.1">
          <table:table-cell table:style-name="PPrincUnivII.A1" office:value-type="string">
            <text:p text:style-name="P17">36 c</text:p>
          </table:table-cell>
          <table:table-cell table:style-name="PPrincUnivII.A1" office:value-type="string">
            <text:p text:style-name="P49">3</text:p>
          </table:table-cell>
          <table:table-cell table:style-name="PPrincUniv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II" table:style-name="PPrincUnivIII">
        <table:table-column table:style-name="PPrincUnivIII.A"/>
        <table:table-column table:style-name="PPrincUnivIII.B"/>
        <table:table-column table:style-name="PPrincUnivIII.C"/>
        <table:table-row table:style-name="PPrincUnivIII.1">
          <table:table-cell table:style-name="PPrincUnivIII.A1" office:value-type="string">
            <text:p text:style-name="P17">36 c</text:p>
          </table:table-cell>
          <table:table-cell table:style-name="PPrincUnivIII.A1" office:value-type="string">
            <text:p text:style-name="P49">3</text:p>
          </table:table-cell>
          <table:table-cell table:style-name="PPrincUni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ainerCent" table:style-name="PRainerCent">
        <table:table-column table:style-name="PRainerCent.A"/>
        <table:table-column table:style-name="PRainerCent.B"/>
        <table:table-column table:style-name="PRainerCent.C"/>
        <table:table-row table:style-name="PRainerCent.1">
          <table:table-cell table:style-name="PRainerCent.A1" office:value-type="string">
            <text:p text:style-name="P17">36 c</text:p>
          </table:table-cell>
          <table:table-cell table:style-name="PRainerCent.A1" office:value-type="string">
            <text:p text:style-name="P49">3</text:p>
          </table:table-cell>
          <table:table-cell table:style-name="PRainerCent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" table:style-name="PReinI">
        <table:table-column table:style-name="PReinI.A"/>
        <table:table-column table:style-name="PReinI.B"/>
        <table:table-column table:style-name="PReinI.C"/>
        <table:table-row table:style-name="PReinI.1">
          <table:table-cell table:style-name="PReinI.A1" office:value-type="string">
            <text:p text:style-name="P17">36 c</text:p>
          </table:table-cell>
          <table:table-cell table:style-name="PReinI.A1" office:value-type="string">
            <text:p text:style-name="P49">3</text:p>
          </table:table-cell>
          <table:table-cell table:style-name="PRein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I" table:style-name="PReinII">
        <table:table-column table:style-name="PReinII.A"/>
        <table:table-column table:style-name="PReinII.B"/>
        <table:table-column table:style-name="PReinII.C"/>
        <table:table-row table:style-name="PReinII.1">
          <table:table-cell table:style-name="PReinII.A1" office:value-type="string">
            <text:p text:style-name="P17">36 c</text:p>
          </table:table-cell>
          <table:table-cell table:style-name="PReinII.A1" office:value-type="string">
            <text:p text:style-name="P49">3</text:p>
          </table:table-cell>
          <table:table-cell table:style-name="PRein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RevLaws" table:style-name="RevLaws">
        <table:table-column table:style-name="RevLaws.A"/>
        <table:table-column table:style-name="RevLaws.B"/>
        <table:table-column table:style-name="RevLaws.C"/>
        <table:table-row table:style-name="RevLaws.1">
          <table:table-cell table:style-name="RevLaws.A1" office:value-type="string">
            <text:p text:style-name="P17">36 c</text:p>
          </table:table-cell>
          <table:table-cell table:style-name="RevLaws.A1" office:value-type="string">
            <text:p text:style-name="P49">3</text:p>
          </table:table-cell>
          <table:table-cell table:style-name="RevLaw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" table:style-name="PRossGeorgII">
        <table:table-column table:style-name="PRossGeorgII.A"/>
        <table:table-column table:style-name="PRossGeorgII.B"/>
        <table:table-column table:style-name="PRossGeorgII.C"/>
        <table:table-row table:style-name="PRossGeorgII.1">
          <table:table-cell table:style-name="PRossGeorgII.A1" office:value-type="string">
            <text:p text:style-name="P17">36 c</text:p>
          </table:table-cell>
          <table:table-cell table:style-name="PRossGeorgII.A1" office:value-type="string">
            <text:p text:style-name="P49">3</text:p>
          </table:table-cell>
          <table:table-cell table:style-name="PRossGeorg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I" table:style-name="PRossGeorgIII">
        <table:table-column table:style-name="PRossGeorgIII.A"/>
        <table:table-column table:style-name="PRossGeorgIII.B"/>
        <table:table-column table:style-name="PRossGeorgIII.C"/>
        <table:table-row table:style-name="PRossGeorgIII.1">
          <table:table-cell table:style-name="PRossGeorgIII.A1" office:value-type="string">
            <text:p text:style-name="P17">36 c</text:p>
          </table:table-cell>
          <table:table-cell table:style-name="PRossGeorgIII.A1" office:value-type="string">
            <text:p text:style-name="P49">3</text:p>
          </table:table-cell>
          <table:table-cell table:style-name="PRossGeorg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V" table:style-name="PRossGeorgIV">
        <table:table-column table:style-name="PRossGeorgIV.A"/>
        <table:table-column table:style-name="PRossGeorgIV.B"/>
        <table:table-column table:style-name="PRossGeorgIV.C"/>
        <table:table-row table:style-name="PRossGeorgIV.1">
          <table:table-cell table:style-name="PRossGeorgIV.A1" office:value-type="string">
            <text:p text:style-name="P17">36 c</text:p>
          </table:table-cell>
          <table:table-cell table:style-name="PRossGeorgIV.A1" office:value-type="string">
            <text:p text:style-name="P49">3</text:p>
          </table:table-cell>
          <table:table-cell table:style-name="PRossGeorg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V" table:style-name="PRossGeorgV">
        <table:table-column table:style-name="PRossGeorgV.A"/>
        <table:table-column table:style-name="PRossGeorgV.B"/>
        <table:table-column table:style-name="PRossGeorgV.C"/>
        <table:table-row table:style-name="PRossGeorgV.1">
          <table:table-cell table:style-name="PRossGeorgV.A1" office:value-type="string">
            <text:p text:style-name="P17">36 c</text:p>
          </table:table-cell>
          <table:table-cell table:style-name="PRossGeorgV.A1" office:value-type="string">
            <text:p text:style-name="P49">3</text:p>
          </table:table-cell>
          <table:table-cell table:style-name="PRossGeorg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I" table:style-name="PRylII">
        <table:table-column table:style-name="PRylII.A"/>
        <table:table-column table:style-name="PRylII.B"/>
        <table:table-column table:style-name="PRylII.C"/>
        <table:table-row table:style-name="PRylII.1">
          <table:table-cell table:style-name="PRylII.A1" office:value-type="string">
            <text:p text:style-name="P17">36 c</text:p>
          </table:table-cell>
          <table:table-cell table:style-name="PRylII.A1" office:value-type="string">
            <text:p text:style-name="P49">3</text:p>
          </table:table-cell>
          <table:table-cell table:style-name="PRyl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V" table:style-name="PRylIV">
        <table:table-column table:style-name="PRylIV.A"/>
        <table:table-column table:style-name="PRylIV.B"/>
        <table:table-column table:style-name="PRylIV.C"/>
        <table:table-row table:style-name="PRylIV.1">
          <table:table-cell table:style-name="PRylIV.A1" office:value-type="string">
            <text:p text:style-name="P17">36 c</text:p>
          </table:table-cell>
          <table:table-cell table:style-name="PRylIV.A1" office:value-type="string">
            <text:p text:style-name="P49">3</text:p>
          </table:table-cell>
          <table:table-cell table:style-name="PRyl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akaon" table:style-name="PSakaon">
        <table:table-column table:style-name="PSakaon.A"/>
        <table:table-column table:style-name="PSakaon.B"/>
        <table:table-column table:style-name="PSakaon.C"/>
        <table:table-row table:style-name="PSakaon.1">
          <table:table-cell table:style-name="PSakaon.A1" office:value-type="string">
            <text:p text:style-name="P17">36 c</text:p>
          </table:table-cell>
          <table:table-cell table:style-name="PSakaon.A1" office:value-type="string">
            <text:p text:style-name="P49">3</text:p>
          </table:table-cell>
          <table:table-cell table:style-name="PSakaon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" table:style-name="SBI">
        <table:table-column table:style-name="SBI.A"/>
        <table:table-column table:style-name="SBI.B"/>
        <table:table-column table:style-name="SBI.C"/>
        <table:table-row table:style-name="SBI.1">
          <table:table-cell table:style-name="SBI.A1" office:value-type="string">
            <text:p text:style-name="P18">36 c</text:p>
          </table:table-cell>
          <table:table-cell table:style-name="SBI.A1" office:value-type="string">
            <text:p text:style-name="P50">3</text:p>
          </table:table-cell>
          <table:table-cell table:style-name="SB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II" table:style-name="SBIII">
        <table:table-column table:style-name="SBIII.A"/>
        <table:table-column table:style-name="SBIII.B"/>
        <table:table-column table:style-name="SBIII.C"/>
        <table:table-row table:style-name="SBIII.1">
          <table:table-cell table:style-name="SBIII.A1" office:value-type="string">
            <text:p text:style-name="P18">36 c</text:p>
          </table:table-cell>
          <table:table-cell table:style-name="SBIII.A1" office:value-type="string">
            <text:p text:style-name="P50">3</text:p>
          </table:table-cell>
          <table:table-cell table:style-name="SB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V" table:style-name="SBIV">
        <table:table-column table:style-name="SBIV.A"/>
        <table:table-column table:style-name="SBIV.B"/>
        <table:table-column table:style-name="SBIV.C"/>
        <table:table-row table:style-name="SBIV.1">
          <table:table-cell table:style-name="SBIV.A1" office:value-type="string">
            <text:p text:style-name="P18">36 c</text:p>
          </table:table-cell>
          <table:table-cell table:style-name="SBIV.A1" office:value-type="string">
            <text:p text:style-name="P50">3</text:p>
          </table:table-cell>
          <table:table-cell table:style-name="SB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" table:style-name="SBV">
        <table:table-column table:style-name="SBV.A"/>
        <table:table-column table:style-name="SBV.B"/>
        <table:table-column table:style-name="SBV.C"/>
        <table:table-row table:style-name="SBV.1">
          <table:table-cell table:style-name="SBV.A1" office:value-type="string">
            <text:p text:style-name="P18">36 c</text:p>
          </table:table-cell>
          <table:table-cell table:style-name="SBV.A1" office:value-type="string">
            <text:p text:style-name="P50">3</text:p>
          </table:table-cell>
          <table:table-cell table:style-name="SB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" table:style-name="SBVI">
        <table:table-column table:style-name="SBVI.A"/>
        <table:table-column table:style-name="SBVI.B"/>
        <table:table-column table:style-name="SBVI.C"/>
        <table:table-row table:style-name="SBVI.1">
          <table:table-cell table:style-name="SBVI.A1" office:value-type="string">
            <text:p text:style-name="P18">36 c</text:p>
          </table:table-cell>
          <table:table-cell table:style-name="SBVI.A1" office:value-type="string">
            <text:p text:style-name="P50">3</text:p>
          </table:table-cell>
          <table:table-cell table:style-name="SB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II" table:style-name="SBVIII">
        <table:table-column table:style-name="SBVIII.A"/>
        <table:table-column table:style-name="SBVIII.B"/>
        <table:table-column table:style-name="SBVIII.C"/>
        <table:table-row table:style-name="SBVIII.1">
          <table:table-cell table:style-name="SBVIII.A1" office:value-type="string">
            <text:p text:style-name="P18">36 c</text:p>
          </table:table-cell>
          <table:table-cell table:style-name="SBVIII.A1" office:value-type="string">
            <text:p text:style-name="P50">3</text:p>
          </table:table-cell>
          <table:table-cell table:style-name="SB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" table:style-name="SBX">
        <table:table-column table:style-name="SBX.A"/>
        <table:table-column table:style-name="SBX.B"/>
        <table:table-column table:style-name="SBX.C"/>
        <table:table-row table:style-name="SBX.1">
          <table:table-cell table:style-name="SBX.A1" office:value-type="string">
            <text:p text:style-name="P18">36 c</text:p>
          </table:table-cell>
          <table:table-cell table:style-name="SBX.A1" office:value-type="string">
            <text:p text:style-name="P50">3</text:p>
          </table:table-cell>
          <table:table-cell table:style-name="SB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I" table:style-name="SBXII">
        <table:table-column table:style-name="SBXII.A"/>
        <table:table-column table:style-name="SBXII.B"/>
        <table:table-column table:style-name="SBXII.C"/>
        <table:table-row table:style-name="SBXII.1">
          <table:table-cell table:style-name="SBXII.A1" office:value-type="string">
            <text:p text:style-name="P18">36 c</text:p>
          </table:table-cell>
          <table:table-cell table:style-name="SBXII.A1" office:value-type="string">
            <text:p text:style-name="P50">3</text:p>
          </table:table-cell>
          <table:table-cell table:style-name="SB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V" table:style-name="SBXIV">
        <table:table-column table:style-name="SBXIV.A"/>
        <table:table-column table:style-name="SBXIV.B"/>
        <table:table-column table:style-name="SBXIV.C"/>
        <table:table-row table:style-name="SBXIV.1">
          <table:table-cell table:style-name="SBXIV.A1" office:value-type="string">
            <text:p text:style-name="P18">36 c</text:p>
          </table:table-cell>
          <table:table-cell table:style-name="SBXIV.A1" office:value-type="string">
            <text:p text:style-name="P50">3</text:p>
          </table:table-cell>
          <table:table-cell table:style-name="SB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" table:style-name="SBXVI">
        <table:table-column table:style-name="SBXVI.A"/>
        <table:table-column table:style-name="SBXVI.B"/>
        <table:table-column table:style-name="SBXVI.C"/>
        <table:table-row table:style-name="SBXVI.1">
          <table:table-cell table:style-name="SBXVI.A1" office:value-type="string">
            <text:p text:style-name="P18">36 c</text:p>
          </table:table-cell>
          <table:table-cell table:style-name="SBXVI.A1" office:value-type="string">
            <text:p text:style-name="P50">3</text:p>
          </table:table-cell>
          <table:table-cell table:style-name="SBX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II" table:style-name="SBXVIII">
        <table:table-column table:style-name="SBXVIII.A"/>
        <table:table-column table:style-name="SBXVIII.B"/>
        <table:table-column table:style-name="SBXVIII.C"/>
        <table:table-row table:style-name="SBXVIII.1">
          <table:table-cell table:style-name="SBXVIII.A1" office:value-type="string">
            <text:p text:style-name="P18">36 c</text:p>
          </table:table-cell>
          <table:table-cell table:style-name="SBXVIII.A1" office:value-type="string">
            <text:p text:style-name="P50">3</text:p>
          </table:table-cell>
          <table:table-cell table:style-name="SBX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" table:style-name="SBXX">
        <table:table-column table:style-name="SBXX.A"/>
        <table:table-column table:style-name="SBXX.B"/>
        <table:table-column table:style-name="SBXX.C"/>
        <table:table-row table:style-name="SBXX.1">
          <table:table-cell table:style-name="SBXX.A1" office:value-type="string">
            <text:p text:style-name="P18">36 c</text:p>
          </table:table-cell>
          <table:table-cell table:style-name="SBXX.A1" office:value-type="string">
            <text:p text:style-name="P50">3</text:p>
          </table:table-cell>
          <table:table-cell table:style-name="SBX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BXXII" table:style-name="SBXXII">
        <table:table-column table:style-name="SBXXII.A"/>
        <table:table-column table:style-name="SBXXII.B"/>
        <table:table-column table:style-name="SBXXII.C"/>
        <table:table-row table:style-name="SBXXII.1">
          <table:table-cell table:style-name="SBXXII.A1" office:value-type="string">
            <text:p text:style-name="P18">36 c</text:p>
          </table:table-cell>
          <table:table-cell table:style-name="SBXXII.A1" office:value-type="string">
            <text:p text:style-name="P50">3</text:p>
          </table:table-cell>
          <table:table-cell table:style-name="SBX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IV" table:style-name="SBXXIV">
        <table:table-column table:style-name="SBXXIV.A"/>
        <table:table-column table:style-name="SBXXIV.B"/>
        <table:table-column table:style-name="SBXXIV.C"/>
        <table:table-row table:style-name="SBXXIV.1">
          <table:table-cell table:style-name="SBXXIV.A1" office:value-type="string">
            <text:p text:style-name="P18">36 c</text:p>
          </table:table-cell>
          <table:table-cell table:style-name="SBXXIV.A1" office:value-type="string">
            <text:p text:style-name="P50">3</text:p>
          </table:table-cell>
          <table:table-cell table:style-name="SBX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" table:style-name="SBXXVI">
        <table:table-column table:style-name="SBXXVI.A"/>
        <table:table-column table:style-name="SBXXVI.B"/>
        <table:table-column table:style-name="SBXXVI.C"/>
        <table:table-row table:style-name="SBXXVI.1">
          <table:table-cell table:style-name="SBXXVI.A1" office:value-type="string">
            <text:p text:style-name="P18">36 c</text:p>
          </table:table-cell>
          <table:table-cell table:style-name="SBXXVI.A1" office:value-type="string">
            <text:p text:style-name="P50">3</text:p>
          </table:table-cell>
          <table:table-cell table:style-name="SBXX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II" table:style-name="SBXXVIII">
        <table:table-column table:style-name="SBXXVIII.A"/>
        <table:table-column table:style-name="SBXXVIII.B"/>
        <table:table-column table:style-name="SBXXVIII.C"/>
        <table:table-row table:style-name="SBXXVIII.1">
          <table:table-cell table:style-name="SBXXVIII.A1" office:value-type="string">
            <text:p text:style-name="P18">36 c</text:p>
          </table:table-cell>
          <table:table-cell table:style-name="SBXXVIII.A1" office:value-type="string">
            <text:p text:style-name="P50">3</text:p>
          </table:table-cell>
          <table:table-cell table:style-name="SBXX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rap" table:style-name="PSarap">
        <table:table-column table:style-name="PSarap.A"/>
        <table:table-column table:style-name="PSarap.B"/>
        <table:table-column table:style-name="PSarap.C"/>
        <table:table-row table:style-name="PSarap.1">
          <table:table-cell table:style-name="PSarap.A1" office:value-type="string">
            <text:p text:style-name="P18">36 c</text:p>
          </table:table-cell>
          <table:table-cell table:style-name="PSarap.A1" office:value-type="string">
            <text:p text:style-name="P50">3</text:p>
          </table:table-cell>
          <table:table-cell table:style-name="PSarap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ijp" table:style-name="PSijp">
        <table:table-column table:style-name="PSijp.A"/>
        <table:table-column table:style-name="PSijp.B"/>
        <table:table-column table:style-name="PSijp.C"/>
        <table:table-row table:style-name="PSijp.1">
          <table:table-cell table:style-name="PSijp.A1" office:value-type="string">
            <text:p text:style-name="P18">36 c</text:p>
          </table:table-cell>
          <table:table-cell table:style-name="PSijp.A1" office:value-type="string">
            <text:p text:style-name="P50">3</text:p>
          </table:table-cell>
          <table:table-cell table:style-name="PSijp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Athen" table:style-name="PSAAthen">
        <table:table-column table:style-name="PSAAthen.A"/>
        <table:table-column table:style-name="PSAAthen.B"/>
        <table:table-column table:style-name="PSAAthen.C"/>
        <table:table-row table:style-name="PSAAthen.1">
          <table:table-cell table:style-name="PSAAthen.A1" office:value-type="string">
            <text:p text:style-name="P18">36 c</text:p>
          </table:table-cell>
          <table:table-cell table:style-name="PSAAthen.A1" office:value-type="string">
            <text:p text:style-name="P50">3</text:p>
          </table:table-cell>
          <table:table-cell table:style-name="PSAAthen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" table:style-name="PSocI">
        <table:table-column table:style-name="PSocI.A"/>
        <table:table-column table:style-name="PSocI.B"/>
        <table:table-column table:style-name="PSocI.C"/>
        <table:table-row table:style-name="PSocI.1">
          <table:table-cell table:style-name="PSocI.A1" office:value-type="string">
            <text:p text:style-name="P18">36 c</text:p>
          </table:table-cell>
          <table:table-cell table:style-name="PSocI.A1" office:value-type="string">
            <text:p text:style-name="P50">3</text:p>
          </table:table-cell>
          <table:table-cell table:style-name="PSoc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II" table:style-name="PSocIII">
        <table:table-column table:style-name="PSocIII.A"/>
        <table:table-column table:style-name="PSocIII.B"/>
        <table:table-column table:style-name="PSocIII.C"/>
        <table:table-row table:style-name="PSocIII.1">
          <table:table-cell table:style-name="PSocIII.A1" office:value-type="string">
            <text:p text:style-name="P18">36 c</text:p>
          </table:table-cell>
          <table:table-cell table:style-name="PSocIII.A1" office:value-type="string">
            <text:p text:style-name="P50">3</text:p>
          </table:table-cell>
          <table:table-cell table:style-name="PSoc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V" table:style-name="PSocIV">
        <table:table-column table:style-name="PSocIV.A"/>
        <table:table-column table:style-name="PSocIV.B"/>
        <table:table-column table:style-name="PSocIV.C"/>
        <table:table-row table:style-name="PSocIV.1">
          <table:table-cell table:style-name="PSocIV.A1" office:value-type="string">
            <text:p text:style-name="P18">36 c</text:p>
          </table:table-cell>
          <table:table-cell table:style-name="PSocIV.A1" office:value-type="string">
            <text:p text:style-name="P50">3</text:p>
          </table:table-cell>
          <table:table-cell table:style-name="PSoc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" table:style-name="PSocV">
        <table:table-column table:style-name="PSocV.A"/>
        <table:table-column table:style-name="PSocV.B"/>
        <table:table-column table:style-name="PSocV.C"/>
        <table:table-row table:style-name="PSocV.1">
          <table:table-cell table:style-name="PSocV.A1" office:value-type="string">
            <text:p text:style-name="P18">36 c</text:p>
          </table:table-cell>
          <table:table-cell table:style-name="PSocV.A1" office:value-type="string">
            <text:p text:style-name="P50">3</text:p>
          </table:table-cell>
          <table:table-cell table:style-name="PSoc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" table:style-name="PSocVI">
        <table:table-column table:style-name="PSocVI.A"/>
        <table:table-column table:style-name="PSocVI.B"/>
        <table:table-column table:style-name="PSocVI.C"/>
        <table:table-row table:style-name="PSocVI.1">
          <table:table-cell table:style-name="PSocVI.A1" office:value-type="string">
            <text:p text:style-name="P18">36 c</text:p>
          </table:table-cell>
          <table:table-cell table:style-name="PSocVI.A1" office:value-type="string">
            <text:p text:style-name="P50">3</text:p>
          </table:table-cell>
          <table:table-cell table:style-name="PSoc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I" table:style-name="PSocVII">
        <table:table-column table:style-name="PSocVII.A"/>
        <table:table-column table:style-name="PSocVII.B"/>
        <table:table-column table:style-name="PSocVII.C"/>
        <table:table-row table:style-name="PSocVII.1">
          <table:table-cell table:style-name="PSocVII.A1" office:value-type="string">
            <text:p text:style-name="P18">36 c</text:p>
          </table:table-cell>
          <table:table-cell table:style-name="PSocVII.A1" office:value-type="string">
            <text:p text:style-name="P50">3</text:p>
          </table:table-cell>
          <table:table-cell table:style-name="PSocV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ocVIII" table:style-name="PSocVIII">
        <table:table-column table:style-name="PSocVIII.A"/>
        <table:table-column table:style-name="PSocVIII.B"/>
        <table:table-column table:style-name="PSocVIII.C"/>
        <table:table-row table:style-name="PSocVIII.1">
          <table:table-cell table:style-name="PSocVIII.A1" office:value-type="string">
            <text:p text:style-name="P18">36 c</text:p>
          </table:table-cell>
          <table:table-cell table:style-name="PSocVIII.A1" office:value-type="string">
            <text:p text:style-name="P50">3</text:p>
          </table:table-cell>
          <table:table-cell table:style-name="PSoc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X" table:style-name="PSocIX">
        <table:table-column table:style-name="PSocIX.A"/>
        <table:table-column table:style-name="PSocIX.B"/>
        <table:table-column table:style-name="PSocIX.C"/>
        <table:table-row table:style-name="PSocIX.1">
          <table:table-cell table:style-name="PSocIX.A1" office:value-type="string">
            <text:p text:style-name="P18">36 c</text:p>
          </table:table-cell>
          <table:table-cell table:style-name="PSocIX.A1" office:value-type="string">
            <text:p text:style-name="P50">3</text:p>
          </table:table-cell>
          <table:table-cell table:style-name="PSocI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" table:style-name="PSocX">
        <table:table-column table:style-name="PSocX.A"/>
        <table:table-column table:style-name="PSocX.B"/>
        <table:table-column table:style-name="PSocX.C"/>
        <table:table-row table:style-name="PSocX.1">
          <table:table-cell table:style-name="PSocX.A1" office:value-type="string">
            <text:p text:style-name="P18">36 c</text:p>
          </table:table-cell>
          <table:table-cell table:style-name="PSocX.A1" office:value-type="string">
            <text:p text:style-name="P50">3</text:p>
          </table:table-cell>
          <table:table-cell table:style-name="PSoc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" table:style-name="PSocXII">
        <table:table-column table:style-name="PSocXII.A"/>
        <table:table-column table:style-name="PSocXII.B"/>
        <table:table-column table:style-name="PSocXII.C"/>
        <table:table-row table:style-name="PSocXII.1">
          <table:table-cell table:style-name="PSocXII.A1" office:value-type="string">
            <text:p text:style-name="P18">36 c</text:p>
          </table:table-cell>
          <table:table-cell table:style-name="PSocXII.A1" office:value-type="string">
            <text:p text:style-name="P50">3</text:p>
          </table:table-cell>
          <table:table-cell table:style-name="PSoc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I" table:style-name="PSocXIII">
        <table:table-column table:style-name="PSocXIII.A"/>
        <table:table-column table:style-name="PSocXIII.B"/>
        <table:table-column table:style-name="PSocXIII.C"/>
        <table:table-row table:style-name="PSocXIII.1">
          <table:table-cell table:style-name="PSocXIII.A1" office:value-type="string">
            <text:p text:style-name="P18">36 c</text:p>
          </table:table-cell>
          <table:table-cell table:style-name="PSocXIII.A1" office:value-type="string">
            <text:p text:style-name="P50">3</text:p>
          </table:table-cell>
          <table:table-cell table:style-name="PSocX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V" table:style-name="PSocXIV">
        <table:table-column table:style-name="PSocXIV.A"/>
        <table:table-column table:style-name="PSocXIV.B"/>
        <table:table-column table:style-name="PSocXIV.C"/>
        <table:table-row table:style-name="PSocXIV.1">
          <table:table-cell table:style-name="PSocXIV.A1" office:value-type="string">
            <text:p text:style-name="P18">36 c</text:p>
          </table:table-cell>
          <table:table-cell table:style-name="PSocXIV.A1" office:value-type="string">
            <text:p text:style-name="P50">3</text:p>
          </table:table-cell>
          <table:table-cell table:style-name="PSoc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" table:style-name="PSocXV">
        <table:table-column table:style-name="PSocXV.A"/>
        <table:table-column table:style-name="PSocXV.B"/>
        <table:table-column table:style-name="PSocXV.C"/>
        <table:table-row table:style-name="PSocXV.1">
          <table:table-cell table:style-name="PSocXV.A1" office:value-type="string">
            <text:p text:style-name="P18">36 c</text:p>
          </table:table-cell>
          <table:table-cell table:style-name="PSocXV.A1" office:value-type="string">
            <text:p text:style-name="P50">3</text:p>
          </table:table-cell>
          <table:table-cell table:style-name="PSocX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ComVI" table:style-name="PSocComVI">
        <table:table-column table:style-name="PSocComVI.A"/>
        <table:table-column table:style-name="PSocComVI.B"/>
        <table:table-column table:style-name="PSocComVI.C"/>
        <table:table-row table:style-name="PSocComVI.1">
          <table:table-cell table:style-name="PSocComVI.A1" office:value-type="string">
            <text:p text:style-name="P18">36 c</text:p>
          </table:table-cell>
          <table:table-cell table:style-name="PSocComVI.A1" office:value-type="string">
            <text:p text:style-name="P50">3</text:p>
          </table:table-cell>
          <table:table-cell table:style-name="PSocCom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Congr" table:style-name="PSocXICongr">
        <table:table-column table:style-name="PSocXICongr.A"/>
        <table:table-column table:style-name="PSocXICongr.B"/>
        <table:table-column table:style-name="PSocXICongr.C"/>
        <table:table-row table:style-name="PSocXICongr.1">
          <table:table-cell table:style-name="PSocXICongr.A1" office:value-type="string">
            <text:p text:style-name="P18">36 c</text:p>
          </table:table-cell>
          <table:table-cell table:style-name="PSocXICongr.A1" office:value-type="string">
            <text:p text:style-name="P50">3</text:p>
          </table:table-cell>
          <table:table-cell table:style-name="PSocXICongr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IICongr" table:style-name="PSocXVIICongr">
        <table:table-column table:style-name="PSocXVIICongr.A"/>
        <table:table-column table:style-name="PSocXVIICongr.B"/>
        <table:table-column table:style-name="PSocXVIICongr.C"/>
        <table:table-row table:style-name="PSocXVIICongr.1">
          <table:table-cell table:style-name="PSocXVIICongr.A1" office:value-type="string">
            <text:p text:style-name="P18">36 c</text:p>
          </table:table-cell>
          <table:table-cell table:style-name="PSocXVIICongr.A1" office:value-type="string">
            <text:p text:style-name="P50">3</text:p>
          </table:table-cell>
          <table:table-cell table:style-name="PSocXVIICongr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XCongr" table:style-name="PSocXXCongr">
        <table:table-column table:style-name="PSocXXCongr.A"/>
        <table:table-column table:style-name="PSocXXCongr.B"/>
        <table:table-column table:style-name="PSocXXCongr.C"/>
        <table:table-row table:style-name="PSocXXCongr.1">
          <table:table-cell table:style-name="PSocXXCongr.A1" office:value-type="string">
            <text:p text:style-name="P18">36 c</text:p>
          </table:table-cell>
          <table:table-cell table:style-name="PSocXXCongr.A1" office:value-type="string">
            <text:p text:style-name="P50">3</text:p>
          </table:table-cell>
          <table:table-cell table:style-name="PSocXXCongr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rbII" table:style-name="PSorbII">
        <table:table-column table:style-name="PSorbII.A"/>
        <table:table-column table:style-name="PSorbII.B"/>
        <table:table-column table:style-name="PSorbII.C"/>
        <table:table-row table:style-name="PSorbII.1">
          <table:table-cell table:style-name="PSorbII.A1" office:value-type="string">
            <text:p text:style-name="P18">36 c</text:p>
          </table:table-cell>
          <table:table-cell table:style-name="PSorbII.A1" office:value-type="string">
            <text:p text:style-name="P50">3</text:p>
          </table:table-cell>
          <table:table-cell table:style-name="PSorb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terichos" table:style-name="PSoterichos">
        <table:table-column table:style-name="PSoterichos.A"/>
        <table:table-column table:style-name="PSoterichos.B"/>
        <table:table-column table:style-name="PSoterichos.C"/>
        <table:table-row table:style-name="PSoterichos.1">
          <table:table-cell table:style-name="PSoterichos.A1" office:value-type="string">
            <text:p text:style-name="P18">36 c</text:p>
          </table:table-cell>
          <table:table-cell table:style-name="PSoterichos.A1" office:value-type="string">
            <text:p text:style-name="P50">3</text:p>
          </table:table-cell>
          <table:table-cell table:style-name="PSoterichos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taXyla" table:style-name="PStaXyla">
        <table:table-column table:style-name="PStaXyla.A"/>
        <table:table-column table:style-name="PStaXyla.B"/>
        <table:table-column table:style-name="PStaXyla.C"/>
        <table:table-row table:style-name="PStaXyla.1">
          <table:table-cell table:style-name="PStaXyla.A1" office:value-type="string">
            <text:p text:style-name="P18">36 c</text:p>
          </table:table-cell>
          <table:table-cell table:style-name="PStaXyla.A1" office:value-type="string">
            <text:p text:style-name="P50">3</text:p>
          </table:table-cell>
          <table:table-cell table:style-name="PStaXyla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" table:style-name="PStrasbI">
        <table:table-column table:style-name="PStrasbI.A"/>
        <table:table-column table:style-name="PStrasbI.B"/>
        <table:table-column table:style-name="PStrasbI.C"/>
        <table:table-row table:style-name="PStrasbI.1">
          <table:table-cell table:style-name="PStrasbI.A1" office:value-type="string">
            <text:p text:style-name="P18">36 c</text:p>
          </table:table-cell>
          <table:table-cell table:style-name="PStrasbI.A1" office:value-type="string">
            <text:p text:style-name="P50">3</text:p>
          </table:table-cell>
          <table:table-cell table:style-name="PStrasb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" table:style-name="PStrasbII">
        <table:table-column table:style-name="PStrasbII.A"/>
        <table:table-column table:style-name="PStrasbII.B"/>
        <table:table-column table:style-name="PStrasbII.C"/>
        <table:table-row table:style-name="PStrasbII.1">
          <table:table-cell table:style-name="PStrasbII.A1" office:value-type="string">
            <text:p text:style-name="P18">36 c</text:p>
          </table:table-cell>
          <table:table-cell table:style-name="PStrasbII.A1" office:value-type="string">
            <text:p text:style-name="P50">3</text:p>
          </table:table-cell>
          <table:table-cell table:style-name="PStrasb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I" table:style-name="PStrasbIII">
        <table:table-column table:style-name="PStrasbIII.A"/>
        <table:table-column table:style-name="PStrasbIII.B"/>
        <table:table-column table:style-name="PStrasbIII.C"/>
        <table:table-row table:style-name="PStrasbIII.1">
          <table:table-cell table:style-name="PStrasbIII.A1" office:value-type="string">
            <text:p text:style-name="P18">36 c</text:p>
          </table:table-cell>
          <table:table-cell table:style-name="PStrasbIII.A1" office:value-type="string">
            <text:p text:style-name="P50">3</text:p>
          </table:table-cell>
          <table:table-cell table:style-name="PStrasb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V" table:style-name="PStrasbIV">
        <table:table-column table:style-name="PStrasbIV.A"/>
        <table:table-column table:style-name="PStrasbIV.B"/>
        <table:table-column table:style-name="PStrasbIV.C"/>
        <table:table-row table:style-name="PStrasbIV.1">
          <table:table-cell table:style-name="PStrasbIV.A1" office:value-type="string">
            <text:p text:style-name="P18">36 c</text:p>
          </table:table-cell>
          <table:table-cell table:style-name="PStrasbIV.A1" office:value-type="string">
            <text:p text:style-name="P50">3</text:p>
          </table:table-cell>
          <table:table-cell table:style-name="PStrasb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" table:style-name="PStrasbV">
        <table:table-column table:style-name="PStrasbV.A"/>
        <table:table-column table:style-name="PStrasbV.B"/>
        <table:table-column table:style-name="PStrasbV.C"/>
        <table:table-row table:style-name="PStrasbV.1">
          <table:table-cell table:style-name="PStrasbV.A1" office:value-type="string">
            <text:p text:style-name="P18">36 c</text:p>
          </table:table-cell>
          <table:table-cell table:style-name="PStrasbV.A1" office:value-type="string">
            <text:p text:style-name="P50">3</text:p>
          </table:table-cell>
          <table:table-cell table:style-name="PStrasb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" table:style-name="PStrasbVI">
        <table:table-column table:style-name="PStrasbVI.A"/>
        <table:table-column table:style-name="PStrasbVI.B"/>
        <table:table-column table:style-name="PStrasbVI.C"/>
        <table:table-row table:style-name="PStrasbVI.1">
          <table:table-cell table:style-name="PStrasbVI.A1" office:value-type="string">
            <text:p text:style-name="P18">36 c</text:p>
          </table:table-cell>
          <table:table-cell table:style-name="PStrasbVI.A1" office:value-type="string">
            <text:p text:style-name="P50">3</text:p>
          </table:table-cell>
          <table:table-cell table:style-name="PStrasb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" table:style-name="PStrasbVII">
        <table:table-column table:style-name="PStrasbVII.A"/>
        <table:table-column table:style-name="PStrasbVII.B"/>
        <table:table-column table:style-name="PStrasbVII.C"/>
        <table:table-row table:style-name="PStrasbVII.1">
          <table:table-cell table:style-name="PStrasbVII.A1" office:value-type="string">
            <text:p text:style-name="P18">36 c</text:p>
          </table:table-cell>
          <table:table-cell table:style-name="PStrasbVII.A1" office:value-type="string">
            <text:p text:style-name="P50">3</text:p>
          </table:table-cell>
          <table:table-cell table:style-name="PStrasbV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I" table:style-name="PStrasbVIII">
        <table:table-column table:style-name="PStrasbVIII.A"/>
        <table:table-column table:style-name="PStrasbVIII.B"/>
        <table:table-column table:style-name="PStrasbVIII.C"/>
        <table:table-row table:style-name="PStrasbVIII.1">
          <table:table-cell table:style-name="PStrasbVIII.A1" office:value-type="string">
            <text:p text:style-name="P18">36 c</text:p>
          </table:table-cell>
          <table:table-cell table:style-name="PStrasbVIII.A1" office:value-type="string">
            <text:p text:style-name="P50">3</text:p>
          </table:table-cell>
          <table:table-cell table:style-name="PStrasb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X" table:style-name="PStrasbIX">
        <table:table-column table:style-name="PStrasbIX.A"/>
        <table:table-column table:style-name="PStrasbIX.B"/>
        <table:table-column table:style-name="PStrasbIX.C"/>
        <table:table-row table:style-name="PStrasbIX.1">
          <table:table-cell table:style-name="PStrasbIX.A1" office:value-type="string">
            <text:p text:style-name="P18">36 c</text:p>
          </table:table-cell>
          <table:table-cell table:style-name="PStrasbIX.A1" office:value-type="string">
            <text:p text:style-name="P50">3</text:p>
          </table:table-cell>
          <table:table-cell table:style-name="PStrasbI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" table:style-name="StudPalII">
        <table:table-column table:style-name="StudPalII.A"/>
        <table:table-column table:style-name="StudPalII.B"/>
        <table:table-column table:style-name="StudPalII.C"/>
        <table:table-row table:style-name="StudPalII.1">
          <table:table-cell table:style-name="StudPalII.A1" office:value-type="string">
            <text:p text:style-name="P18">36 c</text:p>
          </table:table-cell>
          <table:table-cell table:style-name="StudPalII.A1" office:value-type="string">
            <text:p text:style-name="P50">3</text:p>
          </table:table-cell>
          <table:table-cell table:style-name="StudPal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" table:style-name="StudPalIII">
        <table:table-column table:style-name="StudPalIII.A"/>
        <table:table-column table:style-name="StudPalIII.B"/>
        <table:table-column table:style-name="StudPalIII.C"/>
        <table:table-row table:style-name="StudPalIII.1">
          <table:table-cell table:style-name="StudPalIII.A1" office:value-type="string">
            <text:p text:style-name="P18">36 c</text:p>
          </table:table-cell>
          <table:table-cell table:style-name="StudPalIII.A1" office:value-type="string">
            <text:p text:style-name="P50">3</text:p>
          </table:table-cell>
          <table:table-cell table:style-name="StudPal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IIAufl" table:style-name="StudPalIIIIIAufl">
        <table:table-column table:style-name="StudPalIIIIIAufl.A"/>
        <table:table-column table:style-name="StudPalIIIIIAufl.B"/>
        <table:table-column table:style-name="StudPalIIIIIAufl.C"/>
        <table:table-row table:style-name="StudPalIIIIIAufl.1">
          <table:table-cell table:style-name="StudPalIIIIIAufl.A1" office:value-type="string">
            <text:p text:style-name="P18">36 c</text:p>
          </table:table-cell>
          <table:table-cell table:style-name="StudPalIIIIIAufl.A1" office:value-type="string">
            <text:p text:style-name="P50">3</text:p>
          </table:table-cell>
          <table:table-cell table:style-name="StudPalIIIIIAufl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tudPalV" table:style-name="StudPalV">
        <table:table-column table:style-name="StudPalV.A"/>
        <table:table-column table:style-name="StudPalV.B"/>
        <table:table-column table:style-name="StudPalV.C"/>
        <table:table-row table:style-name="StudPalV.1">
          <table:table-cell table:style-name="StudPalV.A1" office:value-type="string">
            <text:p text:style-name="P18">36 c</text:p>
          </table:table-cell>
          <table:table-cell table:style-name="StudPalV.A1" office:value-type="string">
            <text:p text:style-name="P50">3</text:p>
          </table:table-cell>
          <table:table-cell table:style-name="StudPal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VIII" table:style-name="StudPalVIII">
        <table:table-column table:style-name="StudPalVIII.A"/>
        <table:table-column table:style-name="StudPalVIII.B"/>
        <table:table-column table:style-name="StudPalVIII.C"/>
        <table:table-row table:style-name="StudPalVIII.1">
          <table:table-cell table:style-name="StudPalVIII.A1" office:value-type="string">
            <text:p text:style-name="P18">36 c</text:p>
          </table:table-cell>
          <table:table-cell table:style-name="StudPalVIII.A1" office:value-type="string">
            <text:p text:style-name="P50">3</text:p>
          </table:table-cell>
          <table:table-cell table:style-name="StudPal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" table:style-name="StudPalX">
        <table:table-column table:style-name="StudPalX.A"/>
        <table:table-column table:style-name="StudPalX.B"/>
        <table:table-column table:style-name="StudPalX.C"/>
        <table:table-row table:style-name="StudPalX.1">
          <table:table-cell table:style-name="StudPalX.A1" office:value-type="string">
            <text:p text:style-name="P18">36 c</text:p>
          </table:table-cell>
          <table:table-cell table:style-name="StudPalX.A1" office:value-type="string">
            <text:p text:style-name="P50">3</text:p>
          </table:table-cell>
          <table:table-cell table:style-name="StudPal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" table:style-name="StudPalXX">
        <table:table-column table:style-name="StudPalXX.A"/>
        <table:table-column table:style-name="StudPalXX.B"/>
        <table:table-column table:style-name="StudPalXX.C"/>
        <table:table-row table:style-name="StudPalXX.1">
          <table:table-cell table:style-name="StudPalXX.A1" office:value-type="string">
            <text:p text:style-name="P18">36 c</text:p>
          </table:table-cell>
          <table:table-cell table:style-name="StudPalXX.A1" office:value-type="string">
            <text:p text:style-name="P50">3</text:p>
          </table:table-cell>
          <table:table-cell table:style-name="StudPalX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II" table:style-name="StudPalXXII">
        <table:table-column table:style-name="StudPalXXII.A"/>
        <table:table-column table:style-name="StudPalXXII.B"/>
        <table:table-column table:style-name="StudPalXXII.C"/>
        <table:table-row table:style-name="StudPalXXII.1">
          <table:table-cell table:style-name="StudPalXXII.A1" office:value-type="string">
            <text:p text:style-name="P18">36 c</text:p>
          </table:table-cell>
          <table:table-cell table:style-name="StudPalXXII.A1" office:value-type="string">
            <text:p text:style-name="P50">3</text:p>
          </table:table-cell>
          <table:table-cell table:style-name="StudPalX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" table:style-name="PTebtI">
        <table:table-column table:style-name="PTebtI.A"/>
        <table:table-column table:style-name="PTebtI.B"/>
        <table:table-column table:style-name="PTebtI.C"/>
        <table:table-row table:style-name="PTebtI.1">
          <table:table-cell table:style-name="PTebtI.A1" office:value-type="string">
            <text:p text:style-name="P19">36 c</text:p>
          </table:table-cell>
          <table:table-cell table:style-name="PTebtI.A1" office:value-type="string">
            <text:p text:style-name="P51">3</text:p>
          </table:table-cell>
          <table:table-cell table:style-name="PTebt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" table:style-name="PTebtII">
        <table:table-column table:style-name="PTebtII.A"/>
        <table:table-column table:style-name="PTebtII.B"/>
        <table:table-column table:style-name="PTebtII.C"/>
        <table:table-row table:style-name="PTebtII.1">
          <table:table-cell table:style-name="PTebtII.A1" office:value-type="string">
            <text:p text:style-name="P19">36 c</text:p>
          </table:table-cell>
          <table:table-cell table:style-name="PTebtII.A1" office:value-type="string">
            <text:p text:style-name="P51">3</text:p>
          </table:table-cell>
          <table:table-cell table:style-name="PTebt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" table:style-name="PTebtIIITeilI">
        <table:table-column table:style-name="PTebtIIITeilI.A"/>
        <table:table-column table:style-name="PTebtIIITeilI.B"/>
        <table:table-column table:style-name="PTebtIIITeilI.C"/>
        <table:table-row table:style-name="PTebtIIITeilI.1">
          <table:table-cell table:style-name="PTebtIIITeilI.A1" office:value-type="string">
            <text:p text:style-name="P19">36 c</text:p>
          </table:table-cell>
          <table:table-cell table:style-name="PTebtIIITeilI.A1" office:value-type="string">
            <text:p text:style-name="P51">3</text:p>
          </table:table-cell>
          <table:table-cell table:style-name="PTebtIIITeil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I" table:style-name="PTebtIIITeilII">
        <table:table-column table:style-name="PTebtIIITeilII.A"/>
        <table:table-column table:style-name="PTebtIIITeilII.B"/>
        <table:table-column table:style-name="PTebtIIITeilII.C"/>
        <table:table-row table:style-name="PTebtIIITeilII.1">
          <table:table-cell table:style-name="PTebtIIITeilII.A1" office:value-type="string">
            <text:p text:style-name="P19">36 c</text:p>
          </table:table-cell>
          <table:table-cell table:style-name="PTebtIIITeilII.A1" office:value-type="string">
            <text:p text:style-name="P51">3</text:p>
          </table:table-cell>
          <table:table-cell table:style-name="PTebtIIITeil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V" table:style-name="PTebtV">
        <table:table-column table:style-name="PTebtV.A"/>
        <table:table-column table:style-name="PTebtV.B"/>
        <table:table-column table:style-name="PTebtV.C"/>
        <table:table-row table:style-name="PTebtV.1">
          <table:table-cell table:style-name="PTebtV.A1" office:value-type="string">
            <text:p text:style-name="P19">36 c</text:p>
          </table:table-cell>
          <table:table-cell table:style-name="PTebtV.A1" office:value-type="string">
            <text:p text:style-name="P51">3</text:p>
          </table:table-cell>
          <table:table-cell table:style-name="PTebt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homas" table:style-name="PThomas">
        <table:table-column table:style-name="PThomas.A"/>
        <table:table-column table:style-name="PThomas.B"/>
        <table:table-column table:style-name="PThomas.C"/>
        <table:table-row table:style-name="PThomas.1">
          <table:table-cell table:style-name="PThomas.A1" office:value-type="string">
            <text:p text:style-name="P19">36 c</text:p>
          </table:table-cell>
          <table:table-cell table:style-name="PThomas.A1" office:value-type="string">
            <text:p text:style-name="P51">3</text:p>
          </table:table-cell>
          <table:table-cell table:style-name="PThoma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orChoachiti" table:style-name="PTorChoachiti">
        <table:table-column table:style-name="PTorChoachiti.A"/>
        <table:table-column table:style-name="PTorChoachiti.B"/>
        <table:table-column table:style-name="PTorChoachiti.C"/>
        <table:table-row table:style-name="PTorChoachiti.1">
          <table:table-cell table:style-name="PTorChoachiti.A1" office:value-type="string">
            <text:p text:style-name="P19">36 c</text:p>
          </table:table-cell>
          <table:table-cell table:style-name="PTorChoachiti.A1" office:value-type="string">
            <text:p text:style-name="P51">3</text:p>
          </table:table-cell>
          <table:table-cell table:style-name="PTorChoachit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urner" table:style-name="PTurner">
        <table:table-column table:style-name="PTurner.A"/>
        <table:table-column table:style-name="PTurner.B"/>
        <table:table-column table:style-name="PTurner.C"/>
        <table:table-row table:style-name="PTurner.1">
          <table:table-cell table:style-name="PTurner.A1" office:value-type="string">
            <text:p text:style-name="P19">36 c</text:p>
          </table:table-cell>
          <table:table-cell table:style-name="PTurner.A1" office:value-type="string">
            <text:p text:style-name="P51">3</text:p>
          </table:table-cell>
          <table:table-cell table:style-name="PTurner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UGI" table:style-name="PUGI">
        <table:table-column table:style-name="PUGI.A"/>
        <table:table-column table:style-name="PUGI.B"/>
        <table:table-column table:style-name="PUGI.C"/>
        <table:table-row table:style-name="PUGI.1">
          <table:table-cell table:style-name="PUGI.A1" office:value-type="string">
            <text:p text:style-name="P19">36 c</text:p>
          </table:table-cell>
          <table:table-cell table:style-name="PUGI.A1" office:value-type="string">
            <text:p text:style-name="P51">3</text:p>
          </table:table-cell>
          <table:table-cell table:style-name="PUG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I" table:style-name="PUGII">
        <table:table-column table:style-name="PUGII.A"/>
        <table:table-column table:style-name="PUGII.B"/>
        <table:table-column table:style-name="PUGII.C"/>
        <table:table-row table:style-name="PUGII.1">
          <table:table-cell table:style-name="PUGII.A1" office:value-type="string">
            <text:p text:style-name="P19">36 c</text:p>
          </table:table-cell>
          <table:table-cell table:style-name="PUGII.A1" office:value-type="string">
            <text:p text:style-name="P51">3</text:p>
          </table:table-cell>
          <table:table-cell table:style-name="PUG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II" table:style-name="PUGIII">
        <table:table-column table:style-name="PUGIII.A"/>
        <table:table-column table:style-name="PUGIII.B"/>
        <table:table-column table:style-name="PUGIII.C"/>
        <table:table-row table:style-name="PUGIII.1">
          <table:table-cell table:style-name="PUGIII.A1" office:value-type="string">
            <text:p text:style-name="P19">36 c</text:p>
          </table:table-cell>
          <table:table-cell table:style-name="PUGIII.A1" office:value-type="string">
            <text:p text:style-name="P51">3</text:p>
          </table:table-cell>
          <table:table-cell table:style-name="PUG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" table:style-name="UPZI">
        <table:table-column table:style-name="UPZI.A"/>
        <table:table-column table:style-name="UPZI.B"/>
        <table:table-column table:style-name="UPZI.C"/>
        <table:table-row table:style-name="UPZI.1">
          <table:table-cell table:style-name="UPZI.A1" office:value-type="string">
            <text:p text:style-name="P19">36 c</text:p>
          </table:table-cell>
          <table:table-cell table:style-name="UPZI.A1" office:value-type="string">
            <text:p text:style-name="P51">3</text:p>
          </table:table-cell>
          <table:table-cell table:style-name="UPZ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I" table:style-name="UPZII">
        <table:table-column table:style-name="UPZII.A"/>
        <table:table-column table:style-name="UPZII.B"/>
        <table:table-column table:style-name="UPZII.C"/>
        <table:table-row table:style-name="UPZII.1">
          <table:table-cell table:style-name="UPZII.A1" office:value-type="string">
            <text:p text:style-name="P19">36 c</text:p>
          </table:table-cell>
          <table:table-cell table:style-name="UPZII.A1" office:value-type="string">
            <text:p text:style-name="P51">3</text:p>
          </table:table-cell>
          <table:table-cell table:style-name="UPZ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rs" table:style-name="PVars">
        <table:table-column table:style-name="PVars.A"/>
        <table:table-column table:style-name="PVars.B"/>
        <table:table-column table:style-name="PVars.C"/>
        <table:table-row table:style-name="PVars.1">
          <table:table-cell table:style-name="PVars.A1" office:value-type="string">
            <text:p text:style-name="P19">36 c</text:p>
          </table:table-cell>
          <table:table-cell table:style-name="PVars.A1" office:value-type="string">
            <text:p text:style-name="P51">3</text:p>
          </table:table-cell>
          <table:table-cell table:style-name="PVar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ticAphr" table:style-name="PVaticAphr">
        <table:table-column table:style-name="PVaticAphr.A"/>
        <table:table-column table:style-name="PVaticAphr.B"/>
        <table:table-column table:style-name="PVaticAphr.C"/>
        <table:table-row table:style-name="PVaticAphr.1">
          <table:table-cell table:style-name="PVaticAphr.A1" office:value-type="string">
            <text:p text:style-name="P19">36 c</text:p>
          </table:table-cell>
          <table:table-cell table:style-name="PVaticAphr.A1" office:value-type="string">
            <text:p text:style-name="P51">3</text:p>
          </table:table-cell>
          <table:table-cell table:style-name="PVaticAphr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Salomons" table:style-name="PVindobSalomons">
        <table:table-column table:style-name="PVindobSalomons.A"/>
        <table:table-column table:style-name="PVindobSalomons.B"/>
        <table:table-column table:style-name="PVindobSalomons.C"/>
        <table:table-row table:style-name="PVindobSalomons.1">
          <table:table-cell table:style-name="PVindobSalomons.A1" office:value-type="string">
            <text:p text:style-name="P19">36 c</text:p>
          </table:table-cell>
          <table:table-cell table:style-name="PVindobSalomons.A1" office:value-type="string">
            <text:p text:style-name="P51">3</text:p>
          </table:table-cell>
          <table:table-cell table:style-name="PVindobSalomon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Tandem" table:style-name="PVindobTandem">
        <table:table-column table:style-name="PVindobTandem.A"/>
        <table:table-column table:style-name="PVindobTandem.B"/>
        <table:table-column table:style-name="PVindobTandem.C"/>
        <table:table-row table:style-name="PVindobTandem.1">
          <table:table-cell table:style-name="PVindobTandem.A1" office:value-type="string">
            <text:p text:style-name="P19">36 c</text:p>
          </table:table-cell>
          <table:table-cell table:style-name="PVindobTandem.A1" office:value-type="string">
            <text:p text:style-name="P51">3</text:p>
          </table:table-cell>
          <table:table-cell table:style-name="PVindobTandem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" table:style-name="PWashUnivI">
        <table:table-column table:style-name="PWashUnivI.A"/>
        <table:table-column table:style-name="PWashUnivI.B"/>
        <table:table-column table:style-name="PWashUnivI.C"/>
        <table:table-row table:style-name="PWashUnivI.1">
          <table:table-cell table:style-name="PWashUnivI.A1" office:value-type="string">
            <text:p text:style-name="P19">36 c</text:p>
          </table:table-cell>
          <table:table-cell table:style-name="PWashUnivI.A1" office:value-type="string">
            <text:p text:style-name="P51">3</text:p>
          </table:table-cell>
          <table:table-cell table:style-name="PWashUniv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I" table:style-name="PWashUnivII">
        <table:table-column table:style-name="PWashUnivII.A"/>
        <table:table-column table:style-name="PWashUnivII.B"/>
        <table:table-column table:style-name="PWashUnivII.C"/>
        <table:table-row table:style-name="PWashUnivII.1">
          <table:table-cell table:style-name="PWashUnivII.A1" office:value-type="string">
            <text:p text:style-name="P19">36 c</text:p>
          </table:table-cell>
          <table:table-cell table:style-name="PWashUnivII.A1" office:value-type="string">
            <text:p text:style-name="P51">3</text:p>
          </table:table-cell>
          <table:table-cell table:style-name="PWashUniv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WilckenChrest" table:style-name="WilckenChrest">
        <table:table-column table:style-name="WilckenChrest.A"/>
        <table:table-column table:style-name="WilckenChrest.B"/>
        <table:table-column table:style-name="WilckenChrest.C"/>
        <table:table-row table:style-name="WilckenChrest.1">
          <table:table-cell table:style-name="WilckenChrest.A1" office:value-type="string">
            <text:p text:style-name="P19">36 c</text:p>
          </table:table-cell>
          <table:table-cell table:style-name="WilckenChrest.A1" office:value-type="string">
            <text:p text:style-name="P51">3</text:p>
          </table:table-cell>
          <table:table-cell table:style-name="WilckenChrest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iscII" table:style-name="PWiscII">
        <table:table-column table:style-name="PWiscII.A"/>
        <table:table-column table:style-name="PWiscII.B"/>
        <table:table-column table:style-name="PWiscII.C"/>
        <table:table-row table:style-name="PWiscII.1">
          <table:table-cell table:style-name="PWiscII.A1" office:value-type="string">
            <text:p text:style-name="P19">36 c</text:p>
          </table:table-cell>
          <table:table-cell table:style-name="PWiscII.A1" office:value-type="string">
            <text:p text:style-name="P51">3</text:p>
          </table:table-cell>
          <table:table-cell table:style-name="PWisc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Wrzb" table:style-name="PWrzb">
        <table:table-column table:style-name="PWrzb.A"/>
        <table:table-column table:style-name="PWrzb.B"/>
        <table:table-column table:style-name="PWrzb.C"/>
        <table:table-row table:style-name="PWrzb.1">
          <table:table-cell table:style-name="PWrzb.A1" office:value-type="string">
            <text:p text:style-name="P19">36 c</text:p>
          </table:table-cell>
          <table:table-cell table:style-name="PWrzb.A1" office:value-type="string">
            <text:p text:style-name="P51">3</text:p>
          </table:table-cell>
          <table:table-cell table:style-name="PWrzb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din" table:style-name="PYadin">
        <table:table-column table:style-name="PYadin.A"/>
        <table:table-column table:style-name="PYadin.B"/>
        <table:table-column table:style-name="PYadin.C"/>
        <table:table-row table:style-name="PYadin.1">
          <table:table-cell table:style-name="PYadin.A1" office:value-type="string">
            <text:p text:style-name="P19">36 c</text:p>
          </table:table-cell>
          <table:table-cell table:style-name="PYadin.A1" office:value-type="string">
            <text:p text:style-name="P51">3</text:p>
          </table:table-cell>
          <table:table-cell table:style-name="PYadi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dinII" table:style-name="PYadinII">
        <table:table-column table:style-name="PYadinII.A"/>
        <table:table-column table:style-name="PYadinII.B"/>
        <table:table-column table:style-name="PYadinII.C"/>
        <table:table-row table:style-name="PYadinII.1">
          <table:table-cell table:style-name="PYadinII.A1" office:value-type="string">
            <text:p text:style-name="P19">36 c</text:p>
          </table:table-cell>
          <table:table-cell table:style-name="PYadinII.A1" office:value-type="string">
            <text:p text:style-name="P51">3</text:p>
          </table:table-cell>
          <table:table-cell table:style-name="PYadin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" table:style-name="PYaleI">
        <table:table-column table:style-name="PYaleI.A"/>
        <table:table-column table:style-name="PYaleI.B"/>
        <table:table-column table:style-name="PYaleI.C"/>
        <table:table-row table:style-name="PYaleI.1">
          <table:table-cell table:style-name="PYaleI.A1" office:value-type="string">
            <text:p text:style-name="P19">36 c</text:p>
          </table:table-cell>
          <table:table-cell table:style-name="PYaleI.A1" office:value-type="string">
            <text:p text:style-name="P51">3</text:p>
          </table:table-cell>
          <table:table-cell table:style-name="PYale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II" table:style-name="PYaleIII">
        <table:table-column table:style-name="PYaleIII.A"/>
        <table:table-column table:style-name="PYaleIII.B"/>
        <table:table-column table:style-name="PYaleIII.C"/>
        <table:table-row table:style-name="PYaleIII.1">
          <table:table-cell table:style-name="PYaleIII.A1" office:value-type="string">
            <text:p text:style-name="P19">36 c</text:p>
          </table:table-cell>
          <table:table-cell table:style-name="PYaleIII.A1" office:value-type="string">
            <text:p text:style-name="P51">3</text:p>
          </table:table-cell>
          <table:table-cell table:style-name="PYale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Zauzich" table:style-name="PZauzich">
        <table:table-column table:style-name="PZauzich.A"/>
        <table:table-column table:style-name="PZauzich.B"/>
        <table:table-column table:style-name="PZauzich.C"/>
        <table:table-row table:style-name="PZauzich.1">
          <table:table-cell table:style-name="PZauzich.A1" office:value-type="string">
            <text:p text:style-name="P19">36 c</text:p>
          </table:table-cell>
          <table:table-cell table:style-name="PZauzich.A1" office:value-type="string">
            <text:p text:style-name="P51">3</text:p>
          </table:table-cell>
          <table:table-cell table:style-name="PZauzich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berd" table:style-name="OAberd">
        <table:table-column table:style-name="OAberd.A"/>
        <table:table-column table:style-name="OAberd.B"/>
        <table:table-column table:style-name="OAberd.C"/>
        <table:table-row table:style-name="OAberd.1">
          <table:table-cell table:style-name="OAberd.A1" office:value-type="string">
            <text:p text:style-name="P19">36 c</text:p>
          </table:table-cell>
          <table:table-cell table:style-name="OAberd.A1" office:value-type="string">
            <text:p text:style-name="P51">3</text:p>
          </table:table-cell>
          <table:table-cell table:style-name="OAber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mst" table:style-name="OAmst">
        <table:table-column table:style-name="OAmst.A"/>
        <table:table-column table:style-name="OAmst.B"/>
        <table:table-column table:style-name="OAmst.C"/>
        <table:table-row table:style-name="OAmst.1">
          <table:table-cell table:style-name="OAmst.A1" office:value-type="string">
            <text:p text:style-name="P19">36 c</text:p>
          </table:table-cell>
          <table:table-cell table:style-name="OAmst.A1" office:value-type="string">
            <text:p text:style-name="P51">3</text:p>
          </table:table-cell>
          <table:table-cell table:style-name="OAmst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shmShelton" table:style-name="OAshmShelton">
        <table:table-column table:style-name="OAshmShelton.A"/>
        <table:table-column table:style-name="OAshmShelton.B"/>
        <table:table-column table:style-name="OAshmShelton.C"/>
        <table:table-row table:style-name="OAshmShelton.1">
          <table:table-cell table:style-name="OAshmShelton.A1" office:value-type="string">
            <text:p text:style-name="P19">36 c</text:p>
          </table:table-cell>
          <table:table-cell table:style-name="OAshmShelton.A1" office:value-type="string">
            <text:p text:style-name="P51">3</text:p>
          </table:table-cell>
          <table:table-cell table:style-name="OAshmShelto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awitIFAO" table:style-name="OBawitIFAO">
        <table:table-column table:style-name="OBawitIFAO.A"/>
        <table:table-column table:style-name="OBawitIFAO.B"/>
        <table:table-column table:style-name="OBawitIFAO.C"/>
        <table:table-row table:style-name="OBawitIFAO.1">
          <table:table-cell table:style-name="OBawitIFAO.A1" office:value-type="string">
            <text:p text:style-name="P19">36 c</text:p>
          </table:table-cell>
          <table:table-cell table:style-name="OBawitIFAO.A1" office:value-type="string">
            <text:p text:style-name="P51">3</text:p>
          </table:table-cell>
          <table:table-cell table:style-name="OBawitIFAO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" table:style-name="OBerenikeI">
        <table:table-column table:style-name="OBerenikeI.A"/>
        <table:table-column table:style-name="OBerenikeI.B"/>
        <table:table-column table:style-name="OBerenikeI.C"/>
        <table:table-row table:style-name="OBerenikeI.1">
          <table:table-cell table:style-name="OBerenikeI.A1" office:value-type="string">
            <text:p text:style-name="P19">36 c</text:p>
          </table:table-cell>
          <table:table-cell table:style-name="OBerenikeI.A1" office:value-type="string">
            <text:p text:style-name="P51">3</text:p>
          </table:table-cell>
          <table:table-cell table:style-name="OBerenike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I" table:style-name="OBerenikeII">
        <table:table-column table:style-name="OBerenikeII.A"/>
        <table:table-column table:style-name="OBerenikeII.B"/>
        <table:table-column table:style-name="OBerenikeII.C"/>
        <table:table-row table:style-name="OBerenikeII.1">
          <table:table-cell table:style-name="OBerenikeII.A1" office:value-type="string">
            <text:p text:style-name="P19">36 c</text:p>
          </table:table-cell>
          <table:table-cell table:style-name="OBerenikeII.A1" office:value-type="string">
            <text:p text:style-name="P51">3</text:p>
          </table:table-cell>
          <table:table-cell table:style-name="OBerenike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rssBerl" table:style-name="OBrssBerl">
        <table:table-column table:style-name="OBrssBerl.A"/>
        <table:table-column table:style-name="OBrssBerl.B"/>
        <table:table-column table:style-name="OBrssBerl.C"/>
        <table:table-row table:style-name="OBrssBerl.1">
          <table:table-cell table:style-name="OBrssBerl.A1" office:value-type="string">
            <text:p text:style-name="P19">36 c</text:p>
          </table:table-cell>
          <table:table-cell table:style-name="OBrssBerl.A1" office:value-type="string">
            <text:p text:style-name="P51">3</text:p>
          </table:table-cell>
          <table:table-cell table:style-name="OBrssBerl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BuNjem" table:style-name="OBuNjem">
        <table:table-column table:style-name="OBuNjem.A"/>
        <table:table-column table:style-name="OBuNjem.B"/>
        <table:table-column table:style-name="OBuNjem.C"/>
        <table:table-row table:style-name="OBuNjem.1">
          <table:table-cell table:style-name="OBuNjem.A1" office:value-type="string">
            <text:p text:style-name="P19">36 c</text:p>
          </table:table-cell>
          <table:table-cell table:style-name="OBuNjem.A1" office:value-type="string">
            <text:p text:style-name="P51">3</text:p>
          </table:table-cell>
          <table:table-cell table:style-name="OBuNjem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airoGPW" table:style-name="OCairoGPW">
        <table:table-column table:style-name="OCairoGPW.A"/>
        <table:table-column table:style-name="OCairoGPW.B"/>
        <table:table-column table:style-name="OCairoGPW.C"/>
        <table:table-row table:style-name="OCairoGPW.1">
          <table:table-cell table:style-name="OCairoGPW.A1" office:value-type="string">
            <text:p text:style-name="P19">36 c</text:p>
          </table:table-cell>
          <table:table-cell table:style-name="OCairoGPW.A1" office:value-type="string">
            <text:p text:style-name="P51">3</text:p>
          </table:table-cell>
          <table:table-cell table:style-name="OCairoGPW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" table:style-name="OClaudI">
        <table:table-column table:style-name="OClaudI.A"/>
        <table:table-column table:style-name="OClaudI.B"/>
        <table:table-column table:style-name="OClaudI.C"/>
        <table:table-row table:style-name="OClaudI.1">
          <table:table-cell table:style-name="OClaudI.A1" office:value-type="string">
            <text:p text:style-name="P19">36 c</text:p>
          </table:table-cell>
          <table:table-cell table:style-name="OClaudI.A1" office:value-type="string">
            <text:p text:style-name="P51">3</text:p>
          </table:table-cell>
          <table:table-cell table:style-name="OClaud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" table:style-name="OClaudII">
        <table:table-column table:style-name="OClaudII.A"/>
        <table:table-column table:style-name="OClaudII.B"/>
        <table:table-column table:style-name="OClaudII.C"/>
        <table:table-row table:style-name="OClaudII.1">
          <table:table-cell table:style-name="OClaudII.A1" office:value-type="string">
            <text:p text:style-name="P19">36 c</text:p>
          </table:table-cell>
          <table:table-cell table:style-name="OClaudII.A1" office:value-type="string">
            <text:p text:style-name="P51">3</text:p>
          </table:table-cell>
          <table:table-cell table:style-name="OClaud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I" table:style-name="OClaudIII">
        <table:table-column table:style-name="OClaudIII.A"/>
        <table:table-column table:style-name="OClaudIII.B"/>
        <table:table-column table:style-name="OClaudIII.C"/>
        <table:table-row table:style-name="OClaudIII.1">
          <table:table-cell table:style-name="OClaudIII.A1" office:value-type="string">
            <text:p text:style-name="P19">36 c</text:p>
          </table:table-cell>
          <table:table-cell table:style-name="OClaudIII.A1" office:value-type="string">
            <text:p text:style-name="P51">3</text:p>
          </table:table-cell>
          <table:table-cell table:style-name="OClaud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IV" table:style-name="ODouchIV">
        <table:table-column table:style-name="ODouchIV.A"/>
        <table:table-column table:style-name="ODouchIV.B"/>
        <table:table-column table:style-name="ODouchIV.C"/>
        <table:table-row table:style-name="ODouchIV.1">
          <table:table-cell table:style-name="ODouchIV.A1" office:value-type="string">
            <text:p text:style-name="P19">36 c</text:p>
          </table:table-cell>
          <table:table-cell table:style-name="ODouchIV.A1" office:value-type="string">
            <text:p text:style-name="P51">3</text:p>
          </table:table-cell>
          <table:table-cell table:style-name="ODouchI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V" table:style-name="ODouchV">
        <table:table-column table:style-name="ODouchV.A"/>
        <table:table-column table:style-name="ODouchV.B"/>
        <table:table-column table:style-name="ODouchV.C"/>
        <table:table-row table:style-name="ODouchV.1">
          <table:table-cell table:style-name="ODouchV.A1" office:value-type="string">
            <text:p text:style-name="P19">36 c</text:p>
          </table:table-cell>
          <table:table-cell table:style-name="ODouchV.A1" office:value-type="string">
            <text:p text:style-name="P51">3</text:p>
          </table:table-cell>
          <table:table-cell table:style-name="ODouch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" table:style-name="OEdfouI">
        <table:table-column table:style-name="OEdfouI.A"/>
        <table:table-column table:style-name="OEdfouI.B"/>
        <table:table-column table:style-name="OEdfouI.C"/>
        <table:table-row table:style-name="OEdfouI.1">
          <table:table-cell table:style-name="OEdfouI.A1" office:value-type="string">
            <text:p text:style-name="P19">36 c</text:p>
          </table:table-cell>
          <table:table-cell table:style-name="OEdfouI.A1" office:value-type="string">
            <text:p text:style-name="P51">3</text:p>
          </table:table-cell>
          <table:table-cell table:style-name="OEdfou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" table:style-name="OEdfouII">
        <table:table-column table:style-name="OEdfouII.A"/>
        <table:table-column table:style-name="OEdfouII.B"/>
        <table:table-column table:style-name="OEdfouII.C"/>
        <table:table-row table:style-name="OEdfouII.1">
          <table:table-cell table:style-name="OEdfouII.A1" office:value-type="string">
            <text:p text:style-name="P19">36 c</text:p>
          </table:table-cell>
          <table:table-cell table:style-name="OEdfouII.A1" office:value-type="string">
            <text:p text:style-name="P51">3</text:p>
          </table:table-cell>
          <table:table-cell table:style-name="OEdfou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I" table:style-name="OEdfouIII">
        <table:table-column table:style-name="OEdfouIII.A"/>
        <table:table-column table:style-name="OEdfouIII.B"/>
        <table:table-column table:style-name="OEdfouIII.C"/>
        <table:table-row table:style-name="OEdfouIII.1">
          <table:table-cell table:style-name="OEdfouIII.A1" office:value-type="string">
            <text:p text:style-name="P19">36 c</text:p>
          </table:table-cell>
          <table:table-cell table:style-name="OEdfouIII.A1" office:value-type="string">
            <text:p text:style-name="P51">3</text:p>
          </table:table-cell>
          <table:table-cell table:style-name="OEdfou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lephDAIK" table:style-name="OElephDAIK">
        <table:table-column table:style-name="OElephDAIK.A"/>
        <table:table-column table:style-name="OElephDAIK.B"/>
        <table:table-column table:style-name="OElephDAIK.C"/>
        <table:table-row table:style-name="OElephDAIK.1">
          <table:table-cell table:style-name="OElephDAIK.A1" office:value-type="string">
            <text:p text:style-name="P19">36 c</text:p>
          </table:table-cell>
          <table:table-cell table:style-name="OElephDAIK.A1" office:value-type="string">
            <text:p text:style-name="P51">3</text:p>
          </table:table-cell>
          <table:table-cell table:style-name="OElephDAIK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ay" table:style-name="OFay">
        <table:table-column table:style-name="OFay.A"/>
        <table:table-column table:style-name="OFay.B"/>
        <table:table-column table:style-name="OFay.C"/>
        <table:table-row table:style-name="OFay.1">
          <table:table-cell table:style-name="OFay.A1" office:value-type="string">
            <text:p text:style-name="P19">36 c</text:p>
          </table:table-cell>
          <table:table-cell table:style-name="OFay.A1" office:value-type="string">
            <text:p text:style-name="P51">3</text:p>
          </table:table-cell>
          <table:table-cell table:style-name="OFay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lorida" table:style-name="OFlorida">
        <table:table-column table:style-name="OFlorida.A"/>
        <table:table-column table:style-name="OFlorida.B"/>
        <table:table-column table:style-name="OFlorida.C"/>
        <table:table-row table:style-name="OFlorida.1">
          <table:table-cell table:style-name="OFlorida.A1" office:value-type="string">
            <text:p text:style-name="P19">36 c</text:p>
          </table:table-cell>
          <table:table-cell table:style-name="OFlorida.A1" office:value-type="string">
            <text:p text:style-name="P51">3</text:p>
          </table:table-cell>
          <table:table-cell table:style-name="OFlorida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Heid" table:style-name="OHeid">
        <table:table-column table:style-name="OHeid.A"/>
        <table:table-column table:style-name="OHeid.B"/>
        <table:table-column table:style-name="OHeid.C"/>
        <table:table-row table:style-name="OHeid.1">
          <table:table-cell table:style-name="OHeid.A1" office:value-type="string">
            <text:p text:style-name="P19">36 c</text:p>
          </table:table-cell>
          <table:table-cell table:style-name="OHeid.A1" office:value-type="string">
            <text:p text:style-name="P51">3</text:p>
          </table:table-cell>
          <table:table-cell table:style-name="OHei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Kellis" table:style-name="OKellis">
        <table:table-column table:style-name="OKellis.A"/>
        <table:table-column table:style-name="OKellis.B"/>
        <table:table-column table:style-name="OKellis.C"/>
        <table:table-row table:style-name="OKellis.1">
          <table:table-cell table:style-name="OKellis.A1" office:value-type="string">
            <text:p text:style-name="P19">36 c</text:p>
          </table:table-cell>
          <table:table-cell table:style-name="OKellis.A1" office:value-type="string">
            <text:p text:style-name="P51">3</text:p>
          </table:table-cell>
          <table:table-cell table:style-name="OKelli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KrokI" table:style-name="OKrokI">
        <table:table-column table:style-name="OKrokI.A"/>
        <table:table-column table:style-name="OKrokI.B"/>
        <table:table-column table:style-name="OKrokI.C"/>
        <table:table-row table:style-name="OKrokI.1">
          <table:table-cell table:style-name="OKrokI.A1" office:value-type="string">
            <text:p text:style-name="P19">36 c</text:p>
          </table:table-cell>
          <table:table-cell table:style-name="OKrokI.A1" office:value-type="string">
            <text:p text:style-name="P51">3</text:p>
          </table:table-cell>
          <table:table-cell table:style-name="OKrok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eid" table:style-name="OLeid">
        <table:table-column table:style-name="OLeid.A"/>
        <table:table-column table:style-name="OLeid.B"/>
        <table:table-column table:style-name="OLeid.C"/>
        <table:table-row table:style-name="OLeid.1">
          <table:table-cell table:style-name="OLeid.A1" office:value-type="string">
            <text:p text:style-name="P19">36 c</text:p>
          </table:table-cell>
          <table:table-cell table:style-name="OLeid.A1" office:value-type="string">
            <text:p text:style-name="P51">3</text:p>
          </table:table-cell>
          <table:table-cell table:style-name="OLei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und" table:style-name="OLund">
        <table:table-column table:style-name="OLund.A"/>
        <table:table-column table:style-name="OLund.B"/>
        <table:table-column table:style-name="OLund.C"/>
        <table:table-row table:style-name="OLund.1">
          <table:table-cell table:style-name="OLund.A1" office:value-type="string">
            <text:p text:style-name="P19">36 c</text:p>
          </table:table-cell>
          <table:table-cell table:style-name="OLund.A1" office:value-type="string">
            <text:p text:style-name="P51">3</text:p>
          </table:table-cell>
          <table:table-cell table:style-name="OLun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eyer" table:style-name="OMeyer">
        <table:table-column table:style-name="OMeyer.A"/>
        <table:table-column table:style-name="OMeyer.B"/>
        <table:table-column table:style-name="OMeyer.C"/>
        <table:table-row table:style-name="OMeyer.1">
          <table:table-cell table:style-name="OMeyer.A1" office:value-type="string">
            <text:p text:style-name="P19">36 c</text:p>
          </table:table-cell>
          <table:table-cell table:style-name="OMeyer.A1" office:value-type="string">
            <text:p text:style-name="P51">3</text:p>
          </table:table-cell>
          <table:table-cell table:style-name="OMeyer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ichI" table:style-name="OMichI">
        <table:table-column table:style-name="OMichI.A"/>
        <table:table-column table:style-name="OMichI.B"/>
        <table:table-column table:style-name="OMichI.C"/>
        <table:table-row table:style-name="OMichI.1">
          <table:table-cell table:style-name="OMichI.A1" office:value-type="string">
            <text:p text:style-name="P19">36 c</text:p>
          </table:table-cell>
          <table:table-cell table:style-name="OMichI.A1" office:value-type="string">
            <text:p text:style-name="P51">3</text:p>
          </table:table-cell>
          <table:table-cell table:style-name="OMich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GrNarmuthisI" table:style-name="OGrNarmuthisI">
        <table:table-column table:style-name="OGrNarmuthisI.A"/>
        <table:table-column table:style-name="OGrNarmuthisI.B"/>
        <table:table-column table:style-name="OGrNarmuthisI.C"/>
        <table:table-row table:style-name="OGrNarmuthisI.1">
          <table:table-cell table:style-name="OGrNarmuthisI.A1" office:value-type="string">
            <text:p text:style-name="P19">36 c</text:p>
          </table:table-cell>
          <table:table-cell table:style-name="OGrNarmuthisI.A1" office:value-type="string">
            <text:p text:style-name="P51">3</text:p>
          </table:table-cell>
          <table:table-cell table:style-name="OGrNarmuthis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OntMusII" table:style-name="OOntMusII">
        <table:table-column table:style-name="OOntMusII.A"/>
        <table:table-column table:style-name="OOntMusII.B"/>
        <table:table-column table:style-name="OOntMusII.C"/>
        <table:table-row table:style-name="OOntMusII.1">
          <table:table-cell table:style-name="OOntMusII.A1" office:value-type="string">
            <text:p text:style-name="P19">36 c</text:p>
          </table:table-cell>
          <table:table-cell table:style-name="OOntMusII.A1" office:value-type="string">
            <text:p text:style-name="P51">3</text:p>
          </table:table-cell>
          <table:table-cell table:style-name="OOntMus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Strasb" table:style-name="OStrasb">
        <table:table-column table:style-name="OStrasb.A"/>
        <table:table-column table:style-name="OStrasb.B"/>
        <table:table-column table:style-name="OStrasb.C"/>
        <table:table-row table:style-name="OStrasb.1">
          <table:table-cell table:style-name="OStrasb.A1" office:value-type="string">
            <text:p text:style-name="P19">36 c</text:p>
          </table:table-cell>
          <table:table-cell table:style-name="OStrasb.A1" office:value-type="string">
            <text:p text:style-name="P51">3</text:p>
          </table:table-cell>
          <table:table-cell table:style-name="OStrasb.C1" office:value-type="string">
            <text:p text:style-name="P34">Zu datieren: 4.-8.8.161-168 n.Chr., F. Mitthof, Tyche 22 (2007), S. 207.</text:p>
          </table:table-cell>
        </table:table-row>
      </table:table>
      <text:p text:style-name="P62"><text:tab/>Nr.<text:tab/>Zeile</text:p>
      <text:h text:style-name="blPublicationAfterInterspersedHeader" text:outline-level="1">Spezial</text:h>
      <table:table table:name="OTaitI" table:style-name="OTaitI">
        <table:table-column table:style-name="OTaitI.A"/>
        <table:table-column table:style-name="OTaitI.B"/>
        <table:table-column table:style-name="OTaitI.C"/>
        <table:table-column table:style-name="OTaitI.D"/>
        <table:table-row table:style-name="OTaitI.1">
          <table:table-cell table:style-name="OTaitI.A1" office:value-type="string">
            <text:p text:style-name="P55">S. 30</text:p>
          </table:table-cell>
          <table:table-cell table:style-name="OTaitI.B1" office:value-type="string">
            <text:p text:style-name="P20"><text:span text:style-name="T2">Inv. </text:span>628</text:p>
          </table:table-cell>
          <table:table-cell table:style-name="OTaitI.B1" office:value-type="string">
            <text:p text:style-name="P53">9</text:p>
          </table:table-cell>
          <table:table-cell table:style-name="OTaitI.D1" office:value-type="string">
            <text:p text:style-name="P35">Χηνοβ(οσκῶν) → Χηνοβ(οσκίων), vgl. J.M.S. Cowey - D. Kah, Z.P.E. 163 (2007), S. 169-170 zu B.G.U. 1. 137.</text:p>
          </table:table-cell>
        </table:table-row>
      </table:table>
      <text:p text:style-name="P59"><text:tab/>Nr.<text:tab/>Zeile</text:p>
      <text:h text:style-name="blPublicationAfterInterspersedHeader" text:outline-level="1">Publikation</text:h>
      <table:table table:name="OTaitII" table:style-name="OTaitII">
        <table:table-column table:style-name="OTaitII.A"/>
        <table:table-column table:style-name="OTaitII.B"/>
        <table:table-column table:style-name="OTaitII.C"/>
        <table:table-row table:style-name="OTaitII.1">
          <table:table-cell table:style-name="OTaitII.A1" office:value-type="string">
            <text:p text:style-name="P19">36 c</text:p>
          </table:table-cell>
          <table:table-cell table:style-name="OTaitII.A1" office:value-type="string">
            <text:p text:style-name="P51">3</text:p>
          </table:table-cell>
          <table:table-cell table:style-name="OTait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TaitIII" table:style-name="OTaitIII">
        <table:table-column table:style-name="OTaitIII.A"/>
        <table:table-column table:style-name="OTaitIII.B"/>
        <table:table-column table:style-name="OTaitIII.C"/>
        <table:table-row table:style-name="OTaitIII.1">
          <table:table-cell table:style-name="OTaitIII.A1" office:value-type="string">
            <text:p text:style-name="P19">36 c</text:p>
          </table:table-cell>
          <table:table-cell table:style-name="OTaitIII.A1" office:value-type="string">
            <text:p text:style-name="P51">3</text:p>
          </table:table-cell>
          <table:table-cell table:style-name="OTait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Theb" table:style-name="OTheb">
        <table:table-column table:style-name="OTheb.A"/>
        <table:table-column table:style-name="OTheb.B"/>
        <table:table-column table:style-name="OTheb.C"/>
        <table:table-row table:style-name="OTheb.1">
          <table:table-cell table:style-name="OTheb.A1" office:value-type="string">
            <text:p text:style-name="P19">36 c</text:p>
          </table:table-cell>
          <table:table-cell table:style-name="OTheb.A1" office:value-type="string">
            <text:p text:style-name="P51">3</text:p>
          </table:table-cell>
          <table:table-cell table:style-name="OTheb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bBrk" table:style-name="OWilbBrk">
        <table:table-column table:style-name="OWilbBrk.A"/>
        <table:table-column table:style-name="OWilbBrk.B"/>
        <table:table-column table:style-name="OWilbBrk.C"/>
        <table:table-row table:style-name="OWilbBrk.1">
          <table:table-cell table:style-name="OWilbBrk.A1" office:value-type="string">
            <text:p text:style-name="P19">36 c</text:p>
          </table:table-cell>
          <table:table-cell table:style-name="OWilbBrk.A1" office:value-type="string">
            <text:p text:style-name="P51">3</text:p>
          </table:table-cell>
          <table:table-cell table:style-name="OWilbBrk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" table:style-name="OWilckenI">
        <table:table-column table:style-name="OWilckenI.A"/>
        <table:table-column table:style-name="OWilckenI.B"/>
        <table:table-column table:style-name="OWilckenI.C"/>
        <table:table-row table:style-name="OWilckenI.1">
          <table:table-cell table:style-name="OWilckenI.A1" office:value-type="string">
            <text:p text:style-name="P19">36 c</text:p>
          </table:table-cell>
          <table:table-cell table:style-name="OWilckenI.A1" office:value-type="string">
            <text:p text:style-name="P51">3</text:p>
          </table:table-cell>
          <table:table-cell table:style-name="OWilcken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I" table:style-name="OWilckenII">
        <table:table-column table:style-name="OWilckenII.A"/>
        <table:table-column table:style-name="OWilckenII.B"/>
        <table:table-column table:style-name="OWilckenII.C"/>
        <table:table-row table:style-name="OWilckenII.1">
          <table:table-cell table:style-name="OWilckenII.A1" office:value-type="string">
            <text:p text:style-name="P19">36 c</text:p>
          </table:table-cell>
          <table:table-cell table:style-name="OWilckenII.A1" office:value-type="string">
            <text:p text:style-name="P51">3</text:p>
          </table:table-cell>
          <table:table-cell table:style-name="OWilcken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TavoletteVarie" table:style-name="TavoletteVarie">
        <table:table-column table:style-name="TavoletteVarie.A"/>
        <table:table-column table:style-name="TavoletteVarie.B"/>
        <table:table-column table:style-name="TavoletteVarie.C"/>
        <table:table-row table:style-name="TavoletteVarie.1">
          <table:table-cell table:style-name="TavoletteVarie.A1" office:value-type="string">
            <text:p text:style-name="P19">36 c</text:p>
          </table:table-cell>
          <table:table-cell table:style-name="TavoletteVarie.A1" office:value-type="string">
            <text:p text:style-name="P51">3</text:p>
          </table:table-cell>
          <table:table-cell table:style-name="TavoletteVarie.C1" office:value-type="string">
            <text:p text:style-name="P34">Zu datieren: 4.-8.8.161-168 n.Chr., F. Mitthof, Tyche 22 (2007), S. 207.</text:p>
          </table:table-cell>
        </table:table-row>
      </table:table>
      <text:h text:style-name="P74" text:outline-level="1"/>
      <text:p text:style-name="P76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cm" fo:border="none" style:shadow="none" text:number-lines="false" text:line-number="0" style:writing-mode="page"/>
      <style:text-properties style:font-name="Times" fo:font-family="Times" style:font-style-name="Regular" style:font-pitch="variable" fo:font-size="8pt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101cm" loext:contextual-spacing="false" fo:text-align="end" style:justify-single-word="false" style:page-number="auto" style:writing-mode="page"/>
      <style:text-properties style:font-name="Times1" fo:font-family="Times" style:font-style-name="Bold" style:font-pitch="variable" fo:font-size="10pt" fo:language="zxx" fo:country="none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lTableContentCorrection" style:family="paragraph" style:parent-style-name="Table_20_Contents" style:master-page-name="">
      <style:paragraph-properties fo:margin-left="0.4cm" fo:margin-right="0cm" fo:line-height="0.42cm" fo:text-align="justify" style:justify-single-word="false" fo:text-indent="-0.4cm" style:auto-text-indent="false" style:page-number="auto" fo:padding="0cm" fo:border="none" style:shadow="none" style:writing-mode="page">
        <style:tab-stops/>
      </style:paragraph-properties>
      <style:text-properties style:font-name="IFAO-Grec Unicode" fo:font-family="'IFAO-Grec Unicode'" style:font-style-name="Regular" style:font-pitch="variable" fo:font-size="10pt" fo:language="zxx" fo:country="none" officeooo:rsid="00142f81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Footer" style:family="paragraph" style:parent-style-name="Footer">
      <style:paragraph-properties style:writing-mode="page"/>
      <style:text-properties style:font-name="Times" fo:font-family="Times" style:font-style-name="Regular" style:font-pitch="variable" fo:font-size="10pt" fo:language="zxx" fo:country="none" style:font-size-asian="10.5pt"/>
    </style:style>
    <style:style style:name="blh3" style:family="paragraph" style:parent-style-name="Heading_20_3" style:default-outline-level="" style:list-style-name="">
      <style:paragraph-properties fo:margin-top="0.199cm" fo:margin-bottom="0.199cm" loext:contextual-spacing="false" fo:text-align="end" style:justify-single-word="false" style:writing-mode="page"/>
      <style:text-properties style:font-name="Times1" fo:font-family="Times" style:font-style-name="Bold" style:font-pitch="variable" fo:font-size="10pt" fo:language="zxx" fo:country="none"/>
    </style:style>
    <style:style style:name="blTableContentNumber" style:family="paragraph" style:parent-style-name="blTableContentCorrection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blTableContentLine" style:family="paragraph" style:parent-style-name="blTableContentNumber">
      <style:paragraph-properties fo:margin-left="0cm" fo:margin-right="0.049cm" fo:text-align="end" style:justify-single-word="false" fo:text-indent="0cm" style:auto-text-indent="false" style:writing-mode="page"/>
      <style:text-properties fo:font-weight="normal" style:font-size-asian="10.5pt"/>
    </style:style>
    <style:style style:name="blHeader" style:family="paragraph" style:parent-style-name="Header">
      <style:paragraph-properties fo:text-align="end" style:justify-single-word="false" style:shadow="none" style:writing-mode="page"/>
      <style:text-properties style:font-name="Times1" fo:font-family="Times" style:font-style-name="Bold" style:font-pitch="variable" fo:font-size="10pt" fo:language="zxx" fo:country="none" fo:font-weight="bold" officeooo:rsid="00198d4d" style:font-size-asian="10.5pt"/>
    </style:style>
    <style:style style:name="blTableHeadingNumber" style:family="paragraph" style:parent-style-name="Table_20_Heading">
      <style:paragraph-properties fo:text-align="start" style:justify-single-word="false" style:writing-mode="page"/>
      <style:text-properties style:font-size-asian="10.5pt"/>
    </style:style>
    <style:style style:name="blTableHeadingLine" style:family="paragraph" style:parent-style-name="blTableHeadingNumber">
      <style:paragraph-properties fo:text-align="end" style:justify-single-word="false" style:writing-mode="page"/>
      <style:text-properties style:font-size-asian="10.5pt"/>
    </style:style>
    <style:style style:name="blTableContentAllgemeines" style:family="paragraph" style:parent-style-name="blTableContentLine">
      <style:paragraph-properties style:writing-mode="page"/>
      <style:text-properties officeooo:rsid="003753b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lTableContentPage" style:family="paragraph" style:parent-style-name="blTableContentNumber">
      <style:paragraph-properties style:writing-mode="page"/>
      <style:text-properties fo:font-weight="normal" officeooo:rsid="0060beb5" style:font-size-asian="10.5pt"/>
    </style:style>
    <style:style style:name="blTableHeadingCorrection" style:family="paragraph" style:parent-style-name="blTableHeadingLine">
      <style:paragraph-properties style:writing-mode="page"/>
    </style:style>
    <style:style style:name="blTableHeadingPage" style:family="paragraph" style:parent-style-name="blTableHeadingNumb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Publication" style:family="paragraph" style:parent-style-name="Heading_20_1" style:default-outline-level="" style:list-style-name=""/>
    <style:style style:name="blPublicationAfterInterspersedHeader" style:family="paragraph" style:parent-style-name="blPublication" style:default-outline-level="1" style:list-style-name="">
      <style:paragraph-properties fo:margin-top="0cm" fo:margin-bottom="0.099cm" loext:contextual-spacing="false" style:writing-mode="page"/>
    </style:style>
    <style:style style:name="blTableInformationInterspersed" style:family="paragraph" style:parent-style-name="Standard" style:next-style-name="blPublicationAfterInterspersedHeader">
      <style:paragraph-properties fo:margin-top="0.275cm" fo:margin-bottom="0cm" loext:contextual-spacing="false" style:writing-mode="page"/>
      <style:text-properties style:font-name="Times" fo:font-family="Times" style:font-style-name="Regular" style:font-pitch="variable" fo:font-size="8pt" style:font-size-asian="10.5pt"/>
    </style:style>
    <style:style style:name="blHeaderTableColumn" style:family="text">
      <style:text-properties style:text-position="0% 100%" style:font-name="Times1" fo:font-family="Times" style:font-style-name="Bold" style:font-pitch="variable" fo:font-size="8pt" fo:language="zxx" fo:country="none" fo:font-weight="normal" officeooo:rsid="009a8d7d" style:font-size-asian="8pt" style:font-weight-asian="normal" style:font-size-complex="8pt" style:font-weight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25962e"/>
    </style:style>
    <style:style style:name="MP2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5962e"/>
    </style:style>
    <style:style style:name="MP3" style:family="paragraph" style:parent-style-name="blFooter">
      <style:paragraph-properties fo:text-align="center" style:justify-single-word="false"/>
    </style:style>
    <style:style style:name="MP4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0a4494d"/>
    </style:style>
    <style:style style:name="MP5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2dd3f"/>
    </style:style>
    <style:style style:name="MP6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MP7" style:family="paragraph" style:parent-style-name="blFooter">
      <style:paragraph-properties fo:text-align="center" style:justify-single-word="false"/>
      <style:text-properties officeooo:paragraph-rsid="0120a671"/>
    </style:style>
    <style:style style:name="MP8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4838af"/>
    </style:style>
    <style:style style:name="MP9" style:family="paragraph" style:parent-style-name="blHeader">
      <style:paragraph-properties fo:text-align="start" style:justify-single-word="false">
        <style:tab-stops>
          <style:tab-stop style:position="1.429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MP10" style:family="paragraph" style:parent-style-name="blFooter">
      <style:paragraph-properties fo:text-align="center" style:justify-single-word="false"/>
      <style:text-properties officeooo:paragraph-rsid="014838af"/>
    </style:style>
    <style:style style:name="MP11" style:family="paragraph" style:parent-style-name="blHeader">
      <style:paragraph-properties fo:text-align="start" style:justify-single-word="false">
        <style:tab-stops>
          <style:tab-stop style:position="1.397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MT1" style:family="text">
      <style:text-properties officeooo:rsid="0023dfc3"/>
    </style:style>
    <style:style style:name="MT2" style:family="text"/>
    <style:page-layout style:name="Mpm1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blHeader"><text:chapter text:display="name" text:outline-level="1"/>; <text:span text:style-name="MT1">xxx; xxx</text:span></text:p>
      </style:header>
      <style:footer>
        <text:p text:style-name="blFooter"><text:tab/>– <text:page-number text:select-page="current">0</text:page-number> –</text:p>
      </style:footer>
    </style:master-page>
    <style:master-page style:name="bl_5f_PageRight" style:display-name="bl_PageRight" style:page-layout-name="Mpm2" style:next-style-name="bl_5f_PageLeft">
      <style:header>
        <text:p text:style-name="MP1"><text:chapter text:display="name" text:outline-level="1">Publikation</text:chapter></text:p>
        <text:p text:style-name="MP2"><text:span text:style-name="blHeaderTableColumn"><text:tab/>Nr.<text:tab/>Zeile</text:span></text:p>
      </style:header>
      <style:footer>
        <text:p text:style-name="MP3">– <text:page-number text:select-page="current">33</text:page-number> –</text:p>
      </style:footer>
    </style:master-page>
    <style:master-page style:name="bl_5f_PageLeft" style:display-name="bl_PageLeft" style:page-layout-name="Mpm3" style:next-style-name="bl_5f_PageRight">
      <style:header>
        <text:p text:style-name="MP4"><text:chapter text:display="name" text:outline-level="1">Publikation</text:chapter></text:p>
        <text:p text:style-name="MP5"><text:span text:style-name="blHeaderTableColumn"><text:tab/>Nr.<text:tab/>Zeile</text:span></text:p>
      </style:header>
      <style:footer>
        <text:p text:style-name="MP3">– <text:page-number text:select-page="current">34</text:page-number> –</text:p>
      </style:footer>
    </style:master-page>
    <style:master-page style:name="bl_5f_PageFirst" style:display-name="bl_PageFirst" style:page-layout-name="Mpm4" style:next-style-name="bl_5f_PageSecond">
      <style:header>
        <text:p text:style-name="blHeader">Allgemeines</text:p>
      </style:header>
      <style:footer>
        <text:p text:style-name="MP3">– <text:page-number text:select-page="current">1</text:page-number> –</text:p>
      </style:footer>
    </style:master-page>
    <style:master-page style:name="bl_5f_PageSecond" style:display-name="bl_PageSecond" style:page-layout-name="Mpm5" style:next-style-name="bl_5f_PageRight">
      <style:header>
        <text:p text:style-name="MP6"><text:chapter text:display="name" text:outline-level="1">Publikation</text:chapter></text:p>
      </style:header>
      <style:footer>
        <text:p text:style-name="MP7">– <text:page-number text:select-page="current">2</text:page-number> –</text:p>
      </style:footer>
    </style:master-page>
    <style:master-page style:name="bl_5f_PageRightSpecial" style:display-name="bl_PageRightSpecial" style:page-layout-name="Mpm6" style:next-style-name="bl_5f_PageLeftSpecial">
      <style:header>
        <text:p text:style-name="MP8"><text:chapter text:display="name" text:outline-level="1"/></text:p>
        <text:p text:style-name="MP9"><text:span text:style-name="blHeaderTableColumn"><text:tab/>Nr.<text:tab/>Zeile</text:span></text:p>
      </style:header>
      <style:footer>
        <text:p text:style-name="MP10">– <text:page-number text:select-page="current">35</text:page-number> –</text:p>
      </style:footer>
    </style:master-page>
    <style:master-page style:name="bl_5f_PageLeftSpecial" style:display-name="bl_PageLeftSpecial" style:page-layout-name="Mpm7" style:next-style-name="bl_5f_PageRightSpecial">
      <style:header>
        <text:p text:style-name="MP8"><text:chapter text:display="name" text:outline-level="1"/></text:p>
        <text:p text:style-name="MP11"><text:span text:style-name="blHeaderTableColumn"><text:tab/>Nr.<text:tab/>Zeile</text:span></text:p>
      </style:header>
      <style:footer>
        <text:p text:style-name="MP10">– <text:page-number text:select-page="current">36</text:page-number> –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or Oké</meta:initial-creator>
    <meta:creation-date>2017-05-31T12:20:05.862677000</meta:creation-date>
    <dc:date>2017-07-05T10:19:44.442353000</dc:date>
    <dc:creator>Elor Oké</dc:creator>
    <meta:editing-duration>P1DT3H58M15S</meta:editing-duration>
    <meta:editing-cycles>246</meta:editing-cycles>
    <meta:generator>LibreOffice/5.2.3.3$MacOSX_X86_64 LibreOffice_project/d54a8868f08a7b39642414cf2c8ef2f228f780cf</meta:generator>
    <meta:document-statistic meta:table-count="431" meta:image-count="0" meta:object-count="0" meta:page-count="36" meta:paragraph-count="1752" meta:word-count="6544" meta:character-count="38313" meta:non-whitespace-character-count="33493"/>
  </office:meta>
</office:document-meta>
</file>